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ERO_LIMP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ENLAC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AÑ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2014 (C. FEDERICO GARCIA LORCA)</text:p>
          </table:table-cell>
          <table:table-cell office:value-type="string" calcext:value-type="string">
            <text:p>7/2014</text:p>
          </table:table-cell>
          <table:table-cell office:value-type="string" calcext:value-type="string">
            <text:p>Expte nº 7/2014 Contrato suministro e instalación de mobiliario auxiliar del Centro Federico García </text:p>
          </table:table-cell>
          <table:table-cell office:value-type="string" calcext:value-type="string">
            <text:p>http://www.granada.org.es/contrata.nsf/7514094450724ee8c125743d003da707/a26d201fa0a29ee6c1257d89002d5c7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6146/2013</text:p>
          </table:table-cell>
          <table:table-cell office:value-type="string" calcext:value-type="string">
            <text:p>CONCESIÓN DE OBRA PÚBLICA PARA REDACCIÓN DEL PROYECTO, CONSTRUCCIÓN Y EXPLOTACIÓN EN ESPACIO LIBRE D</text:p>
          </table:table-cell>
          <table:table-cell office:value-type="string" calcext:value-type="string">
            <text:p>http://www.granada.org.es/contrata.nsf/7514094450724ee8c125743d003da707/658b361762f8e8d5c1257d6c0024a94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2014 (C. FEDERICO GARCIA LORCA)</text:p>
          </table:table-cell>
          <table:table-cell office:value-type="string" calcext:value-type="string">
            <text:p>1/2014</text:p>
          </table:table-cell>
          <table:table-cell office:value-type="string" calcext:value-type="string">
            <text:p>Expte nº 1/2014 Contrato administrativo para la gestión de una tienda de venta de articulos de inter</text:p>
          </table:table-cell>
          <table:table-cell office:value-type="string" calcext:value-type="string">
            <text:p>http://www.granada.org.es/contrata.nsf/7514094450724ee8c125743d003da707/bdece86f9bb68454c1257d5e0022a5b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2013 ( C. FEDERICO GARCIA LORCA)</text:p>
          </table:table-cell>
          <table:table-cell office:value-type="string" calcext:value-type="string">
            <text:p>1/2013</text:p>
          </table:table-cell>
          <table:table-cell office:value-type="string" calcext:value-type="string">
            <text:p>Expte nº 1/2013 Contrato administrativo especial de cafeteria y restauración del Centro Federico Gar</text:p>
          </table:table-cell>
          <table:table-cell office:value-type="string" calcext:value-type="string">
            <text:p>http://www.granada.org.es/contrata.nsf/7514094450724ee8c125743d003da707/e579ea87d7eeabcfc1257d5e0021966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983/2014</text:p>
          </table:table-cell>
          <table:table-cell office:value-type="string" calcext:value-type="string">
            <text:p>DERECHO DE SUPERFICIE CASA AGREDA</text:p>
          </table:table-cell>
          <table:table-cell office:value-type="string" calcext:value-type="string">
            <text:p>http://www.granada.org.es/contrata.nsf/7514094450724ee8c125743d003da707/84021da85c71de73c1257d5d00223df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98/2014</text:p>
          </table:table-cell>
          <table:table-cell office:value-type="string" calcext:value-type="string">
            <text:p>Expte. nº 98/2014.- Contrato de suministro e instalación de fibra óptica en edificios municipales de</text:p>
          </table:table-cell>
          <table:table-cell office:value-type="string" calcext:value-type="string">
            <text:p>http://www.granada.org.es/contrata.nsf/7514094450724ee8c125743d003da707/fee5aadb71e9d3fac1257d3900254fc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06/2014</text:p>
          </table:table-cell>
          <table:table-cell office:value-type="string" calcext:value-type="string">
            <text:p>Exp. 106/2014.- Contrato administrativo especial de venta de papel cartón recogido en contenedores d</text:p>
          </table:table-cell>
          <table:table-cell office:value-type="string" calcext:value-type="string">
            <text:p>http://www.granada.org.es/contrata.nsf/7514094450724ee8c125743d003da707/417256f35befa1ffc1257d2e003f2cc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7850/2014</text:p>
          </table:table-cell>
          <table:table-cell office:value-type="string" calcext:value-type="string">
            <text:p>CONTRATO DE OBRAS PARA EJECUCIÓN DEL PROYECTO DE URBANIZACIÓN "SISTEMA GENERAL VIRGENCICA"(URBANISMO</text:p>
          </table:table-cell>
          <table:table-cell office:value-type="string" calcext:value-type="string">
            <text:p>http://www.granada.org.es/contrata.nsf/7514094450724ee8c125743d003da707/5aa979a70fec16e2c1257d2d00285b1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92/2014</text:p>
          </table:table-cell>
          <table:table-cell office:value-type="string" calcext:value-type="string">
            <text:p>Expte nº 92/2014 Contrato servicios coordinación seguridad y salud conservación zonas ajardinadas</text:p>
          </table:table-cell>
          <table:table-cell office:value-type="string" calcext:value-type="string">
            <text:p>http://www.granada.org.es/contrata.nsf/7514094450724ee8c125743d003da707/0b9fbeafd8495167c1257d2000243ad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2/2014</text:p>
          </table:table-cell>
          <table:table-cell office:value-type="string" calcext:value-type="string">
            <text:p>Expte nº 52/2014 Contrato suministro de vestuario de la Policia Local </text:p>
          </table:table-cell>
          <table:table-cell office:value-type="string" calcext:value-type="string">
            <text:p>http://www.granada.org.es/contrata.nsf/7514094450724ee8c125743d003da707/847c3dca74a9519dc1257d1e0022803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78/2014</text:p>
          </table:table-cell>
          <table:table-cell office:value-type="string" calcext:value-type="string">
            <text:p>Expte nº 78/2014 Contrato Gestion Servicios Publicos en la modalidad Gestion y explotacion Pabellon </text:p>
          </table:table-cell>
          <table:table-cell office:value-type="string" calcext:value-type="string">
            <text:p>http://www.granada.org.es/contrata.nsf/7514094450724ee8c125743d003da707/5d151f404a1b9cf3c1257d0b00376f9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/2014 (C. FEDERICO GARCIA LORCA)</text:p>
          </table:table-cell>
          <table:table-cell office:value-type="string" calcext:value-type="string">
            <text:p>3/2014</text:p>
          </table:table-cell>
          <table:table-cell office:value-type="string" calcext:value-type="string">
            <text:p>Expte nº 3/2014 Contrato suministro e instalación del mobiliario del Centro Federico Garcia Lorca</text:p>
          </table:table-cell>
          <table:table-cell office:value-type="string" calcext:value-type="string">
            <text:p>http://www.granada.org.es/contrata.nsf/7514094450724ee8c125743d003da707/6250b714fc327ef0c1257cfb0021a5ba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9/2014 (PATRIMONIO)</text:p>
          </table:table-cell>
          <table:table-cell office:value-type="string" calcext:value-type="string">
            <text:p>89/2014</text:p>
          </table:table-cell>
          <table:table-cell office:value-type="string" calcext:value-type="string">
            <text:p>CONTRATO DE ARRENDAMIENTO DE LOS PASTOS DE LA DEHESA DEL CALVARIO, 2014 - 2017.</text:p>
          </table:table-cell>
          <table:table-cell office:value-type="string" calcext:value-type="string">
            <text:p>http://www.granada.org.es/contrata.nsf/7514094450724ee8c125743d003da707/c16f570007b22819c1257cf30024058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/2014 (PATRIMONIO)</text:p>
          </table:table-cell>
          <table:table-cell office:value-type="string" calcext:value-type="string">
            <text:p>31/2014</text:p>
          </table:table-cell>
          <table:table-cell office:value-type="string" calcext:value-type="string">
            <text:p>CONTRATO DE CONCESIÓN DE LOS DERECHOS DE OCUPACIÓN, USO Y EXPLOTACIÓN DEL PUESTO NÚMERO 22 DEL MERCA</text:p>
          </table:table-cell>
          <table:table-cell office:value-type="string" calcext:value-type="string">
            <text:p>http://www.granada.org.es/contrata.nsf/7514094450724ee8c125743d003da707/49d8596c57b61ccdc1257cf300229e2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030/2014(Urbanismo)</text:p>
          </table:table-cell>
          <table:table-cell office:value-type="string" calcext:value-type="string">
            <text:p>4030/2014</text:p>
          </table:table-cell>
          <table:table-cell office:value-type="string" calcext:value-type="string">
            <text:p>ENAJENACIÓN DE 286 PLAZAS DE APARCAMIENTO DEL EQUIPAMIENTO DEPORTIVO "LOS MONDRAGONES" DE TITULARIDA</text:p>
          </table:table-cell>
          <table:table-cell office:value-type="string" calcext:value-type="string">
            <text:p>http://www.granada.org.es/contrata.nsf/7514094450724ee8c125743d003da707/cc923fa3fb1679bdc1257ced0023301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42/2014</text:p>
          </table:table-cell>
          <table:table-cell office:value-type="string" calcext:value-type="string">
            <text:p>Expte nº 42/2014 Contrato servicios de mantenimiento de las aplicaciones del sistema de informacion </text:p>
          </table:table-cell>
          <table:table-cell office:value-type="string" calcext:value-type="string">
            <text:p>http://www.granada.org.es/contrata.nsf/7514094450724ee8c125743d003da707/f93a8046d2560f29c1257cec00315ab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0/2014</text:p>
          </table:table-cell>
          <table:table-cell office:value-type="string" calcext:value-type="string">
            <text:p>Expte nº 50/2014 Contrato servicios mantenimiento de la central de comunicaciones Policia Local</text:p>
          </table:table-cell>
          <table:table-cell office:value-type="string" calcext:value-type="string">
            <text:p>http://www.granada.org.es/contrata.nsf/7514094450724ee8c125743d003da707/1af5dec057235865c1257cec00266e5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37/2014</text:p>
          </table:table-cell>
          <table:table-cell office:value-type="string" calcext:value-type="string">
            <text:p>Expte nº 37/2014 Contrato suministro componentes informaticos y medios auxiliares</text:p>
          </table:table-cell>
          <table:table-cell office:value-type="string" calcext:value-type="string">
            <text:p>http://www.granada.org.es/contrata.nsf/7514094450724ee8c125743d003da707/3a28fb210f9d4ff7c1257cec0024ac8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15/2014</text:p>
          </table:table-cell>
          <table:table-cell office:value-type="string" calcext:value-type="string">
            <text:p>Expte nº 15/2014 Contrato Servicios talleres y actividades progrma "Enredate" Area de Juventud</text:p>
          </table:table-cell>
          <table:table-cell office:value-type="string" calcext:value-type="string">
            <text:p>http://www.granada.org.es/contrata.nsf/7514094450724ee8c125743d003da707/28edc6bbc897759fc1257cda0030558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28/2014</text:p>
          </table:table-cell>
          <table:table-cell office:value-type="string" calcext:value-type="string">
            <text:p>Expte nº 28/2014 Contrato servicios de salvamento y socorrismo acuatico en las piscinas del Ayuntami</text:p>
          </table:table-cell>
          <table:table-cell office:value-type="string" calcext:value-type="string">
            <text:p>http://www.granada.org.es/contrata.nsf/7514094450724ee8c125743d003da707/9e3935e7756c3903c1257cd8001ffab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40/2014</text:p>
          </table:table-cell>
          <table:table-cell office:value-type="string" calcext:value-type="string">
            <text:p>Expte nº 40/2014 Contrato administrativo especial para la distribucion y venta de productos del serv</text:p>
          </table:table-cell>
          <table:table-cell office:value-type="string" calcext:value-type="string">
            <text:p>http://www.granada.org.es/contrata.nsf/7514094450724ee8c125743d003da707/cc955391ec594743c1257ccf003ddf3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21/2014</text:p>
          </table:table-cell>
          <table:table-cell office:value-type="string" calcext:value-type="string">
            <text:p>Expte nº 21/2014 Contrato suministro vestuario para el personal del servicio de prevención, extincio</text:p>
          </table:table-cell>
          <table:table-cell office:value-type="string" calcext:value-type="string">
            <text:p>http://www.granada.org.es/contrata.nsf/7514094450724ee8c125743d003da707/000866655c9f3d12c1257cb50039512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14/2014</text:p>
          </table:table-cell>
          <table:table-cell office:value-type="string" calcext:value-type="string">
            <text:p>Expte nº 14/2014 Contrato de explotación de las casetas comerciales en el Recinto Ferial año 2014, a</text:p>
          </table:table-cell>
          <table:table-cell office:value-type="string" calcext:value-type="string">
            <text:p>http://www.granada.org.es/contrata.nsf/7514094450724ee8c125743d003da707/297df5541a674c21c1257c9b0042484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1/2014</text:p>
          </table:table-cell>
          <table:table-cell office:value-type="string" calcext:value-type="string">
            <text:p>Expte nº 1/2014 Contrato servicios mantenimiento equipos protección y compresores salvamento</text:p>
          </table:table-cell>
          <table:table-cell office:value-type="string" calcext:value-type="string">
            <text:p>http://www.granada.org.es/contrata.nsf/7514094450724ee8c125743d003da707/92884cf3995b8c13c1257c98002712e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2/2014</text:p>
          </table:table-cell>
          <table:table-cell office:value-type="string" calcext:value-type="string">
            <text:p>Expte nº 2/2014 Contrato mantenimiento mecanico integral de los vehiculos de dos ruedas y del lavado</text:p>
          </table:table-cell>
          <table:table-cell office:value-type="string" calcext:value-type="string">
            <text:p>http://www.granada.org.es/contrata.nsf/7514094450724ee8c125743d003da707/1f55c1c3bc5564bfc1257c8c0045ad7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13/2013 (PATRIMONIO)</text:p>
          </table:table-cell>
          <table:table-cell office:value-type="string" calcext:value-type="string">
            <text:p>213/2013</text:p>
          </table:table-cell>
          <table:table-cell office:value-type="string" calcext:value-type="string">
            <text:p>EXPTE. 213/2013 (PATRIMONIO).- CONTRATOS DE ARRENDAMIENTO PARA LA EXPLOTACIÓN COMERCIAL DE KIOSCOS N</text:p>
          </table:table-cell>
          <table:table-cell office:value-type="string" calcext:value-type="string">
            <text:p>http://www.granada.org.es/contrata.nsf/7514094450724ee8c125743d003da707/16ac0ce438b9ecdcc1257c89003cd26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186/2013</text:p>
          </table:table-cell>
          <table:table-cell office:value-type="string" calcext:value-type="string">
            <text:p>Expte nº 186/2013 Contrato Servicios de iluminación/proyección de imagenes, maquinaria,regiduria par</text:p>
          </table:table-cell>
          <table:table-cell office:value-type="string" calcext:value-type="string">
            <text:p>http://www.granada.org.es/contrata.nsf/7514094450724ee8c125743d003da707/0b05df1bc796d6dcc1257c6a003c6ec2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62/2012 (PATRIMONIO)</text:p>
          </table:table-cell>
          <table:table-cell office:value-type="string" calcext:value-type="string">
            <text:p>262/2012</text:p>
          </table:table-cell>
          <table:table-cell office:value-type="string" calcext:value-type="string">
            <text:p>EXPTE.: 262/2012 (PATRIMONIO).- CONTRATOS DE ARRENDAMIENTO PARA LA EXPLOTACIÓN COMERCIAL DE KIOSCOS-</text:p>
          </table:table-cell>
          <table:table-cell office:value-type="string" calcext:value-type="string">
            <text:p>http://www.granada.org.es/contrata.nsf/7514094450724ee8c125743d003da707/488dbdc641571547c1257c5c0040892b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5414/2013</text:p>
          </table:table-cell>
          <table:table-cell office:value-type="string" calcext:value-type="string">
            <text:p>CESIÓN DE PARCELA DEL PMS PARA IMPLANTACIÓN DE INSTALACIONES DEPORTIVAS DOCENTES</text:p>
          </table:table-cell>
          <table:table-cell office:value-type="string" calcext:value-type="string">
            <text:p>http://www.granada.org.es/contrata.nsf/7514094450724ee8c125743d003da707/49715e15e3c5be55c1257c5900314f5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5414/2013</text:p>
          </table:table-cell>
          <table:table-cell office:value-type="string" calcext:value-type="string">
            <text:p>CESIÓN DE PARCELA DEL PMS PARA IMPLANTACIÓN DE INSTALACIONES DEPORTIVAS DOCENTES</text:p>
          </table:table-cell>
          <table:table-cell office:value-type="string" calcext:value-type="string">
            <text:p>http://www.granada.org.es/contrata.nsf/7514094450724ee8c125743d003da707/49715e15e3c5be55c1257c5900314f5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175/2013</text:p>
          </table:table-cell>
          <table:table-cell office:value-type="string" calcext:value-type="string">
            <text:p>Exp. 175/2013.- Contrato de servicios para la realización del programa "Granada sin drogas"</text:p>
          </table:table-cell>
          <table:table-cell office:value-type="string" calcext:value-type="string">
            <text:p>http://www.granada.org.es/contrata.nsf/7514094450724ee8c125743d003da707/a1f52f5bbe61eac1c1257c4d003bc28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171/2013</text:p>
          </table:table-cell>
          <table:table-cell office:value-type="string" calcext:value-type="string">
            <text:p>Exp. 171/2013.- Contrato administrativo especial relativo a la distribución, venta y recarga de tarj</text:p>
          </table:table-cell>
          <table:table-cell office:value-type="string" calcext:value-type="string">
            <text:p>http://www.granada.org.es/contrata.nsf/7514094450724ee8c125743d003da707/e3e967261b9fdcf7c1257c4d0035758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204/2013</text:p>
          </table:table-cell>
          <table:table-cell office:value-type="string" calcext:value-type="string">
            <text:p>Exp. nº 204/2013.- Contrato de servicios de análisis clínicos para los reconocimientos médicos labor</text:p>
          </table:table-cell>
          <table:table-cell office:value-type="string" calcext:value-type="string">
            <text:p>http://www.granada.org.es/contrata.nsf/7514094450724ee8c125743d003da707/40a5e964d5711112c1257c4d0031bfd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141/2013</text:p>
          </table:table-cell>
          <table:table-cell office:value-type="string" calcext:value-type="string">
            <text:p>Expte nº 141/2013 Contrato suministro de un sistema antivirus y detección de malware.</text:p>
          </table:table-cell>
          <table:table-cell office:value-type="string" calcext:value-type="string">
            <text:p>http://www.granada.org.es/contrata.nsf/7514094450724ee8c125743d003da707/5f95bc14d4f5129dc1257c38003b279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13650/2013</text:p>
          </table:table-cell>
          <table:table-cell office:value-type="string" calcext:value-type="string">
            <text:p>CONTRATO DE OBRAS PROYECTO DE URBANIZACIÓN DE VIALES C-1 Y D DE LOS TERRENOS DEL PERI 7.02 "CUARTEL </text:p>
          </table:table-cell>
          <table:table-cell office:value-type="string" calcext:value-type="string">
            <text:p>http://www.granada.org.es/contrata.nsf/7514094450724ee8c125743d003da707/dd667f76a2268befc1257c37002865e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164/2013</text:p>
          </table:table-cell>
          <table:table-cell office:value-type="string" calcext:value-type="string">
            <text:p>Expte nº 164/2013 Contrato Obras reforma del Parque Sur de Bomberos, 2ª Fase </text:p>
          </table:table-cell>
          <table:table-cell office:value-type="string" calcext:value-type="string">
            <text:p>http://www.granada.org.es/contrata.nsf/7514094450724ee8c125743d003da707/444bac37fb070fadc1257c320027263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153/2013</text:p>
          </table:table-cell>
          <table:table-cell office:value-type="string" calcext:value-type="string">
            <text:p>Expte nº 153/2013 Contrato suministro maquinaria, materiales y medios auxiliares para ejecucion obra</text:p>
          </table:table-cell>
          <table:table-cell office:value-type="string" calcext:value-type="string">
            <text:p>http://www.granada.org.es/contrata.nsf/7514094450724ee8c125743d003da707/d150d12e80d51372c1257c1d0027859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9837/2013</text:p>
          </table:table-cell>
          <table:table-cell office:value-type="string" calcext:value-type="string">
            <text:p>CONCESIÓN DEMANIAL KIOSCO-BAR EN CALLE MOZÁRABE</text:p>
          </table:table-cell>
          <table:table-cell office:value-type="string" calcext:value-type="string">
            <text:p>http://www.granada.org.es/contrata.nsf/7514094450724ee8c125743d003da707/7b0178b88876c445c1257c1c002c5699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148/2013</text:p>
          </table:table-cell>
          <table:table-cell office:value-type="string" calcext:value-type="string">
            <text:p>Expte nº 148/2013 Contrato suministro de energía electrica del Ayuntamiento de Granada</text:p>
          </table:table-cell>
          <table:table-cell office:value-type="string" calcext:value-type="string">
            <text:p>http://www.granada.org.es/contrata.nsf/7514094450724ee8c125743d003da707/148eb923f2b4b5dec1257c13003a25c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142/2013</text:p>
          </table:table-cell>
          <table:table-cell office:value-type="string" calcext:value-type="string">
            <text:p>Expte nº 142/2013 Contrato servicios de arbitraje del programa "Juegos Deportivos Municipales" del A</text:p>
          </table:table-cell>
          <table:table-cell office:value-type="string" calcext:value-type="string">
            <text:p>http://www.granada.org.es/contrata.nsf/7514094450724ee8c125743d003da707/db6f9943e7cea033c1257c0f00323eec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9773/2013</text:p>
          </table:table-cell>
          <table:table-cell office:value-type="string" calcext:value-type="string">
            <text:p>CONCESIÓN DEMANIAL KIOSCO-BAR EN PARQUE TICO MEDINA</text:p>
          </table:table-cell>
          <table:table-cell office:value-type="string" calcext:value-type="string">
            <text:p>http://www.granada.org.es/contrata.nsf/7514094450724ee8c125743d003da707/35f2e0a966595599c1257c06002f0eb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111/2013</text:p>
          </table:table-cell>
          <table:table-cell office:value-type="string" calcext:value-type="string">
            <text:p>Expte nº 111/2013 Contrato servicios de mantenimiento de los equipos de reprografía propiedad del Ay</text:p>
          </table:table-cell>
          <table:table-cell office:value-type="string" calcext:value-type="string">
            <text:p>http://www.granada.org.es/contrata.nsf/7514094450724ee8c125743d003da707/138d70d5d02ff680c1257c01001ffaa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17/2013</text:p>
          </table:table-cell>
          <table:table-cell office:value-type="string" calcext:value-type="string">
            <text:p>Expte nº 117/2013 Contrato servicios de analisis clinicos para los reconocimientos medicos laborales</text:p>
          </table:table-cell>
          <table:table-cell office:value-type="string" calcext:value-type="string">
            <text:p>http://www.granada.org.es/contrata.nsf/7514094450724ee8c125743d003da707/b02f305fd54f0acac1257c01001f436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0/2013 (PATRIMONIO)</text:p>
          </table:table-cell>
          <table:table-cell office:value-type="string" calcext:value-type="string">
            <text:p>200/2013</text:p>
          </table:table-cell>
          <table:table-cell office:value-type="string" calcext:value-type="string">
            <text:p>EXPTE.: 200/2013 (PATRIMONIO).- CONTRATO DE CONCESIÓN DEMANIAL DEL USO PRIVATIVO DEL DOMINIO PÚBLICO</text:p>
          </table:table-cell>
          <table:table-cell office:value-type="string" calcext:value-type="string">
            <text:p>http://www.granada.org.es/contrata.nsf/7514094450724ee8c125743d003da707/a85be40673713785c1257bff0023b07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33/2013</text:p>
          </table:table-cell>
          <table:table-cell office:value-type="string" calcext:value-type="string">
            <text:p>Expte nº 133/2013 Contrato servicios de telefonia fija y movil enlace de datos y acceso a Internet d</text:p>
          </table:table-cell>
          <table:table-cell office:value-type="string" calcext:value-type="string">
            <text:p>http://www.granada.org.es/contrata.nsf/7514094450724ee8c125743d003da707/d771850c0ecde19cc1257bdd002fd2d4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103/2013</text:p>
          </table:table-cell>
          <table:table-cell office:value-type="string" calcext:value-type="string">
            <text:p>Exp. 103/2013.- Contrato de servicios denominado "Ejecución de Programas del Plan Joven y Puntos de </text:p>
          </table:table-cell>
          <table:table-cell office:value-type="string" calcext:value-type="string">
            <text:p>http://www.granada.org.es/contrata.nsf/7514094450724ee8c125743d003da707/62530d52e4229202c1257bd60027af0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134/2013</text:p>
          </table:table-cell>
          <table:table-cell office:value-type="string" calcext:value-type="string">
            <text:p>Expte. nº 134/2013.- Contrato de servicios de mantenimiento de las instalaciones térmicas ubicadas e</text:p>
          </table:table-cell>
          <table:table-cell office:value-type="string" calcext:value-type="string">
            <text:p>http://www.granada.org.es/contrata.nsf/7514094450724ee8c125743d003da707/899eaab52863075ec1257bd60026870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196/2012</text:p>
          </table:table-cell>
          <table:table-cell office:value-type="string" calcext:value-type="string">
            <text:p>Exp. 196/2012.- Contrato de concesión del servicio de explotación del autobús turístico en Granada, </text:p>
          </table:table-cell>
          <table:table-cell office:value-type="string" calcext:value-type="string">
            <text:p>http://www.granada.org.es/contrata.nsf/7514094450724ee8c125743d003da707/769dd4c32857dc35c1257bd30037a3a5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6532/2013</text:p>
          </table:table-cell>
          <table:table-cell office:value-type="string" calcext:value-type="string">
            <text:p>CONCESIÓN DEMANIAL PARA USO PRIVATIVO DE PARCELA DE EQUIPAMIENTO DEPORTIVO SG-DP-03</text:p>
          </table:table-cell>
          <table:table-cell office:value-type="string" calcext:value-type="string">
            <text:p>http://www.granada.org.es/contrata.nsf/7514094450724ee8c125743d003da707/69d148b7ca20e365c1257bb700246794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178//2013</text:p>
          </table:table-cell>
          <table:table-cell office:value-type="string" calcext:value-type="string">
            <text:p>Expte nº 178/2013 Contrato privado para la participación en la gestión del cementerio de Granada </text:p>
          </table:table-cell>
          <table:table-cell office:value-type="string" calcext:value-type="string">
            <text:p>http://www.granada.org.es/contrata.nsf/7514094450724ee8c125743d003da707/8c4949ec3de59db3c1257baa0022c7d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99/2013</text:p>
          </table:table-cell>
          <table:table-cell office:value-type="string" calcext:value-type="string">
            <text:p>Expte nº 99/2013 Contrato servicios portería-conserjeria en determinados colegios publicos municipal</text:p>
          </table:table-cell>
          <table:table-cell office:value-type="string" calcext:value-type="string">
            <text:p>http://www.granada.org.es/contrata.nsf/7514094450724ee8c125743d003da707/9900cd7514f9756ec1257baa00209ac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819/2013</text:p>
          </table:table-cell>
          <table:table-cell office:value-type="string" calcext:value-type="string">
            <text:p>CONTRATO DE OBRAS PARA EJECUCIÓN DEL PROYECTO PARA MEJORA DE LA ACCESIBILIDAD Y MOBILIARIO EN AVENID</text:p>
          </table:table-cell>
          <table:table-cell office:value-type="string" calcext:value-type="string">
            <text:p>http://www.granada.org.es/contrata.nsf/7514094450724ee8c125743d003da707/70778e610633860ac1257ba4002770f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xpte.13.627/2013</text:p>
          </table:table-cell>
          <table:table-cell office:value-type="string" calcext:value-type="string">
            <text:p>627/2013</text:p>
          </table:table-cell>
          <table:table-cell office:value-type="string" calcext:value-type="string">
            <text:p>EXPLOTACIÓN, MANTENIMIENTO Y REPOSICIÓN DE VALLAS PUBLICITARIAS EN EL TÉRMINO MUNICIPAL DE GRANADA P</text:p>
          </table:table-cell>
          <table:table-cell office:value-type="string" calcext:value-type="string">
            <text:p>http://www.granada.org.es/contrata.nsf/7514094450724ee8c125743d003da707/a87b25718a189a49c1257b97002fe20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69/2013</text:p>
          </table:table-cell>
          <table:table-cell office:value-type="string" calcext:value-type="string">
            <text:p>Expte nº 69/2013 Contrato servicios mantenimiento calderas de biomasa gestionadas por Concejalia Dep</text:p>
          </table:table-cell>
          <table:table-cell office:value-type="string" calcext:value-type="string">
            <text:p>http://www.granada.org.es/contrata.nsf/7514094450724ee8c125743d003da707/3f1ad6e53aec64abc1257b9100249f0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3/2013</text:p>
          </table:table-cell>
          <table:table-cell office:value-type="string" calcext:value-type="string">
            <text:p>Expte nº 63/2013 Contrato servicios mantenimiento instalaciones termicas ubicadas en las dependencia</text:p>
          </table:table-cell>
          <table:table-cell office:value-type="string" calcext:value-type="string">
            <text:p>http://www.granada.org.es/contrata.nsf/7514094450724ee8c125743d003da707/f70afe7a2a25dd09c1257b910023b0d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2/2013 (PATRIMONIO)</text:p>
          </table:table-cell>
          <table:table-cell office:value-type="string" calcext:value-type="string">
            <text:p>32/2013</text:p>
          </table:table-cell>
          <table:table-cell office:value-type="string" calcext:value-type="string">
            <text:p>EXPTE.: 32/2013 (PATRIMONIO).- CONTRATO DE ADJUDICACIÓN EN VENTA O ALQUILER CON OPCIÓN A COMPRA DEL </text:p>
          </table:table-cell>
          <table:table-cell office:value-type="string" calcext:value-type="string">
            <text:p>http://www.granada.org.es/contrata.nsf/7514094450724ee8c125743d003da707/41f3ab6f06f7bdf5c1257b8f003c7d2d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35/2013</text:p>
          </table:table-cell>
          <table:table-cell office:value-type="string" calcext:value-type="string">
            <text:p>Expte nº 35/2013 Contrato privado de la poliza del seguro colectivo de vida para el personal del Ayu</text:p>
          </table:table-cell>
          <table:table-cell office:value-type="string" calcext:value-type="string">
            <text:p>http://www.granada.org.es/contrata.nsf/7514094450724ee8c125743d003da707/dec1b29a7dfa0a70c1257b8f003b6fc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85/2013</text:p>
          </table:table-cell>
          <table:table-cell office:value-type="string" calcext:value-type="string">
            <text:p>Expte nº 85/2013 Contrato servicios gestión de un centro y acogida personas drogodependientes</text:p>
          </table:table-cell>
          <table:table-cell office:value-type="string" calcext:value-type="string">
            <text:p>http://www.granada.org.es/contrata.nsf/7514094450724ee8c125743d003da707/538ce6ecd47eb8acc1257b8a00288e4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5/2013</text:p>
          </table:table-cell>
          <table:table-cell office:value-type="string" calcext:value-type="string">
            <text:p>Expte nº 5/2013 Contrato servicios animacion social y cultural en Centros Civicos</text:p>
          </table:table-cell>
          <table:table-cell office:value-type="string" calcext:value-type="string">
            <text:p>http://www.granada.org.es/contrata.nsf/7514094450724ee8c125743d003da707/ef05255a40292836c1257b880022ea1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/2013</text:p>
          </table:table-cell>
          <table:table-cell office:value-type="string" calcext:value-type="string">
            <text:p>Expte nº 5/2013 Contrato servicios animacion social y cultural en Centros Civicos</text:p>
          </table:table-cell>
          <table:table-cell office:value-type="string" calcext:value-type="string">
            <text:p>http://www.granada.org.es/contrata.nsf/7514094450724ee8c125743d003da707/ef05255a40292836c1257b880022ea1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3/2013</text:p>
          </table:table-cell>
          <table:table-cell office:value-type="string" calcext:value-type="string">
            <text:p>Expte nº 33/2013 Contrato servicios ejecucion programa atencion educativa y social</text:p>
          </table:table-cell>
          <table:table-cell office:value-type="string" calcext:value-type="string">
            <text:p>http://www.granada.org.es/contrata.nsf/7514094450724ee8c125743d003da707/c892dbaaee5a0741c1257b8800221bf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34/2013</text:p>
          </table:table-cell>
          <table:table-cell office:value-type="string" calcext:value-type="string">
            <text:p>Expte nº 34/2013 Contrato servicios mantenimiento maquinas en el Centro Proceso de Datos</text:p>
          </table:table-cell>
          <table:table-cell office:value-type="string" calcext:value-type="string">
            <text:p>http://www.granada.org.es/contrata.nsf/7514094450724ee8c125743d003da707/a579fac4ecd289d0c1257b880021c4a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11/2013</text:p>
          </table:table-cell>
          <table:table-cell office:value-type="string" calcext:value-type="string">
            <text:p>Expte nº 11/2013 Contrato servicios mantenimiento reparacion areas juegos infantiles, aparatos entre</text:p>
          </table:table-cell>
          <table:table-cell office:value-type="string" calcext:value-type="string">
            <text:p>http://www.granada.org.es/contrata.nsf/7514094450724ee8c125743d003da707/2bc53cda05ad61b5c1257b820023cbb6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5189/2013</text:p>
          </table:table-cell>
          <table:table-cell office:value-type="string" calcext:value-type="string">
            <text:p>5189/2013 CONTRATO DE OBRAS PARA EJECUCIÓN DEL PROYECTO DE REMODELACIÓN DE REGISTROS DE SERVICIOS PÚ</text:p>
          </table:table-cell>
          <table:table-cell office:value-type="string" calcext:value-type="string">
            <text:p>http://www.granada.org.es/contrata.nsf/7514094450724ee8c125743d003da707/479704c62db164ddc1257b7a00240684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156/2012</text:p>
          </table:table-cell>
          <table:table-cell office:value-type="string" calcext:value-type="string">
            <text:p>Expte nº 156/2012 Contrato administrativo especial relativo a la distribución, venta y recarga de ta</text:p>
          </table:table-cell>
          <table:table-cell office:value-type="string" calcext:value-type="string">
            <text:p>http://www.granada.org.es/contrata.nsf/7514094450724ee8c125743d003da707/da38df4266e922d5c1257b6e00334907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8/2013 (PATRIMONIO)</text:p>
          </table:table-cell>
          <table:table-cell office:value-type="string" calcext:value-type="string">
            <text:p>38/2013</text:p>
          </table:table-cell>
          <table:table-cell office:value-type="string" calcext:value-type="string">
            <text:p>EXPTE.: 38/2013 (PATRIMONIO).- CONCESIÓN DE LOS DERECHOS DE OCUPACIÓN, USO Y EXPLOTACIÓN DEL PUESTO </text:p>
          </table:table-cell>
          <table:table-cell office:value-type="string" calcext:value-type="string">
            <text:p>http://www.granada.org.es/contrata.nsf/7514094450724ee8c125743d003da707/3f322add93a1bae4c1257b640038be0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16/2013</text:p>
          </table:table-cell>
          <table:table-cell office:value-type="string" calcext:value-type="string">
            <text:p>Expte nº 16/2013 Contrato Servicios para la ejecución del proyecto "Actividades socioeducativas de v</text:p>
          </table:table-cell>
          <table:table-cell office:value-type="string" calcext:value-type="string">
            <text:p>http://www.granada.org.es/contrata.nsf/7514094450724ee8c125743d003da707/744b047b507201a2c1257b600021737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1794/2013</text:p>
          </table:table-cell>
          <table:table-cell office:value-type="string" calcext:value-type="string">
            <text:p>Procedimiento abierto para la enajenación de dos plazas de aparcamiento en Plaza María Santísima de </text:p>
          </table:table-cell>
          <table:table-cell office:value-type="string" calcext:value-type="string">
            <text:p>http://www.granada.org.es/contrata.nsf/7514094450724ee8c125743d003da707/c306231ac04e588bc1257b5200313cf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88/2013 OCUPACION VIA PUBLICA</text:p>
          </table:table-cell>
          <table:table-cell office:value-type="string" calcext:value-type="string">
            <text:p>588/2013</text:p>
          </table:table-cell>
          <table:table-cell office:value-type="string" calcext:value-type="string">
            <text:p>Expte nº 588/2013 ( OCUPACION VIA PUBLICA) Autorización Ocupacion Via Publica Quioscos de Helados</text:p>
          </table:table-cell>
          <table:table-cell office:value-type="string" calcext:value-type="string">
            <text:p>http://www.granada.org.es/contrata.nsf/7514094450724ee8c125743d003da707/050f89cb6ad1b0fdc1257b510023f283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13/2013</text:p>
          </table:table-cell>
          <table:table-cell office:value-type="string" calcext:value-type="string">
            <text:p>Expte nº 13/2013 Contrato servicios relativo a la realizacion de los talleres y actividades del Área</text:p>
          </table:table-cell>
          <table:table-cell office:value-type="string" calcext:value-type="string">
            <text:p>http://www.granada.org.es/contrata.nsf/7514094450724ee8c125743d003da707/17139c0b84f6ed15c1257b3b00259c9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2565/2013</text:p>
          </table:table-cell>
          <table:table-cell office:value-type="string" calcext:value-type="string">
            <text:p>EXP. 2565/2013 CONTRATO DE OBRAS PARA EJECUCIÓN DEL PROYECTO DE ROTONDA EN CRUCE DE LA CALLE PRIMAVE</text:p>
          </table:table-cell>
          <table:table-cell office:value-type="string" calcext:value-type="string">
            <text:p>http://www.granada.org.es/contrata.nsf/7514094450724ee8c125743d003da707/2c7ceebabe9bfcd6c1257b3a002b1e3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2563/2013</text:p>
          </table:table-cell>
          <table:table-cell office:value-type="string" calcext:value-type="string">
            <text:p>EXP. 2563/2013 CONTRATO DE OBRAS PARA EJECUCIÓN DEL PROYECTO DE REMODELACIÓN DE LA CALLE HALCÓN (UBA</text:p>
          </table:table-cell>
          <table:table-cell office:value-type="string" calcext:value-type="string">
            <text:p>http://www.granada.org.es/contrata.nsf/7514094450724ee8c125743d003da707/39cd218c6fd3b3f8c1257b3a002a15b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183/2012</text:p>
          </table:table-cell>
          <table:table-cell office:value-type="string" calcext:value-type="string">
            <text:p>Expte nº 183/2012 Contrato Servicios de arbitraje del programa "Juegos Deportivos Municipales" del A</text:p>
          </table:table-cell>
          <table:table-cell office:value-type="string" calcext:value-type="string">
            <text:p>http://www.granada.org.es/contrata.nsf/7514094450724ee8c125743d003da707/227170c7c0c7dde4c1257b3300298e88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201/2012</text:p>
          </table:table-cell>
          <table:table-cell office:value-type="string" calcext:value-type="string">
            <text:p>Expte nº 201/2012 Contrato servicios de recogida de animales abandonados y/o perdidos del Ayuntamien</text:p>
          </table:table-cell>
          <table:table-cell office:value-type="string" calcext:value-type="string">
            <text:p>http://www.granada.org.es/contrata.nsf/7514094450724ee8c125743d003da707/80786cb0c4c8414ac1257b330028283d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24/2013</text:p>
          </table:table-cell>
          <table:table-cell office:value-type="string" calcext:value-type="string">
            <text:p>Expte nº 24/2013 Contrato gestion concesion tren turistico en la ciudad de Granada</text:p>
          </table:table-cell>
          <table:table-cell office:value-type="string" calcext:value-type="string">
            <text:p>http://www.granada.org.es/contrata.nsf/7514094450724ee8c125743d003da707/3dcd2807817d13a1c1257b2f003bb18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135/2012</text:p>
          </table:table-cell>
          <table:table-cell office:value-type="string" calcext:value-type="string">
            <text:p>Expte nº 135/2012 Contrato suministro material de equipos de protección individual (EPIS), señalizac</text:p>
          </table:table-cell>
          <table:table-cell office:value-type="string" calcext:value-type="string">
            <text:p>http://www.granada.org.es/contrata.nsf/7514094450724ee8c125743d003da707/0cf4cd9b74cae27ac1257b2f002bc8b1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1/2013</text:p>
          </table:table-cell>
          <table:table-cell office:value-type="string" calcext:value-type="string">
            <text:p>Expte nº 1/2013 Contrato Servicios conservacion, reparacion, instalalciones en colegios publicos y d</text:p>
          </table:table-cell>
          <table:table-cell office:value-type="string" calcext:value-type="string">
            <text:p>http://www.granada.org.es/contrata.nsf/7514094450724ee8c125743d003da707/e360bd42582b02aec1257b2f002abaf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195/2012</text:p>
          </table:table-cell>
          <table:table-cell office:value-type="string" calcext:value-type="string">
            <text:p>Expte nº 195/2012 Contrato servicios gestion integral de un centro de encuentro y acogida para perso</text:p>
          </table:table-cell>
          <table:table-cell office:value-type="string" calcext:value-type="string">
            <text:p>http://www.granada.org.es/contrata.nsf/7514094450724ee8c125743d003da707/83c1db478fed72d3c1257b2f00280f7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5/2013</text:p>
          </table:table-cell>
          <table:table-cell office:value-type="string" calcext:value-type="string">
            <text:p>Expte nº 15/2013 Contrato de explotación de las casetas comerciales en el Recinto Ferial Año 2013. </text:p>
          </table:table-cell>
          <table:table-cell office:value-type="string" calcext:value-type="string">
            <text:p>http://www.granada.org.es/contrata.nsf/7514094450724ee8c125743d003da707/ec686b04786c8bdbc1257b250025890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673/2013</text:p>
          </table:table-cell>
          <table:table-cell office:value-type="string" calcext:value-type="string">
            <text:p>CONTRATO DE OBRAS PARA ACTUACIONES URGENTES Y EJECUCIÓN SUBSIDIARIA(Urbanismo, Obras y Licencias)</text:p>
          </table:table-cell>
          <table:table-cell office:value-type="string" calcext:value-type="string">
            <text:p>http://www.granada.org.es/contrata.nsf/7514094450724ee8c125743d003da707/2276ce9149ceccfec1257b1700378155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508/2013</text:p>
          </table:table-cell>
          <table:table-cell office:value-type="string" calcext:value-type="string">
            <text:p>CONTRATO DE OBRAS PARA EJECUCIÓN DEL PROYECTO DE ACONDICIONAMIENTO DE ESPACIOS EN VARIAS ZONAS DE LA</text:p>
          </table:table-cell>
          <table:table-cell office:value-type="string" calcext:value-type="string">
            <text:p>http://www.granada.org.es/contrata.nsf/7514094450724ee8c125743d003da707/69765a9e078a5cd7c1257afd003bd56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180/2012</text:p>
          </table:table-cell>
          <table:table-cell office:value-type="string" calcext:value-type="string">
            <text:p>Expte nº 180/2012.- Contrato de servicio discrecional de transporte por autocar, para personas usuar</text:p>
          </table:table-cell>
          <table:table-cell office:value-type="string" calcext:value-type="string">
            <text:p>http://www.granada.org.es/contrata.nsf/7514094450724ee8c125743d003da707/cac6be79531a2f52c1257afd002692ac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182/2012</text:p>
          </table:table-cell>
          <table:table-cell office:value-type="string" calcext:value-type="string">
            <text:p>Expte nº 182/2012.- Contrato servicios organización y ejecucion del programa "Campus de día urbanos"</text:p>
          </table:table-cell>
          <table:table-cell office:value-type="string" calcext:value-type="string">
            <text:p>http://www.granada.org.es/contrata.nsf/7514094450724ee8c125743d003da707/d8b620d7a59c4f29c1257afd0026556f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174/2012</text:p>
          </table:table-cell>
          <table:table-cell office:value-type="string" calcext:value-type="string">
            <text:p>Expte nº 174/2012 Contrato servicios relativo a la programación animación social y cultural del C. C</text:p>
          </table:table-cell>
          <table:table-cell office:value-type="string" calcext:value-type="string">
            <text:p>http://www.granada.org.es/contrata.nsf/7514094450724ee8c125743d003da707/1e812c3ce24b20c7c1257afb002716a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181/2012</text:p>
          </table:table-cell>
          <table:table-cell office:value-type="string" calcext:value-type="string">
            <text:p>Expte nº 181/2012 Contrato servicios organizacion y ejecución programa "Deporte en la Nieve"</text:p>
          </table:table-cell>
          <table:table-cell office:value-type="string" calcext:value-type="string">
            <text:p>http://www.granada.org.es/contrata.nsf/7514094450724ee8c125743d003da707/10c19cf266e24319c1257afb0026e64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173/2012</text:p>
          </table:table-cell>
          <table:table-cell office:value-type="string" calcext:value-type="string">
            <text:p>Expte nº 173/2012 Contrato servicios carga-descarga y otros auxiliares para el Teatro Municipal Isab</text:p>
          </table:table-cell>
          <table:table-cell office:value-type="string" calcext:value-type="string">
            <text:p>http://www.granada.org.es/contrata.nsf/7514094450724ee8c125743d003da707/bc0a2e37d8e28a8bc1257afb0026517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157/2012</text:p>
          </table:table-cell>
          <table:table-cell office:value-type="string" calcext:value-type="string">
            <text:p>Expte nº 157/2012 Contrato servicios refuerzo de azafatas y porteria-acomodación para el Teatro Muni</text:p>
          </table:table-cell>
          <table:table-cell office:value-type="string" calcext:value-type="string">
            <text:p>http://www.granada.org.es/contrata.nsf/7514094450724ee8c125743d003da707/47b573ea5f23cee6c1257afb00260a2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54/2012</text:p>
          </table:table-cell>
          <table:table-cell office:value-type="string" calcext:value-type="string">
            <text:p>Expte nº 154/2012 Contrato servicios telefonia fija y movil, enlace de datos y acceso a internet del</text:p>
          </table:table-cell>
          <table:table-cell office:value-type="string" calcext:value-type="string">
            <text:p>http://www.granada.org.es/contrata.nsf/7514094450724ee8c125743d003da707/e875d2165ecb115dc1257afa002987a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25/2012 PATRIMONIO</text:p>
          </table:table-cell>
          <table:table-cell office:value-type="string" calcext:value-type="string">
            <text:p>225/2012</text:p>
          </table:table-cell>
          <table:table-cell office:value-type="string" calcext:value-type="string">
            <text:p>EXPTE.:225/2012 (PATRIMONIO).- CONCURSO PARA LA ADJUDICACIÓN, MEDIANTE PROCEDIMIENTO ABIERTO, DE CON</text:p>
          </table:table-cell>
          <table:table-cell office:value-type="string" calcext:value-type="string">
            <text:p>http://www.granada.org.es/contrata.nsf/7514094450724ee8c125743d003da707/7f7aab6e2122ff30c1257af70025dce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25/2012 PATRIMONIO</text:p>
          </table:table-cell>
          <table:table-cell office:value-type="string" calcext:value-type="string">
            <text:p>225/2012</text:p>
          </table:table-cell>
          <table:table-cell office:value-type="string" calcext:value-type="string">
            <text:p>EXPTE.:225/2012 (PATRIMONIO).- CONCURSO PARA LA ADJUDICACIÓN, MEDIANTE PROCEDIMIENTO ABIERTO, DE CON</text:p>
          </table:table-cell>
          <table:table-cell office:value-type="string" calcext:value-type="string">
            <text:p>http://www.granada.org.es/contrata.nsf/7514094450724ee8c125743d003da707/7f7aab6e2122ff30c1257af70025dce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152/2012</text:p>
          </table:table-cell>
          <table:table-cell office:value-type="string" calcext:value-type="string">
            <text:p>Expte nº 152/2012 Contrato servicios de conservación, mantenimiento e instalaciones de elementos reg</text:p>
          </table:table-cell>
          <table:table-cell office:value-type="string" calcext:value-type="string">
            <text:p>http://www.granada.org.es/contrata.nsf/7514094450724ee8c125743d003da707/cf92345453a276e5c1257aed003f175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12424/12</text:p>
          </table:table-cell>
          <table:table-cell office:value-type="string" calcext:value-type="string">
            <text:p>CONTRATO DE OBRAS PARA EL DESDOBLAMIENTO DEL VIAL DE LA CHANA (Urbanismo y Obras Municipales)</text:p>
          </table:table-cell>
          <table:table-cell office:value-type="string" calcext:value-type="string">
            <text:p>http://www.granada.org.es/contrata.nsf/7514094450724ee8c125743d003da707/b3df75c7f1231730c1257ad0004d1514!OpenDocument</text:p>
          </table:table-cell>
          <table:table-cell/>
          <table:table-cell office:value-type="float" office:value="42342" calcext:value-type="float">
            <text:p>42342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124/2012</text:p>
          </table:table-cell>
          <table:table-cell office:value-type="string" calcext:value-type="string">
            <text:p>Expte nº 124/2012 Contrato Servicios transformacion autombobas rurales pesadas para el servicio cont</text:p>
          </table:table-cell>
          <table:table-cell office:value-type="string" calcext:value-type="string">
            <text:p>http://www.granada.org.es/contrata.nsf/7514094450724ee8c125743d003da707/e4c7215ead8f3fc6c1257acd002b4c9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113/2012</text:p>
          </table:table-cell>
          <table:table-cell office:value-type="string" calcext:value-type="string">
            <text:p>Expte nº 113/2012 Contrato Servicios mantenimiento cableado estructurado de la red municipal de dato</text:p>
          </table:table-cell>
          <table:table-cell office:value-type="string" calcext:value-type="string">
            <text:p>http://www.granada.org.es/contrata.nsf/7514094450724ee8c125743d003da707/88b792f6ecef7d21c1257acd002ad6a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90/2012</text:p>
          </table:table-cell>
          <table:table-cell office:value-type="string" calcext:value-type="string">
            <text:p>Expte nº 90/2012 Contato servicios de Prevencion de Riesgos Laborales</text:p>
          </table:table-cell>
          <table:table-cell office:value-type="string" calcext:value-type="string">
            <text:p>http://www.granada.org.es/contrata.nsf/7514094450724ee8c125743d003da707/7772cc125670cde0c1257acd002994af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137/2012</text:p>
          </table:table-cell>
          <table:table-cell office:value-type="string" calcext:value-type="string">
            <text:p>Expte nº 137/2012 Contrato servicios de mantenimiento de los sistemas de seguridad de los edificios </text:p>
          </table:table-cell>
          <table:table-cell office:value-type="string" calcext:value-type="string">
            <text:p>http://www.granada.org.es/contrata.nsf/7514094450724ee8c125743d003da707/b3cfd037b87c51afc1257ac600367a91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92/2012</text:p>
          </table:table-cell>
          <table:table-cell office:value-type="string" calcext:value-type="string">
            <text:p>Expte nº 92/2012 Contrato suministro de una red inalambrica para la interconexion de diferentes sede</text:p>
          </table:table-cell>
          <table:table-cell office:value-type="string" calcext:value-type="string">
            <text:p>http://www.granada.org.es/contrata.nsf/7514094450724ee8c125743d003da707/a066c7c9d95a3459c1257ab6002e0033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131/2012</text:p>
          </table:table-cell>
          <table:table-cell office:value-type="string" calcext:value-type="string">
            <text:p>Expte nº 131/2012 Contrato suministro maquinaria materiales y medios auxiliares ejecucion obras Prog</text:p>
          </table:table-cell>
          <table:table-cell office:value-type="string" calcext:value-type="string">
            <text:p>http://www.granada.org.es/contrata.nsf/7514094450724ee8c125743d003da707/830e0dfe373f4f43c1257ab100287b5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142/2012</text:p>
          </table:table-cell>
          <table:table-cell office:value-type="string" calcext:value-type="string">
            <text:p>Expte nº 142/2012 Contrato servicios ayuda a domicilio</text:p>
          </table:table-cell>
          <table:table-cell office:value-type="string" calcext:value-type="string">
            <text:p>http://www.granada.org.es/contrata.nsf/7514094450724ee8c125743d003da707/f3318120f39c6e81c1257ab10027419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116/2012</text:p>
          </table:table-cell>
          <table:table-cell office:value-type="string" calcext:value-type="string">
            <text:p>Expte nº 116/2012 Contrato servicios mantenimiento electronica de red y servidores del CPD</text:p>
          </table:table-cell>
          <table:table-cell office:value-type="string" calcext:value-type="string">
            <text:p>http://www.granada.org.es/contrata.nsf/7514094450724ee8c125743d003da707/323a0fa3cc31cd3ac1257a9400231d5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2/2012 (PATRIMONIO)</text:p>
          </table:table-cell>
          <table:table-cell office:value-type="string" calcext:value-type="string">
            <text:p>12/2012</text:p>
          </table:table-cell>
          <table:table-cell office:value-type="string" calcext:value-type="string">
            <text:p>EXPTE.: 12/2012 (PATRIMONIO).- CONCESIÓN DE LOS DERECHOS DE OCUPACIÓN, USO Y DISFRUTE DEL PUESTO NÚM</text:p>
          </table:table-cell>
          <table:table-cell office:value-type="string" calcext:value-type="string">
            <text:p>http://www.granada.org.es/contrata.nsf/7514094450724ee8c125743d003da707/b23c82436de4ecd5c1257a7e003b5ce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69/2012</text:p>
          </table:table-cell>
          <table:table-cell office:value-type="string" calcext:value-type="string">
            <text:p>Expte. nº 69/2012.- Contrato de suministro de energía eléctrica para el Ayuntamiento de Granada y su</text:p>
          </table:table-cell>
          <table:table-cell office:value-type="string" calcext:value-type="string">
            <text:p>http://www.granada.org.es/contrata.nsf/7514094450724ee8c125743d003da707/bd211395fae71f1ac1257a64002d520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75/2012</text:p>
          </table:table-cell>
          <table:table-cell office:value-type="string" calcext:value-type="string">
            <text:p>Expte. nº 75/2012.- Contrato de obras de iluminaciones extraordinarias de la ciudad</text:p>
          </table:table-cell>
          <table:table-cell office:value-type="string" calcext:value-type="string">
            <text:p>http://www.granada.org.es/contrata.nsf/7514094450724ee8c125743d003da707/348a6dfc301240b7c1257a5d00263b0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105/2012</text:p>
          </table:table-cell>
          <table:table-cell office:value-type="string" calcext:value-type="string">
            <text:p>Expte nº 105/2012 Contrato servicio de comedor en los Centros Servicios sociales Chanay Norte </text:p>
          </table:table-cell>
          <table:table-cell office:value-type="string" calcext:value-type="string">
            <text:p>http://www.granada.org.es/contrata.nsf/7514094450724ee8c125743d003da707/94a71dde81c1029dc1257a4f0023c38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25/2012</text:p>
          </table:table-cell>
          <table:table-cell office:value-type="string" calcext:value-type="string">
            <text:p>Expte nº 25/2012 Contrato Servicios programa de intervencion socioeducativa en igualdad de oportunid</text:p>
          </table:table-cell>
          <table:table-cell office:value-type="string" calcext:value-type="string">
            <text:p>http://www.granada.org.es/contrata.nsf/7514094450724ee8c125743d003da707/63973b20b1a3ab11c1257a4f0023153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2/2012</text:p>
          </table:table-cell>
          <table:table-cell office:value-type="string" calcext:value-type="string">
            <text:p>Expte nº 52/2012 Contrato servicios de interpretacion y traduccion social</text:p>
          </table:table-cell>
          <table:table-cell office:value-type="string" calcext:value-type="string">
            <text:p>http://www.granada.org.es/contrata.nsf/7514094450724ee8c125743d003da707/71a079b1a88f9bd9c1257a4f0022fe7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04/2012</text:p>
          </table:table-cell>
          <table:table-cell office:value-type="string" calcext:value-type="string">
            <text:p>Expte nº 104/2012 Contrato Servicios mantenimiento aplicaciones informaticas plataforma "Experta"</text:p>
          </table:table-cell>
          <table:table-cell office:value-type="string" calcext:value-type="string">
            <text:p>http://www.granada.org.es/contrata.nsf/7514094450724ee8c125743d003da707/2f8bd3dfbf023051c1257a4f0022d89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72/2012</text:p>
          </table:table-cell>
          <table:table-cell office:value-type="string" calcext:value-type="string">
            <text:p>Expte nº 72/2012 Contrato privado participacion gestion del Cementerio y servicios funerarios de Gra</text:p>
          </table:table-cell>
          <table:table-cell office:value-type="string" calcext:value-type="string">
            <text:p>http://www.granada.org.es/contrata.nsf/7514094450724ee8c125743d003da707/66bbac69cac3460ac1257a480021af6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36/2012</text:p>
          </table:table-cell>
          <table:table-cell office:value-type="string" calcext:value-type="string">
            <text:p>Expte nº 36/2012 Contrato suministro material oficina y medios auxiliares del Ayuntamiento de Granad</text:p>
          </table:table-cell>
          <table:table-cell office:value-type="string" calcext:value-type="string">
            <text:p>http://www.granada.org.es/contrata.nsf/7514094450724ee8c125743d003da707/c0bc70c7f10264e1c1257a3f002f3ea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134/2011</text:p>
          </table:table-cell>
          <table:table-cell office:value-type="string" calcext:value-type="string">
            <text:p>Expte nº 134/2011 Contrato servicios talleres de grabado en los Centro Civicos Municipales</text:p>
          </table:table-cell>
          <table:table-cell office:value-type="string" calcext:value-type="string">
            <text:p>http://www.granada.org.es/contrata.nsf/7514094450724ee8c125743d003da707/7a3a7af1124cc734c1257a3a00209b6c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101/2012</text:p>
          </table:table-cell>
          <table:table-cell office:value-type="string" calcext:value-type="string">
            <text:p>Expte nº 101/2012 Contrato Gestion y explotacion Centro Deportivo Municipal -Periodista Antonio Prie</text:p>
          </table:table-cell>
          <table:table-cell office:value-type="string" calcext:value-type="string">
            <text:p>http://www.granada.org.es/contrata.nsf/7514094450724ee8c125743d003da707/ad40c67f505fe51bc1257a3a0020487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6/2012</text:p>
          </table:table-cell>
          <table:table-cell office:value-type="string" calcext:value-type="string">
            <text:p>Expte nº 66/2012 Contrato Servicios de transporte discrecional en autocar para personas usuarias, ac</text:p>
          </table:table-cell>
          <table:table-cell office:value-type="string" calcext:value-type="string">
            <text:p>http://www.granada.org.es/contrata.nsf/7514094450724ee8c125743d003da707/cc2e79be1375cfffc1257a3900218f1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86/2012</text:p>
          </table:table-cell>
          <table:table-cell office:value-type="string" calcext:value-type="string">
            <text:p>Expte nº 86/2012 Contrato servicios de organizacion y ejecucion programa actuacion preferente de act</text:p>
          </table:table-cell>
          <table:table-cell office:value-type="string" calcext:value-type="string">
            <text:p>http://www.granada.org.es/contrata.nsf/7514094450724ee8c125743d003da707/f641f22efac9c0d7c1257a3200261cc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89/2012</text:p>
          </table:table-cell>
          <table:table-cell office:value-type="string" calcext:value-type="string">
            <text:p>Expte nº 89/2012 Contrato servicios organizacion y ejecucion programas actividades deportivas y recr</text:p>
          </table:table-cell>
          <table:table-cell office:value-type="string" calcext:value-type="string">
            <text:p>http://www.granada.org.es/contrata.nsf/7514094450724ee8c125743d003da707/540707e7e8ca82bbc1257a3200259c7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88/2012</text:p>
          </table:table-cell>
          <table:table-cell office:value-type="string" calcext:value-type="string">
            <text:p>Expte nº 88/2012 Contrato servicios de organizacion y ejecucion programas actividades deportivas esp</text:p>
          </table:table-cell>
          <table:table-cell office:value-type="string" calcext:value-type="string">
            <text:p>http://www.granada.org.es/contrata.nsf/7514094450724ee8c125743d003da707/c1430d651e4319dcc1257a32002536c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87/2012</text:p>
          </table:table-cell>
          <table:table-cell office:value-type="string" calcext:value-type="string">
            <text:p>Expte nº 87/2012 Contrato servicios organizacion y ejecucion programa deporte terapeutico del Ayunta</text:p>
          </table:table-cell>
          <table:table-cell office:value-type="string" calcext:value-type="string">
            <text:p>http://www.granada.org.es/contrata.nsf/7514094450724ee8c125743d003da707/8505dc631a3ca5fac1257a320024d05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85/2012</text:p>
          </table:table-cell>
          <table:table-cell office:value-type="string" calcext:value-type="string">
            <text:p>Expte nº 85/2012 Contrato servicios organizacion y ejecucion programa deporte adaptado del Ayuntamie</text:p>
          </table:table-cell>
          <table:table-cell office:value-type="string" calcext:value-type="string">
            <text:p>http://www.granada.org.es/contrata.nsf/7514094450724ee8c125743d003da707/33765ba083b170ecc1257a320024360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4/2012</text:p>
          </table:table-cell>
          <table:table-cell office:value-type="string" calcext:value-type="string">
            <text:p>Expte nº 84/2012 Contrato servicios organizacion y ejecucion programas actividades acuaticas del Ayu</text:p>
          </table:table-cell>
          <table:table-cell office:value-type="string" calcext:value-type="string">
            <text:p>http://www.granada.org.es/contrata.nsf/7514094450724ee8c125743d003da707/7fbff3c471093969c1257a320023c5f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82/2012</text:p>
          </table:table-cell>
          <table:table-cell office:value-type="string" calcext:value-type="string">
            <text:p>Expte nº 82/2012 Contrato servicios organizacion y ejecucion programa actividades fisico deportivas </text:p>
          </table:table-cell>
          <table:table-cell office:value-type="string" calcext:value-type="string">
            <text:p>http://www.granada.org.es/contrata.nsf/7514094450724ee8c125743d003da707/edbd9dfe7ed87d15c1257a320023531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2/2012</text:p>
          </table:table-cell>
          <table:table-cell office:value-type="string" calcext:value-type="string">
            <text:p>Expte nº 82/2012 Contrato servicios organizacion y ejecucion programa actividades fisico deportivas </text:p>
          </table:table-cell>
          <table:table-cell office:value-type="string" calcext:value-type="string">
            <text:p>http://www.granada.org.es/contrata.nsf/7514094450724ee8c125743d003da707/edbd9dfe7ed87d15c1257a320023531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62/2012</text:p>
          </table:table-cell>
          <table:table-cell office:value-type="string" calcext:value-type="string">
            <text:p>Expte nº 62/2012 Contrato suministro mobiliario distintos servicios del Ayuntamiento </text:p>
          </table:table-cell>
          <table:table-cell office:value-type="string" calcext:value-type="string">
            <text:p>http://www.granada.org.es/contrata.nsf/7514094450724ee8c125743d003da707/fc42630c1f3ebe9ec1257a310038772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10/2012</text:p>
          </table:table-cell>
          <table:table-cell office:value-type="string" calcext:value-type="string">
            <text:p>Expte nº 10/2012 Contrato Servicios realizacion talleres flamencoterapia en los Centros Civicos Muni</text:p>
          </table:table-cell>
          <table:table-cell office:value-type="string" calcext:value-type="string">
            <text:p>http://www.granada.org.es/contrata.nsf/7514094450724ee8c125743d003da707/bcdc5f814811ee48c1257a24001f16b1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30/2012</text:p>
          </table:table-cell>
          <table:table-cell office:value-type="string" calcext:value-type="string">
            <text:p>Expte nº 30/2012 Contrato privado poliza seguro colectivo de vida para el personal del Ayuntamiento </text:p>
          </table:table-cell>
          <table:table-cell office:value-type="string" calcext:value-type="string">
            <text:p>http://www.granada.org.es/contrata.nsf/7514094450724ee8c125743d003da707/31ece99b32e50569c1257a220032ee9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139/2011</text:p>
          </table:table-cell>
          <table:table-cell office:value-type="string" calcext:value-type="string">
            <text:p>Expte nº 139/2011 Contrato servicios mantenimiento y reparacion areas juegos infantiles, aparatos de</text:p>
          </table:table-cell>
          <table:table-cell office:value-type="string" calcext:value-type="string">
            <text:p>http://www.granada.org.es/contrata.nsf/7514094450724ee8c125743d003da707/4df6d0a84eba4ffdc1257a1a00206cd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0/2012 de Contratación y 5322/2012 de la Gerencia de Urbanismo y OO.MM.</text:p>
          </table:table-cell>
          <table:table-cell office:value-type="string" calcext:value-type="string">
            <text:p>70/2012</text:p>
          </table:table-cell>
          <table:table-cell office:value-type="string" calcext:value-type="string">
            <text:p>Contrato de colaboración público-privada para el desarrollo de la actuación integrada "Universiada 2</text:p>
          </table:table-cell>
          <table:table-cell office:value-type="string" calcext:value-type="string">
            <text:p>http://www.granada.org.es/contrata.nsf/7514094450724ee8c125743d003da707/4bbecd104af87a37c1257a090036225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8/2012</text:p>
          </table:table-cell>
          <table:table-cell office:value-type="string" calcext:value-type="string">
            <text:p>Expte nº 8/2012 Contrato suministro de gas natural del Ayuntamiento de Granada y sus organismos auto</text:p>
          </table:table-cell>
          <table:table-cell office:value-type="string" calcext:value-type="string">
            <text:p>http://www.granada.org.es/contrata.nsf/7514094450724ee8c125743d003da707/dd7005aeca2fb5b5c12579fa0041795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132/2011</text:p>
          </table:table-cell>
          <table:table-cell office:value-type="string" calcext:value-type="string">
            <text:p>Expte nº 132/2011 Contrato servicios control de acceso y vigilancia de edificios municipales</text:p>
          </table:table-cell>
          <table:table-cell office:value-type="string" calcext:value-type="string">
            <text:p>http://www.granada.org.es/contrata.nsf/7514094450724ee8c125743d003da707/7fb64761e576086ec12579f00025884f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28/2012</text:p>
          </table:table-cell>
          <table:table-cell office:value-type="string" calcext:value-type="string">
            <text:p>Expte nº 28/2012.- Contrato explotacion casetas comerciales en el Recinto Ferial Corpus 2012 </text:p>
          </table:table-cell>
          <table:table-cell office:value-type="string" calcext:value-type="string">
            <text:p>http://www.granada.org.es/contrata.nsf/7514094450724ee8c125743d003da707/d2df8d71fd2989aec12579ed0027d6e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4/2012</text:p>
          </table:table-cell>
          <table:table-cell office:value-type="string" calcext:value-type="string">
            <text:p>Expte nº 14/2012 Contrato servicios porteria-conserjeria colegios públicos</text:p>
          </table:table-cell>
          <table:table-cell office:value-type="string" calcext:value-type="string">
            <text:p>http://www.granada.org.es/contrata.nsf/7514094450724ee8c125743d003da707/4409c6709ba36bd3c12579d60021b33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13/2012</text:p>
          </table:table-cell>
          <table:table-cell office:value-type="string" calcext:value-type="string">
            <text:p>Expte nº 13/2012 Contrato de explotación Caseta Municipal en las Fiestas del Corpus</text:p>
          </table:table-cell>
          <table:table-cell office:value-type="string" calcext:value-type="string">
            <text:p>http://www.granada.org.es/contrata.nsf/7514094450724ee8c125743d003da707/7e350e50d7f78926c12579ce002086e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673cc64fc3453016c1257996002ce989!OpenDocument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7/2012</text:p>
          </table:table-cell>
          <table:table-cell office:value-type="string" calcext:value-type="string">
            <text:p>Expte nº 7/2012 Contrato servicios ayuda a domicilio</text:p>
          </table:table-cell>
          <table:table-cell office:value-type="string" calcext:value-type="string">
            <text:p>http://www.granada.org.es/contrata.nsf/7514094450724ee8c125743d003da707/d7092ba7346614d1c12579960029b50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51/2011 (PATRIMONIO)</text:p>
          </table:table-cell>
          <table:table-cell office:value-type="string" calcext:value-type="string">
            <text:p>151/2011</text:p>
          </table:table-cell>
          <table:table-cell office:value-type="string" calcext:value-type="string">
            <text:p>EXPTE.: 151/2011 (PATRIMONIO).- CONTRATOS DE CONCESIÓN DE LOS DERECHOS DE OCUPACIÓN, USO Y EXPLOTACI</text:p>
          </table:table-cell>
          <table:table-cell office:value-type="string" calcext:value-type="string">
            <text:p>http://www.granada.org.es/contrata.nsf/7514094450724ee8c125743d003da707/fbcb8eaf51177e5bc12579910026299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142/2011</text:p>
          </table:table-cell>
          <table:table-cell office:value-type="string" calcext:value-type="string">
            <text:p>Expte nº 142/2011 Contrato Concesion de la Explotacion Estacion Autobuses de Granada</text:p>
          </table:table-cell>
          <table:table-cell office:value-type="string" calcext:value-type="string">
            <text:p>http://www.granada.org.es/contrata.nsf/7514094450724ee8c125743d003da707/c3f8cbb4bef5dba2c12579890025ee9a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99af0aebe1e9a9a6c125798700290685!OpenDocument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120/2011</text:p>
          </table:table-cell>
          <table:table-cell office:value-type="string" calcext:value-type="string">
            <text:p>Expte nº 120/2011 Contrato obras reforma Parque Sur de Bomberos</text:p>
          </table:table-cell>
          <table:table-cell office:value-type="string" calcext:value-type="string">
            <text:p>http://www.granada.org.es/contrata.nsf/7514094450724ee8c125743d003da707/f3b965046ff6c02dc1257984002a38ea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7/2011</text:p>
          </table:table-cell>
          <table:table-cell office:value-type="string" calcext:value-type="string">
            <text:p>Expte nº 97/2011.- Contrato servicios porteria-conserjeria en determinados colegios publicos de titu</text:p>
          </table:table-cell>
          <table:table-cell office:value-type="string" calcext:value-type="string">
            <text:p>http://www.granada.org.es/contrata.nsf/7514094450724ee8c125743d003da707/804bf5940f855f3dc1257967003e6bd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116/2011</text:p>
          </table:table-cell>
          <table:table-cell office:value-type="string" calcext:value-type="string">
            <text:p>Expte nº 116/2011 Contrato instalacion y explotacion maquinas venta automatica bebidas y alimentos</text:p>
          </table:table-cell>
          <table:table-cell office:value-type="string" calcext:value-type="string">
            <text:p>http://www.granada.org.es/contrata.nsf/7514094450724ee8c125743d003da707/2093266ec514813dc12579590026645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103/2011</text:p>
          </table:table-cell>
          <table:table-cell office:value-type="string" calcext:value-type="string">
            <text:p>Expte nº 103/2011.- Contrato servicios talleres y actividades tiempo libre Programa "Enredate" </text:p>
          </table:table-cell>
          <table:table-cell office:value-type="string" calcext:value-type="string">
            <text:p>http://www.granada.org.es/contrata.nsf/7514094450724ee8c125743d003da707/25caa1115911cdf9c12579530028a019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87/2011</text:p>
          </table:table-cell>
          <table:table-cell office:value-type="string" calcext:value-type="string">
            <text:p>Expte nº 87/2011.- Contrato suministro copiadoras en regimen alquiler</text:p>
          </table:table-cell>
          <table:table-cell office:value-type="string" calcext:value-type="string">
            <text:p>http://www.granada.org.es/contrata.nsf/7514094450724ee8c125743d003da707/a7b0aec30b452440c125795100430c5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06/2011</text:p>
          </table:table-cell>
          <table:table-cell office:value-type="string" calcext:value-type="string">
            <text:p>Expte nº 106/2011.- Contrato servicios conservacion fuentes ornamentales,bebederos y pilares de la c</text:p>
          </table:table-cell>
          <table:table-cell office:value-type="string" calcext:value-type="string">
            <text:p>http://www.granada.org.es/contrata.nsf/7514094450724ee8c125743d003da707/f2f34f0713c07a4cc125794f0028e155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107/2011</text:p>
          </table:table-cell>
          <table:table-cell office:value-type="string" calcext:value-type="string">
            <text:p>Expte nº 107/2011.- Contrato Suministro materiales, ejecucion obras Fomento Empleo Agrario 2011</text:p>
          </table:table-cell>
          <table:table-cell office:value-type="string" calcext:value-type="string">
            <text:p>http://www.granada.org.es/contrata.nsf/7514094450724ee8c125743d003da707/e4f19e76a39c6a6ec125794c003b7c1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92/2011</text:p>
          </table:table-cell>
          <table:table-cell office:value-type="string" calcext:value-type="string">
            <text:p>Expte nº 92/2011.- Contrato de suministro de material de oficina y medios auxiliares. </text:p>
          </table:table-cell>
          <table:table-cell office:value-type="string" calcext:value-type="string">
            <text:p>http://www.granada.org.es/contrata.nsf/7514094450724ee8c125743d003da707/c3e7bef32dbf1496c1257929003ed316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101/2011</text:p>
          </table:table-cell>
          <table:table-cell office:value-type="string" calcext:value-type="string">
            <text:p>Expte nº 101/2011 Contrato concesion dominio publico y arrendamiento de bienes patrimoniales del Ayu</text:p>
          </table:table-cell>
          <table:table-cell office:value-type="string" calcext:value-type="string">
            <text:p>http://www.granada.org.es/contrata.nsf/7514094450724ee8c125743d003da707/9e543e387b6fcc1bc1257922003d940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100/2011</text:p>
          </table:table-cell>
          <table:table-cell office:value-type="string" calcext:value-type="string">
            <text:p>Expte nº 100/2011.- Contrato servicios de ayuda a domicilio</text:p>
          </table:table-cell>
          <table:table-cell office:value-type="string" calcext:value-type="string">
            <text:p>http://www.granada.org.es/contrata.nsf/7514094450724ee8c125743d003da707/28b13865b416e3b0c12579200024885d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/2011</text:p>
          </table:table-cell>
          <table:table-cell office:value-type="string" calcext:value-type="string">
            <text:p>Expte nº 60/2011.- Contrato Servicios de reparto de comida a domicilio para las personas usuarias de</text:p>
          </table:table-cell>
          <table:table-cell office:value-type="string" calcext:value-type="string">
            <text:p>http://www.granada.org.es/contrata.nsf/7514094450724ee8c125743d003da707/608c45585f362ba6c12579200020f10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85/2011</text:p>
          </table:table-cell>
          <table:table-cell office:value-type="string" calcext:value-type="string">
            <text:p>Exp. nº 85/2011.- Contrato de servicios técnicos de iluminación y sonido en el Centro Cívico y en el</text:p>
          </table:table-cell>
          <table:table-cell office:value-type="string" calcext:value-type="string">
            <text:p>http://www.granada.org.es/contrata.nsf/7514094450724ee8c125743d003da707/d604c4b3e96a7756c12578e70030afa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51533b4af673f80dc12578e600348308!OpenDocument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48/2011</text:p>
          </table:table-cell>
          <table:table-cell office:value-type="string" calcext:value-type="string">
            <text:p>Expte nº 48/2011 Contrato servicios de Conservación y mantenimiento de los espacios verdes y arbolad</text:p>
          </table:table-cell>
          <table:table-cell office:value-type="string" calcext:value-type="string">
            <text:p>http://www.granada.org.es/contrata.nsf/7514094450724ee8c125743d003da707/18927d044f8a5049c12578e30034734d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8/2011</text:p>
          </table:table-cell>
          <table:table-cell office:value-type="string" calcext:value-type="string">
            <text:p>Expte nº 48/2011 Contrato servicios de Conservación y mantenimiento de los espacios verdes y arbolad</text:p>
          </table:table-cell>
          <table:table-cell office:value-type="string" calcext:value-type="string">
            <text:p>http://www.granada.org.es/contrata.nsf/7514094450724ee8c125743d003da707/18927d044f8a5049c12578e30034734d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94/2011</text:p>
          </table:table-cell>
          <table:table-cell office:value-type="string" calcext:value-type="string">
            <text:p>Expte nº 94/2011 Contrato servicios Conservacion y mantenimiento de los espacios verdes y arbolado u</text:p>
          </table:table-cell>
          <table:table-cell office:value-type="string" calcext:value-type="string">
            <text:p>http://www.granada.org.es/contrata.nsf/7514094450724ee8c125743d003da707/53e59c4906c71d17c12578e30033845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2/2011</text:p>
          </table:table-cell>
          <table:table-cell office:value-type="string" calcext:value-type="string">
            <text:p>Expte nº 82/2011 Contrato servicios mantenimiento red interior telefonia </text:p>
          </table:table-cell>
          <table:table-cell office:value-type="string" calcext:value-type="string">
            <text:p>http://www.granada.org.es/contrata.nsf/7514094450724ee8c125743d003da707/4e9ea22611454f82c12578dc003bd4b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71/2011</text:p>
          </table:table-cell>
          <table:table-cell office:value-type="string" calcext:value-type="string">
            <text:p>Expte nº 71/2011 Contrato servicios traslado y montaje mobiliario y enseres municipales</text:p>
          </table:table-cell>
          <table:table-cell office:value-type="string" calcext:value-type="string">
            <text:p>http://www.granada.org.es/contrata.nsf/7514094450724ee8c125743d003da707/fd72649d493321b2c12578dc003b0c6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/2011 (PALACIO CONGRESOS)</text:p>
          </table:table-cell>
          <table:table-cell office:value-type="string" calcext:value-type="string">
            <text:p>1/2011</text:p>
          </table:table-cell>
          <table:table-cell office:value-type="string" calcext:value-type="string">
            <text:p>Expte nº 1/2011 Contrato de concesión de la gestión y explotación del Palacio de Exposiciones y Cong</text:p>
          </table:table-cell>
          <table:table-cell office:value-type="string" calcext:value-type="string">
            <text:p>http://www.granada.org.es/contrata.nsf/7514094450724ee8c125743d003da707/baa13fd9dc79572ac12578cd002142e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75/2011</text:p>
          </table:table-cell>
          <table:table-cell office:value-type="string" calcext:value-type="string">
            <text:p>Expte nº 75/2011 Contrato concesion y mantenimiento comercialización circuito pantallas interactivas</text:p>
          </table:table-cell>
          <table:table-cell office:value-type="string" calcext:value-type="string">
            <text:p>http://www.granada.org.es/contrata.nsf/7514094450724ee8c125743d003da707/d16d3d1d81287218c12578cb003cef0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5/2011</text:p>
          </table:table-cell>
          <table:table-cell office:value-type="string" calcext:value-type="string">
            <text:p>Expte nº 55/2011 Contrato suministro Gasoleo para calefaccion de colegios y dependencias pertenecien</text:p>
          </table:table-cell>
          <table:table-cell office:value-type="string" calcext:value-type="string">
            <text:p>http://www.granada.org.es/contrata.nsf/7514094450724ee8c125743d003da707/16092751134facf8c12578c30032cc0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0/2011</text:p>
          </table:table-cell>
          <table:table-cell office:value-type="string" calcext:value-type="string">
            <text:p>Expte nº 80/2011.- Contrato suministro distintos bienes destinados a la mejora seguridad y adecuació</text:p>
          </table:table-cell>
          <table:table-cell office:value-type="string" calcext:value-type="string">
            <text:p>http://www.granada.org.es/contrata.nsf/7514094450724ee8c125743d003da707/07383715428c5420c12578b00022342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45/2011</text:p>
          </table:table-cell>
          <table:table-cell office:value-type="string" calcext:value-type="string">
            <text:p>Expte nº 45/2011 Contrato suministro energia electrica del Ayuntamiento de Granada y sus Organismos </text:p>
          </table:table-cell>
          <table:table-cell office:value-type="string" calcext:value-type="string">
            <text:p>http://www.granada.org.es/contrata.nsf/7514094450724ee8c125743d003da707/deb7571b552afb6cc12578aa00351380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9/2011</text:p>
          </table:table-cell>
          <table:table-cell office:value-type="string" calcext:value-type="string">
            <text:p>Expte nº 39/2011.- Contrato suministro en regimen alquiler impresion masiva documentos Ayuntamiento </text:p>
          </table:table-cell>
          <table:table-cell office:value-type="string" calcext:value-type="string">
            <text:p>http://www.granada.org.es/contrata.nsf/7514094450724ee8c125743d003da707/be176eb651e5e7f5c125789b00240f6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38/2011</text:p>
          </table:table-cell>
          <table:table-cell office:value-type="string" calcext:value-type="string">
            <text:p>Expte nº 38/2011.- Contrato servicios gestion aula ambiental del Ecoparque Norte</text:p>
          </table:table-cell>
          <table:table-cell office:value-type="string" calcext:value-type="string">
            <text:p>http://www.granada.org.es/contrata.nsf/7514094450724ee8c125743d003da707/f7ea28b2a59abb30c125789b00237b6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21/2011</text:p>
          </table:table-cell>
          <table:table-cell office:value-type="string" calcext:value-type="string">
            <text:p>Expte nº 21/2011 Contrato suministro papel impreso para los distintos servicios de este Ayuntamiento</text:p>
          </table:table-cell>
          <table:table-cell office:value-type="string" calcext:value-type="string">
            <text:p>http://www.granada.org.es/contrata.nsf/7514094450724ee8c125743d003da707/cf5649cb01dd9525c125788c003941e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28/2011</text:p>
          </table:table-cell>
          <table:table-cell office:value-type="string" calcext:value-type="string">
            <text:p>Expte nº 28/2011.- Contrato servicios de Procuradores de los Tribunales para el Ayuntamiento de Gran</text:p>
          </table:table-cell>
          <table:table-cell office:value-type="string" calcext:value-type="string">
            <text:p>http://www.granada.org.es/contrata.nsf/7514094450724ee8c125743d003da707/bc0bd576b5573c4ac125788c00252f1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37/2011</text:p>
          </table:table-cell>
          <table:table-cell office:value-type="string" calcext:value-type="string">
            <text:p>Expte nº 37/2011 Concesion uso dominio publico y arrendamiento bienes patrimoniales Ayuntamiento Gra</text:p>
          </table:table-cell>
          <table:table-cell office:value-type="string" calcext:value-type="string">
            <text:p>http://www.granada.org.es/contrata.nsf/7514094450724ee8c125743d003da707/5c8f0340a3bf5abfc12578810026448f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33/2011</text:p>
          </table:table-cell>
          <table:table-cell office:value-type="string" calcext:value-type="string">
            <text:p>Expte nº 33/2011 Concesion Uso Privativo de las Casetas Comerciales del Recinto Ferial Corpus 2011</text:p>
          </table:table-cell>
          <table:table-cell office:value-type="string" calcext:value-type="string">
            <text:p>http://www.granada.org.es/contrata.nsf/7514094450724ee8c125743d003da707/deab882f60c62be8c125787e001f943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9/2011 (PATRIMONIO)</text:p>
          </table:table-cell>
          <table:table-cell office:value-type="string" calcext:value-type="string">
            <text:p>9/2011</text:p>
          </table:table-cell>
          <table:table-cell office:value-type="string" calcext:value-type="string">
            <text:p>EXPTE.: 9/2011 (PATRIMONIO).- CONCESIÓN/AUTORIZACIÓN DEL USO PRIVATIVO DE LA VÍA PÚBLICA, MEDIANTE L</text:p>
          </table:table-cell>
          <table:table-cell office:value-type="string" calcext:value-type="string">
            <text:p>http://www.granada.org.es/contrata.nsf/7514094450724ee8c125743d003da707/6d7b965752980c60c1257865003b1e5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175/2010</text:p>
          </table:table-cell>
          <table:table-cell office:value-type="string" calcext:value-type="string">
            <text:p>Expte nº 175/2010 P. Abierto Contrato suministro diferentes vehiculos para Parque Municipal mediante</text:p>
          </table:table-cell>
          <table:table-cell office:value-type="string" calcext:value-type="string">
            <text:p>http://www.granada.org.es/contrata.nsf/7514094450724ee8c125743d003da707/55cd0d06a291f61dc1257861002ed47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157/2010</text:p>
          </table:table-cell>
          <table:table-cell office:value-type="string" calcext:value-type="string">
            <text:p>Expte nº 157/2010 Contrato obras construccion campo futbol con cesped artificial y vestuarios en Pol</text:p>
          </table:table-cell>
          <table:table-cell office:value-type="string" calcext:value-type="string">
            <text:p>http://www.granada.org.es/contrata.nsf/7514094450724ee8c125743d003da707/8adbca2b204cbf0ac1257825003c9b5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171/2010</text:p>
          </table:table-cell>
          <table:table-cell office:value-type="string" calcext:value-type="string">
            <text:p>Expte nº 171/2010 Concesion de mantenimiento y comercializacion del circuito pantallas interactivas </text:p>
          </table:table-cell>
          <table:table-cell office:value-type="string" calcext:value-type="string">
            <text:p>http://www.granada.org.es/contrata.nsf/7514094450724ee8c125743d003da707/eefd906501593951c12578250037df6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63/2010 (PATRIMONIO)</text:p>
          </table:table-cell>
          <table:table-cell office:value-type="string" calcext:value-type="string">
            <text:p>163/2010</text:p>
          </table:table-cell>
          <table:table-cell office:value-type="string" calcext:value-type="string">
            <text:p>EXPTE. 163/2010 (PATRIMONIO).- CONTRATO DE CONCESIÓN PARA LA INSTALACIÓN Y EXPLOTACIÓN DE KIOSCO BAR</text:p>
          </table:table-cell>
          <table:table-cell office:value-type="string" calcext:value-type="string">
            <text:p>http://www.granada.org.es/contrata.nsf/7514094450724ee8c125743d003da707/fa6907d1be691597c1257818003e0d3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136/2010</text:p>
          </table:table-cell>
          <table:table-cell office:value-type="string" calcext:value-type="string">
            <text:p>Expte nº 136/2010 Contrato servicios mantenimiento señalizacion vertical y horizontal en la ciudad d</text:p>
          </table:table-cell>
          <table:table-cell office:value-type="string" calcext:value-type="string">
            <text:p>http://www.granada.org.es/contrata.nsf/7514094450724ee8c125743d003da707/9a825ca317d6a82ec125780e0035a4d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124/2010</text:p>
          </table:table-cell>
          <table:table-cell office:value-type="string" calcext:value-type="string">
            <text:p>Expte nº 124/2010 Contrato servicios atencion seguimiento y resolucion consultas e incidencias equip</text:p>
          </table:table-cell>
          <table:table-cell office:value-type="string" calcext:value-type="string">
            <text:p>http://www.granada.org.es/contrata.nsf/7514094450724ee8c125743d003da707/3172d59df83f51a0c125780e002c147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129/2010</text:p>
          </table:table-cell>
          <table:table-cell office:value-type="string" calcext:value-type="string">
            <text:p>Expte nº 129/2010 Contrato Servicios atencion telefonica por personal teleoperadores</text:p>
          </table:table-cell>
          <table:table-cell office:value-type="string" calcext:value-type="string">
            <text:p>http://www.granada.org.es/contrata.nsf/7514094450724ee8c125743d003da707/a426bbc9fb6d1788c125780d002b503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168/2010</text:p>
          </table:table-cell>
          <table:table-cell office:value-type="string" calcext:value-type="string">
            <text:p>Expte nº 168/2010 Contrato suministro mobiliario Biblioteca Municipal Francisco Ayala</text:p>
          </table:table-cell>
          <table:table-cell office:value-type="string" calcext:value-type="string">
            <text:p>http://www.granada.org.es/contrata.nsf/7514094450724ee8c125743d003da707/41b9f004d3843c3cc1257809002e0e2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/2010 (PALACIO CONGRESOS)</text:p>
          </table:table-cell>
          <table:table-cell office:value-type="string" calcext:value-type="string">
            <text:p>3/2010</text:p>
          </table:table-cell>
          <table:table-cell office:value-type="string" calcext:value-type="string">
            <text:p>Expte nº 3/2010 (PALACIO DE CONGRESOS), Contrato concesión gestion y explotacion del Palacio de Cong</text:p>
          </table:table-cell>
          <table:table-cell office:value-type="string" calcext:value-type="string">
            <text:p>http://www.granada.org.es/contrata.nsf/7514094450724ee8c125743d003da707/88afa9bf69d155f9c1257801002707c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119/2010</text:p>
          </table:table-cell>
          <table:table-cell office:value-type="string" calcext:value-type="string">
            <text:p>Expte nº 119/2010 Contrato suministro maquinaria, materiales y medios auxiliares ejecucion obras con</text:p>
          </table:table-cell>
          <table:table-cell office:value-type="string" calcext:value-type="string">
            <text:p>http://www.granada.org.es/contrata.nsf/7514094450724ee8c125743d003da707/2fdeb08f632b7fa6c12577e4002e3f9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123/2010</text:p>
          </table:table-cell>
          <table:table-cell office:value-type="string" calcext:value-type="string">
            <text:p>Expte nº 123/2010 Contrato naturaleza urbana administrativa especial relativo a la venta, recogida y</text:p>
          </table:table-cell>
          <table:table-cell office:value-type="string" calcext:value-type="string">
            <text:p>http://www.granada.org.es/contrata.nsf/7514094450724ee8c125743d003da707/d7fa8beeb793550cc12577e4002b6ce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122/2010</text:p>
          </table:table-cell>
          <table:table-cell office:value-type="string" calcext:value-type="string">
            <text:p>Expte nº 122/2010 Contrato de naturaleza administrativa especial relativo a la venta, recogida y tra</text:p>
          </table:table-cell>
          <table:table-cell office:value-type="string" calcext:value-type="string">
            <text:p>http://www.granada.org.es/contrata.nsf/7514094450724ee8c125743d003da707/97cd555d102de4d5c12577e4002a70e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141/2010</text:p>
          </table:table-cell>
          <table:table-cell office:value-type="string" calcext:value-type="string">
            <text:p>Expte nº 141/2010 Contrato concesion uso dominio publico y arrendamiento bienes patrimoniales, para </text:p>
          </table:table-cell>
          <table:table-cell office:value-type="string" calcext:value-type="string">
            <text:p>http://www.granada.org.es/contrata.nsf/7514094450724ee8c125743d003da707/9853787b5a25ba03c12577e0003f7c6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2/2010</text:p>
          </table:table-cell>
          <table:table-cell office:value-type="string" calcext:value-type="string">
            <text:p>Expte nº 92/2010 Contrato suministro equipos de intervencion y proteccion personal con destino al Se</text:p>
          </table:table-cell>
          <table:table-cell office:value-type="string" calcext:value-type="string">
            <text:p>http://www.granada.org.es/contrata.nsf/7514094450724ee8c125743d003da707/cb8da7cc5040dcf2c12577dd002eafa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2/2010</text:p>
          </table:table-cell>
          <table:table-cell office:value-type="string" calcext:value-type="string">
            <text:p>Expte nº 92/2010 Contrato suministro equipos de intervencion y proteccion personal con destino al Se</text:p>
          </table:table-cell>
          <table:table-cell office:value-type="string" calcext:value-type="string">
            <text:p>http://www.granada.org.es/contrata.nsf/7514094450724ee8c125743d003da707/cb8da7cc5040dcf2c12577dd002eafa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120/2010</text:p>
          </table:table-cell>
          <table:table-cell office:value-type="string" calcext:value-type="string">
            <text:p>Expte nº 120/2010 Contrato privado poliza seguro responsabilidad civil patrimonial del Ayuntamiento </text:p>
          </table:table-cell>
          <table:table-cell office:value-type="string" calcext:value-type="string">
            <text:p>http://www.granada.org.es/contrata.nsf/7514094450724ee8c125743d003da707/046eac3035f26f45c12577d9003c448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04/2010</text:p>
          </table:table-cell>
          <table:table-cell office:value-type="string" calcext:value-type="string">
            <text:p>Expte nº 104/2010 Contrato privado poliza seguros daños materiales del Ayuntamiento de Granada </text:p>
          </table:table-cell>
          <table:table-cell office:value-type="string" calcext:value-type="string">
            <text:p>http://www.granada.org.es/contrata.nsf/7514094450724ee8c125743d003da707/8d0fdde2bf3d0471c12577d9003b887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83/2010 (PATRIMONIO)</text:p>
          </table:table-cell>
          <table:table-cell office:value-type="string" calcext:value-type="string">
            <text:p>83/2010</text:p>
          </table:table-cell>
          <table:table-cell office:value-type="string" calcext:value-type="string">
            <text:p>EXPTE.: 83/2010 (PATRIMONIO).-CONCURSO PARA LA ADJUDICACIÓN, MEDIANTE PROCEDIMIENTO ABIERTO, DE LOS </text:p>
          </table:table-cell>
          <table:table-cell office:value-type="string" calcext:value-type="string">
            <text:p>http://www.granada.org.es/contrata.nsf/7514094450724ee8c125743d003da707/f58bdee6084bf229c12577d700266e7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116/2010</text:p>
          </table:table-cell>
          <table:table-cell office:value-type="string" calcext:value-type="string">
            <text:p>Expte nº 116/2010 P abierto Contrato administrativo especial prestacion servicio audioguías turistic</text:p>
          </table:table-cell>
          <table:table-cell office:value-type="string" calcext:value-type="string">
            <text:p>http://www.granada.org.es/contrata.nsf/7514094450724ee8c125743d003da707/0159628d6e842447c12577cb003b0c7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98/2010</text:p>
          </table:table-cell>
          <table:table-cell office:value-type="string" calcext:value-type="string">
            <text:p>Expte nº 98/2010 Contrato obras mantenimiento desbroce, limpieza y pintura de muros, vallas, fachada</text:p>
          </table:table-cell>
          <table:table-cell office:value-type="string" calcext:value-type="string">
            <text:p>http://www.granada.org.es/contrata.nsf/7514094450724ee8c125743d003da707/ab41b572b5f3305ec12577c800230bf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100/2010</text:p>
          </table:table-cell>
          <table:table-cell office:value-type="string" calcext:value-type="string">
            <text:p>Expte nº 100/2010.- Contrato de servicios Programa lucha antivectorial contra roedores, artrópodos, </text:p>
          </table:table-cell>
          <table:table-cell office:value-type="string" calcext:value-type="string">
            <text:p>http://www.granada.org.es/contrata.nsf/7514094450724ee8c125743d003da707/db1073e54cd19c0cc12577b6002a8b0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j92/2010 (PATRIMONIO)</text:p>
          </table:table-cell>
          <table:table-cell office:value-type="string" calcext:value-type="string">
            <text:p>92/2010</text:p>
          </table:table-cell>
          <table:table-cell office:value-type="string" calcext:value-type="string">
            <text:p>EXPTE.: 92/2010 (PATRIMONIO).- CONCESIÓN DEL USO PRIVATIVO DEL DOMINIO PÚBLICO EN PLAZA CEMENTERIO D</text:p>
          </table:table-cell>
          <table:table-cell office:value-type="string" calcext:value-type="string">
            <text:p>http://www.granada.org.es/contrata.nsf/7514094450724ee8c125743d003da707/b161bfe4f425112ec12577970039598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106/2010</text:p>
          </table:table-cell>
          <table:table-cell office:value-type="string" calcext:value-type="string">
            <text:p>Expte nº 106/2010 Contrato servicios recepcion alojamiento manutencion animales perdidos</text:p>
          </table:table-cell>
          <table:table-cell office:value-type="string" calcext:value-type="string">
            <text:p>http://www.granada.org.es/contrata.nsf/7514094450724ee8c125743d003da707/ee2a1b7c68937528c12577700023990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72/2010</text:p>
          </table:table-cell>
          <table:table-cell office:value-type="string" calcext:value-type="string">
            <text:p>Expte nº 72/2010 P. Abierto Contrato de naturaleza urbana administrativa de venta de los vehiculos c</text:p>
          </table:table-cell>
          <table:table-cell office:value-type="string" calcext:value-type="string">
            <text:p>http://www.granada.org.es/contrata.nsf/7514094450724ee8c125743d003da707/1a5b1c101bb23cdbc1257762002d818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XPTE. 84/2010 (PATRIMONIO)</text:p>
          </table:table-cell>
          <table:table-cell office:value-type="string" calcext:value-type="string">
            <text:p>84/2010</text:p>
          </table:table-cell>
          <table:table-cell office:value-type="string" calcext:value-type="string">
            <text:p>EXPTE.: 84/2010 (PATRIMONIO.- )SUBASTA ADJUDICACIÓN CONTRATO DE ARRENDAMIENTO DE LOS PASTOS DE LA DE</text:p>
          </table:table-cell>
          <table:table-cell office:value-type="string" calcext:value-type="string">
            <text:p>http://www.granada.org.es/contrata.nsf/7514094450724ee8c125743d003da707/f3ad7adedf5586aac125775b002e4ea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/2010 PALACIO CONGRESOS</text:p>
          </table:table-cell>
          <table:table-cell office:value-type="string" calcext:value-type="string">
            <text:p>2/2010</text:p>
          </table:table-cell>
          <table:table-cell office:value-type="string" calcext:value-type="string">
            <text:p>Expte nº 2/2010 .- Contrato administrativo especial gestion servicio de cafeteria y comidas a contin</text:p>
          </table:table-cell>
          <table:table-cell office:value-type="string" calcext:value-type="string">
            <text:p>http://www.granada.org.es/contrata.nsf/7514094450724ee8c125743d003da707/a854e6f94643630cc12577300021aac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1/2010</text:p>
          </table:table-cell>
          <table:table-cell office:value-type="string" calcext:value-type="string">
            <text:p>Expte nº 61/2010 Contrato gestion servicios publicos proyecto denominado "Aula Rural de Verano"</text:p>
          </table:table-cell>
          <table:table-cell office:value-type="string" calcext:value-type="string">
            <text:p>http://www.granada.org.es/contrata.nsf/7514094450724ee8c125743d003da707/219f6d0c51dd7fb6c12577300021275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2/2010</text:p>
          </table:table-cell>
          <table:table-cell office:value-type="string" calcext:value-type="string">
            <text:p>Expte nº 52/2010 Contrato serviciosrecepcion, alojamiento y manutencion animales perdidos</text:p>
          </table:table-cell>
          <table:table-cell office:value-type="string" calcext:value-type="string">
            <text:p>http://www.granada.org.es/contrata.nsf/7514094450724ee8c125743d003da707/c585a21b75ee6fb9c12577300020b9a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/2010 (PATRIMONIO)</text:p>
          </table:table-cell>
          <table:table-cell office:value-type="string" calcext:value-type="string">
            <text:p>6/2010</text:p>
          </table:table-cell>
          <table:table-cell office:value-type="string" calcext:value-type="string">
            <text:p>EXPTE.: 6/2010 (PATRIMONIO).- CONCESIÓN DE LO DERECHOS DE OCUPACIÓN, USO, DISFRUTE Y EXPLOTACIÓN DE </text:p>
          </table:table-cell>
          <table:table-cell office:value-type="string" calcext:value-type="string">
            <text:p>http://www.granada.org.es/contrata.nsf/7514094450724ee8c125743d003da707/9a643d98f72b6439c125772f002eb16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17/2010</text:p>
          </table:table-cell>
          <table:table-cell office:value-type="string" calcext:value-type="string">
            <text:p>Expte nº 17/2010 Contrato servicios atencion puntos información al consumidor en Zaidin, Norte, Chan</text:p>
          </table:table-cell>
          <table:table-cell office:value-type="string" calcext:value-type="string">
            <text:p>http://www.granada.org.es/contrata.nsf/7514094450724ee8c125743d003da707/1bca03ab67de0e53c12577040020902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05/2009 (PATRIMONIO) </text:p>
          </table:table-cell>
          <table:table-cell office:value-type="string" calcext:value-type="string">
            <text:p>105/2009</text:p>
          </table:table-cell>
          <table:table-cell office:value-type="string" calcext:value-type="string">
            <text:p>EXPTE. 105/2009 (PATRIMONIO).- CONCURSO PARA LA ADJUDICACIÓN DE CONTRATOS DE ARRENDAMIENTO PARA LA E</text:p>
          </table:table-cell>
          <table:table-cell office:value-type="string" calcext:value-type="string">
            <text:p>http://www.granada.org.es/contrata.nsf/7514094450724ee8c125743d003da707/82c4171fb587f556c1257700003c590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25/2010</text:p>
          </table:table-cell>
          <table:table-cell office:value-type="string" calcext:value-type="string">
            <text:p>Expte nº 25/2010 Contrato suministro de energia electrica del Ayuntamiento de Granada y sus organism</text:p>
          </table:table-cell>
          <table:table-cell office:value-type="string" calcext:value-type="string">
            <text:p>http://www.granada.org.es/contrata.nsf/7514094450724ee8c125743d003da707/dae90ff6b6847f98c12576f000373b2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9/2010 </text:p>
          </table:table-cell>
          <table:table-cell office:value-type="string" calcext:value-type="string">
            <text:p>9/2010</text:p>
          </table:table-cell>
          <table:table-cell office:value-type="string" calcext:value-type="string">
            <text:p>Expte nº 9/2010 Contrato servicios iluminacion y proyeccion imagenes, maquinariaTeatro Municipal Isa</text:p>
          </table:table-cell>
          <table:table-cell office:value-type="string" calcext:value-type="string">
            <text:p>http://www.granada.org.es/contrata.nsf/7514094450724ee8c125743d003da707/323443a4e0424467c12576eb002b2c0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296/2009</text:p>
          </table:table-cell>
          <table:table-cell office:value-type="string" calcext:value-type="string">
            <text:p>Expte nº 296/2009 Contrato suministro diverso material electronico para mejorar red corporativa</text:p>
          </table:table-cell>
          <table:table-cell office:value-type="string" calcext:value-type="string">
            <text:p>http://www.granada.org.es/contrata.nsf/7514094450724ee8c125743d003da707/54195eadbd4e3c9ec12576e10026f64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85/2009</text:p>
          </table:table-cell>
          <table:table-cell office:value-type="string" calcext:value-type="string">
            <text:p>Expte nº 285/2009 Contrato gestion servicios, proyecto dominado, "Granja Escuela para Escolares"</text:p>
          </table:table-cell>
          <table:table-cell office:value-type="string" calcext:value-type="string">
            <text:p>http://www.granada.org.es/contrata.nsf/7514094450724ee8c125743d003da707/caf59dd35cb4b448c12576dc003c3df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58/2009</text:p>
          </table:table-cell>
          <table:table-cell office:value-type="string" calcext:value-type="string">
            <text:p>Expte nº 258/2009 Contrato servicios relativo a la gestion e implementacion del programa educativo "</text:p>
          </table:table-cell>
          <table:table-cell office:value-type="string" calcext:value-type="string">
            <text:p>http://www.granada.org.es/contrata.nsf/7514094450724ee8c125743d003da707/84c10a8feb658b27c12576dc003b902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/2010 (PALACIO CONGRESOS)</text:p>
          </table:table-cell>
          <table:table-cell office:value-type="string" calcext:value-type="string">
            <text:p>1/2010</text:p>
          </table:table-cell>
          <table:table-cell office:value-type="string" calcext:value-type="string">
            <text:p>Expte nº 1/2010 Contrato servicios de Limpieza del Palacio de Exposiciones y Congresos de Granada, p</text:p>
          </table:table-cell>
          <table:table-cell office:value-type="string" calcext:value-type="string">
            <text:p>http://www.granada.org.es/contrata.nsf/7514094450724ee8c125743d003da707/b7892bb63e6f9f8ec12576d500378b6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04/2009</text:p>
          </table:table-cell>
          <table:table-cell office:value-type="string" calcext:value-type="string">
            <text:p>Expte nº 304/2009 Contrato servicios asesoramiento y mediacion en las polizas de seguros contratas p</text:p>
          </table:table-cell>
          <table:table-cell office:value-type="string" calcext:value-type="string">
            <text:p>http://www.granada.org.es/contrata.nsf/7514094450724ee8c125743d003da707/e738325bf899e161c12576c40026ac8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7/2009 (PATRIMONIO)</text:p>
          </table:table-cell>
          <table:table-cell office:value-type="string" calcext:value-type="string">
            <text:p>137/2009</text:p>
          </table:table-cell>
          <table:table-cell office:value-type="string" calcext:value-type="string">
            <text:p>EXPTE.: 137/2009 (PATRIMONIO).- SUBASTA PARA LA CONCESIÓN DEL USO PRIVATIVO DE LA VÍA PÚBLICA, MEDIA</text:p>
          </table:table-cell>
          <table:table-cell office:value-type="string" calcext:value-type="string">
            <text:p>http://www.granada.org.es/contrata.nsf/7514094450724ee8c125743d003da707/05b3b525b0e1af2ec12576c400265a3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316/2008</text:p>
          </table:table-cell>
          <table:table-cell office:value-type="string" calcext:value-type="string">
            <text:p>Expte nº 316/2008 Contrato concesion obra aparcamiento subterraneo para residentes en Plaza del Roci</text:p>
          </table:table-cell>
          <table:table-cell office:value-type="string" calcext:value-type="string">
            <text:p>http://www.granada.org.es/contrata.nsf/7514094450724ee8c125743d003da707/19e99f75e79f5290c12576be0026ad0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286/2009</text:p>
          </table:table-cell>
          <table:table-cell office:value-type="string" calcext:value-type="string">
            <text:p>Expte nº 286/2009 Contrato servicios mantenimiento y renovacion alumbrado publico de la Ciudad</text:p>
          </table:table-cell>
          <table:table-cell office:value-type="string" calcext:value-type="string">
            <text:p>http://www.granada.org.es/contrata.nsf/7514094450724ee8c125743d003da707/35b4025a81301d6dc12576b9002e870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287/2009</text:p>
          </table:table-cell>
          <table:table-cell office:value-type="string" calcext:value-type="string">
            <text:p>Expte nº 287/2009 Contrato Servicios de bacheo y reforma pavimentos vias publicas municipales</text:p>
          </table:table-cell>
          <table:table-cell office:value-type="string" calcext:value-type="string">
            <text:p>http://www.granada.org.es/contrata.nsf/7514094450724ee8c125743d003da707/27668740281bd862c12576b3003d961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217/2009</text:p>
          </table:table-cell>
          <table:table-cell office:value-type="string" calcext:value-type="string">
            <text:p>Expte nº 217/2009 Contrato servicios de control, informacion al publico y conservacion jardineria Ec</text:p>
          </table:table-cell>
          <table:table-cell office:value-type="string" calcext:value-type="string">
            <text:p>http://www.granada.org.es/contrata.nsf/7514094450724ee8c125743d003da707/bf2fa152cbb05865c12576b3003cb9d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242/2009</text:p>
          </table:table-cell>
          <table:table-cell office:value-type="string" calcext:value-type="string">
            <text:p>Expte nº 242/2009 Contrato servicios actividades ludicas para adultos en Centro Civico Genil</text:p>
          </table:table-cell>
          <table:table-cell office:value-type="string" calcext:value-type="string">
            <text:p>http://www.granada.org.es/contrata.nsf/7514094450724ee8c125743d003da707/8f86b55ddee89966c125768d0026b82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242/2009</text:p>
          </table:table-cell>
          <table:table-cell office:value-type="string" calcext:value-type="string">
            <text:p>Expte nº 242/2009 Contrato servicios actividades ludicas para adultos en Centro Civico Genil</text:p>
          </table:table-cell>
          <table:table-cell office:value-type="string" calcext:value-type="string">
            <text:p>http://www.granada.org.es/contrata.nsf/7514094450724ee8c125743d003da707/8f86b55ddee89966c125768d0026b82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259/2009</text:p>
          </table:table-cell>
          <table:table-cell office:value-type="string" calcext:value-type="string">
            <text:p>Expte nº 259/2009 Contrato suministro maquinaria, materiales para ejecucion de obras realizadas con </text:p>
          </table:table-cell>
          <table:table-cell office:value-type="string" calcext:value-type="string">
            <text:p>http://www.granada.org.es/contrata.nsf/7514094450724ee8c125743d003da707/b79f2b8ca4113323c1257689002d21c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231/2009</text:p>
          </table:table-cell>
          <table:table-cell office:value-type="string" calcext:value-type="string">
            <text:p>Expte nº 231/2009 Contrato servicios mantenimiento pagina web Asociaciones Vecinos</text:p>
          </table:table-cell>
          <table:table-cell office:value-type="string" calcext:value-type="string">
            <text:p>http://www.granada.org.es/contrata.nsf/7514094450724ee8c125743d003da707/1e60ef12689dbcd1c1257689002c444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254/2009</text:p>
          </table:table-cell>
          <table:table-cell office:value-type="string" calcext:value-type="string">
            <text:p>Expte nº 254/2009 Contrato servicios coordinacion de seguridad y salud de las obras conservacion de </text:p>
          </table:table-cell>
          <table:table-cell office:value-type="string" calcext:value-type="string">
            <text:p>http://www.granada.org.es/contrata.nsf/7514094450724ee8c125743d003da707/2e660b8aa0e3250bc12576890029d87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249/2009</text:p>
          </table:table-cell>
          <table:table-cell office:value-type="string" calcext:value-type="string">
            <text:p>Expte nº 249/2009 Contrato obras limpieza de escombros descontrolados en espacios municipales y priv</text:p>
          </table:table-cell>
          <table:table-cell office:value-type="string" calcext:value-type="string">
            <text:p>http://www.granada.org.es/contrata.nsf/7514094450724ee8c125743d003da707/97c3b9e3e947ee3bc1257680002670c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215/2009</text:p>
          </table:table-cell>
          <table:table-cell office:value-type="string" calcext:value-type="string">
            <text:p>Expte nº 215/2009 Contrato concesion obra publica del aparcamiento subterráneo de la Plaza Polo y Ca</text:p>
          </table:table-cell>
          <table:table-cell office:value-type="string" calcext:value-type="string">
            <text:p>http://www.granada.org.es/contrata.nsf/7514094450724ee8c125743d003da707/533021b51d4edf53c125766d00454f1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230/2009</text:p>
          </table:table-cell>
          <table:table-cell office:value-type="string" calcext:value-type="string">
            <text:p>Expte nº 230/2009 Contrato suministro vehiculos, mediante renting para Parque Movil Mpal y P. Local</text:p>
          </table:table-cell>
          <table:table-cell office:value-type="string" calcext:value-type="string">
            <text:p>http://www.granada.org.es/contrata.nsf/7514094450724ee8c125743d003da707/e820406da257b827c1257669003e7c6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204/2009</text:p>
          </table:table-cell>
          <table:table-cell office:value-type="string" calcext:value-type="string">
            <text:p>Expte nº 204/2009 Contrato concesión de obra publica para la construccion y explotacion aparcamiento</text:p>
          </table:table-cell>
          <table:table-cell office:value-type="string" calcext:value-type="string">
            <text:p>http://www.granada.org.es/contrata.nsf/7514094450724ee8c125743d003da707/659f55de75fdcea1c125765f0042f46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235/2009</text:p>
          </table:table-cell>
          <table:table-cell office:value-type="string" calcext:value-type="string">
            <text:p>Expte nº 235/2009 Contrato obras construccion de un carril-bici entre Granada y Churriana de la Vega</text:p>
          </table:table-cell>
          <table:table-cell office:value-type="string" calcext:value-type="string">
            <text:p>http://www.granada.org.es/contrata.nsf/7514094450724ee8c125743d003da707/e9d641b2454b06e4c12576580043206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246/2009</text:p>
          </table:table-cell>
          <table:table-cell office:value-type="string" calcext:value-type="string">
            <text:p>Expte nº 246/2009 Contrato obras construccion carril bici "Eje Transversal Norte"</text:p>
          </table:table-cell>
          <table:table-cell office:value-type="string" calcext:value-type="string">
            <text:p>http://www.granada.org.es/contrata.nsf/7514094450724ee8c125743d003da707/210184b4ca78d5acc1257658004239b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115/2009</text:p>
          </table:table-cell>
          <table:table-cell office:value-type="string" calcext:value-type="string">
            <text:p>Expte nº 115/2009 Contrato servicios de imprenta material difusion del Area de Participacion Ciudada</text:p>
          </table:table-cell>
          <table:table-cell office:value-type="string" calcext:value-type="string">
            <text:p>http://www.granada.org.es/contrata.nsf/7514094450724ee8c125743d003da707/44fca3f19d5191bfc12576510021ac9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86/2009 (PATRIMONIO)</text:p>
          </table:table-cell>
          <table:table-cell office:value-type="string" calcext:value-type="string">
            <text:p>86/2009</text:p>
          </table:table-cell>
          <table:table-cell office:value-type="string" calcext:value-type="string">
            <text:p>EXPTE.: 86/2009 (PATRIMONIO).- ADJUDICACIÓN DEL CONTRATO DE ARRENDAMIENTO DEL LOCAL SITO EN LA CALLE</text:p>
          </table:table-cell>
          <table:table-cell office:value-type="string" calcext:value-type="string">
            <text:p>http://www.granada.org.es/contrata.nsf/7514094450724ee8c125743d003da707/608a5149c44a7921c12576500042c2f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59/2009</text:p>
          </table:table-cell>
          <table:table-cell office:value-type="string" calcext:value-type="string">
            <text:p>Exp. 59/2009.- Contrato de servicios de recogida y transporte de residuos generados en el Ecoparque </text:p>
          </table:table-cell>
          <table:table-cell office:value-type="string" calcext:value-type="string">
            <text:p>http://www.granada.org.es/contrata.nsf/7514094450724ee8c125743d003da707/b50a2bd218db4b90c125764000283e9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226/2008</text:p>
          </table:table-cell>
          <table:table-cell office:value-type="string" calcext:value-type="string">
            <text:p>Expte nº 226/2008.- Contrato administrativo especial de compra-venta papel-carton recogido en conten</text:p>
          </table:table-cell>
          <table:table-cell office:value-type="string" calcext:value-type="string">
            <text:p>http://www.granada.org.es/contrata.nsf/7514094450724ee8c125743d003da707/498e2eb3721d35d0c125763c0022399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6/2009 (PATRIMONIO)</text:p>
          </table:table-cell>
          <table:table-cell office:value-type="string" calcext:value-type="string">
            <text:p>16/2009</text:p>
          </table:table-cell>
          <table:table-cell office:value-type="string" calcext:value-type="string">
            <text:p>EXPTE.: 16/2009 (PATRIMONIO).- SUBASTA PARA LA ENAJENACIÓN, MEDIANTE PROCEDIMIENTO ABIERTO, DE BIENE</text:p>
          </table:table-cell>
          <table:table-cell office:value-type="string" calcext:value-type="string">
            <text:p>http://www.granada.org.es/contrata.nsf/7514094450724ee8c125743d003da707/a6064a3f041f0c62c125762a003bbb5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a7f0059935b4f040c125761c003a9538!OpenDocument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216/2009</text:p>
          </table:table-cell>
          <table:table-cell office:value-type="string" calcext:value-type="string">
            <text:p>Expte. nº 216/2009.- Contrato administrativo especial comercialización y venta bono turístico, a adj</text:p>
          </table:table-cell>
          <table:table-cell office:value-type="string" calcext:value-type="string">
            <text:p>http://www.granada.org.es/contrata.nsf/7514094450724ee8c125743d003da707/5a65557fcc4ca82bc1257617002a570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185/2009</text:p>
          </table:table-cell>
          <table:table-cell office:value-type="string" calcext:value-type="string">
            <text:p>Expte. nº 185/2009.- Contrato de servicios seguridad privada para la vigilancia de edificios municip</text:p>
          </table:table-cell>
          <table:table-cell office:value-type="string" calcext:value-type="string">
            <text:p>http://www.granada.org.es/contrata.nsf/7514094450724ee8c125743d003da707/9a34f3f4738c92bec12576170029a5f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9d98caad171a8a27c125760b00244c01!OpenDocument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f371edf9145ad5b6c125760b0023b2bd!OpenDocument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147/2009</text:p>
          </table:table-cell>
          <table:table-cell office:value-type="string" calcext:value-type="string">
            <text:p>Expte nº 147/2009 Contrato servicios analisis clinicos para reconocimientos médicos</text:p>
          </table:table-cell>
          <table:table-cell office:value-type="string" calcext:value-type="string">
            <text:p>http://www.granada.org.es/contrata.nsf/7514094450724ee8c125743d003da707/bc6643c1115cc654c12575fd0023736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41709f8afeeae81bc12575e8003ce429!OpenDocument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074f9f9f05956da3c12575e8003bf6cb!OpenDocument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350ec2ed8561ce7ec12575e8003ac2ee!OpenDocument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163/2009</text:p>
          </table:table-cell>
          <table:table-cell office:value-type="string" calcext:value-type="string">
            <text:p>Expte nº 163/2009 Contrato servicios asesoramiento defensa penal</text:p>
          </table:table-cell>
          <table:table-cell office:value-type="string" calcext:value-type="string">
            <text:p>http://www.granada.org.es/contrata.nsf/7514094450724ee8c125743d003da707/22c48f285a5f5f6cc12575cc002fbfd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68/2009</text:p>
          </table:table-cell>
          <table:table-cell office:value-type="string" calcext:value-type="string">
            <text:p>Expte nº 68/2009.- Contrato servicios realización de talleres y actividades sociocumunitarias del Ar</text:p>
          </table:table-cell>
          <table:table-cell office:value-type="string" calcext:value-type="string">
            <text:p>http://www.granada.org.es/contrata.nsf/7514094450724ee8c125743d003da707/dd875d6cdb9da4efc12575c9002368d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105/2009</text:p>
          </table:table-cell>
          <table:table-cell office:value-type="string" calcext:value-type="string">
            <text:p>Expte nº 105/2009.- Contrato suministro mediante renting, equipos de transmisión portatiles y contro</text:p>
          </table:table-cell>
          <table:table-cell office:value-type="string" calcext:value-type="string">
            <text:p>http://www.granada.org.es/contrata.nsf/7514094450724ee8c125743d003da707/c224d647e151185dc12575c5003e854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348/2008</text:p>
          </table:table-cell>
          <table:table-cell office:value-type="string" calcext:value-type="string">
            <text:p>Expte nº 348/2008 Contrato suministro vestuario, calzado y complementos para Policia Local de Granad</text:p>
          </table:table-cell>
          <table:table-cell office:value-type="string" calcext:value-type="string">
            <text:p>http://www.granada.org.es/contrata.nsf/7514094450724ee8c125743d003da707/1ae3ab1a96d2d0eac12575bc002fbcf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4/2009 (PALACIO CONGRESOS)</text:p>
          </table:table-cell>
          <table:table-cell office:value-type="string" calcext:value-type="string">
            <text:p>4/2009</text:p>
          </table:table-cell>
          <table:table-cell office:value-type="string" calcext:value-type="string">
            <text:p>Expte nº 4/2009 (PALACIO CONGRESOS), Contrato servicios mantenimiento y actualizacion de los elevado</text:p>
          </table:table-cell>
          <table:table-cell office:value-type="string" calcext:value-type="string">
            <text:p>http://www.granada.org.es/contrata.nsf/7514094450724ee8c125743d003da707/925d8f6c77869c71c12575b400402ef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34/2008 (PATRIMONIO)</text:p>
          </table:table-cell>
          <table:table-cell office:value-type="string" calcext:value-type="string">
            <text:p>234/2008</text:p>
          </table:table-cell>
          <table:table-cell office:value-type="string" calcext:value-type="string">
            <text:p>EXPTE. 234/2008 (PATRIMONIO).- ARRENDAMIENTO PARA LA EXPLOTACIÓN DE VARIOS KIOSCOS. (PARQUE RECREATI</text:p>
          </table:table-cell>
          <table:table-cell office:value-type="string" calcext:value-type="string">
            <text:p>http://www.granada.org.es/contrata.nsf/7514094450724ee8c125743d003da707/4c8f3f3463ef7d82c12575a80041f8e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34/2008 (PATRIMONIO)</text:p>
          </table:table-cell>
          <table:table-cell office:value-type="string" calcext:value-type="string">
            <text:p>234/2008</text:p>
          </table:table-cell>
          <table:table-cell office:value-type="string" calcext:value-type="string">
            <text:p>EXPTE. 234/2008 (PATRIMONIO).- ARRENDAMIENTO PARA LA EXPLOTACIÓN DE VARIOS KIOSCOS. (PARQUE RECREATI</text:p>
          </table:table-cell>
          <table:table-cell office:value-type="string" calcext:value-type="string">
            <text:p>http://www.granada.org.es/contrata.nsf/7514094450724ee8c125743d003da707/4c8f3f3463ef7d82c12575a80041f8e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10/2007 (PATRIMONIO)</text:p>
          </table:table-cell>
          <table:table-cell office:value-type="string" calcext:value-type="string">
            <text:p>110/2007</text:p>
          </table:table-cell>
          <table:table-cell office:value-type="string" calcext:value-type="string">
            <text:p>EXPTE. 110/2007 (PATRIMONIO).- CONTRATO DE CONCESIÓN DE LOS DERECHOS DE OCUPACIÓN, USO Y EXPLOTACIÓN</text:p>
          </table:table-cell>
          <table:table-cell office:value-type="string" calcext:value-type="string">
            <text:p>http://www.granada.org.es/contrata.nsf/7514094450724ee8c125743d003da707/be6b2a88ecf38badc12575a8003f0238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97/2009</text:p>
          </table:table-cell>
          <table:table-cell office:value-type="string" calcext:value-type="string">
            <text:p>Expte nº 97/2009 Contrato obras acondicionamiento infraestructura, casetas ferial Corpus 2009</text:p>
          </table:table-cell>
          <table:table-cell office:value-type="string" calcext:value-type="string">
            <text:p>http://www.granada.org.es/contrata.nsf/7514094450724ee8c125743d003da707/e0988664205f272ec12575a20023a83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352/2008</text:p>
          </table:table-cell>
          <table:table-cell office:value-type="string" calcext:value-type="string">
            <text:p>Expte nº 352/2008.- Contrato suministro equipos microinformatica para el Ayuntamiento de Granada</text:p>
          </table:table-cell>
          <table:table-cell office:value-type="string" calcext:value-type="string">
            <text:p>http://www.granada.org.es/contrata.nsf/7514094450724ee8c125743d003da707/2198aad4bdf63cacc125759100322e1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1/2008 (PATRIMONIO)</text:p>
          </table:table-cell>
          <table:table-cell office:value-type="string" calcext:value-type="string">
            <text:p>201/2008</text:p>
          </table:table-cell>
          <table:table-cell office:value-type="string" calcext:value-type="string">
            <text:p>CONCESIÓN DE LOS DERECHOS DE OCUPACIÓN, USO, DISFRUTE Y EXPLOTACIÓN DE PUESTOS EN EL MERCADO MUNICIP</text:p>
          </table:table-cell>
          <table:table-cell office:value-type="string" calcext:value-type="string">
            <text:p>http://www.granada.org.es/contrata.nsf/7514094450724ee8c125743d003da707/bec12ce80b5341a3c125758c002622b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17/2009</text:p>
          </table:table-cell>
          <table:table-cell office:value-type="string" calcext:value-type="string">
            <text:p>Expte nº 17/2009 Contrato servicios limpieza complementaria del Teatro Municipal Isabel Catolica</text:p>
          </table:table-cell>
          <table:table-cell office:value-type="string" calcext:value-type="string">
            <text:p>http://www.granada.org.es/contrata.nsf/7514094450724ee8c125743d003da707/17c86c0bb2d9ed1cc12575830047535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344/2008</text:p>
          </table:table-cell>
          <table:table-cell office:value-type="string" calcext:value-type="string">
            <text:p>Expte nº 344/2008.- Contrato Suministro vehiculos, mediante Renting, para el Parque Movil Municipal.</text:p>
          </table:table-cell>
          <table:table-cell office:value-type="string" calcext:value-type="string">
            <text:p>http://www.granada.org.es/contrata.nsf/7514094450724ee8c125743d003da707/df4c017f4baec5dcc125757b0029e56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22/2009</text:p>
          </table:table-cell>
          <table:table-cell office:value-type="string" calcext:value-type="string">
            <text:p>Expte nº 22/2009 Contrato Servicios tareas de apoyo servicios complementarios Concejalia Juventud</text:p>
          </table:table-cell>
          <table:table-cell office:value-type="string" calcext:value-type="string">
            <text:p>http://www.granada.org.es/contrata.nsf/7514094450724ee8c125743d003da707/48fc82e7f27d29ebc1257575002d1f2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21/2009</text:p>
          </table:table-cell>
          <table:table-cell office:value-type="string" calcext:value-type="string">
            <text:p>Expte nº 21/2009 Contrato Servicios realizacion talleres actividades de ocio y tiempo libre</text:p>
          </table:table-cell>
          <table:table-cell office:value-type="string" calcext:value-type="string">
            <text:p>http://www.granada.org.es/contrata.nsf/7514094450724ee8c125743d003da707/9e18d93a40b78db4c1257575002cc09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341/2008 </text:p>
          </table:table-cell>
          <table:table-cell office:value-type="string" calcext:value-type="string">
            <text:p>341/2008</text:p>
          </table:table-cell>
          <table:table-cell office:value-type="string" calcext:value-type="string">
            <text:p>341/2008 Contrato servicios transporte por autocar para los usuarios de actividades organzadas por e</text:p>
          </table:table-cell>
          <table:table-cell office:value-type="string" calcext:value-type="string">
            <text:p>http://www.granada.org.es/contrata.nsf/7514094450724ee8c125743d003da707/ecc3c767d61ab7e5c1257575002acdd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39/2009</text:p>
          </table:table-cell>
          <table:table-cell office:value-type="string" calcext:value-type="string">
            <text:p>Expte nº 39/2009.- Contrato, a adjudicar por procedimiento abierto, de la gestión del servicio de vi</text:p>
          </table:table-cell>
          <table:table-cell office:value-type="string" calcext:value-type="string">
            <text:p>http://www.granada.org.es/contrata.nsf/7514094450724ee8c125743d003da707/cea3d5ab2d62d4a3c125757100477b8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20/2009</text:p>
          </table:table-cell>
          <table:table-cell office:value-type="string" calcext:value-type="string">
            <text:p>Expte nº 20/2009 Procedimiento Negociado con Publicidad, Contrato servicios de un profesional de seg</text:p>
          </table:table-cell>
          <table:table-cell office:value-type="string" calcext:value-type="string">
            <text:p>http://www.granada.org.es/contrata.nsf/7514094450724ee8c125743d003da707/e1a85dc7da852d45c125757000409ac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359/2008</text:p>
          </table:table-cell>
          <table:table-cell office:value-type="string" calcext:value-type="string">
            <text:p>359/2008 Contrato servicios denominado Escuelas de Vacaciones </text:p>
          </table:table-cell>
          <table:table-cell office:value-type="string" calcext:value-type="string">
            <text:p>http://www.granada.org.es/contrata.nsf/7514094450724ee8c125743d003da707/154bd8efd72c918fc125756e002aeaf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229/2008</text:p>
          </table:table-cell>
          <table:table-cell office:value-type="string" calcext:value-type="string">
            <text:p>Expte nº 229/2008 Contrato suministro energia calorifica generada por biomasa para calefacciones Ayu</text:p>
          </table:table-cell>
          <table:table-cell office:value-type="string" calcext:value-type="string">
            <text:p>http://www.granada.org.es/contrata.nsf/7514094450724ee8c125743d003da707/55e9bfcddd16e1f8c125756d002a91c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332/2008</text:p>
          </table:table-cell>
          <table:table-cell office:value-type="string" calcext:value-type="string">
            <text:p>Expte nº 332/2008 Contrato servicios de limpieza de los Colegios Publicos y dependencias municipales</text:p>
          </table:table-cell>
          <table:table-cell office:value-type="string" calcext:value-type="string">
            <text:p>http://www.granada.org.es/contrata.nsf/7514094450724ee8c125743d003da707/05409da498f2194cc1257553002a867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286/2008</text:p>
          </table:table-cell>
          <table:table-cell office:value-type="string" calcext:value-type="string">
            <text:p>Expte nº 286/2008 Contrato Suministro de energia electrica en baja tension del Ayuntamiento de Grana</text:p>
          </table:table-cell>
          <table:table-cell office:value-type="string" calcext:value-type="string">
            <text:p>http://www.granada.org.es/contrata.nsf/7514094450724ee8c125743d003da707/acdbe235c0e56873c125751a004b0d9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283/2008</text:p>
          </table:table-cell>
          <table:table-cell office:value-type="string" calcext:value-type="string">
            <text:p>Expte nº 283/2008 Contrato Servicios, trabjos coordinacion materia seguridad de obras de conservacio</text:p>
          </table:table-cell>
          <table:table-cell office:value-type="string" calcext:value-type="string">
            <text:p>http://www.granada.org.es/contrata.nsf/7514094450724ee8c125743d003da707/7338ad2a24bc9243c1257515002b1f8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75/2008 (PATRIMONIO)</text:p>
          </table:table-cell>
          <table:table-cell office:value-type="string" calcext:value-type="string">
            <text:p>175/2008</text:p>
          </table:table-cell>
          <table:table-cell office:value-type="string" calcext:value-type="string">
            <text:p>EXPTE.:175/2008.- Contrato de concesión de los derechos de ocupación, uso, disfrute y explotación de</text:p>
          </table:table-cell>
          <table:table-cell office:value-type="string" calcext:value-type="string">
            <text:p>http://www.granada.org.es/contrata.nsf/7514094450724ee8c125743d003da707/978035c215531416c1257515002957f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8/2008 (PATRIMONIO)</text:p>
          </table:table-cell>
          <table:table-cell office:value-type="string" calcext:value-type="string">
            <text:p>108/2008</text:p>
          </table:table-cell>
          <table:table-cell office:value-type="string" calcext:value-type="string">
            <text:p>EXPTE.: 108/2008.- CONCURSO PARA LA ENAJENACIÓN, POR EL PROCEDIMIENTO ABIERTO, DEL INMUEBLE SITO EN </text:p>
          </table:table-cell>
          <table:table-cell office:value-type="string" calcext:value-type="string">
            <text:p>http://www.granada.org.es/contrata.nsf/7514094450724ee8c125743d003da707/31a12914a2068da8c12575080044506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06/2008 (PATRIMONIO)</text:p>
          </table:table-cell>
          <table:table-cell office:value-type="string" calcext:value-type="string">
            <text:p>106/2008</text:p>
          </table:table-cell>
          <table:table-cell office:value-type="string" calcext:value-type="string">
            <text:p>EXPTE.: 106/2008.- CONCURSO PARA LA ENAJENACIÓN, POR EL PROCEDIMIENTO ABIERTO, DEL INMUEBLE SITO EN </text:p>
          </table:table-cell>
          <table:table-cell office:value-type="string" calcext:value-type="string">
            <text:p>http://www.granada.org.es/contrata.nsf/7514094450724ee8c125743d003da707/ae4436da70f63e11c12575080041f8b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273/2008</text:p>
          </table:table-cell>
          <table:table-cell office:value-type="string" calcext:value-type="string">
            <text:p>Expte nº 273/2008 P. Abierto Contrato suministro materiales ejecucion de obra Programa Fomento Agrar</text:p>
          </table:table-cell>
          <table:table-cell office:value-type="string" calcext:value-type="string">
            <text:p>http://www.granada.org.es/contrata.nsf/7514094450724ee8c125743d003da707/807a8b80c0660cc7c1257505003db8f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245/2008</text:p>
          </table:table-cell>
          <table:table-cell office:value-type="string" calcext:value-type="string">
            <text:p>Expte nº 245/2008 Contrato suministro mobiliario para los distintos servicios del Ayuntamiento de Gr</text:p>
          </table:table-cell>
          <table:table-cell office:value-type="string" calcext:value-type="string">
            <text:p>http://www.granada.org.es/contrata.nsf/7514094450724ee8c125743d003da707/42724570434a2882c12574fa002fe7d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225/2008</text:p>
          </table:table-cell>
          <table:table-cell office:value-type="string" calcext:value-type="string">
            <text:p>Expte nº 225/2008 Contrato de servicios mantenimiento extraordinario de los jardines y exteriores de</text:p>
          </table:table-cell>
          <table:table-cell office:value-type="string" calcext:value-type="string">
            <text:p>http://www.granada.org.es/contrata.nsf/7514094450724ee8c125743d003da707/510857ec04046ae5c12574f20029d06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278/2008</text:p>
          </table:table-cell>
          <table:table-cell office:value-type="string" calcext:value-type="string">
            <text:p>Expte nº 278/08 Contrato Suministro de combustible de automoción de los vehiculos de Parque Movil</text:p>
          </table:table-cell>
          <table:table-cell office:value-type="string" calcext:value-type="string">
            <text:p>http://www.granada.org.es/contrata.nsf/7514094450724ee8c125743d003da707/35628ab9a00c0eb1c12574ef002c3c1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71/2008 (Patrimonio)</text:p>
          </table:table-cell>
          <table:table-cell office:value-type="string" calcext:value-type="string">
            <text:p>171/2008</text:p>
          </table:table-cell>
          <table:table-cell office:value-type="string" calcext:value-type="string">
            <text:p>EXPTE Nº 171/08 CONTRATO DE CONCESIÓN DEL SERVICIO PÚBLICO DEL APARCAMIENTO DEL PALACIO DE EXPOSICIO</text:p>
          </table:table-cell>
          <table:table-cell office:value-type="string" calcext:value-type="string">
            <text:p>http://www.granada.org.es/contrata.nsf/7514094450724ee8c125743d003da707/bb48d6bf49ca67efc12574e9002410a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231/2008</text:p>
          </table:table-cell>
          <table:table-cell office:value-type="string" calcext:value-type="string">
            <text:p>Expte nº 231/08 Procedimiento abierto para adjudicar el contrato privado de colaboración en la gesti</text:p>
          </table:table-cell>
          <table:table-cell office:value-type="string" calcext:value-type="string">
            <text:p>http://www.granada.org.es/contrata.nsf/7514094450724ee8c125743d003da707/34aab243ec13a8ebc12574dd0022794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235/2008</text:p>
          </table:table-cell>
          <table:table-cell office:value-type="string" calcext:value-type="string">
            <text:p>Expte nº 235/2008 Procedimiento abierto concesión de servicio público educativo del Centro de Educac</text:p>
          </table:table-cell>
          <table:table-cell office:value-type="string" calcext:value-type="string">
            <text:p>http://www.granada.org.es/contrata.nsf/7514094450724ee8c125743d003da707/a644cf9bacc38d64c12574d0004538c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210/2008</text:p>
          </table:table-cell>
          <table:table-cell office:value-type="string" calcext:value-type="string">
            <text:p>Procedimiento abierto contrato servicios relativo al servicio de comidas para los usuarios del SAD</text:p>
          </table:table-cell>
          <table:table-cell office:value-type="string" calcext:value-type="string">
            <text:p>http://www.granada.org.es/contrata.nsf/7514094450724ee8c125743d003da707/e8da8cc5491032e5c12574d000446ce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206/2008</text:p>
          </table:table-cell>
          <table:table-cell office:value-type="string" calcext:value-type="string">
            <text:p>Expte nº 206/2008 Contrato Servicios de lavado de automoviles y similares</text:p>
          </table:table-cell>
          <table:table-cell office:value-type="string" calcext:value-type="string">
            <text:p>http://www.granada.org.es/contrata.nsf/7514094450724ee8c125743d003da707/fbeae093265341a9c12574ce002fca5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179/2008</text:p>
          </table:table-cell>
          <table:table-cell office:value-type="string" calcext:value-type="string">
            <text:p>Contrato de obras de iluminaciones extraordinas</text:p>
          </table:table-cell>
          <table:table-cell office:value-type="string" calcext:value-type="string">
            <text:p>http://www.granada.org.es/contrata.nsf/7514094450724ee8c125743d003da707/0a9c36a3601f9366c12574bb003fe90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179/2008</text:p>
          </table:table-cell>
          <table:table-cell office:value-type="string" calcext:value-type="string">
            <text:p>Contrato de obras de iluminaciones extraordinas</text:p>
          </table:table-cell>
          <table:table-cell office:value-type="string" calcext:value-type="string">
            <text:p>http://www.granada.org.es/contrata.nsf/7514094450724ee8c125743d003da707/0a9c36a3601f9366c12574bb003fe90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171/2008</text:p>
          </table:table-cell>
          <table:table-cell office:value-type="string" calcext:value-type="string">
            <text:p>Procedimiento abierto para adjudicar el contrato de suministro de consumibles informáticos</text:p>
          </table:table-cell>
          <table:table-cell office:value-type="string" calcext:value-type="string">
            <text:p>http://www.granada.org.es/contrata.nsf/7514094450724ee8c125743d003da707/a1173184d3b27744c12574ad00397fd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126/2008</text:p>
          </table:table-cell>
          <table:table-cell office:value-type="string" calcext:value-type="string">
            <text:p>Expte nº 126/08 Procedimiento abierto para la adjudicacion del contrato de suministro de energia ele</text:p>
          </table:table-cell>
          <table:table-cell office:value-type="string" calcext:value-type="string">
            <text:p>http://www.granada.org.es/contrata.nsf/7514094450724ee8c125743d003da707/2bb7141cb518ebe4c12574900028a6a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72/2008</text:p>
          </table:table-cell>
          <table:table-cell office:value-type="string" calcext:value-type="string">
            <text:p>Expte nº 72/2008 Contrato de Servicios de conexión de acceso a Internet</text:p>
          </table:table-cell>
          <table:table-cell office:value-type="string" calcext:value-type="string">
            <text:p>http://www.granada.org.es/contrata.nsf/7514094450724ee8c125743d003da707/9da8e3624f86a8f8c125747c0022646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36/2008</text:p>
          </table:table-cell>
          <table:table-cell office:value-type="string" calcext:value-type="string">
            <text:p>Contrato obras implantacion carril bus-bici en Avda de Pulianas, Pl. San Isidro, Ancha de Capuchinos</text:p>
          </table:table-cell>
          <table:table-cell office:value-type="string" calcext:value-type="string">
            <text:p>http://www.granada.org.es/contrata.nsf/7514094450724ee8c125743d003da707/3a0b4b26beaa1f62c125746000278cc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75/2008</text:p>
          </table:table-cell>
          <table:table-cell office:value-type="string" calcext:value-type="string">
            <text:p>Concurso, mediante procedimiento abierto, contrato obras señalización cruces semafóricos y tipo glor</text:p>
          </table:table-cell>
          <table:table-cell office:value-type="string" calcext:value-type="string">
            <text:p>http://www.granada.org.es/contrata.nsf/7514094450724ee8c125743d003da707/38a99997c06542f7c1257440003991b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150/2007</text:p>
          </table:table-cell>
          <table:table-cell office:value-type="string" calcext:value-type="string">
            <text:p>Contrato Consultoria y Asistencia realizacion Plan Integral de Accesibilidad del municipio de Granad</text:p>
          </table:table-cell>
          <table:table-cell office:value-type="string" calcext:value-type="string">
            <text:p>http://www.granada.org.es/contrata.nsf/7514094450724ee8c125743d003da707/5a6a4f4cc78b6a23c12574400037c1ca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281/2007</text:p>
          </table:table-cell>
          <table:table-cell office:value-type="string" calcext:value-type="string">
            <text:p>Contrato suministro sistema video detección plataforma carril bus-bici Avda. Pulianas</text:p>
          </table:table-cell>
          <table:table-cell office:value-type="string" calcext:value-type="string">
            <text:p>http://www.granada.org.es/contrata.nsf/7514094450724ee8c125743d003da707/3998057634c87705c12574400037494e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99/2008</text:p>
          </table:table-cell>
          <table:table-cell office:value-type="string" calcext:value-type="string">
            <text:p>Contrato suministro de una estación base repetidor sistema digital Tetra,</text:p>
          </table:table-cell>
          <table:table-cell office:value-type="string" calcext:value-type="string">
            <text:p>http://www.granada.org.es/contrata.nsf/7514094450724ee8c125743d003da707/687c8e9da29d9a97c1257440002436c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38/2008</text:p>
          </table:table-cell>
          <table:table-cell office:value-type="string" calcext:value-type="string">
            <text:p>Contrato obras renovación de la rosaleda en Parque García Lorca</text:p>
          </table:table-cell>
          <table:table-cell office:value-type="string" calcext:value-type="string">
            <text:p>http://www.granada.org.es/contrata.nsf/7514094450724ee8c125743d003da707/16e9676b124b9a37c125743d0031e44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85/2008</text:p>
          </table:table-cell>
          <table:table-cell office:value-type="string" calcext:value-type="string">
            <text:p>Contrato servicios para gestión de dos puntos de información joven</text:p>
          </table:table-cell>
          <table:table-cell office:value-type="string" calcext:value-type="string">
            <text:p>http://www.granada.org.es/contrata.nsf/7514094450724ee8c125743d003da707/59bdf321d44d8409c125743d002ed97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74/2008</text:p>
          </table:table-cell>
          <table:table-cell office:value-type="string" calcext:value-type="string">
            <text:p>Contrato obras remodelacion instalaciones alumbrado público calles Poeta M. Gongora y Sos Rey Catoli</text:p>
          </table:table-cell>
          <table:table-cell office:value-type="string" calcext:value-type="string">
            <text:p>http://www.granada.org.es/contrata.nsf/7514094450724ee8c125743d003da707/1ef4943341ccfb5dc125743d002db89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189/2007</text:p>
          </table:table-cell>
          <table:table-cell office:value-type="string" calcext:value-type="string">
            <text:p>ARRENDAMIENTO KIOSCO BAR PARQUE RECREATIVO DEL ZAIDÍN "CARLOS CANO"</text:p>
          </table:table-cell>
          <table:table-cell office:value-type="string" calcext:value-type="string">
            <text:p>http://www.granada.org.es/contrata.nsf/7514094450724ee8c125743d003da707/3d8eb573c5c2a668c125743d00277a27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84/2008</text:p>
          </table:table-cell>
          <table:table-cell office:value-type="string" calcext:value-type="string">
            <text:p>Contrato Consultoria y Asistencia para la contratación del Observatorio de la Juventud</text:p>
          </table:table-cell>
          <table:table-cell office:value-type="string" calcext:value-type="string">
            <text:p>http://www.granada.org.es/contrata.nsf/7514094450724ee8c125743d003da707/757c1f653b24eca6c125743d0025572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188/2007</text:p>
          </table:table-cell>
          <table:table-cell office:value-type="string" calcext:value-type="string">
            <text:p>ARRENDAMIENTO KIOSCO BAR PLAZA DE LAS AMÉRICAS</text:p>
          </table:table-cell>
          <table:table-cell office:value-type="string" calcext:value-type="string">
            <text:p>http://www.granada.org.es/contrata.nsf/7514094450724ee8c125743d003da707/eefb86c0412fddf5c125743d002359c1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48/2008</text:p>
          </table:table-cell>
          <table:table-cell office:value-type="string" calcext:value-type="string">
            <text:p>Contrato Servicio Poerteria-Conserjeria Colegios Publicos</text:p>
          </table:table-cell>
          <table:table-cell office:value-type="string" calcext:value-type="string">
            <text:p>http://www.granada.org.es/contrata.nsf/7514094450724ee8c125743d003da707/b92501019942ea61c125743b002f727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43/2008</text:p>
          </table:table-cell>
          <table:table-cell office:value-type="string" calcext:value-type="string">
            <text:p>Contrato obras rehabilitación y adaptación cocinas en Palacios Martires y Cordova</text:p>
          </table:table-cell>
          <table:table-cell office:value-type="string" calcext:value-type="string">
            <text:p>http://www.granada.org.es/contrata.nsf/7514094450724ee8c125743d003da707/2b4a6c576ff2c9e3c125742d0027ea2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286/2007</text:p>
          </table:table-cell>
          <table:table-cell office:value-type="string" calcext:value-type="string">
            <text:p>Servicios para el desbroce de espacios municipales en el termino municipal de Granada </text:p>
          </table:table-cell>
          <table:table-cell office:value-type="string" calcext:value-type="string">
            <text:p>http://www.granada.org.es/contrata.nsf/7514094450724ee8c125743d003da707/5a725e009db83f9fc125742c002cec1d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94/2008</text:p>
          </table:table-cell>
          <table:table-cell office:value-type="string" calcext:value-type="string">
            <text:p>Contrato de obras de acondicionamiento e infraestructura y casetas oficiales del Ferial, año 2008. T</text:p>
          </table:table-cell>
          <table:table-cell office:value-type="string" calcext:value-type="string">
            <text:p>http://www.granada.org.es/contrata.nsf/7514094450724ee8c125743d003da707/57c73ba0e82bdb8dc1257428003dfec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68/2008</text:p>
          </table:table-cell>
          <table:table-cell office:value-type="string" calcext:value-type="string">
            <text:p>Concesion explotacion Casetas Municipales Recinto Ferial y Plaza del Carmen</text:p>
          </table:table-cell>
          <table:table-cell office:value-type="string" calcext:value-type="string">
            <text:p>http://www.granada.org.es/contrata.nsf/7514094450724ee8c125743d003da707/5fb0f6d5dd8d521ec1257421002ff8a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15/2008</text:p>
          </table:table-cell>
          <table:table-cell office:value-type="string" calcext:value-type="string">
            <text:p><text:s/>Expte nº 15/2008 Concurso mediante procedimiento abierto, para la adjudicación del contrato de serv</text:p>
          </table:table-cell>
          <table:table-cell office:value-type="string" calcext:value-type="string">
            <text:p>http://www.granada.org.es/contrata.nsf/7514094450724ee8c125743d003da707/0f5a0e1824c9e0e1c125742000274f8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226/2007</text:p>
          </table:table-cell>
          <table:table-cell office:value-type="string" calcext:value-type="string">
            <text:p>Concurso mediante procedimiento abierto, para la adjudicación del contrato de suministro de un vehíc</text:p>
          </table:table-cell>
          <table:table-cell office:value-type="string" calcext:value-type="string">
            <text:p>http://www.granada.org.es/contrata.nsf/7514094450724ee8c125743d003da707/1510bf843fae7853c12573d1003fe573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234/2007</text:p>
          </table:table-cell>
          <table:table-cell office:value-type="string" calcext:value-type="string">
            <text:p>Conservacion Renovacion Mastiles y Banderas en la Ciudad</text:p>
          </table:table-cell>
          <table:table-cell office:value-type="string" calcext:value-type="string">
            <text:p>http://www.granada.org.es/contrata.nsf/7514094450724ee8c125743d003da707/a5a8d90cd520e748c12573b5003c21af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230/2007</text:p>
          </table:table-cell>
          <table:table-cell office:value-type="string" calcext:value-type="string">
            <text:p>Contrato de servicios de conservación, reparación y pequeña reforma de las instalaciones de Colegios</text:p>
          </table:table-cell>
          <table:table-cell office:value-type="string" calcext:value-type="string">
            <text:p>http://www.granada.org.es/contrata.nsf/7514094450724ee8c125743d003da707/78dc31b703b874abc1257399003a2d95!OpenDocument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199/2014</text:p>
          </table:table-cell>
          <table:table-cell office:value-type="string" calcext:value-type="string">
            <text:p>Expte nº 199/2014 C. menor servicios de animacion cortejo rey Gaspar cabalgata 2015</text:p>
          </table:table-cell>
          <table:table-cell office:value-type="string" calcext:value-type="string">
            <text:p>http://www.granada.org.es/contrata.nsf/7514094450724ee8c125743d003da707/efd616e2d23ed95cc1257dcf00291acb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200/2014</text:p>
          </table:table-cell>
          <table:table-cell office:value-type="string" calcext:value-type="string">
            <text:p>Expte nº 200/2014 C. menor servicios de animacion cortejo rey Baltasar cabalgata 2015</text:p>
          </table:table-cell>
          <table:table-cell office:value-type="string" calcext:value-type="string">
            <text:p>http://www.granada.org.es/contrata.nsf/7514094450724ee8c125743d003da707/78dae2fb670c8e20c1257dcf0029055c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201/2014</text:p>
          </table:table-cell>
          <table:table-cell office:value-type="string" calcext:value-type="string">
            <text:p>Expte nº 201/2014 C. menor servicios animacion del cortejo del Rey Melchor Cabalgata Reyes 2015</text:p>
          </table:table-cell>
          <table:table-cell office:value-type="string" calcext:value-type="string">
            <text:p>http://www.granada.org.es/contrata.nsf/7514094450724ee8c125743d003da707/c1a3b8c4006aabdec1257dcf0028e14f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203/2014</text:p>
          </table:table-cell>
          <table:table-cell office:value-type="string" calcext:value-type="string">
            <text:p>Expte nº 203/2014 C. menor servicios de animacion carrozas cabalgata reyes 2015</text:p>
          </table:table-cell>
          <table:table-cell office:value-type="string" calcext:value-type="string">
            <text:p>http://www.granada.org.es/contrata.nsf/7514094450724ee8c125743d003da707/933bbc0ea8352e27c1257dcf0028cb50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204/2014</text:p>
          </table:table-cell>
          <table:table-cell office:value-type="string" calcext:value-type="string">
            <text:p>Expte nº 204/2014 C. menor servicios de instalacion, equipamiento y permanencia del cartero real, Na</text:p>
          </table:table-cell>
          <table:table-cell office:value-type="string" calcext:value-type="string">
            <text:p>http://www.granada.org.es/contrata.nsf/7514094450724ee8c125743d003da707/3e7397833b09a89ac1257dcf0028acab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204/2014</text:p>
          </table:table-cell>
          <table:table-cell office:value-type="string" calcext:value-type="string">
            <text:p>Expte nº 204/2014 C. menor servicios de instalacion, equipamiento y permanencia del cartero real, Na</text:p>
          </table:table-cell>
          <table:table-cell office:value-type="string" calcext:value-type="string">
            <text:p>http://www.granada.org.es/contrata.nsf/7514094450724ee8c125743d003da707/3e7397833b09a89ac1257dcf0028acab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207/2014</text:p>
          </table:table-cell>
          <table:table-cell office:value-type="string" calcext:value-type="string">
            <text:p>Expte nº 207/2014 C. menor suministro material de juegos infantiles para instalaciones deportivas </text:p>
          </table:table-cell>
          <table:table-cell office:value-type="string" calcext:value-type="string">
            <text:p>http://www.granada.org.es/contrata.nsf/7514094450724ee8c125743d003da707/2ae0e08c749b8c99c1257dcf002894d7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214/2014</text:p>
          </table:table-cell>
          <table:table-cell office:value-type="string" calcext:value-type="string">
            <text:p>Expte nº 214/2014 C. menor para la actualizacion de los sonometros de contro acustico de las activid</text:p>
          </table:table-cell>
          <table:table-cell office:value-type="string" calcext:value-type="string">
            <text:p>http://www.granada.org.es/contrata.nsf/7514094450724ee8c125743d003da707/6f753ca98be70a35c1257dcf00285d8e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216/2014</text:p>
          </table:table-cell>
          <table:table-cell office:value-type="string" calcext:value-type="string">
            <text:p>Expte nº 216/2014 C. menor suministro de carpas y fly banner para la promocion y actuacion del plan </text:p>
          </table:table-cell>
          <table:table-cell office:value-type="string" calcext:value-type="string">
            <text:p>http://www.granada.org.es/contrata.nsf/7514094450724ee8c125743d003da707/10480e80cb07dd95c1257dcf00283b54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217/2014</text:p>
          </table:table-cell>
          <table:table-cell office:value-type="string" calcext:value-type="string">
            <text:p>Expte nº 217/2014 C. menor suministro mobiliario para las salas de educacion infantil centro muncipa</text:p>
          </table:table-cell>
          <table:table-cell office:value-type="string" calcext:value-type="string">
            <text:p>http://www.granada.org.es/contrata.nsf/7514094450724ee8c125743d003da707/d313f82d7254a85cc1257dcf00281841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219/2014</text:p>
          </table:table-cell>
          <table:table-cell office:value-type="string" calcext:value-type="string">
            <text:p>Expte nº 219/2014 C. menor suministro alquiler material de esqui y snow para cursos programa deporti</text:p>
          </table:table-cell>
          <table:table-cell office:value-type="string" calcext:value-type="string">
            <text:p>http://www.granada.org.es/contrata.nsf/7514094450724ee8c125743d003da707/50679adfda110e5cc1257dcf0027f838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220/2014</text:p>
          </table:table-cell>
          <table:table-cell office:value-type="string" calcext:value-type="string">
            <text:p>Expte nº 220/2014 C. menor suministro alquiler carrozas artisticas cabalgata reyes magos 2015</text:p>
          </table:table-cell>
          <table:table-cell office:value-type="string" calcext:value-type="string">
            <text:p>http://www.granada.org.es/contrata.nsf/7514094450724ee8c125743d003da707/c92424bdd7456770c1257dcf0027d4bf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221/2014</text:p>
          </table:table-cell>
          <table:table-cell office:value-type="string" calcext:value-type="string">
            <text:p>Expte nº 221/2014 C. menor servicios realizacion informe de seguimiento bianual del plan de accion d</text:p>
          </table:table-cell>
          <table:table-cell office:value-type="string" calcext:value-type="string">
            <text:p>http://www.granada.org.es/contrata.nsf/7514094450724ee8c125743d003da707/746431d1b2c6fc8bc1257dcf00279197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202/2014</text:p>
          </table:table-cell>
          <table:table-cell office:value-type="string" calcext:value-type="string">
            <text:p>Expte nº 202/2014 PNSP Contrato privado relativo a la poliza de seguro de la flota de vehiculosdel A</text:p>
          </table:table-cell>
          <table:table-cell office:value-type="string" calcext:value-type="string">
            <text:p>http://www.granada.org.es/contrata.nsf/7514094450724ee8c125743d003da707/5d9c537ef984128dc1257dcf00254785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209/2014</text:p>
          </table:table-cell>
          <table:table-cell office:value-type="string" calcext:value-type="string">
            <text:p>Expte nº 209/2014 Contrato menor obras de reparacion pavimento de dos pistas de padel ubicadas en el</text:p>
          </table:table-cell>
          <table:table-cell office:value-type="string" calcext:value-type="string">
            <text:p>http://www.granada.org.es/contrata.nsf/7514094450724ee8c125743d003da707/e5e8d4efcfbcb6bac1257dcc003c1ba1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135/2014</text:p>
          </table:table-cell>
          <table:table-cell office:value-type="string" calcext:value-type="string">
            <text:p>Expte nº 135/2014 PNSP Contrato suministro de forfaits para los participantes en el programa activda</text:p>
          </table:table-cell>
          <table:table-cell office:value-type="string" calcext:value-type="string">
            <text:p>http://www.granada.org.es/contrata.nsf/7514094450724ee8c125743d003da707/a497e24a15c219bcc1257dcc003b0df1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196/2014</text:p>
          </table:table-cell>
          <table:table-cell office:value-type="string" calcext:value-type="string">
            <text:p>Expte nº 196/2014 C. menor suministro alquiler diverso material de sonico con motivo de la celebraci</text:p>
          </table:table-cell>
          <table:table-cell office:value-type="string" calcext:value-type="string">
            <text:p>http://www.granada.org.es/contrata.nsf/7514094450724ee8c125743d003da707/9eb077c1f13ca49fc1257db000355f27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162/2014</text:p>
          </table:table-cell>
          <table:table-cell office:value-type="string" calcext:value-type="string">
            <text:p>Expte nº 162/2014 PNSP Contrato suministro e instalacion de diverso equipamiento tecnico escenico pa</text:p>
          </table:table-cell>
          <table:table-cell office:value-type="string" calcext:value-type="string">
            <text:p>http://www.granada.org.es/contrata.nsf/7514094450724ee8c125743d003da707/a858fb86d1d24619c1257dab002c6752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127/2014</text:p>
          </table:table-cell>
          <table:table-cell office:value-type="string" calcext:value-type="string">
            <text:p>Expte nº 127/2014 PNSP Contrato servicios mantenimiento amplicacion de la contabilidad municipal</text:p>
          </table:table-cell>
          <table:table-cell office:value-type="string" calcext:value-type="string">
            <text:p>http://www.granada.org.es/contrata.nsf/7514094450724ee8c125743d003da707/f2d6bbfb71bd5b53c1257dab002c34dc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185/2014</text:p>
          </table:table-cell>
          <table:table-cell office:value-type="string" calcext:value-type="string">
            <text:p>Expte nº 185/2014 C. menor servicios relativo a la ejecucion del programa de informacion, formacion </text:p>
          </table:table-cell>
          <table:table-cell office:value-type="string" calcext:value-type="string">
            <text:p>http://www.granada.org.es/contrata.nsf/7514094450724ee8c125743d003da707/988f1c80ec690b96c1257dab002bece4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181/2014</text:p>
          </table:table-cell>
          <table:table-cell office:value-type="string" calcext:value-type="string">
            <text:p>Expte nº 181/2014 C. menor suministro diverso material correspondiente a la nueva imagen del servici</text:p>
          </table:table-cell>
          <table:table-cell office:value-type="string" calcext:value-type="string">
            <text:p>http://www.granada.org.es/contrata.nsf/7514094450724ee8c125743d003da707/2cc0eabf3372fbbcc1257dab002bcd29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140/2014</text:p>
          </table:table-cell>
          <table:table-cell office:value-type="string" calcext:value-type="string">
            <text:p>Expte nº 140/2014 C. menor obras de pavimentacion y acondicionamiento del sotano/almacen del salon m</text:p>
          </table:table-cell>
          <table:table-cell office:value-type="string" calcext:value-type="string">
            <text:p>http://www.granada.org.es/contrata.nsf/7514094450724ee8c125743d003da707/49258fefd6c4ffd7c1257dab002ba8b2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194/2014</text:p>
          </table:table-cell>
          <table:table-cell office:value-type="string" calcext:value-type="string">
            <text:p>ERxpte nº 194/2014 C. menor servicios de formacion en materia de calidad para el desarrollo del curs</text:p>
          </table:table-cell>
          <table:table-cell office:value-type="string" calcext:value-type="string">
            <text:p>http://www.granada.org.es/contrata.nsf/7514094450724ee8c125743d003da707/c49c6e4adbc99b17c1257dab002b866c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193/2014</text:p>
          </table:table-cell>
          <table:table-cell office:value-type="string" calcext:value-type="string">
            <text:p>Expte nº 193/2014 C. menor suministro material para el equipamiento sonido del servicio municipal de</text:p>
          </table:table-cell>
          <table:table-cell office:value-type="string" calcext:value-type="string">
            <text:p>http://www.granada.org.es/contrata.nsf/7514094450724ee8c125743d003da707/d3bf2f32e9a24698c1257dab002b696b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189/2014</text:p>
          </table:table-cell>
          <table:table-cell office:value-type="string" calcext:value-type="string">
            <text:p>Expte nº 189/2014 C. menor suministro ded 10 licencias y 10 auticulares para implementacion del sist</text:p>
          </table:table-cell>
          <table:table-cell office:value-type="string" calcext:value-type="string">
            <text:p>http://www.granada.org.es/contrata.nsf/7514094450724ee8c125743d003da707/bf88285e80454b0ec1257dab002b4c1b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190/2014</text:p>
          </table:table-cell>
          <table:table-cell office:value-type="string" calcext:value-type="string">
            <text:p>Expte nº 190/2014 C. menor servicios mantenimiento de 400 licencias lotus domino</text:p>
          </table:table-cell>
          <table:table-cell office:value-type="string" calcext:value-type="string">
            <text:p>http://www.granada.org.es/contrata.nsf/7514094450724ee8c125743d003da707/818f08696dc1988bc1257dab002b35cc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205/2014</text:p>
          </table:table-cell>
          <table:table-cell office:value-type="string" calcext:value-type="string">
            <text:p>Expte nº 205/2014 C. menor servicios imparticion curso "recepcion y atencion al cliente"</text:p>
          </table:table-cell>
          <table:table-cell office:value-type="string" calcext:value-type="string">
            <text:p>http://www.granada.org.es/contrata.nsf/7514094450724ee8c125743d003da707/77627e6a8007f51bc1257dab002b1e64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178/2014</text:p>
          </table:table-cell>
          <table:table-cell office:value-type="string" calcext:value-type="string">
            <text:p>Expte nº 178/2014 C. menor suministro diberso software edicion para el servicio municipal radio tele</text:p>
          </table:table-cell>
          <table:table-cell office:value-type="string" calcext:value-type="string">
            <text:p>http://www.granada.org.es/contrata.nsf/7514094450724ee8c125743d003da707/9a732f96e43c1e3cc1257dab002aeda7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192/2014</text:p>
          </table:table-cell>
          <table:table-cell office:value-type="string" calcext:value-type="string">
            <text:p>Expte nº 192/2014 C. menor suministro para la compra de 85 ordenadores personales reacondiconados</text:p>
          </table:table-cell>
          <table:table-cell office:value-type="string" calcext:value-type="string">
            <text:p>http://www.granada.org.es/contrata.nsf/7514094450724ee8c125743d003da707/0935c4efd2b7b0dac1257da500353296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191/2014</text:p>
          </table:table-cell>
          <table:table-cell office:value-type="string" calcext:value-type="string">
            <text:p>Expte nº 191/2014 C. menor obras iluminacion con motivos navideños en los mercados municipales de S.</text:p>
          </table:table-cell>
          <table:table-cell office:value-type="string" calcext:value-type="string">
            <text:p>http://www.granada.org.es/contrata.nsf/7514094450724ee8c125743d003da707/2a9797e5700ad7edc1257da500351283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182/2014</text:p>
          </table:table-cell>
          <table:table-cell office:value-type="string" calcext:value-type="string">
            <text:p>Expte nº 182/2014 C. menor servicios de reedicion de la cartografia historica de Granada</text:p>
          </table:table-cell>
          <table:table-cell office:value-type="string" calcext:value-type="string">
            <text:p>http://www.granada.org.es/contrata.nsf/7514094450724ee8c125743d003da707/8b9cae109811c89dc1257da50034eeb3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186/2014</text:p>
          </table:table-cell>
          <table:table-cell office:value-type="string" calcext:value-type="string">
            <text:p>Expte nº 186/2014 C. menor servicios diseño y desarrollo aplicacion de seguimiento de grafitis</text:p>
          </table:table-cell>
          <table:table-cell office:value-type="string" calcext:value-type="string">
            <text:p>http://www.granada.org.es/contrata.nsf/7514094450724ee8c125743d003da707/c37ecef0678068bfc1257da300376982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171/2014</text:p>
          </table:table-cell>
          <table:table-cell office:value-type="string" calcext:value-type="string">
            <text:p>Expte nº 171/2014 C. menor suministro equipamiento camerinosTeatro Jose Tamayo y Teatro Mestro Alons</text:p>
          </table:table-cell>
          <table:table-cell office:value-type="string" calcext:value-type="string">
            <text:p>http://www.granada.org.es/contrata.nsf/7514094450724ee8c125743d003da707/37ff535b0557f692c1257da300371a66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44/2014</text:p>
          </table:table-cell>
          <table:table-cell office:value-type="string" calcext:value-type="string">
            <text:p>Expte nº 44/2014 PNSP Contrato servicios de soporte tecnico y mantenimiento de licencias Oracle del </text:p>
          </table:table-cell>
          <table:table-cell office:value-type="string" calcext:value-type="string">
            <text:p>http://www.granada.org.es/contrata.nsf/7514094450724ee8c125743d003da707/2b9e4a984269d47dc1257d9e0041a0b3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126/2014</text:p>
          </table:table-cell>
          <table:table-cell office:value-type="string" calcext:value-type="string">
            <text:p>Expte nº 126/2014 PNSP Contrato suministro de 45.000 tarjetas chips para bono turistico</text:p>
          </table:table-cell>
          <table:table-cell office:value-type="string" calcext:value-type="string">
            <text:p>http://www.granada.org.es/contrata.nsf/7514094450724ee8c125743d003da707/38bf97a877eecc26c1257d9e00415453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126/2014</text:p>
          </table:table-cell>
          <table:table-cell office:value-type="string" calcext:value-type="string">
            <text:p>Expte nº 126/2014 PNSP Contrato suministro de 45.000 tarjetas chips para bono turistico</text:p>
          </table:table-cell>
          <table:table-cell office:value-type="string" calcext:value-type="string">
            <text:p>http://www.granada.org.es/contrata.nsf/7514094450724ee8c125743d003da707/38bf97a877eecc26c1257d9e00415453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180/2014</text:p>
          </table:table-cell>
          <table:table-cell office:value-type="string" calcext:value-type="string">
            <text:p>Expte nº 180/2014 C. Menor suministro de dos maquinas mantenedoras de herba artifical para las pista</text:p>
          </table:table-cell>
          <table:table-cell office:value-type="string" calcext:value-type="string">
            <text:p>http://www.granada.org.es/contrata.nsf/7514094450724ee8c125743d003da707/97628e8e03b3f6b8c1257d9b002c7a49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179/2014</text:p>
          </table:table-cell>
          <table:table-cell office:value-type="string" calcext:value-type="string">
            <text:p>Expte nº 179/2014 C. Menor suministro de dos network attached storage (NAS)</text:p>
          </table:table-cell>
          <table:table-cell office:value-type="string" calcext:value-type="string">
            <text:p>http://www.granada.org.es/contrata.nsf/7514094450724ee8c125743d003da707/7e2821b856b2d2f5c1257d9b002c4d23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170/2014</text:p>
          </table:table-cell>
          <table:table-cell office:value-type="string" calcext:value-type="string">
            <text:p>Expte nº 170/2014 C. menor suministro para la compra de diverso material para el monitorado control </text:p>
          </table:table-cell>
          <table:table-cell office:value-type="string" calcext:value-type="string">
            <text:p>http://www.granada.org.es/contrata.nsf/7514094450724ee8c125743d003da707/b23401210822b68dc1257d900034b8f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175/2014</text:p>
          </table:table-cell>
          <table:table-cell office:value-type="string" calcext:value-type="string">
            <text:p>Expte nº 175/2014 C. menor suministro de una estacion de trabajo HP2820 para el servicio de radio y </text:p>
          </table:table-cell>
          <table:table-cell office:value-type="string" calcext:value-type="string">
            <text:p>http://www.granada.org.es/contrata.nsf/7514094450724ee8c125743d003da707/8efbc390ce181bf4c1257d900034910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69/2014</text:p>
          </table:table-cell>
          <table:table-cell office:value-type="string" calcext:value-type="string">
            <text:p>Expte nº 69/2014 PNSP Contrato suministro para la compra de diverso material audio-visual</text:p>
          </table:table-cell>
          <table:table-cell office:value-type="string" calcext:value-type="string">
            <text:p>http://www.granada.org.es/contrata.nsf/7514094450724ee8c125743d003da707/8e74233efab9c7e1c1257d8f003cbf4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173/2014</text:p>
          </table:table-cell>
          <table:table-cell office:value-type="string" calcext:value-type="string">
            <text:p>Expte nº 173/2014 C. menor obras de reparacion de pista polideportiva nº 1 del Polideportivo "Franci</text:p>
          </table:table-cell>
          <table:table-cell office:value-type="string" calcext:value-type="string">
            <text:p>http://www.granada.org.es/contrata.nsf/7514094450724ee8c125743d003da707/a83ef7e23270a41dc1257d8f003c630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174/2014</text:p>
          </table:table-cell>
          <table:table-cell office:value-type="string" calcext:value-type="string">
            <text:p>Expte nº 174/2014 C. menor servicios de coordinacion seguridad y salud de las obras de reparación de</text:p>
          </table:table-cell>
          <table:table-cell office:value-type="string" calcext:value-type="string">
            <text:p>http://www.granada.org.es/contrata.nsf/7514094450724ee8c125743d003da707/6831aa230764b018c1257d8f003c397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164/2014</text:p>
          </table:table-cell>
          <table:table-cell office:value-type="string" calcext:value-type="string">
            <text:p>Expte nº 164/2014 C. menor servicios de coordinacion seguridad y salud de obras de plan asfaltico en</text:p>
          </table:table-cell>
          <table:table-cell office:value-type="string" calcext:value-type="string">
            <text:p>http://www.granada.org.es/contrata.nsf/7514094450724ee8c125743d003da707/288109aa12afafbcc1257d8f003c12d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165/2014</text:p>
          </table:table-cell>
          <table:table-cell office:value-type="string" calcext:value-type="string">
            <text:p>Expte nº 165/2014 C. menor servicios de coordinacion de seguridad y salud de las obras de refuerzo d</text:p>
          </table:table-cell>
          <table:table-cell office:value-type="string" calcext:value-type="string">
            <text:p>http://www.granada.org.es/contrata.nsf/7514094450724ee8c125743d003da707/546e3a015d740fc5c1257d8f003be13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172/2014</text:p>
          </table:table-cell>
          <table:table-cell office:value-type="string" calcext:value-type="string">
            <text:p>Expte nº 172/2014 C. menor servicios de imparticion de jornadas formativas "Funcionamiento y uso de </text:p>
          </table:table-cell>
          <table:table-cell office:value-type="string" calcext:value-type="string">
            <text:p>http://www.granada.org.es/contrata.nsf/7514094450724ee8c125743d003da707/1dd37dc5621a858dc1257d8f003a9fa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177/2014</text:p>
          </table:table-cell>
          <table:table-cell office:value-type="string" calcext:value-type="string">
            <text:p>Expte nº 177/2014 C. menor servicios para la elaboracion de informe tecnico acerca de las obras ejec</text:p>
          </table:table-cell>
          <table:table-cell office:value-type="string" calcext:value-type="string">
            <text:p>http://www.granada.org.es/contrata.nsf/7514094450724ee8c125743d003da707/61279ce064a0acf5c1257d8f003a799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11705/2014</text:p>
          </table:table-cell>
          <table:table-cell office:value-type="string" calcext:value-type="string">
            <text:p>EXP. 11705/2014 CONTRATO MENOR DE OBRAS PARA LA EJECUCIÓN DEL PROYECTO DE TERMINACIÓN DE LA OBRA CIV</text:p>
          </table:table-cell>
          <table:table-cell office:value-type="string" calcext:value-type="string">
            <text:p>http://www.granada.org.es/contrata.nsf/7514094450724ee8c125743d003da707/0135b7523968ce5fc1257d87004af9c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160/2014</text:p>
          </table:table-cell>
          <table:table-cell office:value-type="string" calcext:value-type="string">
            <text:p>Expte nº 160/2014 C. menor suministro e instalacion de metalisteria para las instalaciones deportiva</text:p>
          </table:table-cell>
          <table:table-cell office:value-type="string" calcext:value-type="string">
            <text:p>http://www.granada.org.es/contrata.nsf/7514094450724ee8c125743d003da707/1d576bde5b157afac1257d87003e636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29/2014</text:p>
          </table:table-cell>
          <table:table-cell office:value-type="string" calcext:value-type="string">
            <text:p>Expte nº 29/2014 PNSP Contrato servicios analisis diseño e implementacion de aplicaciones para las a</text:p>
          </table:table-cell>
          <table:table-cell office:value-type="string" calcext:value-type="string">
            <text:p>http://www.granada.org.es/contrata.nsf/7514094450724ee8c125743d003da707/7177ef14088f9b8cc1257d850028bc2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123/2014</text:p>
          </table:table-cell>
          <table:table-cell office:value-type="string" calcext:value-type="string">
            <text:p>Expte nº 123/2014 C. menor suministro material electrico para el mantenimiento de las instalaciones </text:p>
          </table:table-cell>
          <table:table-cell office:value-type="string" calcext:value-type="string">
            <text:p>http://www.granada.org.es/contrata.nsf/7514094450724ee8c125743d003da707/986201b9a321170cc1257d85002886f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120/2014</text:p>
          </table:table-cell>
          <table:table-cell office:value-type="string" calcext:value-type="string">
            <text:p>Expte nº 120/2014 PNSP Contrato de servicios de recogida y transporte de residuos generados en el ec</text:p>
          </table:table-cell>
          <table:table-cell office:value-type="string" calcext:value-type="string">
            <text:p>http://www.granada.org.es/contrata.nsf/7514094450724ee8c125743d003da707/894745ef6202d24dc1257d7b003f69e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55/2014</text:p>
          </table:table-cell>
          <table:table-cell office:value-type="string" calcext:value-type="string">
            <text:p>Expte nº 55/2014 C. Menor servicios asesoramiento tecnico mantenimiento del campo futbol cesped natu</text:p>
          </table:table-cell>
          <table:table-cell office:value-type="string" calcext:value-type="string">
            <text:p>http://www.granada.org.es/contrata.nsf/7514094450724ee8c125743d003da707/64a526bb3853a1e2c1257d79003e212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8501/2014</text:p>
          </table:table-cell>
          <table:table-cell office:value-type="string" calcext:value-type="string">
            <text:p>EXP. 8501/2014 CONTRATO MENO DE OBRAS PARA EJECUCIÓN DEL PROYECTO PARA REMODELACIÓN DEL INTERCAMBIAD</text:p>
          </table:table-cell>
          <table:table-cell office:value-type="string" calcext:value-type="string">
            <text:p>http://www.granada.org.es/contrata.nsf/7514094450724ee8c125743d003da707/e010f91814167426c1257d78002b5d3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8039/2014</text:p>
          </table:table-cell>
          <table:table-cell office:value-type="string" calcext:value-type="string">
            <text:p>8039/2014 Contrato Menor de Obras para remodelación de elemento patrimonial en espacio público de la</text:p>
          </table:table-cell>
          <table:table-cell office:value-type="string" calcext:value-type="string">
            <text:p>http://www.granada.org.es/contrata.nsf/7514094450724ee8c125743d003da707/26ed82afb7798254c1257d78002a507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20/2014</text:p>
          </table:table-cell>
          <table:table-cell office:value-type="string" calcext:value-type="string">
            <text:p>EXPTE.: 20/2014 (PATRIMONIO).- Contrato de arrendamiento inmueble sito en Carretera de Murcia (antig</text:p>
          </table:table-cell>
          <table:table-cell office:value-type="string" calcext:value-type="string">
            <text:p>http://www.granada.org.es/contrata.nsf/7514094450724ee8c125743d003da707/b598cf9bc9a594cbc1257d770031267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154/2014</text:p>
          </table:table-cell>
          <table:table-cell office:value-type="string" calcext:value-type="string">
            <text:p>Expte nº 154/2014 C. menor suministro de dos cañones-monitores para el lanzamiento de agua en grande</text:p>
          </table:table-cell>
          <table:table-cell office:value-type="string" calcext:value-type="string">
            <text:p>http://www.granada.org.es/contrata.nsf/7514094450724ee8c125743d003da707/05873a9e9717c250c1257d740035adf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147/2014</text:p>
          </table:table-cell>
          <table:table-cell office:value-type="string" calcext:value-type="string">
            <text:p>Expte nº 147/2014 C. menor servicios coordinacion seguridad y salud obras supresion barreras urbanis</text:p>
          </table:table-cell>
          <table:table-cell office:value-type="string" calcext:value-type="string">
            <text:p>http://www.granada.org.es/contrata.nsf/7514094450724ee8c125743d003da707/2d473d99fcfc0771c1257d720026de4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126/2014</text:p>
          </table:table-cell>
          <table:table-cell office:value-type="string" calcext:value-type="string">
            <text:p>Expte nº 126/2014 PNSP Contrato suministro tarjetas con chip para bono turistico</text:p>
          </table:table-cell>
          <table:table-cell office:value-type="string" calcext:value-type="string">
            <text:p>http://www.granada.org.es/contrata.nsf/7514094450724ee8c125743d003da707/a71d4f2210ea6e31c1257d720024f0b6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155/2014</text:p>
          </table:table-cell>
          <table:table-cell office:value-type="string" calcext:value-type="string">
            <text:p>Expte nº 155/2014 C. menor servicios de coordinacion seguridad y salud obras a realizar con el progr</text:p>
          </table:table-cell>
          <table:table-cell office:value-type="string" calcext:value-type="string">
            <text:p>http://www.granada.org.es/contrata.nsf/7514094450724ee8c125743d003da707/8f968c804140b388c1257d720023e9a4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146/2014</text:p>
          </table:table-cell>
          <table:table-cell office:value-type="string" calcext:value-type="string">
            <text:p>Expte nº 146/2014 C. menor obras de supresion barreras urbanisticas en distintos puntos de la ciudad</text:p>
          </table:table-cell>
          <table:table-cell office:value-type="string" calcext:value-type="string">
            <text:p>http://www.granada.org.es/contrata.nsf/7514094450724ee8c125743d003da707/f301b7ab7ee2a0dbc1257d720023c60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153/2014</text:p>
          </table:table-cell>
          <table:table-cell office:value-type="string" calcext:value-type="string">
            <text:p>Expte nº 153/2014 C. menor servicios profesionales para actualizar el fondo cartografico de Geograna</text:p>
          </table:table-cell>
          <table:table-cell office:value-type="string" calcext:value-type="string">
            <text:p>http://www.granada.org.es/contrata.nsf/7514094450724ee8c125743d003da707/903cb4c7a3657fe8c1257d7200239a0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7850/2014</text:p>
          </table:table-cell>
          <table:table-cell office:value-type="string" calcext:value-type="string">
            <text:p>7850/2014, CONTRATO DE OBRAS PARA EJECUCIÓN DEL PROYECTO DE URBANIZACIÓN "SISTEMA GENERAL VIRGENCICA</text:p>
          </table:table-cell>
          <table:table-cell office:value-type="string" calcext:value-type="string">
            <text:p>http://www.granada.org.es/contrata.nsf/7514094450724ee8c125743d003da707/f3a8cce48b88e114c1257d710046cf4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12785/2013</text:p>
          </table:table-cell>
          <table:table-cell office:value-type="string" calcext:value-type="string">
            <text:p>12785/2013, CONTRATO MENOR DE OBRAS PARA EL ADECENTAMIENTO DE VIVIENDA EN PLACETA DE CASTILLAS Nº 6(</text:p>
          </table:table-cell>
          <table:table-cell office:value-type="string" calcext:value-type="string">
            <text:p>http://www.granada.org.es/contrata.nsf/7514094450724ee8c125743d003da707/d0d6334f8a01f6e4c1257d7100453026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5911/2014</text:p>
          </table:table-cell>
          <table:table-cell office:value-type="string" calcext:value-type="string">
            <text:p>5911/2014, CONTRATO MENOR DE OBRAS PARA EJECUCIÓN PROYECTO INSTALACIÓN DE TOLDOS EN BIBLIOTECA FRANC</text:p>
          </table:table-cell>
          <table:table-cell office:value-type="string" calcext:value-type="string">
            <text:p>http://www.granada.org.es/contrata.nsf/7514094450724ee8c125743d003da707/4643d31b167b51b4c1257d6a002b554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5911/2014</text:p>
          </table:table-cell>
          <table:table-cell office:value-type="string" calcext:value-type="string">
            <text:p>5911/2014, CONTRATO MENOR DE OBRAS PARA EJECUCIÓN PROYECTO INSTALACIÓN DE TOLDOS EN BIBLIOTECA FRANC</text:p>
          </table:table-cell>
          <table:table-cell office:value-type="string" calcext:value-type="string">
            <text:p>http://www.granada.org.es/contrata.nsf/7514094450724ee8c125743d003da707/4643d31b167b51b4c1257d6a002b554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10767/2014</text:p>
          </table:table-cell>
          <table:table-cell office:value-type="string" calcext:value-type="string">
            <text:p>10767/2014, ADJUDICACIÓN DEL CONTRATO MENOR DE OBRAS PARA EJECUCIÓN DEL PROYECTO DE APERTURA DE VIAL</text:p>
          </table:table-cell>
          <table:table-cell office:value-type="string" calcext:value-type="string">
            <text:p>http://www.granada.org.es/contrata.nsf/7514094450724ee8c125743d003da707/da97fb4da69fac8ec1257d6a0028c721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122/2014</text:p>
          </table:table-cell>
          <table:table-cell office:value-type="string" calcext:value-type="string">
            <text:p>Expte nº 122/2014 C. menor suministro materiales de carpinteria metalica y cristaleria para mantenim</text:p>
          </table:table-cell>
          <table:table-cell office:value-type="string" calcext:value-type="string">
            <text:p>http://www.granada.org.es/contrata.nsf/7514094450724ee8c125743d003da707/b873a24e9a84b378c1257d690022fb5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128/2014</text:p>
          </table:table-cell>
          <table:table-cell office:value-type="string" calcext:value-type="string">
            <text:p>Expte nº 128/2014 C. menor obras de construccion y reparacion de canalizaciones instalacion fibra op</text:p>
          </table:table-cell>
          <table:table-cell office:value-type="string" calcext:value-type="string">
            <text:p>http://www.granada.org.es/contrata.nsf/7514094450724ee8c125743d003da707/39c00bd90408b9fac1257d690022dbd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129/2014</text:p>
          </table:table-cell>
          <table:table-cell office:value-type="string" calcext:value-type="string">
            <text:p>Expte nº 129/2014 C. menor servicios de coordinacion seguridad y salud obras de construccion y repar</text:p>
          </table:table-cell>
          <table:table-cell office:value-type="string" calcext:value-type="string">
            <text:p>http://www.granada.org.es/contrata.nsf/7514094450724ee8c125743d003da707/3dc9813f24b9fd58c1257d690022ae6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133/2014</text:p>
          </table:table-cell>
          <table:table-cell office:value-type="string" calcext:value-type="string">
            <text:p>Expte nº 133/2014 C. menor servicios de streaming para el Ayuntamiento de Granada.(Servicio de Radio</text:p>
          </table:table-cell>
          <table:table-cell office:value-type="string" calcext:value-type="string">
            <text:p>http://www.granada.org.es/contrata.nsf/7514094450724ee8c125743d003da707/9d1acbadb5056a0ec1257d620026945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134/2014</text:p>
          </table:table-cell>
          <table:table-cell office:value-type="string" calcext:value-type="string">
            <text:p>Expte nº 134/2014 C. menor servicios de lavado y mantenimiento de la flota automovilistica municipal</text:p>
          </table:table-cell>
          <table:table-cell office:value-type="string" calcext:value-type="string">
            <text:p>http://www.granada.org.es/contrata.nsf/7514094450724ee8c125743d003da707/9a4d3db6b8aad4c8c1257d62002674c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63/2014</text:p>
          </table:table-cell>
          <table:table-cell office:value-type="string" calcext:value-type="string">
            <text:p>Expte nº 63/2014 PNSP Contrato servicios mantenimiento herramientas a motor del servicio de prevenci</text:p>
          </table:table-cell>
          <table:table-cell office:value-type="string" calcext:value-type="string">
            <text:p>http://www.granada.org.es/contrata.nsf/7514094450724ee8c125743d003da707/ad8e10b880c46451c1257d62002643b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44/2014</text:p>
          </table:table-cell>
          <table:table-cell office:value-type="string" calcext:value-type="string">
            <text:p>Expte nº 44/2014 PNSP Contrato servicios soporte tecnico y mantenimiento licencias oracle en el Ayun</text:p>
          </table:table-cell>
          <table:table-cell office:value-type="string" calcext:value-type="string">
            <text:p>http://www.granada.org.es/contrata.nsf/7514094450724ee8c125743d003da707/808933b139737aabc1257d6200261b88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122/2014</text:p>
          </table:table-cell>
          <table:table-cell office:value-type="string" calcext:value-type="string">
            <text:p>Expte nº 122/2014 C. menor suministro materiales carpinteria metalica y cristaleria para el mantenim</text:p>
          </table:table-cell>
          <table:table-cell office:value-type="string" calcext:value-type="string">
            <text:p>http://www.granada.org.es/contrata.nsf/7514094450724ee8c125743d003da707/b4f6879b2f860387c1257d620025f7f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8846/2014</text:p>
          </table:table-cell>
          <table:table-cell office:value-type="string" calcext:value-type="string">
            <text:p>Expte. 8846/2014 Proyecto de demolición de caseta en las parcelas EDO 2.1.1 y EDO 2.1.2 del PP-O1-O2</text:p>
          </table:table-cell>
          <table:table-cell office:value-type="string" calcext:value-type="string">
            <text:p>http://www.granada.org.es/contrata.nsf/7514094450724ee8c125743d003da707/04ffd09b0ef01bfec1257d620023a21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9837/2013</text:p>
          </table:table-cell>
          <table:table-cell office:value-type="string" calcext:value-type="string">
            <text:p>Expte. 9837/2013 Procedimiento negociado sin publicidad de Concesión Demanial para uso privativo com</text:p>
          </table:table-cell>
          <table:table-cell office:value-type="string" calcext:value-type="string">
            <text:p>http://www.granada.org.es/contrata.nsf/7514094450724ee8c125743d003da707/f54ac7cca0776f17c1257d5f003c0b76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137/2014</text:p>
          </table:table-cell>
          <table:table-cell office:value-type="string" calcext:value-type="string">
            <text:p>Expte nº 137/2014 C. menor de profesionales para la integracion de la red inalambrica (Backbone)</text:p>
          </table:table-cell>
          <table:table-cell office:value-type="string" calcext:value-type="string">
            <text:p>http://www.granada.org.es/contrata.nsf/7514094450724ee8c125743d003da707/bcefed917a12f0cac1257d5e00341da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141/2014</text:p>
          </table:table-cell>
          <table:table-cell office:value-type="string" calcext:value-type="string">
            <text:p>Expte nº 141/2014 Contrato menor de servicios para la imparticion del curso "tapas vegetarianas y ve</text:p>
          </table:table-cell>
          <table:table-cell office:value-type="string" calcext:value-type="string">
            <text:p>http://www.granada.org.es/contrata.nsf/7514094450724ee8c125743d003da707/2dc5ee195a549791c1257d5e0033ea9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89/2014</text:p>
          </table:table-cell>
          <table:table-cell office:value-type="string" calcext:value-type="string">
            <text:p>Expte nº 89/2014 PNSP Contrato servicios mantenimiento de la aplicación de contabilidad SICALWIN </text:p>
          </table:table-cell>
          <table:table-cell office:value-type="string" calcext:value-type="string">
            <text:p>http://www.granada.org.es/contrata.nsf/7514094450724ee8c125743d003da707/3e25adeb8a392b37c1257d5e0032ff3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101/2014</text:p>
          </table:table-cell>
          <table:table-cell office:value-type="string" calcext:value-type="string">
            <text:p>Expte nº 101/2014 PNSP Contrato Servicios actividades auxiliares para la realización de espectaculos</text:p>
          </table:table-cell>
          <table:table-cell office:value-type="string" calcext:value-type="string">
            <text:p>http://www.granada.org.es/contrata.nsf/7514094450724ee8c125743d003da707/a89113c4ce4d076ac1257d5e0031c69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138/2014</text:p>
          </table:table-cell>
          <table:table-cell office:value-type="string" calcext:value-type="string">
            <text:p>Expte nº 138/2014 PNSP Contrato Suministro e implantacion de señaletica para el Centro abierto de Gr</text:p>
          </table:table-cell>
          <table:table-cell office:value-type="string" calcext:value-type="string">
            <text:p>http://www.granada.org.es/contrata.nsf/7514094450724ee8c125743d003da707/c2e41dc0dbdc9e50c1257d4f0023e50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130/2014</text:p>
          </table:table-cell>
          <table:table-cell office:value-type="string" calcext:value-type="string">
            <text:p>Expte nº 130/2014 C. menor servicios para la imparticion del curso "Limpieza de superficies y mobili</text:p>
          </table:table-cell>
          <table:table-cell office:value-type="string" calcext:value-type="string">
            <text:p>http://www.granada.org.es/contrata.nsf/7514094450724ee8c125743d003da707/b23ebec28cc8e100c1257d4300340aa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143/2014</text:p>
          </table:table-cell>
          <table:table-cell office:value-type="string" calcext:value-type="string">
            <text:p>Expte nº 143/2014 C. menor Servicios para la imparticion del curso "Comercio electronico"</text:p>
          </table:table-cell>
          <table:table-cell office:value-type="string" calcext:value-type="string">
            <text:p>http://www.granada.org.es/contrata.nsf/7514094450724ee8c125743d003da707/3135d7df07513cdcc1257d420035a89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131/2014</text:p>
          </table:table-cell>
          <table:table-cell office:value-type="string" calcext:value-type="string">
            <text:p>Expte nº 131/2014 C. menor servicios para la imparticion del curso "Actividades de venta" </text:p>
          </table:table-cell>
          <table:table-cell office:value-type="string" calcext:value-type="string">
            <text:p>http://www.granada.org.es/contrata.nsf/7514094450724ee8c125743d003da707/4fd68d2b75dd4906c1257d420034ed6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142/2014</text:p>
          </table:table-cell>
          <table:table-cell office:value-type="string" calcext:value-type="string">
            <text:p>Expte nº 142/2014 C. menor servicios de imparticion del curso para la insercion laboral en el marco </text:p>
          </table:table-cell>
          <table:table-cell office:value-type="string" calcext:value-type="string">
            <text:p>http://www.granada.org.es/contrata.nsf/7514094450724ee8c125743d003da707/a23078e89c5d3172c1257d400032b53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139/2014</text:p>
          </table:table-cell>
          <table:table-cell office:value-type="string" calcext:value-type="string">
            <text:p>Expte nº 139/2014 C. menor servicios coordinacion seguridad y salud del proyecto suministro e implan</text:p>
          </table:table-cell>
          <table:table-cell office:value-type="string" calcext:value-type="string">
            <text:p>http://www.granada.org.es/contrata.nsf/7514094450724ee8c125743d003da707/d02c7939f51dc74dc1257d400032107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96/2014</text:p>
          </table:table-cell>
          <table:table-cell office:value-type="string" calcext:value-type="string">
            <text:p>Expte nº 96/2014 Rectificacion error material C. menor suministro material de ferreteria poara la Co</text:p>
          </table:table-cell>
          <table:table-cell office:value-type="string" calcext:value-type="string">
            <text:p>http://www.granada.org.es/contrata.nsf/7514094450724ee8c125743d003da707/dfa908cf6de6e4d0c1257d4000314b1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73/2014</text:p>
          </table:table-cell>
          <table:table-cell office:value-type="string" calcext:value-type="string">
            <text:p>Expte nº 73/2014 PNSP Contrato servicios denominado "Unidad Movil de acercamiento y atencion social </text:p>
          </table:table-cell>
          <table:table-cell office:value-type="string" calcext:value-type="string">
            <text:p>http://www.granada.org.es/contrata.nsf/7514094450724ee8c125743d003da707/666770cafa9713c7c1257d40002fbbe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4030/2014</text:p>
          </table:table-cell>
          <table:table-cell office:value-type="string" calcext:value-type="string">
            <text:p>Exp. 4030/2014, Adjudicación enajenación plazas de aparcamiento del equipamiento deportivo de Mondra</text:p>
          </table:table-cell>
          <table:table-cell office:value-type="string" calcext:value-type="string">
            <text:p>http://www.granada.org.es/contrata.nsf/7514094450724ee8c125743d003da707/7c67b2f35c4aa2a5c1257d2c002194e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79/2014</text:p>
          </table:table-cell>
          <table:table-cell office:value-type="string" calcext:value-type="string">
            <text:p>EXPTE.: 79/2014.- CONTRATO DE ARRENDAMIENTO PARA LA EXPLOTACIÓN COMERCIAL DEL KIOSCO BAR SITO EN EL </text:p>
          </table:table-cell>
          <table:table-cell office:value-type="string" calcext:value-type="string">
            <text:p>http://www.granada.org.es/contrata.nsf/7514094450724ee8c125743d003da707/4cfdf403c219f3fdc1257d2b003ea33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7767/2014</text:p>
          </table:table-cell>
          <table:table-cell office:value-type="string" calcext:value-type="string">
            <text:p>EXP. 7767/14, CONTRATO MENOR DE SERVICIOS PARA LA ASISTENCIA TÉCNICA PARA ELABORACIÓN DEL PLAN DE SE</text:p>
          </table:table-cell>
          <table:table-cell office:value-type="string" calcext:value-type="string">
            <text:p>http://www.granada.org.es/contrata.nsf/7514094450724ee8c125743d003da707/7b9b0cbdee46bcbfc1257d2b0022e274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75/2014</text:p>
          </table:table-cell>
          <table:table-cell office:value-type="string" calcext:value-type="string">
            <text:p>Expte nº 75/2014 PNSP Contrato privado acceso a la base de datos "El Consultor de los Ayuntamientos"</text:p>
          </table:table-cell>
          <table:table-cell office:value-type="string" calcext:value-type="string">
            <text:p>http://www.granada.org.es/contrata.nsf/7514094450724ee8c125743d003da707/c1669f740aab8bb6c1257d270036d16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83/2014</text:p>
          </table:table-cell>
          <table:table-cell office:value-type="string" calcext:value-type="string">
            <text:p>Expte nº 83/2014 C. menor servicios de impresion de la imagen del Cartel del Corpus 2014 y demas mat</text:p>
          </table:table-cell>
          <table:table-cell office:value-type="string" calcext:value-type="string">
            <text:p>http://www.granada.org.es/contrata.nsf/7514094450724ee8c125743d003da707/309a31df6895e733c1257d27003034e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125/2014</text:p>
          </table:table-cell>
          <table:table-cell office:value-type="string" calcext:value-type="string">
            <text:p>Expte nº 125/2014 C. menor servicios mantenimiento licencias de citrix</text:p>
          </table:table-cell>
          <table:table-cell office:value-type="string" calcext:value-type="string">
            <text:p>http://www.granada.org.es/contrata.nsf/7514094450724ee8c125743d003da707/1624ad6c7715743fc1257d24003767e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125/2014</text:p>
          </table:table-cell>
          <table:table-cell office:value-type="string" calcext:value-type="string">
            <text:p>Expte nº 125/2014 C. menor servicios mantenimiento licencias de citrix</text:p>
          </table:table-cell>
          <table:table-cell office:value-type="string" calcext:value-type="string">
            <text:p>http://www.granada.org.es/contrata.nsf/7514094450724ee8c125743d003da707/1624ad6c7715743fc1257d24003767e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124/2014</text:p>
          </table:table-cell>
          <table:table-cell office:value-type="string" calcext:value-type="string">
            <text:p>Expte nº 124/2014 C. menor servicios de Coordinacion Seguridad y Salud para mantenimiento y conserva</text:p>
          </table:table-cell>
          <table:table-cell office:value-type="string" calcext:value-type="string">
            <text:p>http://www.granada.org.es/contrata.nsf/7514094450724ee8c125743d003da707/6f576d1dfa4bfb22c1257d240035d55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117/2014</text:p>
          </table:table-cell>
          <table:table-cell office:value-type="string" calcext:value-type="string">
            <text:p>Expte nº 117/2014 C. menor servicios de mantenimiento de 400 licencias de Lotus Dominio</text:p>
          </table:table-cell>
          <table:table-cell office:value-type="string" calcext:value-type="string">
            <text:p>http://www.granada.org.es/contrata.nsf/7514094450724ee8c125743d003da707/bc1c22b33d3afc3ec1257d240035b60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121/2014</text:p>
          </table:table-cell>
          <table:table-cell office:value-type="string" calcext:value-type="string">
            <text:p>Expte nº 121/2014 C. menor suministro de varios instrumentos para la Banda Municipal de Musica</text:p>
          </table:table-cell>
          <table:table-cell office:value-type="string" calcext:value-type="string">
            <text:p>http://www.granada.org.es/contrata.nsf/7514094450724ee8c125743d003da707/076281140d5172eac1257d240035826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23/2014</text:p>
          </table:table-cell>
          <table:table-cell office:value-type="string" calcext:value-type="string">
            <text:p>Expte nº 23/2014 PNSP Contrato suministro material fungible para la Banda Municipal de Musica</text:p>
          </table:table-cell>
          <table:table-cell office:value-type="string" calcext:value-type="string">
            <text:p>http://www.granada.org.es/contrata.nsf/7514094450724ee8c125743d003da707/32c0f1a7f438a3a9c1257d23002950b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111/2014</text:p>
          </table:table-cell>
          <table:table-cell office:value-type="string" calcext:value-type="string">
            <text:p>Expte nº 111/2014 C. menor servicios formacion de desarrollo de aplicaciones java</text:p>
          </table:table-cell>
          <table:table-cell office:value-type="string" calcext:value-type="string">
            <text:p>http://www.granada.org.es/contrata.nsf/7514094450724ee8c125743d003da707/b190a7805bf592ccc1257d230028db1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6963/2014</text:p>
          </table:table-cell>
          <table:table-cell office:value-type="string" calcext:value-type="string">
            <text:p>Exp. 6963/2014, Contrato menor de obras para la ejecución del proyecto de mejora de pavimentación y </text:p>
          </table:table-cell>
          <table:table-cell office:value-type="string" calcext:value-type="string">
            <text:p>http://www.granada.org.es/contrata.nsf/7514094450724ee8c125743d003da707/e378da6dc57de252c1257d23002898f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114/2014</text:p>
          </table:table-cell>
          <table:table-cell office:value-type="string" calcext:value-type="string">
            <text:p>Expte nº 114/2014 C. menor servicios de instalacion servidor de correo microsoft exchange 2010</text:p>
          </table:table-cell>
          <table:table-cell office:value-type="string" calcext:value-type="string">
            <text:p>http://www.granada.org.es/contrata.nsf/7514094450724ee8c125743d003da707/2ccfb048964f313fc1257d230027dbf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96/2014</text:p>
          </table:table-cell>
          <table:table-cell office:value-type="string" calcext:value-type="string">
            <text:p>Expte nº 96/2014 C. menor suministro material de ferreteria para la Concejalia de Deportes</text:p>
          </table:table-cell>
          <table:table-cell office:value-type="string" calcext:value-type="string">
            <text:p>http://www.granada.org.es/contrata.nsf/7514094450724ee8c125743d003da707/18dc8c5d2540aa09c1257d230027a6d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110/2014</text:p>
          </table:table-cell>
          <table:table-cell office:value-type="string" calcext:value-type="string">
            <text:p>Expte nº 110/2014 C. menor suministro de material electrico para la sala de realizacion del servicio</text:p>
          </table:table-cell>
          <table:table-cell office:value-type="string" calcext:value-type="string">
            <text:p>http://www.granada.org.es/contrata.nsf/7514094450724ee8c125743d003da707/b4834b833a6b9fa4c1257d20002ed10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116/2014</text:p>
          </table:table-cell>
          <table:table-cell office:value-type="string" calcext:value-type="string">
            <text:p>Expte nº 116/2014 C. menor servicios coordinacion seguridad y salud suministro instalacion fibra opt</text:p>
          </table:table-cell>
          <table:table-cell office:value-type="string" calcext:value-type="string">
            <text:p>http://www.granada.org.es/contrata.nsf/7514094450724ee8c125743d003da707/1e2de072f445d194c1257d2000289a6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113/2014</text:p>
          </table:table-cell>
          <table:table-cell office:value-type="string" calcext:value-type="string">
            <text:p>Expte nº 113/2014 C. menor servicios renovacion y actualizacion de software y licencias de productos</text:p>
          </table:table-cell>
          <table:table-cell office:value-type="string" calcext:value-type="string">
            <text:p>http://www.granada.org.es/contrata.nsf/7514094450724ee8c125743d003da707/fb9757cd4900d9fac1257d200028788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118/2014</text:p>
          </table:table-cell>
          <table:table-cell office:value-type="string" calcext:value-type="string">
            <text:p>Expte nº 118/2014 C. menor suministro licencias arcgis for desktop basic</text:p>
          </table:table-cell>
          <table:table-cell office:value-type="string" calcext:value-type="string">
            <text:p>http://www.granada.org.es/contrata.nsf/7514094450724ee8c125743d003da707/235cfaa40f1af54dc1257d200028462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112/2014</text:p>
          </table:table-cell>
          <table:table-cell office:value-type="string" calcext:value-type="string">
            <text:p>Expte nº 112/2014 C. menor privado apertura cuentas corrientes diferenciadas de titularidad Municipa</text:p>
          </table:table-cell>
          <table:table-cell office:value-type="string" calcext:value-type="string">
            <text:p>http://www.granada.org.es/contrata.nsf/7514094450724ee8c125743d003da707/5928da9a84c91bf4c1257d1c0024564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100/2014</text:p>
          </table:table-cell>
          <table:table-cell office:value-type="string" calcext:value-type="string">
            <text:p>Expte nº 100/2014 C. menor servicios para la elaboracion del plan adecuacion progrma nacional de seg</text:p>
          </table:table-cell>
          <table:table-cell office:value-type="string" calcext:value-type="string">
            <text:p>http://www.granada.org.es/contrata.nsf/7514094450724ee8c125743d003da707/2f4821406f537e41c1257d1c00242e41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99/2014</text:p>
          </table:table-cell>
          <table:table-cell office:value-type="string" calcext:value-type="string">
            <text:p>Expte nº 99/2014 C. menor servicios publicidad institucional en el diario digital "Ahora Granada.com</text:p>
          </table:table-cell>
          <table:table-cell office:value-type="string" calcext:value-type="string">
            <text:p>http://www.granada.org.es/contrata.nsf/7514094450724ee8c125743d003da707/bea4e98ae071d70ec1257d1c00240fd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105/2014</text:p>
          </table:table-cell>
          <table:table-cell office:value-type="string" calcext:value-type="string">
            <text:p>Expte nº 105/2014 C. menor suministro mobiliario parque Norte Bomberos</text:p>
          </table:table-cell>
          <table:table-cell office:value-type="string" calcext:value-type="string">
            <text:p>http://www.granada.org.es/contrata.nsf/7514094450724ee8c125743d003da707/7fe4b22a191b7fe0c1257d1c0023f21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108/2014</text:p>
          </table:table-cell>
          <table:table-cell office:value-type="string" calcext:value-type="string">
            <text:p>Expte nº 108/2014 C. menor Servicios de transporte, montaje y desmontaje de escenario</text:p>
          </table:table-cell>
          <table:table-cell office:value-type="string" calcext:value-type="string">
            <text:p>http://www.granada.org.es/contrata.nsf/7514094450724ee8c125743d003da707/6f884e27dc530dbec1257d1c0023a50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59/2014</text:p>
          </table:table-cell>
          <table:table-cell office:value-type="string" calcext:value-type="string">
            <text:p>Expte nº 59/2014 PNSP Contrato servicios mantenimiento pagina web Granadatur</text:p>
          </table:table-cell>
          <table:table-cell office:value-type="string" calcext:value-type="string">
            <text:p>http://www.granada.org.es/contrata.nsf/7514094450724ee8c125743d003da707/aa68f1455581722dc1257d1c00238be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72/2014</text:p>
          </table:table-cell>
          <table:table-cell office:value-type="string" calcext:value-type="string">
            <text:p>Expte nº 72/2014 PNSP Contrato Servicios mantenimiento extraordinario jardines y entorno Carmen Mart</text:p>
          </table:table-cell>
          <table:table-cell office:value-type="string" calcext:value-type="string">
            <text:p>http://www.granada.org.es/contrata.nsf/7514094450724ee8c125743d003da707/8c5880cacf29678ec1257d11002d444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81/2014</text:p>
          </table:table-cell>
          <table:table-cell office:value-type="string" calcext:value-type="string">
            <text:p>Expte nº 81/2014 C. menor servicios a prestar por la cruz roja en el recinto ferial Almanjayar duran</text:p>
          </table:table-cell>
          <table:table-cell office:value-type="string" calcext:value-type="string">
            <text:p>http://www.granada.org.es/contrata.nsf/7514094450724ee8c125743d003da707/967bc93c4ad6783ac1257d0f002e0c2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88/2014</text:p>
          </table:table-cell>
          <table:table-cell office:value-type="string" calcext:value-type="string">
            <text:p>Expte nº 88/2014 C. menor suministro de tela ignifuga y tapizado de las 278 butacas del teatro Centr</text:p>
          </table:table-cell>
          <table:table-cell office:value-type="string" calcext:value-type="string">
            <text:p>http://www.granada.org.es/contrata.nsf/7514094450724ee8c125743d003da707/824285eff86d45d4c1257d0f002dd9e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6341/2014</text:p>
          </table:table-cell>
          <table:table-cell office:value-type="string" calcext:value-type="string">
            <text:p>6341/2014, Contrato menro de obras para la ejecución del proyecto de acondionamiento de local bajo E</text:p>
          </table:table-cell>
          <table:table-cell office:value-type="string" calcext:value-type="string">
            <text:p>http://www.granada.org.es/contrata.nsf/7514094450724ee8c125743d003da707/1c8cac2ce5d46bbdc1257d0f002c0ad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6598/2014</text:p>
          </table:table-cell>
          <table:table-cell office:value-type="string" calcext:value-type="string">
            <text:p>Exp. 6598/2014, Contrato menor de obras para la ejecución del proyecto de adaptación de la iluminaci</text:p>
          </table:table-cell>
          <table:table-cell office:value-type="string" calcext:value-type="string">
            <text:p>http://www.granada.org.es/contrata.nsf/7514094450724ee8c125743d003da707/226cece9e7b48f29c1257d0f002b073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6343/2014</text:p>
          </table:table-cell>
          <table:table-cell office:value-type="string" calcext:value-type="string">
            <text:p>6343/2014, c. memor de obras para ejecución del proyecto de actuaciones puntuales en el Palacio de D</text:p>
          </table:table-cell>
          <table:table-cell office:value-type="string" calcext:value-type="string">
            <text:p>http://www.granada.org.es/contrata.nsf/7514094450724ee8c125743d003da707/caa5c817854c8d55c1257d0b00393ba4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1612/2014</text:p>
          </table:table-cell>
          <table:table-cell office:value-type="string" calcext:value-type="string">
            <text:p>Exp. 1612/2014, resolución de contrato menor de obras para la ejecución del proyecto de vallado de s</text:p>
          </table:table-cell>
          <table:table-cell office:value-type="string" calcext:value-type="string">
            <text:p>http://www.granada.org.es/contrata.nsf/7514094450724ee8c125743d003da707/d2628b6d4d26ca83c1257d09003d565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97/2014</text:p>
          </table:table-cell>
          <table:table-cell office:value-type="string" calcext:value-type="string">
            <text:p>Expte nº 97/2014 C. menor servicios de reparacion del programador de riego e instalacion electrica e</text:p>
          </table:table-cell>
          <table:table-cell office:value-type="string" calcext:value-type="string">
            <text:p>http://www.granada.org.es/contrata.nsf/7514094450724ee8c125743d003da707/eea336e9ceeb5de1c1257d0900268c6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91/2014</text:p>
          </table:table-cell>
          <table:table-cell office:value-type="string" calcext:value-type="string">
            <text:p>Expte nº 91/2014 C. menor suministro adquisicion plataforma epatrol</text:p>
          </table:table-cell>
          <table:table-cell office:value-type="string" calcext:value-type="string">
            <text:p>http://www.granada.org.es/contrata.nsf/7514094450724ee8c125743d003da707/bfbfd3df59ede851c1257d0800394a3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95/2014</text:p>
          </table:table-cell>
          <table:table-cell office:value-type="string" calcext:value-type="string">
            <text:p>Expte nº 95/2014 C. menor servicios de soporte tecnico informatico, para la red de almacenamiento y </text:p>
          </table:table-cell>
          <table:table-cell office:value-type="string" calcext:value-type="string">
            <text:p>http://www.granada.org.es/contrata.nsf/7514094450724ee8c125743d003da707/68caa7e9673af55ac1257d080037d85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82/2014</text:p>
          </table:table-cell>
          <table:table-cell office:value-type="string" calcext:value-type="string">
            <text:p>Expte nº 82/2014 C. menor servicios de actividades infantiles en Plaza Bib-Rambala </text:p>
          </table:table-cell>
          <table:table-cell office:value-type="string" calcext:value-type="string">
            <text:p>http://www.granada.org.es/contrata.nsf/7514094450724ee8c125743d003da707/35878a988541351cc1257d08003709c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82/2014</text:p>
          </table:table-cell>
          <table:table-cell office:value-type="string" calcext:value-type="string">
            <text:p>Expte nº 82/2014 C. menor servicios de actividades infantiles en Plaza Bib-Rambala </text:p>
          </table:table-cell>
          <table:table-cell office:value-type="string" calcext:value-type="string">
            <text:p>http://www.granada.org.es/contrata.nsf/7514094450724ee8c125743d003da707/35878a988541351cc1257d08003709c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5796/2014</text:p>
          </table:table-cell>
          <table:table-cell office:value-type="string" calcext:value-type="string">
            <text:p>Exp. 5796/2014, contrato menor de obras para la ejecución del proyecto de remodelación de la pista p</text:p>
          </table:table-cell>
          <table:table-cell office:value-type="string" calcext:value-type="string">
            <text:p>http://www.granada.org.es/contrata.nsf/7514094450724ee8c125743d003da707/07fe0b62f9bc54bec1257d070026a5d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90/2014</text:p>
          </table:table-cell>
          <table:table-cell office:value-type="string" calcext:value-type="string">
            <text:p>Expte nº 90/2014 C. menor suministro de tarjetas con chip para el bono turistico</text:p>
          </table:table-cell>
          <table:table-cell office:value-type="string" calcext:value-type="string">
            <text:p>http://www.granada.org.es/contrata.nsf/7514094450724ee8c125743d003da707/948069045789f185c1257d04003a48c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86/2014</text:p>
          </table:table-cell>
          <table:table-cell office:value-type="string" calcext:value-type="string">
            <text:p>Expte nº 86/2014 C. menor servicios de transporte e instalacion de la escultura monumento a Mario Ma</text:p>
          </table:table-cell>
          <table:table-cell office:value-type="string" calcext:value-type="string">
            <text:p>http://www.granada.org.es/contrata.nsf/7514094450724ee8c125743d003da707/82ac27d48c66a1c2c1257d04003a23b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12/2014</text:p>
          </table:table-cell>
          <table:table-cell office:value-type="string" calcext:value-type="string">
            <text:p>Expte nº 12/2014 C. menor servicios para la imparticion del curso "Iniciacion Co,,unity Manager"</text:p>
          </table:table-cell>
          <table:table-cell office:value-type="string" calcext:value-type="string">
            <text:p>http://www.granada.org.es/contrata.nsf/7514094450724ee8c125743d003da707/fc0449e3e018c572c1257d040039f29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102/2014</text:p>
          </table:table-cell>
          <table:table-cell office:value-type="string" calcext:value-type="string">
            <text:p>Expte nº 102/2014 C. menor suministro de jardineria en el recinto ferial año 2014</text:p>
          </table:table-cell>
          <table:table-cell office:value-type="string" calcext:value-type="string">
            <text:p>http://www.granada.org.es/contrata.nsf/7514094450724ee8c125743d003da707/9f4ee78e552abdd3c1257d040039bec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93/2014</text:p>
          </table:table-cell>
          <table:table-cell office:value-type="string" calcext:value-type="string">
            <text:p>Expte nº 93/2014 C. menor obras de instalacion de fibra optica para punto conexcion a las red munici</text:p>
          </table:table-cell>
          <table:table-cell office:value-type="string" calcext:value-type="string">
            <text:p>http://www.granada.org.es/contrata.nsf/7514094450724ee8c125743d003da707/fc1ac032df9d6b76c1257d040039907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5595/2013</text:p>
          </table:table-cell>
          <table:table-cell office:value-type="string" calcext:value-type="string">
            <text:p>Exp. 5595/2013, CONCESIÓN DEMANIAL PARA USO PRIVATIVO DE PORCIÓN DE DOMINIO PÚBLICO EN LA CALLE PIED</text:p>
          </table:table-cell>
          <table:table-cell office:value-type="string" calcext:value-type="string">
            <text:p>http://www.granada.org.es/contrata.nsf/7514094450724ee8c125743d003da707/f6e15ffd61829f14c1257d0100381fd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5921/2014</text:p>
          </table:table-cell>
          <table:table-cell office:value-type="string" calcext:value-type="string">
            <text:p>Exp. 5921/2014, CONTRATO MENOR DE OBRAS PARA LA EJECUCIÓN DEL PROYECTO DE REMODELACIÓN DE INSTALACIO</text:p>
          </table:table-cell>
          <table:table-cell office:value-type="string" calcext:value-type="string">
            <text:p>http://www.granada.org.es/contrata.nsf/7514094450724ee8c125743d003da707/30d062eaff112a97c1257d01003795f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5911/2014</text:p>
          </table:table-cell>
          <table:table-cell office:value-type="string" calcext:value-type="string">
            <text:p>Exp. 5911/2014, CONTRATO MENOR DE OBRAS PARA INSTALACIÓN DE TOLDOS PROTECTORES EN LA BIBLIOTECA FRAN</text:p>
          </table:table-cell>
          <table:table-cell office:value-type="string" calcext:value-type="string">
            <text:p>http://www.granada.org.es/contrata.nsf/7514094450724ee8c125743d003da707/2c8e4ec82d4663dac1257d0100376e9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5795/2014</text:p>
          </table:table-cell>
          <table:table-cell office:value-type="string" calcext:value-type="string">
            <text:p>Exp. 5795/2014, CONTRATO MENOR DE OBRAS PARA EJECUCIÓN DEL PROYECTO DE RECUPERACIÓN DEL ESPACIO PÚBL</text:p>
          </table:table-cell>
          <table:table-cell office:value-type="string" calcext:value-type="string">
            <text:p>http://www.granada.org.es/contrata.nsf/7514094450724ee8c125743d003da707/e88bf5a2ba47ee70c1257d010036ff3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94/2014</text:p>
          </table:table-cell>
          <table:table-cell office:value-type="string" calcext:value-type="string">
            <text:p>Expte nº 94/2014 C. menor suministro compra de 10 Switches cisco 3750</text:p>
          </table:table-cell>
          <table:table-cell office:value-type="string" calcext:value-type="string">
            <text:p>http://www.granada.org.es/contrata.nsf/7514094450724ee8c125743d003da707/35a7dcfcd4ebf491c1257cfa00310191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64/2014</text:p>
          </table:table-cell>
          <table:table-cell office:value-type="string" calcext:value-type="string">
            <text:p>Expte nº 64/2014 C. menor suministro para la adquisicion de emisoras de radio necesarias para mejora</text:p>
          </table:table-cell>
          <table:table-cell office:value-type="string" calcext:value-type="string">
            <text:p>http://www.granada.org.es/contrata.nsf/7514094450724ee8c125743d003da707/3cb4ac9e989c5ea3c1257cfa0030db1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79/2014</text:p>
          </table:table-cell>
          <table:table-cell office:value-type="string" calcext:value-type="string">
            <text:p>Expte nº 79/2014 C. menor servicios para la realizacion delos espectaculos de fuegos artificiales de</text:p>
          </table:table-cell>
          <table:table-cell office:value-type="string" calcext:value-type="string">
            <text:p>http://www.granada.org.es/contrata.nsf/7514094450724ee8c125743d003da707/3e39a7bbe19b44abc1257cfa0030bd7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76/2014</text:p>
          </table:table-cell>
          <table:table-cell office:value-type="string" calcext:value-type="string">
            <text:p>Expte nº 76/2014 C. menor servicios imparticion del curos"Operaciones de restaurante bar" </text:p>
          </table:table-cell>
          <table:table-cell office:value-type="string" calcext:value-type="string">
            <text:p>http://www.granada.org.es/contrata.nsf/7514094450724ee8c125743d003da707/c3e9ef7218c25e23c1257cf60032273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87/2014</text:p>
          </table:table-cell>
          <table:table-cell office:value-type="string" calcext:value-type="string">
            <text:p>Expte nº 87/2014 C. menor servicios de restuaracion escultura Carlos V en la plaza de la Universidad</text:p>
          </table:table-cell>
          <table:table-cell office:value-type="string" calcext:value-type="string">
            <text:p>http://www.granada.org.es/contrata.nsf/7514094450724ee8c125743d003da707/86131592a354225fc1257cf600320be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74/2014</text:p>
          </table:table-cell>
          <table:table-cell office:value-type="string" calcext:value-type="string">
            <text:p>Expte nº 74/2014 C. menor servicios de ingenieria, soporte, pruebas, suministro e instalacion de una</text:p>
          </table:table-cell>
          <table:table-cell office:value-type="string" calcext:value-type="string">
            <text:p>http://www.granada.org.es/contrata.nsf/7514094450724ee8c125743d003da707/f637e12323d78391c1257cf60031eba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80/2014</text:p>
          </table:table-cell>
          <table:table-cell office:value-type="string" calcext:value-type="string">
            <text:p>Expte nº 80/2014 C. menor suministro adquisicion tres banderas nacionales para el mastil situado en </text:p>
          </table:table-cell>
          <table:table-cell office:value-type="string" calcext:value-type="string">
            <text:p>http://www.granada.org.es/contrata.nsf/7514094450724ee8c125743d003da707/bbbde48562ee862dc1257cf60031b76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33/2014</text:p>
          </table:table-cell>
          <table:table-cell office:value-type="string" calcext:value-type="string">
            <text:p>Expte nº 33/2014 PNSP Contrato servicios publicidad en prensa de proyectos y actividades de formacio</text:p>
          </table:table-cell>
          <table:table-cell office:value-type="string" calcext:value-type="string">
            <text:p>http://www.granada.org.es/contrata.nsf/7514094450724ee8c125743d003da707/42595a10762cd034c1257cf5002f800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49/2014</text:p>
          </table:table-cell>
          <table:table-cell office:value-type="string" calcext:value-type="string">
            <text:p>Expte nº 49/2014 C. menor servicios para la emision de sonido unico en la zona de atracciones Corpus</text:p>
          </table:table-cell>
          <table:table-cell office:value-type="string" calcext:value-type="string">
            <text:p>http://www.granada.org.es/contrata.nsf/7514094450724ee8c125743d003da707/b46548285b2b6b79c1257cf20028668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4/2014</text:p>
          </table:table-cell>
          <table:table-cell office:value-type="string" calcext:value-type="string">
            <text:p>Expte nº 4/2014 PNSP Contrato servicios denominado "Prevencion y sensibilizacion en materia de absen</text:p>
          </table:table-cell>
          <table:table-cell office:value-type="string" calcext:value-type="string">
            <text:p>http://www.granada.org.es/contrata.nsf/7514094450724ee8c125743d003da707/f6ab393bd661256ac1257cf20027fc9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85/2014</text:p>
          </table:table-cell>
          <table:table-cell office:value-type="string" calcext:value-type="string">
            <text:p>Expte nº 85/2014 C. menor servicios para la imparticion del curso "Animacion fisico deportiva"</text:p>
          </table:table-cell>
          <table:table-cell office:value-type="string" calcext:value-type="string">
            <text:p>http://www.granada.org.es/contrata.nsf/7514094450724ee8c125743d003da707/31ecf1234e44a2fdc1257ced002275f0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26/2014</text:p>
          </table:table-cell>
          <table:table-cell office:value-type="string" calcext:value-type="string">
            <text:p>Expte nº 26/2014 PNSP contrato de obras de instalacion electrica en el recinto ferial de almanjayar,</text:p>
          </table:table-cell>
          <table:table-cell office:value-type="string" calcext:value-type="string">
            <text:p>http://www.granada.org.es/contrata.nsf/7514094450724ee8c125743d003da707/5413119dd6ee2a83c1257ceb0036ce71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39/2014</text:p>
          </table:table-cell>
          <table:table-cell office:value-type="string" calcext:value-type="string">
            <text:p>Expte nº 39/2014 PNSP Contrato servicios de coordinacion de seguridad y salud de las obras de manten</text:p>
          </table:table-cell>
          <table:table-cell office:value-type="string" calcext:value-type="string">
            <text:p>http://www.granada.org.es/contrata.nsf/7514094450724ee8c125743d003da707/90af15a17ddd279fc1257ceb00365e2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70/2014</text:p>
          </table:table-cell>
          <table:table-cell office:value-type="string" calcext:value-type="string">
            <text:p>Expte nº 70/2014 C. menor suministro alquiler infraestructuras material tecnico relacionadas con los</text:p>
          </table:table-cell>
          <table:table-cell office:value-type="string" calcext:value-type="string">
            <text:p>http://www.granada.org.es/contrata.nsf/7514094450724ee8c125743d003da707/40e7acca0c6c1470c1257ce40040e48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65/2014</text:p>
          </table:table-cell>
          <table:table-cell office:value-type="string" calcext:value-type="string">
            <text:p>Expte nº 65/2014 C. menor suministro adquisicion sistema de gestion de turnos de espera en la oficin</text:p>
          </table:table-cell>
          <table:table-cell office:value-type="string" calcext:value-type="string">
            <text:p>http://www.granada.org.es/contrata.nsf/7514094450724ee8c125743d003da707/0ccba902dc049853c1257ce40040b90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67/2014</text:p>
          </table:table-cell>
          <table:table-cell office:value-type="string" calcext:value-type="string">
            <text:p>Expte nº 67/2014 C. menor suministro herramientas de rescate y traslado de victimas en las actuacion</text:p>
          </table:table-cell>
          <table:table-cell office:value-type="string" calcext:value-type="string">
            <text:p>http://www.granada.org.es/contrata.nsf/7514094450724ee8c125743d003da707/7852a734d5b30344c1257cde00228dc4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66/2014</text:p>
          </table:table-cell>
          <table:table-cell office:value-type="string" calcext:value-type="string">
            <text:p>Expte nº 66/2014 C. menor suministro para la adquisicion licencias audit vault de oracle</text:p>
          </table:table-cell>
          <table:table-cell office:value-type="string" calcext:value-type="string">
            <text:p>http://www.granada.org.es/contrata.nsf/7514094450724ee8c125743d003da707/d5d7fc5d16d2fa73c1257cde0022727a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60/2014</text:p>
          </table:table-cell>
          <table:table-cell office:value-type="string" calcext:value-type="string">
            <text:p>Expte nº 60/2014 C. menor servicios sonido e iluminacion para los actos inauguracion portada ferial </text:p>
          </table:table-cell>
          <table:table-cell office:value-type="string" calcext:value-type="string">
            <text:p>http://www.granada.org.es/contrata.nsf/7514094450724ee8c125743d003da707/f52b75b5e26a8d75c1257cde002258a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34/2014</text:p>
          </table:table-cell>
          <table:table-cell office:value-type="string" calcext:value-type="string">
            <text:p>Expte nº 34/2014 PNSP Contrato obras acondicionamiento infraestructura y casetas oficiales, recinto </text:p>
          </table:table-cell>
          <table:table-cell office:value-type="string" calcext:value-type="string">
            <text:p>http://www.granada.org.es/contrata.nsf/7514094450724ee8c125743d003da707/aba3d5514844c8e6c1257cda002260c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34/2014</text:p>
          </table:table-cell>
          <table:table-cell office:value-type="string" calcext:value-type="string">
            <text:p>Expte nº 34/2014 PNSP Contrato obras acondicionamiento infraestructura y casetas oficiales, recinto </text:p>
          </table:table-cell>
          <table:table-cell office:value-type="string" calcext:value-type="string">
            <text:p>http://www.granada.org.es/contrata.nsf/7514094450724ee8c125743d003da707/aba3d5514844c8e6c1257cda002260cd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57/2014</text:p>
          </table:table-cell>
          <table:table-cell office:value-type="string" calcext:value-type="string">
            <text:p>Expte nº 57/2014 C. menor suministro de dos parejas de codificadores/descodificadores IP Teradek Cub</text:p>
          </table:table-cell>
          <table:table-cell office:value-type="string" calcext:value-type="string">
            <text:p>http://www.granada.org.es/contrata.nsf/7514094450724ee8c125743d003da707/0b37b696d4d9d998c1257cd6003eac3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61/2014</text:p>
          </table:table-cell>
          <table:table-cell office:value-type="string" calcext:value-type="string">
            <text:p>Expte nº 61/2014 C. menor servicios sonido e iluminacion para los actos fin de fiestas Corpus 2014 </text:p>
          </table:table-cell>
          <table:table-cell office:value-type="string" calcext:value-type="string">
            <text:p>http://www.granada.org.es/contrata.nsf/7514094450724ee8c125743d003da707/d9d9730d1b9b564fc1257cd30036daf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2959/2014</text:p>
          </table:table-cell>
          <table:table-cell office:value-type="string" calcext:value-type="string">
            <text:p>Exp. 2959/2014, CONTRATO MENOR DE OBRAS PARA LA EJCUCIÓN DEL PROYECTO DE ADECUACIÓN DE OFICINAS EXIS</text:p>
          </table:table-cell>
          <table:table-cell office:value-type="string" calcext:value-type="string">
            <text:p>http://www.granada.org.es/contrata.nsf/7514094450724ee8c125743d003da707/ee8243bc55a60f89c1257cd0003d6df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2480/2014</text:p>
          </table:table-cell>
          <table:table-cell office:value-type="string" calcext:value-type="string">
            <text:p>Exp. 2480/2014, CONTRATO MENOR DE OBRAS PARA LA EJECUCIÓN DEL PROYECTO DE ACONDICIONAMIENTO INTERIOR</text:p>
          </table:table-cell>
          <table:table-cell office:value-type="string" calcext:value-type="string">
            <text:p>http://www.granada.org.es/contrata.nsf/7514094450724ee8c125743d003da707/f2427f5e21da0dfdc1257cd0003d2dc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48/2014</text:p>
          </table:table-cell>
          <table:table-cell office:value-type="string" calcext:value-type="string">
            <text:p>EXpte nº 48/2014 C. menor servicios profesionales para la normalizacion datos personales tributarios</text:p>
          </table:table-cell>
          <table:table-cell office:value-type="string" calcext:value-type="string">
            <text:p>http://www.granada.org.es/contrata.nsf/7514094450724ee8c125743d003da707/f4722c220f69e9e8c1257cc8003d384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2652/2014</text:p>
          </table:table-cell>
          <table:table-cell office:value-type="string" calcext:value-type="string">
            <text:p>2652/2014, Contrato Menor de Obras para la ejecución del proyecto de sustitución de línea subterráne</text:p>
          </table:table-cell>
          <table:table-cell office:value-type="string" calcext:value-type="string">
            <text:p>http://www.granada.org.es/contrata.nsf/7514094450724ee8c125743d003da707/026d684d388ba812c1257cc8002ba73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55/2014</text:p>
          </table:table-cell>
          <table:table-cell office:value-type="string" calcext:value-type="string">
            <text:p>Expte nº 55/2014 C. menor servicios asesoramiento tecnico mantenimiento campo futbol complejo deport</text:p>
          </table:table-cell>
          <table:table-cell office:value-type="string" calcext:value-type="string">
            <text:p>http://www.granada.org.es/contrata.nsf/7514094450724ee8c125743d003da707/af6f11bb4137d77bc1257cc800205f44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51/2014</text:p>
          </table:table-cell>
          <table:table-cell office:value-type="string" calcext:value-type="string">
            <text:p>Expte nº 51/2014 C. menor servicios instalacion Cruz Municipal, con motivo celebracion dia de la Cru</text:p>
          </table:table-cell>
          <table:table-cell office:value-type="string" calcext:value-type="string">
            <text:p>http://www.granada.org.es/contrata.nsf/7514094450724ee8c125743d003da707/df06e17a97043ebec1257cc80020354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46/2014</text:p>
          </table:table-cell>
          <table:table-cell office:value-type="string" calcext:value-type="string">
            <text:p>Expte nº 46/2014 C. menor servicios de coordinacion seguridad y salud obras de instalacion fibra opt</text:p>
          </table:table-cell>
          <table:table-cell office:value-type="string" calcext:value-type="string">
            <text:p>http://www.granada.org.es/contrata.nsf/7514094450724ee8c125743d003da707/431202ef7794967bc1257cc10041392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45/2014</text:p>
          </table:table-cell>
          <table:table-cell office:value-type="string" calcext:value-type="string">
            <text:p>Expte nº 45/2014 C. menor obras instalacion fibra optica en los edificios de la casa de las Chirimia</text:p>
          </table:table-cell>
          <table:table-cell office:value-type="string" calcext:value-type="string">
            <text:p>http://www.granada.org.es/contrata.nsf/7514094450724ee8c125743d003da707/e77226da2f3992fdc1257cc100411482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11/2014</text:p>
          </table:table-cell>
          <table:table-cell office:value-type="string" calcext:value-type="string">
            <text:p>Expte nº 11/2014 C. menor de servicios atencion tecnica, monitorizacion, actualizacion y administrac</text:p>
          </table:table-cell>
          <table:table-cell office:value-type="string" calcext:value-type="string">
            <text:p>http://www.granada.org.es/contrata.nsf/7514094450724ee8c125743d003da707/8e2d2f8274083be8c1257cba002910f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35/2014</text:p>
          </table:table-cell>
          <table:table-cell office:value-type="string" calcext:value-type="string">
            <text:p>Expte nº 35/2014 C. menor servicios coordinacion seguridad y salud obras acondicionamiento infraestr</text:p>
          </table:table-cell>
          <table:table-cell office:value-type="string" calcext:value-type="string">
            <text:p>http://www.granada.org.es/contrata.nsf/7514094450724ee8c125743d003da707/2438b9ba338ad91fc1257cb5003ed6d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31/2014</text:p>
          </table:table-cell>
          <table:table-cell office:value-type="string" calcext:value-type="string">
            <text:p>Expte nº 31/2014 C. menor servicios coordinacion seguridad y salud obras montaje, desmontaje carpas </text:p>
          </table:table-cell>
          <table:table-cell office:value-type="string" calcext:value-type="string">
            <text:p>http://www.granada.org.es/contrata.nsf/7514094450724ee8c125743d003da707/4f4a3b5f889e76bdc1257cb30024d77b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5/2014</text:p>
          </table:table-cell>
          <table:table-cell office:value-type="string" calcext:value-type="string">
            <text:p>Expte nº 5/2014 PNSP servicios denomicado "Mantenimiento del Sistema de Informacion para la gestion </text:p>
          </table:table-cell>
          <table:table-cell office:value-type="string" calcext:value-type="string">
            <text:p>http://www.granada.org.es/contrata.nsf/7514094450724ee8c125743d003da707/b37892e643de0742c1257cb300243ae8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27/2014</text:p>
          </table:table-cell>
          <table:table-cell office:value-type="string" calcext:value-type="string">
            <text:p>Expte nº 27/2014 C. menor servicios coordinacion seguridad y salud obras instalacion electrica recit</text:p>
          </table:table-cell>
          <table:table-cell office:value-type="string" calcext:value-type="string">
            <text:p>http://www.granada.org.es/contrata.nsf/7514094450724ee8c125743d003da707/d400679e03725a71c1257cb30023e83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24/2014</text:p>
          </table:table-cell>
          <table:table-cell office:value-type="string" calcext:value-type="string">
            <text:p>Expte nº 24/2014 C. menor suministro para la adquisicon material volumetlrico fungible reactivos y m</text:p>
          </table:table-cell>
          <table:table-cell office:value-type="string" calcext:value-type="string">
            <text:p>http://www.granada.org.es/contrata.nsf/7514094450724ee8c125743d003da707/9a9b1d162a231888c1257cb3002399d9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25/2014</text:p>
          </table:table-cell>
          <table:table-cell office:value-type="string" calcext:value-type="string">
            <text:p>Expte nº 25/2014 C. menor suministro adquisicon cultivo reactivos para analisis microbiologicos</text:p>
          </table:table-cell>
          <table:table-cell office:value-type="string" calcext:value-type="string">
            <text:p>http://www.granada.org.es/contrata.nsf/7514094450724ee8c125743d003da707/7e97ba5cb1552d0ec1257cb300236ee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41/2014</text:p>
          </table:table-cell>
          <table:table-cell office:value-type="string" calcext:value-type="string">
            <text:p>Expte nº 41/2014 C. menor suministro adquisicion medios de cultivo y rectivos para el alquiler modul</text:p>
          </table:table-cell>
          <table:table-cell office:value-type="string" calcext:value-type="string">
            <text:p>http://www.granada.org.es/contrata.nsf/7514094450724ee8c125743d003da707/b5040509003c026bc1257cb30023327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38/2014</text:p>
          </table:table-cell>
          <table:table-cell office:value-type="string" calcext:value-type="string">
            <text:p>Expte nº 38/2014 C. menor servicios mantenimiento botellas aire comprimido de los equipos de respira</text:p>
          </table:table-cell>
          <table:table-cell office:value-type="string" calcext:value-type="string">
            <text:p>http://www.granada.org.es/contrata.nsf/7514094450724ee8c125743d003da707/971e3610b5082a70c1257cb30022ffe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30/2014</text:p>
          </table:table-cell>
          <table:table-cell office:value-type="string" calcext:value-type="string">
            <text:p>Expte nº 30/2014 C. menor obras montaje desmontaje de carpas en el recinto ferial Corpus 2014</text:p>
          </table:table-cell>
          <table:table-cell office:value-type="string" calcext:value-type="string">
            <text:p>http://www.granada.org.es/contrata.nsf/7514094450724ee8c125743d003da707/b86093f253c2a205c1257cb30022c81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176/2013</text:p>
          </table:table-cell>
          <table:table-cell office:value-type="string" calcext:value-type="string">
            <text:p>Expte nº 176/2013 PNSP Contrato servicios mantenimiento de licencias de netbit recovery</text:p>
          </table:table-cell>
          <table:table-cell office:value-type="string" calcext:value-type="string">
            <text:p>http://www.granada.org.es/contrata.nsf/7514094450724ee8c125743d003da707/1f5ab794c9114bebc1257ca7003a2aa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166/2013</text:p>
          </table:table-cell>
          <table:table-cell office:value-type="string" calcext:value-type="string">
            <text:p>Expte nº 166/2013 PNSP Contrato servicios mantenimiento del modulo de Tesoreria y Comunicacion Banca</text:p>
          </table:table-cell>
          <table:table-cell office:value-type="string" calcext:value-type="string">
            <text:p>http://www.granada.org.es/contrata.nsf/7514094450724ee8c125743d003da707/debd87d7c9044dc7c1257ca7003a0ce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36/2014</text:p>
          </table:table-cell>
          <table:table-cell office:value-type="string" calcext:value-type="string">
            <text:p>Expte nº 36/2014 C. menor suministro arrendamiento e instalacion de cabinas sanitarios quimicos port</text:p>
          </table:table-cell>
          <table:table-cell office:value-type="string" calcext:value-type="string">
            <text:p>http://www.granada.org.es/contrata.nsf/7514094450724ee8c125743d003da707/c7664694d422f754c1257ca2002a87ef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20/2014</text:p>
          </table:table-cell>
          <table:table-cell office:value-type="string" calcext:value-type="string">
            <text:p>Expte nº 20/2014 C. menor de servicios del material grafico correspondiente al programa municipal "T</text:p>
          </table:table-cell>
          <table:table-cell office:value-type="string" calcext:value-type="string">
            <text:p>http://www.granada.org.es/contrata.nsf/7514094450724ee8c125743d003da707/f62b2fcb4d488cd3c1257ca000391c16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177/2013</text:p>
          </table:table-cell>
          <table:table-cell office:value-type="string" calcext:value-type="string">
            <text:p>Expte nº 177/2013 PNSP Contrato servicios relativo a la ejecucion programa "Prevencion de los trasto</text:p>
          </table:table-cell>
          <table:table-cell office:value-type="string" calcext:value-type="string">
            <text:p>http://www.granada.org.es/contrata.nsf/7514094450724ee8c125743d003da707/17d6641984147ac8c1257ca00038a1b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4514/2013</text:p>
          </table:table-cell>
          <table:table-cell office:value-type="string" calcext:value-type="string">
            <text:p>Exp. 4514/2013, Adjudicación de la cesión gratuita del derecho de superficie de la parcela del pms 2</text:p>
          </table:table-cell>
          <table:table-cell office:value-type="string" calcext:value-type="string">
            <text:p>http://www.granada.org.es/contrata.nsf/7514094450724ee8c125743d003da707/17bbe6602f0ef67ec1257c9f00397c76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1612/20014</text:p>
          </table:table-cell>
          <table:table-cell office:value-type="string" calcext:value-type="string">
            <text:p>Exp. 1612/20014, Contrato menor de obras para la ejecución del proyecto de clausura de vallado de so</text:p>
          </table:table-cell>
          <table:table-cell office:value-type="string" calcext:value-type="string">
            <text:p>http://www.granada.org.es/contrata.nsf/7514094450724ee8c125743d003da707/940c1a955dafdfe4c1257c9f00380d5f!OpenDocument</text:p>
          </table:table-cell>
          <table:table-cell office:value-type="string" calcext:value-type="string">
            <text:p>Perdido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18/2014</text:p>
          </table:table-cell>
          <table:table-cell office:value-type="string" calcext:value-type="string">
            <text:p>Expte nº 18/2014 C. menor servicios de coordinacion y salud de la instalacion de fibra optica entre </text:p>
          </table:table-cell>
          <table:table-cell office:value-type="string" calcext:value-type="string">
            <text:p>http://www.granada.org.es/contrata.nsf/7514094450724ee8c125743d003da707/939d90bb9493e0d6c1257c97003fe425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17/2014</text:p>
          </table:table-cell>
          <table:table-cell office:value-type="string" calcext:value-type="string">
            <text:p>Expte nº 17/2014 C. menor suministro fibra optica entre los edificios del Complejo Administrativo Mo</text:p>
          </table:table-cell>
          <table:table-cell office:value-type="string" calcext:value-type="string">
            <text:p>http://www.granada.org.es/contrata.nsf/7514094450724ee8c125743d003da707/dbffabf7ddc9f060c1257c97003fc7c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17/2014</text:p>
          </table:table-cell>
          <table:table-cell office:value-type="string" calcext:value-type="string">
            <text:p>Expte nº 17/2014 C. menor suministro fibra optica entre los edificios del Complejo Administrativo Mo</text:p>
          </table:table-cell>
          <table:table-cell office:value-type="string" calcext:value-type="string">
            <text:p>http://www.granada.org.es/contrata.nsf/7514094450724ee8c125743d003da707/dbffabf7ddc9f060c1257c97003fc7c7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16/2014</text:p>
          </table:table-cell>
          <table:table-cell office:value-type="string" calcext:value-type="string">
            <text:p>Expe nº 16/2014 C. menor suministro equipos de proteccion individual para actuaciones en incendios d</text:p>
          </table:table-cell>
          <table:table-cell office:value-type="string" calcext:value-type="string">
            <text:p>http://www.granada.org.es/contrata.nsf/7514094450724ee8c125743d003da707/359fb852f4b9f518c1257c97003f9b4e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526/2014</text:p>
          </table:table-cell>
          <table:table-cell office:value-type="string" calcext:value-type="string">
            <text:p>Exp. 526/2014, contrato menor de obras para la ejecución del proyecto de clausura de acceso y vallad</text:p>
          </table:table-cell>
          <table:table-cell office:value-type="string" calcext:value-type="string">
            <text:p>http://www.granada.org.es/contrata.nsf/7514094450724ee8c125743d003da707/e6ce829072cb7883c1257c94004d3aa9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353/2014</text:p>
          </table:table-cell>
          <table:table-cell office:value-type="string" calcext:value-type="string">
            <text:p>Exp. 353/2014, contrato menor de obras para la ejecución del proyecto de reparación de muro en la ca</text:p>
          </table:table-cell>
          <table:table-cell office:value-type="string" calcext:value-type="string">
            <text:p>http://www.granada.org.es/contrata.nsf/7514094450724ee8c125743d003da707/91ae28550ec47eefc1257c94004c5553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155/2013</text:p>
          </table:table-cell>
          <table:table-cell office:value-type="string" calcext:value-type="string">
            <text:p>Expte nº 155/2013 PNSP Contrato suministro material equipos de proteccion individual y señalizacion </text:p>
          </table:table-cell>
          <table:table-cell office:value-type="string" calcext:value-type="string">
            <text:p>http://www.granada.org.es/contrata.nsf/7514094450724ee8c125743d003da707/b610c21929265b41c1257c8300467c3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174/2013</text:p>
          </table:table-cell>
          <table:table-cell office:value-type="string" calcext:value-type="string">
            <text:p>Expte nº 174/2013 PNSP Contrato suministro y mantenimiento licencias para la elaboracion presupuesto</text:p>
          </table:table-cell>
          <table:table-cell office:value-type="string" calcext:value-type="string">
            <text:p>http://www.granada.org.es/contrata.nsf/7514094450724ee8c125743d003da707/7f00d2e086dbda52c1257c830046537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183/2013</text:p>
          </table:table-cell>
          <table:table-cell office:value-type="string" calcext:value-type="string">
            <text:p>Expte nº 183/2013 C. menor obras acondicionamiento oficinas atencion al ciudadano Centro Civico Zaid</text:p>
          </table:table-cell>
          <table:table-cell office:value-type="string" calcext:value-type="string">
            <text:p>http://www.granada.org.es/contrata.nsf/7514094450724ee8c125743d003da707/86316c46ae14bb40c1257c830046313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10/2014</text:p>
          </table:table-cell>
          <table:table-cell office:value-type="string" calcext:value-type="string">
            <text:p>Expte nº 10/2014 C. menor servicios de montaje y desmontaje del material necesario para la proyeccio</text:p>
          </table:table-cell>
          <table:table-cell office:value-type="string" calcext:value-type="string">
            <text:p>http://www.granada.org.es/contrata.nsf/7514094450724ee8c125743d003da707/78ef744bf9e71a73c1257c830046081c!OpenDocument</text:p>
          </table:table-cell>
          <table:table-cell office:value-type="string" calcext:value-type="string">
            <text:p>Perdid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184/2013</text:p>
          </table:table-cell>
          <table:table-cell office:value-type="string" calcext:value-type="string">
            <text:p>Expte nº 184/2013 C. menor servicios coordinacion seguridad y salud de las obras de acondicionamient</text:p>
          </table:table-cell>
          <table:table-cell office:value-type="string" calcext:value-type="string">
            <text:p>http://www.granada.org.es/contrata.nsf/7514094450724ee8c125743d003da707/70fc4279d3d2c95bc1257c830045ddac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165/2013</text:p>
          </table:table-cell>
          <table:table-cell office:value-type="string" calcext:value-type="string">
            <text:p>Expte nº 165/2013 PNSP Contrato servicios mantenimiento aplicaciones de wcronos de control horario y</text:p>
          </table:table-cell>
          <table:table-cell office:value-type="string" calcext:value-type="string">
            <text:p>http://www.granada.org.es/contrata.nsf/7514094450724ee8c125743d003da707/adf674dcdf6c8a8ec1257c7d00442fd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3/2014</text:p>
          </table:table-cell>
          <table:table-cell office:value-type="string" calcext:value-type="string">
            <text:p>Expte nº 3/2014 C. menor obras de recrecido de muro en el complejo deportivo aynadamar</text:p>
          </table:table-cell>
          <table:table-cell office:value-type="string" calcext:value-type="string">
            <text:p>http://www.granada.org.es/contrata.nsf/7514094450724ee8c125743d003da707/0a3dd31b2f424718c1257c7600292bab!OpenDocument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12408/2013</text:p>
          </table:table-cell>
          <table:table-cell office:value-type="string" calcext:value-type="string">
            <text:p>Exp. 12408/2013, Adjudicación contrato menor de obras para ejecución del proyecto de mantenimiento y</text:p>
          </table:table-cell>
          <table:table-cell office:value-type="string" calcext:value-type="string">
            <text:p>http://www.granada.org.es/contrata.nsf/7514094450724ee8c125743d003da707/fd72e9a7c33d5c55c1257c70004338d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199/2013</text:p>
          </table:table-cell>
          <table:table-cell office:value-type="string" calcext:value-type="string">
            <text:p>Expte nº 199/2013 PNSP Contrato servicios relativo a la elaboracion Plan del Paisaje del Barrio Alba</text:p>
          </table:table-cell>
          <table:table-cell office:value-type="string" calcext:value-type="string">
            <text:p>http://www.granada.org.es/contrata.nsf/7514094450724ee8c125743d003da707/c1ca843b89d9ddc0c1257c6f003ec30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154/2013</text:p>
          </table:table-cell>
          <table:table-cell office:value-type="string" calcext:value-type="string">
            <text:p>Expte nº 154/2013 C. menor servicios coordinacion seguridad y salud obras programa fomento empleo ag</text:p>
          </table:table-cell>
          <table:table-cell office:value-type="string" calcext:value-type="string">
            <text:p>http://www.granada.org.es/contrata.nsf/7514094450724ee8c125743d003da707/ef57149dd4136a2ac1257c6e002b139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13650/2013</text:p>
          </table:table-cell>
          <table:table-cell office:value-type="string" calcext:value-type="string">
            <text:p>EXP. 13650/2013, CONTRATO DE OBRAS PARA LA EJECUCIÓN DEL PROYECTO DE URBANIZACIÓN DE VIALES C-1 Y D </text:p>
          </table:table-cell>
          <table:table-cell office:value-type="string" calcext:value-type="string">
            <text:p>http://www.granada.org.es/contrata.nsf/7514094450724ee8c125743d003da707/b2644e0768abed61c1257c6a0036fde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192/2013</text:p>
          </table:table-cell>
          <table:table-cell office:value-type="string" calcext:value-type="string">
            <text:p>Expte nº 192/2013 C. menor obras sustitucion pavimentacion cesped artificial en pistas padel</text:p>
          </table:table-cell>
          <table:table-cell office:value-type="string" calcext:value-type="string">
            <text:p>http://www.granada.org.es/contrata.nsf/7514094450724ee8c125743d003da707/85a40a9d8199c05cc1257c660026bd3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9773/2013</text:p>
          </table:table-cell>
          <table:table-cell office:value-type="string" calcext:value-type="string">
            <text:p>EXP. 9773/2013 CONCESIÓN DEMANIAL PARA USO PRIVATIVO COMO KIOSCO-BAR CON ASEOS Y DE ZONA DE ESPACIO </text:p>
          </table:table-cell>
          <table:table-cell office:value-type="string" calcext:value-type="string">
            <text:p>http://www.granada.org.es/contrata.nsf/7514094450724ee8c125743d003da707/6baddd2c386c5ab9c1257c6200406244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14173/2013</text:p>
          </table:table-cell>
          <table:table-cell office:value-type="string" calcext:value-type="string">
            <text:p>EXP. 14173/2013 CONTRATO DE OBRAS POR PROCEDIMIENTO NEGOCIADO SIN PUBLICIDAD PARA EJECUCIÓN DEL PROY</text:p>
          </table:table-cell>
          <table:table-cell office:value-type="string" calcext:value-type="string">
            <text:p>http://www.granada.org.es/contrata.nsf/7514094450724ee8c125743d003da707/58de96e9d5f644ebc1257c6200398ac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12978/2013</text:p>
          </table:table-cell>
          <table:table-cell office:value-type="string" calcext:value-type="string">
            <text:p>EXP. 12978/2013, CONTRATO MENOR DE OBRAS PARA LA EJECUCIÓN DEL PROYECTO DE CONEXIÓN DE LA A-44 EN LA</text:p>
          </table:table-cell>
          <table:table-cell office:value-type="string" calcext:value-type="string">
            <text:p>http://www.granada.org.es/contrata.nsf/7514094450724ee8c125743d003da707/213847e64d758547c1257c620038c75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15353/2013</text:p>
          </table:table-cell>
          <table:table-cell office:value-type="string" calcext:value-type="string">
            <text:p>EXP. 15353/2013 (URBANISMO), CONTRATO MENOR DE OBRAS PARA LA EJECUCIÓN DEL PROYECTO DE REFUERZO DE T</text:p>
          </table:table-cell>
          <table:table-cell office:value-type="string" calcext:value-type="string">
            <text:p>http://www.granada.org.es/contrata.nsf/7514094450724ee8c125743d003da707/9153659ccc0fc108c1257c5f002f4cf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14077/2013</text:p>
          </table:table-cell>
          <table:table-cell office:value-type="string" calcext:value-type="string">
            <text:p>EXP. 14077/2013 CONTRATO MENOR DE OBRAS PARA EJECUCIÓN DEL PROYECTO DE ACCESIBILIDAD EN EL CENTRO DE</text:p>
          </table:table-cell>
          <table:table-cell office:value-type="string" calcext:value-type="string">
            <text:p>http://www.granada.org.es/contrata.nsf/7514094450724ee8c125743d003da707/d5086e1653ac410fc1257c3d0054320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66/2013</text:p>
          </table:table-cell>
          <table:table-cell office:value-type="string" calcext:value-type="string">
            <text:p>Expte nº 66/2013 C. menor suministro de arneses de cintura para el personal del servicio prevencion,</text:p>
          </table:table-cell>
          <table:table-cell office:value-type="string" calcext:value-type="string">
            <text:p>http://www.granada.org.es/contrata.nsf/7514094450724ee8c125743d003da707/45b02aecf413ce60c1257c380028919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135/2013</text:p>
          </table:table-cell>
          <table:table-cell office:value-type="string" calcext:value-type="string">
            <text:p>Expte nº 135/2013 PNSP Contrato suministro de forfaits para los participantes en el programa de acti</text:p>
          </table:table-cell>
          <table:table-cell office:value-type="string" calcext:value-type="string">
            <text:p>http://www.granada.org.es/contrata.nsf/7514094450724ee8c125743d003da707/8450baa7ea93368ac1257c3800286dc5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151/2013</text:p>
          </table:table-cell>
          <table:table-cell office:value-type="string" calcext:value-type="string">
            <text:p>Expte nº 151/2013 C. menor obras remodelacion de la sala de duchas del Parque Norte de bomeros</text:p>
          </table:table-cell>
          <table:table-cell office:value-type="string" calcext:value-type="string">
            <text:p>http://www.granada.org.es/contrata.nsf/7514094450724ee8c125743d003da707/2cfabf4771fb52cec1257c3800284ed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12/2013</text:p>
          </table:table-cell>
          <table:table-cell office:value-type="string" calcext:value-type="string">
            <text:p>Expte nº 12/2013 PNSP Contrato servicios de coordinacion seguridad y salud mantenimiento y reparacio</text:p>
          </table:table-cell>
          <table:table-cell office:value-type="string" calcext:value-type="string">
            <text:p>http://www.granada.org.es/contrata.nsf/7514094450724ee8c125743d003da707/f55f34d428a01f48c1257c380027fdb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150/2013</text:p>
          </table:table-cell>
          <table:table-cell office:value-type="string" calcext:value-type="string">
            <text:p>Expte nº 150/2013 PNSP Contrato servicios mantenimiento acceso de informacion siapol, base de datos </text:p>
          </table:table-cell>
          <table:table-cell office:value-type="string" calcext:value-type="string">
            <text:p>http://www.granada.org.es/contrata.nsf/7514094450724ee8c125743d003da707/cb7cf0facbd5502dc1257c380027c93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173/2013</text:p>
          </table:table-cell>
          <table:table-cell office:value-type="string" calcext:value-type="string">
            <text:p>Expte nº 173/2013 PNSP Contrato suministro de vestuario para los trabajadores del programa "ayuda a </text:p>
          </table:table-cell>
          <table:table-cell office:value-type="string" calcext:value-type="string">
            <text:p>http://www.granada.org.es/contrata.nsf/7514094450724ee8c125743d003da707/6a8eedfd47b8a4efc1257c2f0040ac3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bf7df2128a71eebdc1257c2e004561aa!OpenDocument</text:p>
          </table:table-cell>
          <table:table-cell table:number-columns-repeated="10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12783/2013</text:p>
          </table:table-cell>
          <table:table-cell office:value-type="string" calcext:value-type="string">
            <text:p>Exp. 12783/2013, CONTRATO MENOR DE OBRAS PARA LA EJECUCIÓN DEL PROYECTO DE PAVIMENTACIÓN DE LA CALLE</text:p>
          </table:table-cell>
          <table:table-cell office:value-type="string" calcext:value-type="string">
            <text:p>http://www.granada.org.es/contrata.nsf/7514094450724ee8c125743d003da707/465b5a44b17ccadfc1257c2e004461f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178/2013</text:p>
          </table:table-cell>
          <table:table-cell office:value-type="string" calcext:value-type="string">
            <text:p>Expte nº 178/2013 C. menor suministro de un servidor para la utilizacion como receptor de señales en</text:p>
          </table:table-cell>
          <table:table-cell office:value-type="string" calcext:value-type="string">
            <text:p>http://www.granada.org.es/contrata.nsf/7514094450724ee8c125743d003da707/557605c8b59d7d6dc1257c2b002a3df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178/2013</text:p>
          </table:table-cell>
          <table:table-cell office:value-type="string" calcext:value-type="string">
            <text:p>Expte nº 178/2013 C. menor suministro de un servidor para la utilizacion como receptor de señales en</text:p>
          </table:table-cell>
          <table:table-cell office:value-type="string" calcext:value-type="string">
            <text:p>http://www.granada.org.es/contrata.nsf/7514094450724ee8c125743d003da707/557605c8b59d7d6dc1257c2b002a3df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161/2013</text:p>
          </table:table-cell>
          <table:table-cell office:value-type="string" calcext:value-type="string">
            <text:p>Expte nº 161/2013 C. menor suministro y mantenimiento de licencia Qlikviem small business</text:p>
          </table:table-cell>
          <table:table-cell office:value-type="string" calcext:value-type="string">
            <text:p>http://www.granada.org.es/contrata.nsf/7514094450724ee8c125743d003da707/a6cddc208e0f33bcc1257c280026648c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130/2013</text:p>
          </table:table-cell>
          <table:table-cell office:value-type="string" calcext:value-type="string">
            <text:p>Expte nº 130/2013 C. menor suministro tarjetas plasticas para expedicion de bono turistico </text:p>
          </table:table-cell>
          <table:table-cell office:value-type="string" calcext:value-type="string">
            <text:p>http://www.granada.org.es/contrata.nsf/7514094450724ee8c125743d003da707/5c4f5f45df5d61fec1257c280025be5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80/2013</text:p>
          </table:table-cell>
          <table:table-cell office:value-type="string" calcext:value-type="string">
            <text:p>Expte nº 80/2013 C. menor servicios docentes para la realización del itinerario de inserción laboral</text:p>
          </table:table-cell>
          <table:table-cell office:value-type="string" calcext:value-type="string">
            <text:p>http://www.granada.org.es/contrata.nsf/7514094450724ee8c125743d003da707/5de4c1696ca9fd92c1257c230025db3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145/2013</text:p>
          </table:table-cell>
          <table:table-cell office:value-type="string" calcext:value-type="string">
            <text:p>Expte nº 145/2013 PNSP Contrato suministro e instalacion de equipos electricos en diveros edificios </text:p>
          </table:table-cell>
          <table:table-cell office:value-type="string" calcext:value-type="string">
            <text:p>http://www.granada.org.es/contrata.nsf/7514094450724ee8c125743d003da707/da230b59dd79920ec1257c210043cd8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140/2013</text:p>
          </table:table-cell>
          <table:table-cell office:value-type="string" calcext:value-type="string">
            <text:p>Expte nº 140/2013 C. menor suministro llavero automatico para la Policia Local</text:p>
          </table:table-cell>
          <table:table-cell office:value-type="string" calcext:value-type="string">
            <text:p>http://www.granada.org.es/contrata.nsf/7514094450724ee8c125743d003da707/99321ccc55581a08c1257c1b003b7c9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159/2013</text:p>
          </table:table-cell>
          <table:table-cell office:value-type="string" calcext:value-type="string">
            <text:p>Expte nº 159/2013 C. menor suministro de un robot limpiafondos automatico para utilizar en las pisci</text:p>
          </table:table-cell>
          <table:table-cell office:value-type="string" calcext:value-type="string">
            <text:p>http://www.granada.org.es/contrata.nsf/7514094450724ee8c125743d003da707/0e28d55ba869801dc1257c1b0027ca8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158/2013</text:p>
          </table:table-cell>
          <table:table-cell office:value-type="string" calcext:value-type="string">
            <text:p>Expte nº 158/2013 C. menor servicios de formacion en materia de calidad </text:p>
          </table:table-cell>
          <table:table-cell office:value-type="string" calcext:value-type="string">
            <text:p>http://www.granada.org.es/contrata.nsf/7514094450724ee8c125743d003da707/0ea6b5d83de34b65c1257c14003b51e5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147/2013</text:p>
          </table:table-cell>
          <table:table-cell office:value-type="string" calcext:value-type="string">
            <text:p>Expte nº 147/2013 C. menor de servicios de imparticion de cursos de formación de sencha y html5 </text:p>
          </table:table-cell>
          <table:table-cell office:value-type="string" calcext:value-type="string">
            <text:p>http://www.granada.org.es/contrata.nsf/7514094450724ee8c125743d003da707/d6080985c69e0f57c1257c14003b2c8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157/2013</text:p>
          </table:table-cell>
          <table:table-cell office:value-type="string" calcext:value-type="string">
            <text:p>Expte nº 157/2013 C. menor suministro mobiliario para la modificacion del mostrador del Registro Gen</text:p>
          </table:table-cell>
          <table:table-cell office:value-type="string" calcext:value-type="string">
            <text:p>http://www.granada.org.es/contrata.nsf/7514094450724ee8c125743d003da707/688e24f4a7b1d0b0c1257c14003aee7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138/2013</text:p>
          </table:table-cell>
          <table:table-cell office:value-type="string" calcext:value-type="string">
            <text:p>Expte nº 138/2013 PNSP Contrato obras refuerzo y rehabilitacion del pavimento en diversas calles del</text:p>
          </table:table-cell>
          <table:table-cell office:value-type="string" calcext:value-type="string">
            <text:p>http://www.granada.org.es/contrata.nsf/7514094450724ee8c125743d003da707/2b280c7d5e61d0edc1257c0e0028037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13627/2013</text:p>
          </table:table-cell>
          <table:table-cell office:value-type="string" calcext:value-type="string">
            <text:p>EXP. 13627/2013, C. PARA EXPLOTACIÓN, MANTENIMIENTO Y REPOSICIÓN DE VALLAS PUBLICITARIAS EN EL TERMI</text:p>
          </table:table-cell>
          <table:table-cell office:value-type="string" calcext:value-type="string">
            <text:p>http://www.granada.org.es/contrata.nsf/7514094450724ee8c125743d003da707/66563a46d58a116ec1257c0d0045a75c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12408/2013</text:p>
          </table:table-cell>
          <table:table-cell office:value-type="string" calcext:value-type="string">
            <text:p>EXP. 12408/13, CONTRTO MENOR DE OBRAS PARA EJECUCIÓN DEL PROYECTO DE MANTENIMIENTO Y REPARACIÓN INTE</text:p>
          </table:table-cell>
          <table:table-cell office:value-type="string" calcext:value-type="string">
            <text:p>http://www.granada.org.es/contrata.nsf/7514094450724ee8c125743d003da707/1cde4c07f70d4fdfc1257c0d003ddcac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12186/2013</text:p>
          </table:table-cell>
          <table:table-cell office:value-type="string" calcext:value-type="string">
            <text:p>EXP 12186/13, CONTRATO MENOR DE OBRAS PARA LA EJECUCIÓN DEL PROYECTO DE REPASO DE PINTURAS EXTERIORE</text:p>
          </table:table-cell>
          <table:table-cell office:value-type="string" calcext:value-type="string">
            <text:p>http://www.granada.org.es/contrata.nsf/7514094450724ee8c125743d003da707/f453ba2c51854976c1257c0d003c250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196/2012</text:p>
          </table:table-cell>
          <table:table-cell office:value-type="string" calcext:value-type="string">
            <text:p>Expte nº 196/2012 Concesion del Servicio de Explotacion del autobus turistico en Granada a adjudicar</text:p>
          </table:table-cell>
          <table:table-cell office:value-type="string" calcext:value-type="string">
            <text:p>http://www.granada.org.es/contrata.nsf/7514094450724ee8c125743d003da707/924b9f4730950c5ec1257c0b003dfc77!OpenDocument</text:p>
          </table:table-cell>
          <table:table-cell office:value-type="string" calcext:value-type="string">
            <text:p>Perdid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5819/2013</text:p>
          </table:table-cell>
          <table:table-cell office:value-type="string" calcext:value-type="string">
            <text:p>EXPTE. 5819/2013 CONTRATO DE OBRAS DEL PROYECTO DE MEJORAS EN LA ACCESIBILIDAD Y EL MOBILIARIO URBAN</text:p>
          </table:table-cell>
          <table:table-cell office:value-type="string" calcext:value-type="string">
            <text:p>http://www.granada.org.es/contrata.nsf/7514094450724ee8c125743d003da707/2c3e56f534826dd9c1257c0700366dac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6235/2013</text:p>
          </table:table-cell>
          <table:table-cell office:value-type="string" calcext:value-type="string">
            <text:p>EXP.6235/2013 CONCESIÓN PARA USO PRIVATIVO DE LA PARCELA DE EQUIPAMIENTO DEPORTIVO DEL SG-DP-03 EN C</text:p>
          </table:table-cell>
          <table:table-cell office:value-type="string" calcext:value-type="string">
            <text:p>http://www.granada.org.es/contrata.nsf/7514094450724ee8c125743d003da707/bee15ece8506ef1cc1257c070033c661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23/2012</text:p>
          </table:table-cell>
          <table:table-cell office:value-type="string" calcext:value-type="string">
            <text:p>EXP. 23/12-ON RENUNCIA Y ADJUDICACIÓN CONTRATO MENOR DE OBRAS PARA EJECUCIÓN DEL PROYECTO DE ACONDIC</text:p>
          </table:table-cell>
          <table:table-cell office:value-type="string" calcext:value-type="string">
            <text:p>http://www.granada.org.es/contrata.nsf/7514094450724ee8c125743d003da707/84f042d561d50a52c1257c07002c2b8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2645/2013</text:p>
          </table:table-cell>
          <table:table-cell office:value-type="string" calcext:value-type="string">
            <text:p>Exp. 2645/2013 CONTRATO MENOR DE OBRAS PARA PUESTA EN FUNCIONAMIENTO DE INSTALACIÓN DE PRODUCCIÓN DE</text:p>
          </table:table-cell>
          <table:table-cell office:value-type="string" calcext:value-type="string">
            <text:p>http://www.granada.org.es/contrata.nsf/7514094450724ee8c125743d003da707/495ece8bb1bdfa1fc1257c070028b2b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139/2013</text:p>
          </table:table-cell>
          <table:table-cell office:value-type="string" calcext:value-type="string">
            <text:p>Expte nº 139/2013 C. menor servicios de coordinacion de seguridad y salud de las obras refuerzo y re</text:p>
          </table:table-cell>
          <table:table-cell office:value-type="string" calcext:value-type="string">
            <text:p>http://www.granada.org.es/contrata.nsf/7514094450724ee8c125743d003da707/7a040072d9edc97bc1257c040029b5a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136/2013</text:p>
          </table:table-cell>
          <table:table-cell office:value-type="string" calcext:value-type="string">
            <text:p>Expte nº 136/2013 C. menor servicios de cronometraje para la media maraton "Ciudad de Granada 2013" </text:p>
          </table:table-cell>
          <table:table-cell office:value-type="string" calcext:value-type="string">
            <text:p>http://www.granada.org.es/contrata.nsf/7514094450724ee8c125743d003da707/c3caba25af4b8fa8c1257bf9003bbf8f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9559/2013</text:p>
          </table:table-cell>
          <table:table-cell office:value-type="string" calcext:value-type="string">
            <text:p>EXP. 9559/2013 Contrato menor para la ejecución del proyecto de refuerzo de la climatización de la o</text:p>
          </table:table-cell>
          <table:table-cell office:value-type="string" calcext:value-type="string">
            <text:p>http://www.granada.org.es/contrata.nsf/7514094450724ee8c125743d003da707/3aa869d36f95903ac1257bf600355e8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87/2013</text:p>
          </table:table-cell>
          <table:table-cell office:value-type="string" calcext:value-type="string">
            <text:p>Expte nº 87/2013 PNSP Contrato servicios mantenimiento de tres vehiculos de autoescalera </text:p>
          </table:table-cell>
          <table:table-cell office:value-type="string" calcext:value-type="string">
            <text:p>http://www.granada.org.es/contrata.nsf/7514094450724ee8c125743d003da707/64d320c8fbffd9cac1257bf2003ffe4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127/2013</text:p>
          </table:table-cell>
          <table:table-cell office:value-type="string" calcext:value-type="string">
            <text:p>Expte nº 127/2013 C. menor suministro mobiliario para la biblioteca de la academia de policia local</text:p>
          </table:table-cell>
          <table:table-cell office:value-type="string" calcext:value-type="string">
            <text:p>http://www.granada.org.es/contrata.nsf/7514094450724ee8c125743d003da707/6ad2f1944a9f6f1cc1257bf0003e3995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27/2013</text:p>
          </table:table-cell>
          <table:table-cell office:value-type="string" calcext:value-type="string">
            <text:p>Expte nº 27/2013 PNSP Contrato suministro de electronica para la integracion de edificios municipale</text:p>
          </table:table-cell>
          <table:table-cell office:value-type="string" calcext:value-type="string">
            <text:p>http://www.granada.org.es/contrata.nsf/7514094450724ee8c125743d003da707/a798153fcba5b343c1257bf0003d4ec9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132/2013</text:p>
          </table:table-cell>
          <table:table-cell office:value-type="string" calcext:value-type="string">
            <text:p>Expte nº 132/2013 C. menor suministro adquisicon una tuba B&amp;S</text:p>
          </table:table-cell>
          <table:table-cell office:value-type="string" calcext:value-type="string">
            <text:p><text:s/>perantucci pt-6 para la Banda Municipal de Musica 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137/2013</text:p>
          </table:table-cell>
          <table:table-cell office:value-type="string" calcext:value-type="string">
            <text:p>Expte nº 137/2013 C. menor servicios complementarios de apoyo a la organización de la XXXI edición d</text:p>
          </table:table-cell>
          <table:table-cell office:value-type="string" calcext:value-type="string">
            <text:p>http://www.granada.org.es/contrata.nsf/7514094450724ee8c125743d003da707/c40b233284b01d34c1257bf0003a60d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143/2013</text:p>
          </table:table-cell>
          <table:table-cell office:value-type="string" calcext:value-type="string">
            <text:p>Expte nº 143/2013 C. menor servicios de conexion con central receptora de alarmas y custodia de llav</text:p>
          </table:table-cell>
          <table:table-cell office:value-type="string" calcext:value-type="string">
            <text:p>http://www.granada.org.es/contrata.nsf/7514094450724ee8c125743d003da707/dbe353fa8f7e57abc1257bf00039f05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6748/2013</text:p>
          </table:table-cell>
          <table:table-cell office:value-type="string" calcext:value-type="string">
            <text:p>EXP. 6748/2013 CONTRATO DE OBRAS POR PROCEDIMIENTO NEGOCIADO SIN PUBLICIDAD PARA EJECUCIÓN DEL PROYE</text:p>
          </table:table-cell>
          <table:table-cell office:value-type="string" calcext:value-type="string">
            <text:p>http://www.granada.org.es/contrata.nsf/7514094450724ee8c125743d003da707/1d4fe0a1dab7a1e0c1257bec0026cdb2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9303/2013</text:p>
          </table:table-cell>
          <table:table-cell office:value-type="string" calcext:value-type="string">
            <text:p>EXP. 9303/2013 CONTRATO MENOR DE OBRAS PARA EJECUCIÓN DEL PROYECTO DE SUSTITUCIÓN DE PAVIMENTO DEL E</text:p>
          </table:table-cell>
          <table:table-cell office:value-type="string" calcext:value-type="string">
            <text:p>http://www.granada.org.es/contrata.nsf/7514094450724ee8c125743d003da707/d3bbe59676f821d2c1257bec00252db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9303/2013</text:p>
          </table:table-cell>
          <table:table-cell office:value-type="string" calcext:value-type="string">
            <text:p>EXP. 9303/2013 CONTRATO MENOR DE OBRAS PARA EJECUCIÓN DEL PROYECTO DE SUSTITUCIÓN DE PAVIMENTO DEL E</text:p>
          </table:table-cell>
          <table:table-cell office:value-type="string" calcext:value-type="string">
            <text:p>http://www.granada.org.es/contrata.nsf/7514094450724ee8c125743d003da707/d3bbe59676f821d2c1257bec00252db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9530/2013</text:p>
          </table:table-cell>
          <table:table-cell office:value-type="string" calcext:value-type="string">
            <text:p>EXP. 9530/2013, CONTRATO MENOR DE OBRAS PARA EJECUCIÓN DEL PROYECTO COMPLEMENTARIO DE ACTUACIONES UR</text:p>
          </table:table-cell>
          <table:table-cell office:value-type="string" calcext:value-type="string">
            <text:p>http://www.granada.org.es/contrata.nsf/7514094450724ee8c125743d003da707/5e6935065fb716fcc1257beb0043563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8871/2013</text:p>
          </table:table-cell>
          <table:table-cell office:value-type="string" calcext:value-type="string">
            <text:p>EXP. 8871/2013, ADJUDICACIÓN CONTRATO ADMINISTRATIVO ESPECIAL DE COLABORACIÓN PARA LA REALIZACIÓN DE</text:p>
          </table:table-cell>
          <table:table-cell office:value-type="string" calcext:value-type="string">
            <text:p>http://www.granada.org.es/contrata.nsf/7514094450724ee8c125743d003da707/24b50068453bb052c1257beb00352a7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6288/2013</text:p>
          </table:table-cell>
          <table:table-cell office:value-type="string" calcext:value-type="string">
            <text:p>EXP. 6288/2013, ADJUDICACIÓN DE CONTRATO DE OBRAS POR PROCEDIMIENTO NEGOCIADO SIN PUBLICIDAD PARA LA</text:p>
          </table:table-cell>
          <table:table-cell office:value-type="string" calcext:value-type="string">
            <text:p>http://www.granada.org.es/contrata.nsf/7514094450724ee8c125743d003da707/58367a0b25718470c1257beb0033a8e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88/2013</text:p>
          </table:table-cell>
          <table:table-cell office:value-type="string" calcext:value-type="string">
            <text:p>Expte nº 88/2013 PNSP Contrato servicios de mantenimiento del vehiculo Bronto Skylift modelo F-44 RL</text:p>
          </table:table-cell>
          <table:table-cell office:value-type="string" calcext:value-type="string">
            <text:p>http://www.granada.org.es/contrata.nsf/7514094450724ee8c125743d003da707/3fbd59227fc5ddbcc1257be50020e78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104/2013</text:p>
          </table:table-cell>
          <table:table-cell office:value-type="string" calcext:value-type="string">
            <text:p>Expte nº 104/2013 PNSP Contrato servicios mantenimiento productos sftware AG</text:p>
          </table:table-cell>
          <table:table-cell office:value-type="string" calcext:value-type="string">
            <text:p>http://www.granada.org.es/contrata.nsf/7514094450724ee8c125743d003da707/9f1a655fad694f68c1257be40024fd4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6720/2013</text:p>
          </table:table-cell>
          <table:table-cell office:value-type="string" calcext:value-type="string">
            <text:p>Exp. 6720/2013 Adjudicación contrato de obras por procedimiento negociado sin publicidad para ejecuc</text:p>
          </table:table-cell>
          <table:table-cell office:value-type="string" calcext:value-type="string">
            <text:p>http://www.granada.org.es/contrata.nsf/7514094450724ee8c125743d003da707/de88f3f2c63220e0c1257bbf003aeb3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9530/2013</text:p>
          </table:table-cell>
          <table:table-cell office:value-type="string" calcext:value-type="string">
            <text:p>EXP. 9530/2013, CONTRATO MENOR DE OBRAS PARA LA EJECUCIÓN DEL PROYECTO COMPLEMENTARIO DE ACTUACIONES</text:p>
          </table:table-cell>
          <table:table-cell office:value-type="string" calcext:value-type="string">
            <text:p>http://www.granada.org.es/contrata.nsf/7514094450724ee8c125743d003da707/07cc28d09dc97937c1257bbe003b7db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8871/2013</text:p>
          </table:table-cell>
          <table:table-cell office:value-type="string" calcext:value-type="string">
            <text:p>EXP. 8871/2013, CONTRATO ADMINISTRATIVO ESPECIAL DE COLABORACIÓN PARA LA REALIZACIÓN DEL PROYECTO DE</text:p>
          </table:table-cell>
          <table:table-cell office:value-type="string" calcext:value-type="string">
            <text:p>http://www.granada.org.es/contrata.nsf/7514094450724ee8c125743d003da707/87c8b2af89b6734cc1257bbe00392f0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61/2013</text:p>
          </table:table-cell>
          <table:table-cell office:value-type="string" calcext:value-type="string">
            <text:p>Expte nº 61/2013 PNSP Contrato servicios mantenimiento de la plataforma EDITRAN</text:p>
          </table:table-cell>
          <table:table-cell office:value-type="string" calcext:value-type="string">
            <text:p>http://www.granada.org.es/contrata.nsf/7514094450724ee8c125743d003da707/a5a31a4ee8faff10c1257bb70023e16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107/2013</text:p>
          </table:table-cell>
          <table:table-cell office:value-type="string" calcext:value-type="string">
            <text:p>Expte nº 107/2013 C. menor servicios revision y mantenimiento de botellas de aire compromido de los </text:p>
          </table:table-cell>
          <table:table-cell office:value-type="string" calcext:value-type="string">
            <text:p>http://www.granada.org.es/contrata.nsf/7514094450724ee8c125743d003da707/c92bd2400b196db9c1257bb20024cfa6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112/2013</text:p>
          </table:table-cell>
          <table:table-cell office:value-type="string" calcext:value-type="string">
            <text:p>Expte nº 112/2013 C. menor obras de fibra optica y diverso material de produccion </text:p>
          </table:table-cell>
          <table:table-cell office:value-type="string" calcext:value-type="string">
            <text:p>http://www.granada.org.es/contrata.nsf/7514094450724ee8c125743d003da707/e14696d576b068f2c1257bb0002471d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113/2013</text:p>
          </table:table-cell>
          <table:table-cell office:value-type="string" calcext:value-type="string">
            <text:p>Expte nº 113/2013 C. menor servicios de coordinacion de seguridad y salud de obras fibra optica y di</text:p>
          </table:table-cell>
          <table:table-cell office:value-type="string" calcext:value-type="string">
            <text:p>http://www.granada.org.es/contrata.nsf/7514094450724ee8c125743d003da707/65deb52c9fad1493c1257bb00024484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76/2013</text:p>
          </table:table-cell>
          <table:table-cell office:value-type="string" calcext:value-type="string">
            <text:p>Expte nº 76/2013 PNSP Contrato servicios ejecucion del programa "Rebelate:vive sin drogas" </text:p>
          </table:table-cell>
          <table:table-cell office:value-type="string" calcext:value-type="string">
            <text:p>http://www.granada.org.es/contrata.nsf/7514094450724ee8c125743d003da707/b1d0941c95aebb1ec1257bac00335636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116/2013</text:p>
          </table:table-cell>
          <table:table-cell office:value-type="string" calcext:value-type="string">
            <text:p>Expte nº 116/2013 C. menor para la realizacion del curso "Animacion Turistica y Sociocultural"</text:p>
          </table:table-cell>
          <table:table-cell office:value-type="string" calcext:value-type="string">
            <text:p>http://www.granada.org.es/contrata.nsf/7514094450724ee8c125743d003da707/c0c5d9319920273bc1257bac00331fb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77/2013</text:p>
          </table:table-cell>
          <table:table-cell office:value-type="string" calcext:value-type="string">
            <text:p>Expte nº 77/2013 C. menor suministro e instalacion de climatizadores para el parque norte de bombero</text:p>
          </table:table-cell>
          <table:table-cell office:value-type="string" calcext:value-type="string">
            <text:p>http://www.granada.org.es/contrata.nsf/7514094450724ee8c125743d003da707/b97cb95132956d7ac1257bac0032e9d3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110/2013</text:p>
          </table:table-cell>
          <table:table-cell office:value-type="string" calcext:value-type="string">
            <text:p>Expte nº 110/2013 C. menor servicios de mantenimiento de las licenicas VMWARE</text:p>
          </table:table-cell>
          <table:table-cell office:value-type="string" calcext:value-type="string">
            <text:p>http://www.granada.org.es/contrata.nsf/7514094450724ee8c125743d003da707/e6b14ce5a67c2a2bc1257bac0032867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109/2013</text:p>
          </table:table-cell>
          <table:table-cell office:value-type="string" calcext:value-type="string">
            <text:p>Expte nº 109/2013 C. menor servicios de transporte de instrumentos y equipos de la banda municipal d</text:p>
          </table:table-cell>
          <table:table-cell office:value-type="string" calcext:value-type="string">
            <text:p>http://www.granada.org.es/contrata.nsf/7514094450724ee8c125743d003da707/5d6a9cc68b5151c9c1257bac0032685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8109/2013</text:p>
          </table:table-cell>
          <table:table-cell office:value-type="string" calcext:value-type="string">
            <text:p>Exp. 8109/2013 Adjudicación contrato menor de obras para ejecución del proyecto de reparación y ampl</text:p>
          </table:table-cell>
          <table:table-cell office:value-type="string" calcext:value-type="string">
            <text:p>http://www.granada.org.es/contrata.nsf/7514094450724ee8c125743d003da707/109fa7c0c93d67f5c1257baa003eb46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794/2013</text:p>
          </table:table-cell>
          <table:table-cell office:value-type="string" calcext:value-type="string">
            <text:p>Expte. 1.794/2013 Enajenación de dos plazas de aparcamiento de propiedad municipal sitas en el susue</text:p>
          </table:table-cell>
          <table:table-cell office:value-type="string" calcext:value-type="string">
            <text:p>http://www.granada.org.es/contrata.nsf/7514094450724ee8c125743d003da707/99516999b66dde89c1257baa003e8b46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795/2013</text:p>
          </table:table-cell>
          <table:table-cell office:value-type="string" calcext:value-type="string">
            <text:p>Expte. 4.795/2013 Adjudicación contrato Negociado sin publicidad del Proyecto de Remodelación de la </text:p>
          </table:table-cell>
          <table:table-cell office:value-type="string" calcext:value-type="string">
            <text:p>http://www.granada.org.es/contrata.nsf/7514094450724ee8c125743d003da707/fba00ea44f12b740c1257baa002cf17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7096/2013</text:p>
          </table:table-cell>
          <table:table-cell office:value-type="string" calcext:value-type="string">
            <text:p>Expte. 7096/2013 Adjudicación Contrato Menor de Obras de ejecución del proyecto de remodelación de i</text:p>
          </table:table-cell>
          <table:table-cell office:value-type="string" calcext:value-type="string">
            <text:p>http://www.granada.org.es/contrata.nsf/7514094450724ee8c125743d003da707/c7c83077725d4162c1257ba900415aa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105/2013</text:p>
          </table:table-cell>
          <table:table-cell office:value-type="string" calcext:value-type="string">
            <text:p>Expte nº 105/2013 PNSP Contrato de servicio de gestión de pagos confirmados</text:p>
          </table:table-cell>
          <table:table-cell office:value-type="string" calcext:value-type="string">
            <text:p>http://www.granada.org.es/contrata.nsf/7514094450724ee8c125743d003da707/6f35eaa195635327c1257ba90022ae2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56/2013</text:p>
          </table:table-cell>
          <table:table-cell office:value-type="string" calcext:value-type="string">
            <text:p>Expte nº 56/2013 PNSP Contrato servicios coordinacion seguridad y salud durante la ejecucion del ser</text:p>
          </table:table-cell>
          <table:table-cell office:value-type="string" calcext:value-type="string">
            <text:p>http://www.granada.org.es/contrata.nsf/7514094450724ee8c125743d003da707/d766f2a58aa78fb0c1257ba30027ab2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86/2013</text:p>
          </table:table-cell>
          <table:table-cell office:value-type="string" calcext:value-type="string">
            <text:p>Expte nº 86/2013 PNSP Contrato servicios campamentos de verano para menores en situacion de riesgo s</text:p>
          </table:table-cell>
          <table:table-cell office:value-type="string" calcext:value-type="string">
            <text:p>http://www.granada.org.es/contrata.nsf/7514094450724ee8c125743d003da707/960c68738dfbde9bc1257ba3002782c4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31/2013</text:p>
          </table:table-cell>
          <table:table-cell office:value-type="string" calcext:value-type="string">
            <text:p>Expte nº 31/2013 PNSP Contrato servicios asistencia telefonica a la tramitacion expedientes en el en</text:p>
          </table:table-cell>
          <table:table-cell office:value-type="string" calcext:value-type="string">
            <text:p>http://www.granada.org.es/contrata.nsf/7514094450724ee8c125743d003da707/05fef588cdba01a1c1257ba300273e8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14/2013</text:p>
          </table:table-cell>
          <table:table-cell office:value-type="string" calcext:value-type="string">
            <text:p>Expte nº 14/2013 PNSP Contrato suministro mobiliario y enseres para el Parque Sur de Bomberos</text:p>
          </table:table-cell>
          <table:table-cell office:value-type="string" calcext:value-type="string">
            <text:p>http://www.granada.org.es/contrata.nsf/7514094450724ee8c125743d003da707/e69374714f0d78eac1257b9e0026741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6722/2013</text:p>
          </table:table-cell>
          <table:table-cell office:value-type="string" calcext:value-type="string">
            <text:p>Expte. 6722/2013 C. Menor para ejecución del proyecto de remodelación de espacio público en el cruce</text:p>
          </table:table-cell>
          <table:table-cell office:value-type="string" calcext:value-type="string">
            <text:p>http://www.granada.org.es/contrata.nsf/7514094450724ee8c125743d003da707/6fabf4be6331f847c1257b9400408f2e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7095/2013</text:p>
          </table:table-cell>
          <table:table-cell office:value-type="string" calcext:value-type="string">
            <text:p>Expte. 7095/2013 C. Menor para ejecución del proyecto de actuaciones urgentes en planes parciales Oe</text:p>
          </table:table-cell>
          <table:table-cell office:value-type="string" calcext:value-type="string">
            <text:p>http://www.granada.org.es/contrata.nsf/7514094450724ee8c125743d003da707/f385dad8622a01acc1257b9400405fb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7092/2013</text:p>
          </table:table-cell>
          <table:table-cell office:value-type="string" calcext:value-type="string">
            <text:p>Expte. 7092/2013 C.Menor para ejecución del Proyecto de Basamento para estatua en el Violón (Urbanis</text:p>
          </table:table-cell>
          <table:table-cell office:value-type="string" calcext:value-type="string">
            <text:p>http://www.granada.org.es/contrata.nsf/7514094450724ee8c125743d003da707/abaa5e4aa7f4f9e6c1257b94003fe55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7092/2013</text:p>
          </table:table-cell>
          <table:table-cell office:value-type="string" calcext:value-type="string">
            <text:p>Expte. 7092/2013 C.Menor para ejecución del Proyecto de Basamento para estatua en el Violón (Urbanis</text:p>
          </table:table-cell>
          <table:table-cell office:value-type="string" calcext:value-type="string">
            <text:p>http://www.granada.org.es/contrata.nsf/7514094450724ee8c125743d003da707/abaa5e4aa7f4f9e6c1257b94003fe55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6634/2013</text:p>
          </table:table-cell>
          <table:table-cell office:value-type="string" calcext:value-type="string">
            <text:p>Exp. 6634/2013, Contrato menor de obras para la ejecución del proyecto de instalación de persianas m</text:p>
          </table:table-cell>
          <table:table-cell office:value-type="string" calcext:value-type="string">
            <text:p>http://www.granada.org.es/contrata.nsf/7514094450724ee8c125743d003da707/9bebee5d138a898ac1257b910033dc8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100/2013</text:p>
          </table:table-cell>
          <table:table-cell office:value-type="string" calcext:value-type="string">
            <text:p>Expte nº 100/2013 C. menor servicios de transporte, montaje, desmosntaje, sonido e iluminacion de co</text:p>
          </table:table-cell>
          <table:table-cell office:value-type="string" calcext:value-type="string">
            <text:p>http://www.granada.org.es/contrata.nsf/7514094450724ee8c125743d003da707/7114f551073b3823c1257b9100313bf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75/2013</text:p>
          </table:table-cell>
          <table:table-cell office:value-type="string" calcext:value-type="string">
            <text:p>Expte nº 75/2013 C. menor suministro material volumetrico, fungible, reactivos y medios de cultivo</text:p>
          </table:table-cell>
          <table:table-cell office:value-type="string" calcext:value-type="string">
            <text:p>http://www.granada.org.es/contrata.nsf/7514094450724ee8c125743d003da707/e6859e9a0c0e8257c1257b910031244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101/2013</text:p>
          </table:table-cell>
          <table:table-cell office:value-type="string" calcext:value-type="string">
            <text:p>Expte nº 101/2013 C. menor suministro mediante compra de un servidor para el servicio municipal de r</text:p>
          </table:table-cell>
          <table:table-cell office:value-type="string" calcext:value-type="string">
            <text:p>http://www.granada.org.es/contrata.nsf/7514094450724ee8c125743d003da707/f9b1a5e7babbcf83c1257b910030ee4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94/2013</text:p>
          </table:table-cell>
          <table:table-cell office:value-type="string" calcext:value-type="string">
            <text:p>Expte nº 94/2013 C. menor servicios de mantenimineto de diversas licencias oracle</text:p>
          </table:table-cell>
          <table:table-cell office:value-type="string" calcext:value-type="string">
            <text:p>http://www.granada.org.es/contrata.nsf/7514094450724ee8c125743d003da707/6b74abf91f776b11c1257b910030b50d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95/2013</text:p>
          </table:table-cell>
          <table:table-cell office:value-type="string" calcext:value-type="string">
            <text:p>Expte nº 95/2013 C. menor suministro de 200 licencias de microsoft terminal server</text:p>
          </table:table-cell>
          <table:table-cell office:value-type="string" calcext:value-type="string">
            <text:p>http://www.granada.org.es/contrata.nsf/7514094450724ee8c125743d003da707/a92dc439ffe1497cc1257b9100303591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102/2013</text:p>
          </table:table-cell>
          <table:table-cell office:value-type="string" calcext:value-type="string">
            <text:p>Expte nº 102/2013 C. menor suministro para la adquisicion de diversas licencias para el CPD</text:p>
          </table:table-cell>
          <table:table-cell office:value-type="string" calcext:value-type="string">
            <text:p>http://www.granada.org.es/contrata.nsf/7514094450724ee8c125743d003da707/ae04bd5f93718be0c1257b9100300bc8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82/2013</text:p>
          </table:table-cell>
          <table:table-cell office:value-type="string" calcext:value-type="string">
            <text:p>Expte nº 82/2013 C. menor servicios profesionales para la actualización de wmware y servidores windo</text:p>
          </table:table-cell>
          <table:table-cell office:value-type="string" calcext:value-type="string">
            <text:p>http://www.granada.org.es/contrata.nsf/7514094450724ee8c125743d003da707/40f2ad389c174319c1257b91002fce37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2565/2013</text:p>
          </table:table-cell>
          <table:table-cell office:value-type="string" calcext:value-type="string">
            <text:p>Exp. 2565/2013, Contrato de obras por procedimiento abierto para ejecución del proyecto de rotonda e</text:p>
          </table:table-cell>
          <table:table-cell office:value-type="string" calcext:value-type="string">
            <text:p>http://www.granada.org.es/contrata.nsf/7514094450724ee8c125743d003da707/ac897f3524928816c1257b8f0036d9a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4792/2013</text:p>
          </table:table-cell>
          <table:table-cell office:value-type="string" calcext:value-type="string">
            <text:p>Exp. 4792/2013, Contrato de obras por procedimiento negociado sin publicidad para ejecución del proy</text:p>
          </table:table-cell>
          <table:table-cell office:value-type="string" calcext:value-type="string">
            <text:p>http://www.granada.org.es/contrata.nsf/7514094450724ee8c125743d003da707/470fe725b2bdad9fc1257b8f003168ee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2563/2013</text:p>
          </table:table-cell>
          <table:table-cell office:value-type="string" calcext:value-type="string">
            <text:p>Exp. 2563/2013 Contrato de Obras por procedimiento abierto para la ejecución del proyecto de remodel</text:p>
          </table:table-cell>
          <table:table-cell office:value-type="string" calcext:value-type="string">
            <text:p>http://www.granada.org.es/contrata.nsf/7514094450724ee8c125743d003da707/fd81194771af5eb1c1257b8e003b9c47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38/2013</text:p>
          </table:table-cell>
          <table:table-cell office:value-type="string" calcext:value-type="string">
            <text:p>Expte nº 38/2013 C. menor suministro vestuario para los voluntarios de proteccion civil</text:p>
          </table:table-cell>
          <table:table-cell office:value-type="string" calcext:value-type="string">
            <text:p>http://www.granada.org.es/contrata.nsf/7514094450724ee8c125743d003da707/f06bcf6802d81a75c1257b8e00265e77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97/2013</text:p>
          </table:table-cell>
          <table:table-cell office:value-type="string" calcext:value-type="string">
            <text:p>Expte nº 97/2013 C. menor de servicios de publicidad para difundir la campña de sensibilizacion sobr</text:p>
          </table:table-cell>
          <table:table-cell office:value-type="string" calcext:value-type="string">
            <text:p>http://www.granada.org.es/contrata.nsf/7514094450724ee8c125743d003da707/4838de0e7f5c45cdc1257b8e002615f4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4795/2013</text:p>
          </table:table-cell>
          <table:table-cell office:value-type="string" calcext:value-type="string">
            <text:p>EXP. 4795/2013 ADJUDICACIÓN DE CONTRATO DE OBRAS POR PROCEDIMIENTO NEGOCIADO SIN PUBLICIDAD PARA EJE</text:p>
          </table:table-cell>
          <table:table-cell office:value-type="string" calcext:value-type="string">
            <text:p>http://www.granada.org.es/contrata.nsf/7514094450724ee8c125743d003da707/46246d17463c4757c1257b8d0040e88a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92/2013</text:p>
          </table:table-cell>
          <table:table-cell office:value-type="string" calcext:value-type="string">
            <text:p>Expte nº 92/2013 C. menor servicios para la emision de sonido unico en la zona de atracciones ferial</text:p>
          </table:table-cell>
          <table:table-cell office:value-type="string" calcext:value-type="string">
            <text:p>http://www.granada.org.es/contrata.nsf/7514094450724ee8c125743d003da707/1a78066b84c38c18c1257b8000337bcc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92/2013</text:p>
          </table:table-cell>
          <table:table-cell office:value-type="string" calcext:value-type="string">
            <text:p>Expte nº 92/2013 C. menor servicios para la emision de sonido unico en la zona atracciones del feria</text:p>
          </table:table-cell>
          <table:table-cell office:value-type="string" calcext:value-type="string">
            <text:p>http://www.granada.org.es/contrata.nsf/7514094450724ee8c125743d003da707/a758c69a26c83b0cc1257b8000333292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79/2013</text:p>
          </table:table-cell>
          <table:table-cell office:value-type="string" calcext:value-type="string">
            <text:p>Expte nº 79/2013 C. menor servicios actividades infantiles en Plaza Bib-Rambla Corpus 2013</text:p>
          </table:table-cell>
          <table:table-cell office:value-type="string" calcext:value-type="string">
            <text:p>http://www.granada.org.es/contrata.nsf/7514094450724ee8c125743d003da707/9013c0c5714b6fc5c1257b800032872b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72/2013</text:p>
          </table:table-cell>
          <table:table-cell office:value-type="string" calcext:value-type="string">
            <text:p>Expte nº 72/2013 C. menor suministro para alquiler de infraestructuras, material tecnico y actuacion</text:p>
          </table:table-cell>
          <table:table-cell office:value-type="string" calcext:value-type="string">
            <text:p>http://www.granada.org.es/contrata.nsf/7514094450724ee8c125743d003da707/21662f837da36693c1257b80003241ff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93/2013</text:p>
          </table:table-cell>
          <table:table-cell office:value-type="string" calcext:value-type="string">
            <text:p>Expte nº 93/2013 C. menor servicios para la gestion de un centro de encuentro y acogida de atencion </text:p>
          </table:table-cell>
          <table:table-cell office:value-type="string" calcext:value-type="string">
            <text:p>http://www.granada.org.es/contrata.nsf/7514094450724ee8c125743d003da707/4af74c14773da69ac1257b800030a8b0!OpenDocument</text:p>
          </table:table-cell>
          <table:table-cell office:value-type="string" calcext:value-type="string">
            <text:p>Perdid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0ded0bdd071ee9e6c1257b7900338734!OpenDocument</text:p>
          </table:table-cell>
          <table:table-cell table:number-columns-repeated="10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6052/2013</text:p>
          </table:table-cell>
          <table:table-cell office:value-type="string" calcext:value-type="string">
            <text:p>Exp. 6052/2013, Contrato menor de obras para la ejecución del proyecto para la colocación de una mal</text:p>
          </table:table-cell>
          <table:table-cell office:value-type="string" calcext:value-type="string">
            <text:p>http://www.granada.org.es/contrata.nsf/7514094450724ee8c125743d003da707/232f88de3c66c089c1257b7900320f3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6049/2013</text:p>
          </table:table-cell>
          <table:table-cell office:value-type="string" calcext:value-type="string">
            <text:p>Exp. 6049/2013, Contrato menor de obras para ejecución del proyecto de instalación de voz y datos en</text:p>
          </table:table-cell>
          <table:table-cell office:value-type="string" calcext:value-type="string">
            <text:p>http://www.granada.org.es/contrata.nsf/7514094450724ee8c125743d003da707/d67490fc5ae73d4bc1257b790031c9ea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2/2013</text:p>
          </table:table-cell>
          <table:table-cell office:value-type="string" calcext:value-type="string">
            <text:p>Expte nº 2/2013 PNSP Contrato servicios relativo al desarrollo del programa educativo "Itinerarios C</text:p>
          </table:table-cell>
          <table:table-cell office:value-type="string" calcext:value-type="string">
            <text:p>http://www.granada.org.es/contrata.nsf/7514094450724ee8c125743d003da707/367af7cd9658f7c2c1257b780035e36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83/2013</text:p>
          </table:table-cell>
          <table:table-cell office:value-type="string" calcext:value-type="string">
            <text:p>Expte nº 83/2013 C. menor servicios de producción de TV</text:p>
          </table:table-cell>
          <table:table-cell office:value-type="string" calcext:value-type="string">
            <text:p>http://www.granada.org.es/contrata.nsf/7514094450724ee8c125743d003da707/ec01d735fa21204ac1257b78003504d1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90/2013</text:p>
          </table:table-cell>
          <table:table-cell office:value-type="string" calcext:value-type="string">
            <text:p>expte nº 90/2013 C. menor servicios a prestar por Cruz Roja en el recinto ferial durante las fiestas</text:p>
          </table:table-cell>
          <table:table-cell office:value-type="string" calcext:value-type="string">
            <text:p>http://www.granada.org.es/contrata.nsf/7514094450724ee8c125743d003da707/04bdb4064f502645c1257b780034e08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96/2013</text:p>
          </table:table-cell>
          <table:table-cell office:value-type="string" calcext:value-type="string">
            <text:p>Expte nº 96/2013 C. menor su inistro relativo al proyecto jardineria en el recinto ferial año 2013 </text:p>
          </table:table-cell>
          <table:table-cell office:value-type="string" calcext:value-type="string">
            <text:p>http://www.granada.org.es/contrata.nsf/7514094450724ee8c125743d003da707/89b361f00a7e3787c1257b780034a6a1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203/2012</text:p>
          </table:table-cell>
          <table:table-cell office:value-type="string" calcext:value-type="string">
            <text:p>Expte nº 203/2012 PNSP Contrato servicios para la elaboracion de un documento basico para el plan de</text:p>
          </table:table-cell>
          <table:table-cell office:value-type="string" calcext:value-type="string">
            <text:p>http://www.granada.org.es/contrata.nsf/7514094450724ee8c125743d003da707/f45eef636c16ea8bc1257b75003d665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84/2013</text:p>
          </table:table-cell>
          <table:table-cell office:value-type="string" calcext:value-type="string">
            <text:p>Expte nº 84/2013 C. menor servicios para la instalacion de un sistema de monitorizacion de los servi</text:p>
          </table:table-cell>
          <table:table-cell office:value-type="string" calcext:value-type="string">
            <text:p>http://www.granada.org.es/contrata.nsf/7514094450724ee8c125743d003da707/d5b1a180956f8b3fc1257b75003cef96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70/2013</text:p>
          </table:table-cell>
          <table:table-cell office:value-type="string" calcext:value-type="string">
            <text:p>Expte nº 70/2013 C. menor servicios para la realización de los espectaculos de fuegos artificales en</text:p>
          </table:table-cell>
          <table:table-cell office:value-type="string" calcext:value-type="string">
            <text:p>http://www.granada.org.es/contrata.nsf/7514094450724ee8c125743d003da707/c5cefb826bee378bc1257b75003b07d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70/2013</text:p>
          </table:table-cell>
          <table:table-cell office:value-type="string" calcext:value-type="string">
            <text:p>Expte nº 70/2013 C. menor servicios para la realización de los espectaculos de fuegos artificales en</text:p>
          </table:table-cell>
          <table:table-cell office:value-type="string" calcext:value-type="string">
            <text:p>http://www.granada.org.es/contrata.nsf/7514094450724ee8c125743d003da707/c5cefb826bee378bc1257b75003b07d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74/2013</text:p>
          </table:table-cell>
          <table:table-cell office:value-type="string" calcext:value-type="string">
            <text:p>Expte Nº 74/2013 C. menor servcios de sonido e iluminacion para la celebración en distintos emplazam</text:p>
          </table:table-cell>
          <table:table-cell office:value-type="string" calcext:value-type="string">
            <text:p>http://www.granada.org.es/contrata.nsf/7514094450724ee8c125743d003da707/32702bf2f5dbb2aec1257b75003ad61e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2912/2011</text:p>
          </table:table-cell>
          <table:table-cell office:value-type="string" calcext:value-type="string">
            <text:p>exp. 2912/2011Contrato negociado sin publicidad para ejecución del proyecto de actuaciones urgentes </text:p>
          </table:table-cell>
          <table:table-cell office:value-type="string" calcext:value-type="string">
            <text:p>http://www.granada.org.es/contrata.nsf/7514094450724ee8c125743d003da707/81f68bacfa7ca010c1257b74003e20f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44/2013</text:p>
          </table:table-cell>
          <table:table-cell office:value-type="string" calcext:value-type="string">
            <text:p>Expte nº 44/2013 PNSP Contrato obras instalacion electrica en el recinto ferial Corpus 2013 </text:p>
          </table:table-cell>
          <table:table-cell office:value-type="string" calcext:value-type="string">
            <text:p>http://www.granada.org.es/contrata.nsf/7514094450724ee8c125743d003da707/0b10caa2a52ef907c1257b7400247996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5184/2013</text:p>
          </table:table-cell>
          <table:table-cell office:value-type="string" calcext:value-type="string">
            <text:p>Exp. 5184/2013 Contrato menor de obras para adjudicación del proyecto de actuaciones en pavimentos d</text:p>
          </table:table-cell>
          <table:table-cell office:value-type="string" calcext:value-type="string">
            <text:p>http://www.granada.org.es/contrata.nsf/7514094450724ee8c125743d003da707/899042c799bee542c1257b720038ce9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508/2012</text:p>
          </table:table-cell>
          <table:table-cell office:value-type="string" calcext:value-type="string">
            <text:p>EXP.508/2012 CONTRATO DE OBRAS PARA EJECUCIÓN DEL PROYECTO DE ACONDICIONAMIENTO DE ESPACIOS PÚBLICOS</text:p>
          </table:table-cell>
          <table:table-cell office:value-type="string" calcext:value-type="string">
            <text:p>http://www.granada.org.es/contrata.nsf/7514094450724ee8c125743d003da707/6df1c5aba8c6cda0c1257b71003e081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52/2013</text:p>
          </table:table-cell>
          <table:table-cell office:value-type="string" calcext:value-type="string">
            <text:p>Expte nº 52/2013 PNSP Contrato Servicios transformación de dos autobombas rurales pesadas para el se</text:p>
          </table:table-cell>
          <table:table-cell office:value-type="string" calcext:value-type="string">
            <text:p>http://www.granada.org.es/contrata.nsf/7514094450724ee8c125743d003da707/1992f26bee386b63c1257b6c003cc89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59/2013</text:p>
          </table:table-cell>
          <table:table-cell office:value-type="string" calcext:value-type="string">
            <text:p>Expte nº 59/2013 C. menor suministro biombos para el Centro Civico Zaidin</text:p>
          </table:table-cell>
          <table:table-cell office:value-type="string" calcext:value-type="string">
            <text:p>http://www.granada.org.es/contrata.nsf/7514094450724ee8c125743d003da707/f3f982778a5f33fbc1257b650041088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37/2013</text:p>
          </table:table-cell>
          <table:table-cell office:value-type="string" calcext:value-type="string">
            <text:p>Expte nº 37/2013 PNSP Contrato Gestion Servicios Pulblicos concesion instalacion aparcamiento vigila</text:p>
          </table:table-cell>
          <table:table-cell office:value-type="string" calcext:value-type="string">
            <text:p>http://www.granada.org.es/contrata.nsf/7514094450724ee8c125743d003da707/1b1ea59203ff6bbac1257b650040e67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5169/2013</text:p>
          </table:table-cell>
          <table:table-cell office:value-type="string" calcext:value-type="string">
            <text:p>Exp. 5169/2013 Contrato menor de obras para ejecución del proyecto para reparación de daños en vigue</text:p>
          </table:table-cell>
          <table:table-cell office:value-type="string" calcext:value-type="string">
            <text:p>http://www.granada.org.es/contrata.nsf/7514094450724ee8c125743d003da707/bdaa14a7015c2af2c1257b650027f1f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42/2013</text:p>
          </table:table-cell>
          <table:table-cell office:value-type="string" calcext:value-type="string">
            <text:p>Expte nº 42/2013 PNSP Contrato obras acondicionamiento infraestructura y casetas oficiales Corpus 20</text:p>
          </table:table-cell>
          <table:table-cell office:value-type="string" calcext:value-type="string">
            <text:p>http://www.granada.org.es/contrata.nsf/7514094450724ee8c125743d003da707/0552281ba1f10402c1257b640020ff31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45/2013</text:p>
          </table:table-cell>
          <table:table-cell office:value-type="string" calcext:value-type="string">
            <text:p>Expte nº 45/2013 C. menor suministro para alquiler colocacion vigilancia y limpieza cabinas de sanit</text:p>
          </table:table-cell>
          <table:table-cell office:value-type="string" calcext:value-type="string">
            <text:p>http://www.granada.org.es/contrata.nsf/7514094450724ee8c125743d003da707/83fdd563d9793cb6c1257b600033791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64/2013</text:p>
          </table:table-cell>
          <table:table-cell office:value-type="string" calcext:value-type="string">
            <text:p>Expte nº 64/2013 C. menor suministro de 5 desfibirladores para dependencias municipales </text:p>
          </table:table-cell>
          <table:table-cell office:value-type="string" calcext:value-type="string">
            <text:p>http://www.granada.org.es/contrata.nsf/7514094450724ee8c125743d003da707/72a625f86bf5b523c1257b60003359b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68/2013</text:p>
          </table:table-cell>
          <table:table-cell office:value-type="string" calcext:value-type="string">
            <text:p>Expte nº 68/2013 C. menor servicios de impresion de programas planos carteles y mupis relativos a la</text:p>
          </table:table-cell>
          <table:table-cell office:value-type="string" calcext:value-type="string">
            <text:p>http://www.granada.org.es/contrata.nsf/7514094450724ee8c125743d003da707/e40f0a7d1d83e3acc1257b6000333f81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67/2013</text:p>
          </table:table-cell>
          <table:table-cell office:value-type="string" calcext:value-type="string">
            <text:p>Expte nº 67/2013 C. menor suministro de espumogeno para el servicio prevencion extincion de incendio</text:p>
          </table:table-cell>
          <table:table-cell office:value-type="string" calcext:value-type="string">
            <text:p>http://www.granada.org.es/contrata.nsf/7514094450724ee8c125743d003da707/64957d8048ffb1d9c1257b600033250c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40/2013</text:p>
          </table:table-cell>
          <table:table-cell office:value-type="string" calcext:value-type="string">
            <text:p>Expte nº 40/2013 C. menor servicios docentes para la realización </text:p>
          </table:table-cell>
          <table:table-cell office:value-type="string" calcext:value-type="string">
            <text:p>http://www.granada.org.es/contrata.nsf/7514094450724ee8c125743d003da707/9580b1e31b302f36c1257b600031b50c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41/2013</text:p>
          </table:table-cell>
          <table:table-cell office:value-type="string" calcext:value-type="string">
            <text:p>Expte nº 41/2013 C. menor servicios docentes para la realización del itinerario "Polimantenedor de e</text:p>
          </table:table-cell>
          <table:table-cell office:value-type="string" calcext:value-type="string">
            <text:p>http://www.granada.org.es/contrata.nsf/7514094450724ee8c125743d003da707/84d0297ea20b61bec1257b60003183c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65/2013</text:p>
          </table:table-cell>
          <table:table-cell office:value-type="string" calcext:value-type="string">
            <text:p>Expte nº 65/2013 C. menor servicios para la impartición de la acción formativa "Reciclaje en soporte</text:p>
          </table:table-cell>
          <table:table-cell office:value-type="string" calcext:value-type="string">
            <text:p>http://www.granada.org.es/contrata.nsf/7514094450724ee8c125743d003da707/e8113af4d9d3fee1c1257b600031090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50/2013</text:p>
          </table:table-cell>
          <table:table-cell office:value-type="string" calcext:value-type="string">
            <text:p>Expte nº 50/2013 C. menor obras montaje y desmontaje carpas en el recinto ferial Copus 2013</text:p>
          </table:table-cell>
          <table:table-cell office:value-type="string" calcext:value-type="string">
            <text:p>http://www.granada.org.es/contrata.nsf/7514094450724ee8c125743d003da707/27a15beee9e4de23c1257b600030cba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51/2013</text:p>
          </table:table-cell>
          <table:table-cell office:value-type="string" calcext:value-type="string">
            <text:p>Expte nº 51/2013 C. menor servicios coordinacion seguridad y salud obras montaje y desmontaje carpas</text:p>
          </table:table-cell>
          <table:table-cell office:value-type="string" calcext:value-type="string">
            <text:p>http://www.granada.org.es/contrata.nsf/7514094450724ee8c125743d003da707/78c4fdfe073d9bbec1257b5d002709b9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43/2013</text:p>
          </table:table-cell>
          <table:table-cell office:value-type="string" calcext:value-type="string">
            <text:p>Expte nº 43/2013 C. menor servicios de coordinacion seguridad y salud de las obras de acondicionamie</text:p>
          </table:table-cell>
          <table:table-cell office:value-type="string" calcext:value-type="string">
            <text:p>http://www.granada.org.es/contrata.nsf/7514094450724ee8c125743d003da707/90e1595663373a6ec1257b5d0026d541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46/2013</text:p>
          </table:table-cell>
          <table:table-cell office:value-type="string" calcext:value-type="string">
            <text:p>Expte nº 46/2013 C. menor servicios de coordinacion de seguridad y salud de las obras de instalacion</text:p>
          </table:table-cell>
          <table:table-cell office:value-type="string" calcext:value-type="string">
            <text:p>http://www.granada.org.es/contrata.nsf/7514094450724ee8c125743d003da707/03a85fae5d7060a0c1257b5d002637f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4/2013</text:p>
          </table:table-cell>
          <table:table-cell office:value-type="string" calcext:value-type="string">
            <text:p>Expte nº 4/2013 PNSP Contrato suministro vestuario para el personal del Servicio de Prevencion, Exti</text:p>
          </table:table-cell>
          <table:table-cell office:value-type="string" calcext:value-type="string">
            <text:p>http://www.granada.org.es/contrata.nsf/7514094450724ee8c125743d003da707/aa6d3a950e1826f6c1257b5d00260f3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53/2013</text:p>
          </table:table-cell>
          <table:table-cell office:value-type="string" calcext:value-type="string">
            <text:p>Expte nº 53/2013 C. menor suministro medios de cultivo y reactivos para la realizacion de analisis m</text:p>
          </table:table-cell>
          <table:table-cell office:value-type="string" calcext:value-type="string">
            <text:p>http://www.granada.org.es/contrata.nsf/7514094450724ee8c125743d003da707/c2ba13d34cbe9057c1257b5d0025c1c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690edc18eb21a757c1257b5900406af6!OpenDocument</text:p>
          </table:table-cell>
          <table:table-cell table:number-columns-repeated="10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58/2013</text:p>
          </table:table-cell>
          <table:table-cell office:value-type="string" calcext:value-type="string">
            <text:p>Expte nº 58/2013 C. menor suministro alquiler de módulos de casetas con motivo de la celebracion XXX</text:p>
          </table:table-cell>
          <table:table-cell office:value-type="string" calcext:value-type="string">
            <text:p>http://www.granada.org.es/contrata.nsf/7514094450724ee8c125743d003da707/323ad5845740bc1dc1257b5800247608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49/2013</text:p>
          </table:table-cell>
          <table:table-cell office:value-type="string" calcext:value-type="string">
            <text:p>Expte nº 49/2013 C. menor suministro para la adquisición de una mesa de presentación de programas pa</text:p>
          </table:table-cell>
          <table:table-cell office:value-type="string" calcext:value-type="string">
            <text:p>http://www.granada.org.es/contrata.nsf/7514094450724ee8c125743d003da707/a8ae01c50eb1ec29c1257b550026a93f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3592/2013</text:p>
          </table:table-cell>
          <table:table-cell office:value-type="string" calcext:value-type="string">
            <text:p>Exp. 3592/2013 Contrato menor de obras para ejecución del proyecto de reposición de empedrado en la </text:p>
          </table:table-cell>
          <table:table-cell office:value-type="string" calcext:value-type="string">
            <text:p>http://www.granada.org.es/contrata.nsf/7514094450724ee8c125743d003da707/827b1de81e5a8803c1257b4e0032902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3589/2013</text:p>
          </table:table-cell>
          <table:table-cell office:value-type="string" calcext:value-type="string">
            <text:p>Exp. 3589/2013 Contrato menor de obras para ejecución del proyecto para limpieza de elementos de int</text:p>
          </table:table-cell>
          <table:table-cell office:value-type="string" calcext:value-type="string">
            <text:p>http://www.granada.org.es/contrata.nsf/7514094450724ee8c125743d003da707/a6089d1f48e686ddc1257b4e0032425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3590/2013</text:p>
          </table:table-cell>
          <table:table-cell office:value-type="string" calcext:value-type="string">
            <text:p>Exp. 3590/2013 Contrato menor de obras para la ejecución del proyecto de rehabilitación del Molino d</text:p>
          </table:table-cell>
          <table:table-cell office:value-type="string" calcext:value-type="string">
            <text:p>http://www.granada.org.es/contrata.nsf/7514094450724ee8c125743d003da707/074d0dd3708dcf0ec1257b4e002b98b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3590/2013</text:p>
          </table:table-cell>
          <table:table-cell office:value-type="string" calcext:value-type="string">
            <text:p>Exp. 3590/2013 Contrato menor de obras para la ejecución del proyecto de rehabilitación del Molino d</text:p>
          </table:table-cell>
          <table:table-cell office:value-type="string" calcext:value-type="string">
            <text:p>http://www.granada.org.es/contrata.nsf/7514094450724ee8c125743d003da707/074d0dd3708dcf0ec1257b4e002b98b4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9/2013</text:p>
          </table:table-cell>
          <table:table-cell office:value-type="string" calcext:value-type="string">
            <text:p>Expte nº 9/2013 PNSP Contrato servicios acercamiento y atención a mujeres que ejercen la prostitució</text:p>
          </table:table-cell>
          <table:table-cell office:value-type="string" calcext:value-type="string">
            <text:p>http://www.granada.org.es/contrata.nsf/7514094450724ee8c125743d003da707/571ac3e8b9081802c1257b4e00296d4f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17/2013</text:p>
          </table:table-cell>
          <table:table-cell office:value-type="string" calcext:value-type="string">
            <text:p>Expte nº 17/2013 C. menor servicios de publicidad para la inserción de cuñas publicitarias en el pro</text:p>
          </table:table-cell>
          <table:table-cell office:value-type="string" calcext:value-type="string">
            <text:p>http://www.granada.org.es/contrata.nsf/7514094450724ee8c125743d003da707/671f8ddac78d20c8c1257b4e00294c7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3596/2013</text:p>
          </table:table-cell>
          <table:table-cell office:value-type="string" calcext:value-type="string">
            <text:p>Exp. 3596/2013 Contrato menor de obras para la ejecución del proyecto "memoria valorada de tralado d</text:p>
          </table:table-cell>
          <table:table-cell office:value-type="string" calcext:value-type="string">
            <text:p>http://www.granada.org.es/contrata.nsf/7514094450724ee8c125743d003da707/cb3ad8f65723b6eec1257b4e0028ed0b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60/2013</text:p>
          </table:table-cell>
          <table:table-cell office:value-type="string" calcext:value-type="string">
            <text:p>Expte nº 60/2013 C. menor servicios docentes correspondientes al itinerario "Actividades de Venta" e</text:p>
          </table:table-cell>
          <table:table-cell office:value-type="string" calcext:value-type="string">
            <text:p>http://www.granada.org.es/contrata.nsf/7514094450724ee8c125743d003da707/d3a1e59722c030b9c1257b4e0028eabe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20/2013</text:p>
          </table:table-cell>
          <table:table-cell office:value-type="string" calcext:value-type="string">
            <text:p>Expte nº 20/2013 C. menor servicios docentes para el curso "Ingles: Gestion Comercial"</text:p>
          </table:table-cell>
          <table:table-cell office:value-type="string" calcext:value-type="string">
            <text:p>http://www.granada.org.es/contrata.nsf/7514094450724ee8c125743d003da707/f4ccd99ca888f838c1257b480035b14c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36/2013</text:p>
          </table:table-cell>
          <table:table-cell office:value-type="string" calcext:value-type="string">
            <text:p>Expte nº 36/2013 C. menor de servicios de analisis,migración y mantenimiento de sistemas basados en </text:p>
          </table:table-cell>
          <table:table-cell office:value-type="string" calcext:value-type="string">
            <text:p>http://www.granada.org.es/contrata.nsf/7514094450724ee8c125743d003da707/331e5959abdbcb46c1257b4800357f9a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29/2013</text:p>
          </table:table-cell>
          <table:table-cell office:value-type="string" calcext:value-type="string">
            <text:p>Expte nº 29/2013 Contrato menor servicios de publicidad para el "programa ponte en mi lugar" del Are</text:p>
          </table:table-cell>
          <table:table-cell office:value-type="string" calcext:value-type="string">
            <text:p>http://www.granada.org.es/contrata.nsf/7514094450724ee8c125743d003da707/546fa276fdfe5bd5c1257b480035559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39/2013</text:p>
          </table:table-cell>
          <table:table-cell office:value-type="string" calcext:value-type="string">
            <text:p>Expte nº 39/2013 C. menor suministro licencias Forms y Reports de Oracle</text:p>
          </table:table-cell>
          <table:table-cell office:value-type="string" calcext:value-type="string">
            <text:p>http://www.granada.org.es/contrata.nsf/7514094450724ee8c125743d003da707/6dc574f0d74a598bc1257b430028ad5d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6/2013</text:p>
          </table:table-cell>
          <table:table-cell office:value-type="string" calcext:value-type="string">
            <text:p>Expte nº 6/2013 Contrato menor servicios especializados gestion publicitaria de television y radio a</text:p>
          </table:table-cell>
          <table:table-cell office:value-type="string" calcext:value-type="string">
            <text:p>http://www.granada.org.es/contrata.nsf/7514094450724ee8c125743d003da707/3ad72bd1b93840b0c1257b4300287aae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115/2012</text:p>
          </table:table-cell>
          <table:table-cell office:value-type="string" calcext:value-type="string">
            <text:p>Expte nº 115/2012 PNSP Contrato servicios relativo al programa de animacion social y cultural en el </text:p>
          </table:table-cell>
          <table:table-cell office:value-type="string" calcext:value-type="string">
            <text:p>http://www.granada.org.es/contrata.nsf/7514094450724ee8c125743d003da707/ce5baab9dcbde357c1257b3b003caa7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21/2013</text:p>
          </table:table-cell>
          <table:table-cell office:value-type="string" calcext:value-type="string">
            <text:p>Expte nº 21/2013 C. menor de servicios docentes de la accion formativa "Operaciones basicas en pisos</text:p>
          </table:table-cell>
          <table:table-cell office:value-type="string" calcext:value-type="string">
            <text:p>http://www.granada.org.es/contrata.nsf/7514094450724ee8c125743d003da707/7468c5400443c184c1257b3b003c85c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18/2013</text:p>
          </table:table-cell>
          <table:table-cell office:value-type="string" calcext:value-type="string">
            <text:p>Expte nº 18/2013 C. menor de servicios docentes para el modulo "Ofimatica" del curso Gestion contabl</text:p>
          </table:table-cell>
          <table:table-cell office:value-type="string" calcext:value-type="string">
            <text:p>http://www.granada.org.es/contrata.nsf/7514094450724ee8c125743d003da707/6c71228926a80ee9c1257b3b003c54b3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25/2013</text:p>
          </table:table-cell>
          <table:table-cell office:value-type="string" calcext:value-type="string">
            <text:p>Expte nº 25/2013 C. menor suministro de un servidor de acceso Cisco Modelo 1121</text:p>
          </table:table-cell>
          <table:table-cell office:value-type="string" calcext:value-type="string">
            <text:p>http://www.granada.org.es/contrata.nsf/7514094450724ee8c125743d003da707/9985bc5b0b2839e7c1257b3b003c3a7f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19/2013</text:p>
          </table:table-cell>
          <table:table-cell office:value-type="string" calcext:value-type="string">
            <text:p>Expte nº 19/2013 C. menor de servicios docentes para el modulo de contabilidad y fiscalidad del curs</text:p>
          </table:table-cell>
          <table:table-cell office:value-type="string" calcext:value-type="string">
            <text:p>http://www.granada.org.es/contrata.nsf/7514094450724ee8c125743d003da707/a481a63586e98beac1257b3b003c13d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30/2013</text:p>
          </table:table-cell>
          <table:table-cell office:value-type="string" calcext:value-type="string">
            <text:p>Expte nº 30/2013 C. menor suministro para la adquisición de guías-itinerarios para Semana Santa 2013</text:p>
          </table:table-cell>
          <table:table-cell office:value-type="string" calcext:value-type="string">
            <text:p>http://www.granada.org.es/contrata.nsf/7514094450724ee8c125743d003da707/de018112fa3fff66c1257b3a003ea7ee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string" calcext:value-type="string">
            <text:p>32/2013</text:p>
          </table:table-cell>
          <table:table-cell office:value-type="string" calcext:value-type="string">
            <text:p>Expte nº 32/2013 C. menor suministro para el alquiler de 2 grúas con destno a TG7</text:p>
          </table:table-cell>
          <table:table-cell office:value-type="string" calcext:value-type="string">
            <text:p>http://www.granada.org.es/contrata.nsf/7514094450724ee8c125743d003da707/575ec6773c87c7c3c1257b3a003e5be8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22/2013</text:p>
          </table:table-cell>
          <table:table-cell office:value-type="string" calcext:value-type="string">
            <text:p>Expte nº 22/2013 C. menor servicios de iluminacion y sonido del Teatro Jose Tamayo</text:p>
          </table:table-cell>
          <table:table-cell office:value-type="string" calcext:value-type="string">
            <text:p>http://www.granada.org.es/contrata.nsf/7514094450724ee8c125743d003da707/ee2e6e47226cfb30c1257b3a003e0e58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2607/2013</text:p>
          </table:table-cell>
          <table:table-cell office:value-type="string" calcext:value-type="string">
            <text:p>Exp. 2607/13 Contrato menor de obras para ejecución del proyecto de eliminación de humedades en la H</text:p>
          </table:table-cell>
          <table:table-cell office:value-type="string" calcext:value-type="string">
            <text:p>http://www.granada.org.es/contrata.nsf/7514094450724ee8c125743d003da707/de61e4475117b641c1257b3300426e9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2567/2013</text:p>
          </table:table-cell>
          <table:table-cell office:value-type="string" calcext:value-type="string">
            <text:p>Exp. 2567/13 Contrato menor de obras para ejecución del proyecto de acondicionamiento de parada de b</text:p>
          </table:table-cell>
          <table:table-cell office:value-type="string" calcext:value-type="string">
            <text:p>http://www.granada.org.es/contrata.nsf/7514094450724ee8c125743d003da707/ea12ef3e635af13bc1257b33003f5995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2568/2013</text:p>
          </table:table-cell>
          <table:table-cell office:value-type="string" calcext:value-type="string">
            <text:p>Exp. 2568/13 Contrato menor de obras para ejecución del proyecto de adecuación de callejón junto a c</text:p>
          </table:table-cell>
          <table:table-cell office:value-type="string" calcext:value-type="string">
            <text:p>http://www.granada.org.es/contrata.nsf/7514094450724ee8c125743d003da707/ee7862bea9087bd9c1257b33003eb7a6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2592/2013</text:p>
          </table:table-cell>
          <table:table-cell office:value-type="string" calcext:value-type="string">
            <text:p>Exp. 2592/13 Contrato menor de obras para la ejecución del proyecto de actuaciones urgentes en la cu</text:p>
          </table:table-cell>
          <table:table-cell office:value-type="string" calcext:value-type="string">
            <text:p>http://www.granada.org.es/contrata.nsf/7514094450724ee8c125743d003da707/c540667a1b9f7b01c1257b33003ce4c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194/2012</text:p>
          </table:table-cell>
          <table:table-cell office:value-type="string" calcext:value-type="string">
            <text:p>Expte nº 194/2012 PNSP Contrato suministro material autoproteccion para Policia Local</text:p>
          </table:table-cell>
          <table:table-cell office:value-type="string" calcext:value-type="string">
            <text:p>http://www.granada.org.es/contrata.nsf/7514094450724ee8c125743d003da707/e52c5e98ed0f22a6c1257b33003ab73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8/2013</text:p>
          </table:table-cell>
          <table:table-cell office:value-type="string" calcext:value-type="string">
            <text:p><text:s/>Expte nº 8/2013 PNSP Contrato servicios del programa "Granada sin drogas"</text:p>
          </table:table-cell>
          <table:table-cell office:value-type="string" calcext:value-type="string">
            <text:p>http://www.granada.org.es/contrata.nsf/7514094450724ee8c125743d003da707/383da04f29670abac1257b3300373332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505/2013</text:p>
          </table:table-cell>
          <table:table-cell office:value-type="string" calcext:value-type="string">
            <text:p>505/2013 Adjudicación contrato de obras por procedimiento negociado sin publicidad para ejecución de</text:p>
          </table:table-cell>
          <table:table-cell office:value-type="string" calcext:value-type="string">
            <text:p>http://www.granada.org.es/contrata.nsf/7514094450724ee8c125743d003da707/a27bf767dcdfcf0dc1257b3300305fc5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162/2012</text:p>
          </table:table-cell>
          <table:table-cell office:value-type="string" calcext:value-type="string">
            <text:p>Expte nº 162/2012 PNSP Contrato servicios publicidad en prensa de proyectos y actividades de formaci</text:p>
          </table:table-cell>
          <table:table-cell office:value-type="string" calcext:value-type="string">
            <text:p>http://www.granada.org.es/contrata.nsf/7514094450724ee8c125743d003da707/5c683c031d92c703c1257b2f0040bf7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10/2013</text:p>
          </table:table-cell>
          <table:table-cell office:value-type="string" calcext:value-type="string">
            <text:p>Expte nº 10/2013 C. menor servicios para intervencion domiciliaria con menores en riesgo social</text:p>
          </table:table-cell>
          <table:table-cell office:value-type="string" calcext:value-type="string">
            <text:p>http://www.granada.org.es/contrata.nsf/7514094450724ee8c125743d003da707/25aa59c47d3ebf5bc1257b2f00403a3d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string" calcext:value-type="string">
            <text:p>188/2012</text:p>
          </table:table-cell>
          <table:table-cell office:value-type="string" calcext:value-type="string">
            <text:p>Expte nº 188/2012 PNSP Contrato de suministro e instalacion de area de gimnasia de rehabilitacion y </text:p>
          </table:table-cell>
          <table:table-cell office:value-type="string" calcext:value-type="string">
            <text:p>http://www.granada.org.es/contrata.nsf/7514094450724ee8c125743d003da707/d8050a7748208534c1257b2e003afe4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12424/2012</text:p>
          </table:table-cell>
          <table:table-cell office:value-type="string" calcext:value-type="string">
            <text:p>EXP. 12424/12, CONTRATO DE OBRAS PARA LA EJECUCIÓN DEL PROYECTO DE DESDOBLAMIENTO DEL VIAL DE ACCESO</text:p>
          </table:table-cell>
          <table:table-cell office:value-type="string" calcext:value-type="string">
            <text:p>http://www.granada.org.es/contrata.nsf/7514094450724ee8c125743d003da707/298f47d8c0a1d8dcc1257b1e0048a7a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164/2012</text:p>
          </table:table-cell>
          <table:table-cell office:value-type="string" calcext:value-type="string">
            <text:p>Expte nº 164/2012 PNSP Contrato servicios porteria y azafatas para el C. Civico T. Mpal Zaidin</text:p>
          </table:table-cell>
          <table:table-cell office:value-type="string" calcext:value-type="string">
            <text:p>http://www.granada.org.es/contrata.nsf/7514094450724ee8c125743d003da707/a3a00f9ad3918d20c1257b1e003d346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164/2012</text:p>
          </table:table-cell>
          <table:table-cell office:value-type="string" calcext:value-type="string">
            <text:p>Expte nº 164/2012 PNSP Contrato servicios porteria y azafatas para el C. Civico T. Mpal Zaidin</text:p>
          </table:table-cell>
          <table:table-cell office:value-type="string" calcext:value-type="string">
            <text:p>http://www.granada.org.es/contrata.nsf/7514094450724ee8c125743d003da707/a3a00f9ad3918d20c1257b1e003d346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185/2012</text:p>
          </table:table-cell>
          <table:table-cell office:value-type="string" calcext:value-type="string">
            <text:p>Expte nº 185/2012 C . menor suministro material informatico </text:p>
          </table:table-cell>
          <table:table-cell office:value-type="string" calcext:value-type="string">
            <text:p>http://www.granada.org.es/contrata.nsf/7514094450724ee8c125743d003da707/e430d6b71641db32c1257b1d003e1b3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12412/2012</text:p>
          </table:table-cell>
          <table:table-cell office:value-type="string" calcext:value-type="string">
            <text:p>Exp. 12412/2012 Adjudicación contrato de obras negociado sin publicidad para ejecución del proyecto </text:p>
          </table:table-cell>
          <table:table-cell office:value-type="string" calcext:value-type="string">
            <text:p>http://www.granada.org.es/contrata.nsf/7514094450724ee8c125743d003da707/5ff82731e27d4684c1257b0f0049020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14077/2012</text:p>
          </table:table-cell>
          <table:table-cell office:value-type="string" calcext:value-type="string">
            <text:p>Exp. 14077/12 Contrato menor para la ejecución del proyecto de obras de mejora de la accesibilidad e</text:p>
          </table:table-cell>
          <table:table-cell office:value-type="string" calcext:value-type="string">
            <text:p>http://www.granada.org.es/contrata.nsf/7514094450724ee8c125743d003da707/fdbdb910c2e64daec1257b0f0030a37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33/2011</text:p>
          </table:table-cell>
          <table:table-cell office:value-type="string" calcext:value-type="string">
            <text:p>Exp. 33/11-IN, Contrato menor de obras para la ejecución del proyecto de construcción de infraestruc</text:p>
          </table:table-cell>
          <table:table-cell office:value-type="string" calcext:value-type="string">
            <text:p>http://www.granada.org.es/contrata.nsf/7514094450724ee8c125743d003da707/3ff220f85e2ad790c1257b0f002d599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7/2013</text:p>
          </table:table-cell>
          <table:table-cell office:value-type="string" calcext:value-type="string">
            <text:p>Expte nº 7/2013 C. menor servicios montaje-desmontaje, preparacion material y proyeccion largometraj</text:p>
          </table:table-cell>
          <table:table-cell office:value-type="string" calcext:value-type="string">
            <text:p>http://www.granada.org.es/contrata.nsf/7514094450724ee8c125743d003da707/a05534803be0ffcbc1257b0c00292eb0!OpenDocument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200/2012</text:p>
          </table:table-cell>
          <table:table-cell office:value-type="string" calcext:value-type="string">
            <text:p>Expte nº 200/2012 C. menor servicos de intevencion contra el absentismo escolar en el Distrito Norte</text:p>
          </table:table-cell>
          <table:table-cell office:value-type="string" calcext:value-type="string">
            <text:p>http://www.granada.org.es/contrata.nsf/7514094450724ee8c125743d003da707/a633c25709b0c2f3c1257b0c00290dc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189/2012</text:p>
          </table:table-cell>
          <table:table-cell office:value-type="string" calcext:value-type="string">
            <text:p>Expte nº 189/2012 C. menor servicios coordinacion seguridad y salud instalacion del area de gimnasia</text:p>
          </table:table-cell>
          <table:table-cell office:value-type="string" calcext:value-type="string">
            <text:p>http://www.granada.org.es/contrata.nsf/7514094450724ee8c125743d003da707/2f79322ac2575db0c1257b0c0028e8d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163/2012</text:p>
          </table:table-cell>
          <table:table-cell office:value-type="string" calcext:value-type="string">
            <text:p>Expte nº 163/2012 PNSP Contrato suministro forfaits para participantes programa actividades en la ni</text:p>
          </table:table-cell>
          <table:table-cell office:value-type="string" calcext:value-type="string">
            <text:p>http://www.granada.org.es/contrata.nsf/7514094450724ee8c125743d003da707/cc37f995dd0d24aac1257b050040c87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78/2012</text:p>
          </table:table-cell>
          <table:table-cell office:value-type="string" calcext:value-type="string">
            <text:p>Expte nº 78/2012 PNSP Contrato suministro trajes representación para el servicio contraincendios</text:p>
          </table:table-cell>
          <table:table-cell office:value-type="string" calcext:value-type="string">
            <text:p>http://www.granada.org.es/contrata.nsf/7514094450724ee8c125743d003da707/4d05490849f2d756c1257b050040aad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148/2012</text:p>
          </table:table-cell>
          <table:table-cell office:value-type="string" calcext:value-type="string">
            <text:p>Expte nº 148/2012 PNSP Contrato suministro material oficina</text:p>
          </table:table-cell>
          <table:table-cell office:value-type="string" calcext:value-type="string">
            <text:p>http://www.granada.org.es/contrata.nsf/7514094450724ee8c125743d003da707/b29b3f8ef7bfb9cfc1257b03002df1e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100/2012</text:p>
          </table:table-cell>
          <table:table-cell office:value-type="string" calcext:value-type="string">
            <text:p>Expte nº 100/2012 PNSP Contrato suministro vehiculo transporte sanitario para Servicio Contra Incend</text:p>
          </table:table-cell>
          <table:table-cell office:value-type="string" calcext:value-type="string">
            <text:p>http://www.granada.org.es/contrata.nsf/7514094450724ee8c125743d003da707/66996057a92481b3c1257b03002a5c2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151/2012</text:p>
          </table:table-cell>
          <table:table-cell office:value-type="string" calcext:value-type="string">
            <text:p>Expte nº 151/2012 PNSP Contato servicios desarrollo del programa denominado "Prevenir el deterioro d</text:p>
          </table:table-cell>
          <table:table-cell office:value-type="string" calcext:value-type="string">
            <text:p>http://www.granada.org.es/contrata.nsf/7514094450724ee8c125743d003da707/0d14da2e509f69a0c1257afd003e2e6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147/2012</text:p>
          </table:table-cell>
          <table:table-cell office:value-type="string" calcext:value-type="string">
            <text:p>Expte nº 147/2012 C. menor administrativo especial del patrocinio publicitario guia turistica denomi</text:p>
          </table:table-cell>
          <table:table-cell office:value-type="string" calcext:value-type="string">
            <text:p>http://www.granada.org.es/contrata.nsf/7514094450724ee8c125743d003da707/d333bb23f4c7a97ac1257afb002b7c3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120/2012</text:p>
          </table:table-cell>
          <table:table-cell office:value-type="string" calcext:value-type="string">
            <text:p>Expte nº 120/2012 PNSP Contrato obras supresion barreras urbanisticas en diversos puntos de la ciuda</text:p>
          </table:table-cell>
          <table:table-cell office:value-type="string" calcext:value-type="string">
            <text:p>http://www.granada.org.es/contrata.nsf/7514094450724ee8c125743d003da707/3030d0d349928ac0c1257afa0039aa5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20/2012</text:p>
          </table:table-cell>
          <table:table-cell office:value-type="string" calcext:value-type="string">
            <text:p>Exp. 20/12-IN Contrato de obras negociado sin publicidad para ejecución del proyecto de remodelación</text:p>
          </table:table-cell>
          <table:table-cell office:value-type="string" calcext:value-type="string">
            <text:p>http://www.granada.org.es/contrata.nsf/7514094450724ee8c125743d003da707/bd31e890f4a2ccf9c1257afa0031a77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33/2011</text:p>
          </table:table-cell>
          <table:table-cell office:value-type="string" calcext:value-type="string">
            <text:p>Exp. 33/11-ON, Contrato menor de obras para ejecución del proyecto de refuerzo de aglomerado en Cami</text:p>
          </table:table-cell>
          <table:table-cell office:value-type="string" calcext:value-type="string">
            <text:p>http://www.granada.org.es/contrata.nsf/7514094450724ee8c125743d003da707/116f05c7506d2812c1257af6003a04bc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23/2012</text:p>
          </table:table-cell>
          <table:table-cell office:value-type="string" calcext:value-type="string">
            <text:p>Exp. 23/12-ON, Contrato menor de obras para ejecución del proyecto de acondicionamiento de pista dep</text:p>
          </table:table-cell>
          <table:table-cell office:value-type="string" calcext:value-type="string">
            <text:p>http://www.granada.org.es/contrata.nsf/7514094450724ee8c125743d003da707/c12a427985e2759fc1257af6002e759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34/2012</text:p>
          </table:table-cell>
          <table:table-cell office:value-type="string" calcext:value-type="string">
            <text:p>Exp. 34/12-ON, Contrato menor de obras para ejecución del proyecto de accesibilidad al Cercado de Mi</text:p>
          </table:table-cell>
          <table:table-cell office:value-type="string" calcext:value-type="string">
            <text:p>http://www.granada.org.es/contrata.nsf/7514094450724ee8c125743d003da707/1253437fda9f5db0c1257af6002df11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14/2012</text:p>
          </table:table-cell>
          <table:table-cell office:value-type="string" calcext:value-type="string">
            <text:p>Exp. 14/12-ON, Contrato menor de obras para ejecución del proyecto de remodelación de la calle Ledañ</text:p>
          </table:table-cell>
          <table:table-cell office:value-type="string" calcext:value-type="string">
            <text:p>http://www.granada.org.es/contrata.nsf/7514094450724ee8c125743d003da707/ead449e55216c88fc1257af6002da1f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21/2012</text:p>
          </table:table-cell>
          <table:table-cell office:value-type="string" calcext:value-type="string">
            <text:p>Exp. 21/12-ON, Contrato menor de obras para ejecución del proyecto de remodelación de las calles Cru</text:p>
          </table:table-cell>
          <table:table-cell office:value-type="string" calcext:value-type="string">
            <text:p>http://www.granada.org.es/contrata.nsf/7514094450724ee8c125743d003da707/86615da8e20f554cc1257af6002d3aa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39/2011</text:p>
          </table:table-cell>
          <table:table-cell office:value-type="string" calcext:value-type="string">
            <text:p>Exp. 39/11-ON, Contrato menor de obras para ejecución del proyecto de remodelación del Parque 28 de </text:p>
          </table:table-cell>
          <table:table-cell office:value-type="string" calcext:value-type="string">
            <text:p>http://www.granada.org.es/contrata.nsf/7514094450724ee8c125743d003da707/e4688cbec977c093c1257af6002cfdb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36ee779303c810f3c1257af6002ca05e!OpenDocument</text:p>
          </table:table-cell>
          <table:table-cell table:number-columns-repeated="10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19/2012</text:p>
          </table:table-cell>
          <table:table-cell office:value-type="string" calcext:value-type="string">
            <text:p>Exp. 19/12-ON, Contrato menor de obras para ejecución del proyecto de remodelación del Barrio de los</text:p>
          </table:table-cell>
          <table:table-cell office:value-type="string" calcext:value-type="string">
            <text:p>http://www.granada.org.es/contrata.nsf/7514094450724ee8c125743d003da707/23b1c40a26c2d6fbc1257af6002bf83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26/2012</text:p>
          </table:table-cell>
          <table:table-cell office:value-type="string" calcext:value-type="string">
            <text:p>Exp. 26/12-ON, Contrato menor de obras para ejecución del proyecto de remodelación de la Plaza Jesús</text:p>
          </table:table-cell>
          <table:table-cell office:value-type="string" calcext:value-type="string">
            <text:p>http://www.granada.org.es/contrata.nsf/7514094450724ee8c125743d003da707/34a78529dc7586fec1257af6002b9d5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30/2012</text:p>
          </table:table-cell>
          <table:table-cell office:value-type="string" calcext:value-type="string">
            <text:p>Exp. 30/12-ARQ, Contrato menor de obras para ejecución del proyecto de mejora de la accesibilidad en</text:p>
          </table:table-cell>
          <table:table-cell office:value-type="string" calcext:value-type="string">
            <text:p>http://www.granada.org.es/contrata.nsf/7514094450724ee8c125743d003da707/b86b4554a66ccb4ec1257af6002b5c7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27/2012</text:p>
          </table:table-cell>
          <table:table-cell office:value-type="string" calcext:value-type="string">
            <text:p>Exp. 27/12-ARQ, Contrato menor de obras para ejecución del proyecto de mejora de la accesibilidad en</text:p>
          </table:table-cell>
          <table:table-cell office:value-type="string" calcext:value-type="string">
            <text:p>http://www.granada.org.es/contrata.nsf/7514094450724ee8c125743d003da707/03ebe3c55e2cad24c1257af6002b0a2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28/2012</text:p>
          </table:table-cell>
          <table:table-cell office:value-type="string" calcext:value-type="string">
            <text:p>Exp. 28/12-ON, Contrato menor de obras para ejecución del proyecto de jardinería, red de riego y aca</text:p>
          </table:table-cell>
          <table:table-cell office:value-type="string" calcext:value-type="string">
            <text:p>http://www.granada.org.es/contrata.nsf/7514094450724ee8c125743d003da707/0c7789be0a6f3bdcc1257af6002abc3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22/2011</text:p>
          </table:table-cell>
          <table:table-cell office:value-type="string" calcext:value-type="string">
            <text:p>Exp. 22/11-ON, Contrato menor de obras para remodelación del parque junto a la calle de los Algibes </text:p>
          </table:table-cell>
          <table:table-cell office:value-type="string" calcext:value-type="string">
            <text:p>http://www.granada.org.es/contrata.nsf/7514094450724ee8c125743d003da707/51dd394a4370e2c5c1257af6002a460d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12411/2012</text:p>
          </table:table-cell>
          <table:table-cell office:value-type="string" calcext:value-type="string">
            <text:p>Exp. 12411/12, Contrato menor de obras para ejecución del proyecto de ordenación en superficie y alu</text:p>
          </table:table-cell>
          <table:table-cell office:value-type="string" calcext:value-type="string">
            <text:p>http://www.granada.org.es/contrata.nsf/7514094450724ee8c125743d003da707/b112f9035dc3847bc1257af60029d37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12411/2012</text:p>
          </table:table-cell>
          <table:table-cell office:value-type="string" calcext:value-type="string">
            <text:p>Exp. 12411/12, Contrato menor de obras para ejecución del proyecto de ordenación en superficie y alu</text:p>
          </table:table-cell>
          <table:table-cell office:value-type="string" calcext:value-type="string">
            <text:p>http://www.granada.org.es/contrata.nsf/7514094450724ee8c125743d003da707/b112f9035dc3847bc1257af60029d37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13426/2012</text:p>
          </table:table-cell>
          <table:table-cell office:value-type="string" calcext:value-type="string">
            <text:p><text:s/>EXP. 13426/12 CTO. DE OBRAS NEGOCIADO SIN PUBLICIDAD PARA EJECUCIÓN DEL PROYECTO CORRESPONDIENTE A </text:p>
          </table:table-cell>
          <table:table-cell office:value-type="string" calcext:value-type="string">
            <text:p>http://www.granada.org.es/contrata.nsf/7514094450724ee8c125743d003da707/6331b4f21aa23d09c1257af30037ed1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145/2012</text:p>
          </table:table-cell>
          <table:table-cell office:value-type="string" calcext:value-type="string">
            <text:p>Expte nº 145/2012 C. menor servicios de coordinacion seguridad y salud obras construccion de silo pa</text:p>
          </table:table-cell>
          <table:table-cell office:value-type="string" calcext:value-type="string">
            <text:p>http://www.granada.org.es/contrata.nsf/7514094450724ee8c125743d003da707/07d2c929a2caad9ec1257af000415d6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144/2012</text:p>
          </table:table-cell>
          <table:table-cell office:value-type="string" calcext:value-type="string">
            <text:p>Expte nº 144/2012 C. menor obras construccion de silo con piso metalico para complejo deportivo Bola</text:p>
          </table:table-cell>
          <table:table-cell office:value-type="string" calcext:value-type="string">
            <text:p>http://www.granada.org.es/contrata.nsf/7514094450724ee8c125743d003da707/22f3f98ce50247c5c1257af000413e8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171/2012</text:p>
          </table:table-cell>
          <table:table-cell office:value-type="string" calcext:value-type="string">
            <text:p>Expte nº 171/2012 C. menor obras reforma de un contenedor de practicas de incendios en espacios conf</text:p>
          </table:table-cell>
          <table:table-cell office:value-type="string" calcext:value-type="string">
            <text:p>http://www.granada.org.es/contrata.nsf/7514094450724ee8c125743d003da707/56bb671278d0b87ec1257af0004114d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>177/2012</text:p>
          </table:table-cell>
          <table:table-cell office:value-type="string" calcext:value-type="string">
            <text:p>Expte nº 177/2012 C. menor suministro adquisicion de servidores IBM System X3550 MH</text:p>
          </table:table-cell>
          <table:table-cell office:value-type="string" calcext:value-type="string">
            <text:p>http://www.granada.org.es/contrata.nsf/7514094450724ee8c125743d003da707/ebd912ebe520d32cc1257af00040af4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172/2012</text:p>
          </table:table-cell>
          <table:table-cell office:value-type="string" calcext:value-type="string">
            <text:p>Expte nº 172/2012 C. menor obras adecuación nueva sala comunicacion Parque Norte de Bomberos</text:p>
          </table:table-cell>
          <table:table-cell office:value-type="string" calcext:value-type="string">
            <text:p>http://www.granada.org.es/contrata.nsf/7514094450724ee8c125743d003da707/53cc0dbe30f5efa6c1257af000406e1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176/2012</text:p>
          </table:table-cell>
          <table:table-cell office:value-type="string" calcext:value-type="string">
            <text:p>Expte nº 176/2012 C. menor servicios mantenimiento instalaciones climatizacion Teatro Municipal Isab</text:p>
          </table:table-cell>
          <table:table-cell office:value-type="string" calcext:value-type="string">
            <text:p>http://www.granada.org.es/contrata.nsf/7514094450724ee8c125743d003da707/0834775776e8d13bc1257af00040494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179/2012</text:p>
          </table:table-cell>
          <table:table-cell office:value-type="string" calcext:value-type="string">
            <text:p>Expte nº 179/2012 C. menor suministro vestuario para personal Area Mantenimiento Instalaciones Depor</text:p>
          </table:table-cell>
          <table:table-cell office:value-type="string" calcext:value-type="string">
            <text:p>http://www.granada.org.es/contrata.nsf/7514094450724ee8c125743d003da707/76b798a70a8579a8c1257af000402b5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187/2012</text:p>
          </table:table-cell>
          <table:table-cell office:value-type="string" calcext:value-type="string">
            <text:p>Expte nº 187/2012 C. menor suministro material fungible para la Banda Municipal de Musica </text:p>
          </table:table-cell>
          <table:table-cell office:value-type="string" calcext:value-type="string">
            <text:p>http://www.granada.org.es/contrata.nsf/7514094450724ee8c125743d003da707/f0f9fe0e9ba3ff82c1257af000400a2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190/2012</text:p>
          </table:table-cell>
          <table:table-cell office:value-type="string" calcext:value-type="string">
            <text:p>Expte nº 190/2012 C. menor servicios mejora accesibilidad de la web</text:p>
          </table:table-cell>
          <table:table-cell office:value-type="string" calcext:value-type="string">
            <text:p>http://www.granada.org.es/contrata.nsf/7514094450724ee8c125743d003da707/eb655937dd15ec7cc1257af0003fec0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191/2012</text:p>
          </table:table-cell>
          <table:table-cell office:value-type="string" calcext:value-type="string">
            <text:p>Expte nº 191/2012 C. menor obras sustiucion lamaparas fluorescentes con balasto electronico en Merca</text:p>
          </table:table-cell>
          <table:table-cell office:value-type="string" calcext:value-type="string">
            <text:p>http://www.granada.org.es/contrata.nsf/7514094450724ee8c125743d003da707/27d3eaa58a7414ddc1257af0003fbb6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193/2012</text:p>
          </table:table-cell>
          <table:table-cell office:value-type="string" calcext:value-type="string">
            <text:p>Expte nº 193/2012 C. menor suministro municion para practicas y dotacion de los agentes P. Local</text:p>
          </table:table-cell>
          <table:table-cell office:value-type="string" calcext:value-type="string">
            <text:p>http://www.granada.org.es/contrata.nsf/7514094450724ee8c125743d003da707/f4265ae6b286fc6cc1257af0003f9c0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192/2012</text:p>
          </table:table-cell>
          <table:table-cell office:value-type="string" calcext:value-type="string">
            <text:p>Expte nº 192/2012 C. menor servicios organizacion y ejecucion programa "deporte en la nieve"</text:p>
          </table:table-cell>
          <table:table-cell office:value-type="string" calcext:value-type="string">
            <text:p>http://www.granada.org.es/contrata.nsf/7514094450724ee8c125743d003da707/6e56054e4dfc45d9c1257af0003f790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186/2012</text:p>
          </table:table-cell>
          <table:table-cell office:value-type="string" calcext:value-type="string">
            <text:p>Expte nº 186/2012 C. menor sevicios auditoria de la electronica de red</text:p>
          </table:table-cell>
          <table:table-cell office:value-type="string" calcext:value-type="string">
            <text:p>http://www.granada.org.es/contrata.nsf/7514094450724ee8c125743d003da707/4d45f513e82ff908c1257ae90025e55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102/2012</text:p>
          </table:table-cell>
          <table:table-cell office:value-type="string" calcext:value-type="string">
            <text:p>Expte nº 102/2012 C. menor servicios formación en productos instalados en la red de datos del Ayunta</text:p>
          </table:table-cell>
          <table:table-cell office:value-type="string" calcext:value-type="string">
            <text:p>http://www.granada.org.es/contrata.nsf/7514094450724ee8c125743d003da707/3c1067d83f581bcac1257ae90025bba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159/2012</text:p>
          </table:table-cell>
          <table:table-cell office:value-type="string" calcext:value-type="string">
            <text:p>Expte nº 159/2012 C. menor auditoria diferentes acciones formativas para empleo de Andalucia, Progra</text:p>
          </table:table-cell>
          <table:table-cell office:value-type="string" calcext:value-type="string">
            <text:p>http://www.granada.org.es/contrata.nsf/7514094450724ee8c125743d003da707/804b01a5137aacdcc1257ac600285a7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169/2012</text:p>
          </table:table-cell>
          <table:table-cell office:value-type="string" calcext:value-type="string">
            <text:p>Expte nº 169/2012 C. menor servicos organizacion y ejecucion programa "CAmpus dia urbanos Navidad- S</text:p>
          </table:table-cell>
          <table:table-cell office:value-type="string" calcext:value-type="string">
            <text:p>http://www.granada.org.es/contrata.nsf/7514094450724ee8c125743d003da707/8837193d8ec55377c1257ac60027fd9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155/2012</text:p>
          </table:table-cell>
          <table:table-cell office:value-type="string" calcext:value-type="string">
            <text:p>Expte nº 155/2012 C. menor suministro licencias Netwix File Sever</text:p>
          </table:table-cell>
          <table:table-cell office:value-type="string" calcext:value-type="string">
            <text:p>http://www.granada.org.es/contrata.nsf/7514094450724ee8c125743d003da707/3b941a81741a5664c1257ac60027dc3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139/2012</text:p>
          </table:table-cell>
          <table:table-cell office:value-type="string" calcext:value-type="string">
            <text:p>Expte nº 139/2012 C. menor suministro maquina segadora para mantenimiento campo futbol</text:p>
          </table:table-cell>
          <table:table-cell office:value-type="string" calcext:value-type="string">
            <text:p>http://www.granada.org.es/contrata.nsf/7514094450724ee8c125743d003da707/bb499a687d04ca93c1257ac300452f3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129/2012</text:p>
          </table:table-cell>
          <table:table-cell office:value-type="string" calcext:value-type="string">
            <text:p>Expte nº 129/2012 C. menor obras musealizacion de la planta baja Casa Museo Max Moreau</text:p>
          </table:table-cell>
          <table:table-cell office:value-type="string" calcext:value-type="string">
            <text:p>http://www.granada.org.es/contrata.nsf/7514094450724ee8c125743d003da707/44c5f60f0f5f2698c1257ac30044e6b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138/2012</text:p>
          </table:table-cell>
          <table:table-cell office:value-type="string" calcext:value-type="string">
            <text:p>Expte nº 138/2012 C. menor servicios coordinacion seguridad y salud obras PER</text:p>
          </table:table-cell>
          <table:table-cell office:value-type="string" calcext:value-type="string">
            <text:p>http://www.granada.org.es/contrata.nsf/7514094450724ee8c125743d003da707/d1a445fa4f11b3bfc1257ac30044d2b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149/2012</text:p>
          </table:table-cell>
          <table:table-cell office:value-type="string" calcext:value-type="string">
            <text:p>Expte nº 149/2012 C. menor suministro cojines alta presion Holmatro</text:p>
          </table:table-cell>
          <table:table-cell office:value-type="string" calcext:value-type="string">
            <text:p>http://www.granada.org.es/contrata.nsf/7514094450724ee8c125743d003da707/dc1794510a8b8846c1257ac30044b9e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150/2012</text:p>
          </table:table-cell>
          <table:table-cell office:value-type="string" calcext:value-type="string">
            <text:p>Expte nº 150/2012 C. menor servicios realizacion talleres educacion musical</text:p>
          </table:table-cell>
          <table:table-cell office:value-type="string" calcext:value-type="string">
            <text:p>http://www.granada.org.es/contrata.nsf/7514094450724ee8c125743d003da707/f77102a8517842d3c1257ac30044945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153/2012</text:p>
          </table:table-cell>
          <table:table-cell office:value-type="string" calcext:value-type="string">
            <text:p>Expte nº 153/2012 C. menor suministro vestuario para voluntarios Proteccion Civil</text:p>
          </table:table-cell>
          <table:table-cell office:value-type="string" calcext:value-type="string">
            <text:p>http://www.granada.org.es/contrata.nsf/7514094450724ee8c125743d003da707/4d255d2e8d5dbbe0c1257ac300447b4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158/2012</text:p>
          </table:table-cell>
          <table:table-cell office:value-type="string" calcext:value-type="string">
            <text:p>Expte nº 158/2012 C. menor suministro adquisicion sistema antivirus TendMicro</text:p>
          </table:table-cell>
          <table:table-cell office:value-type="string" calcext:value-type="string">
            <text:p>http://www.granada.org.es/contrata.nsf/7514094450724ee8c125743d003da707/cd67b16ab9255b57c1257ac3004456d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108/2012</text:p>
          </table:table-cell>
          <table:table-cell office:value-type="string" calcext:value-type="string">
            <text:p>Expte nº 108/2012 C. menor servicios transporte autocar para personas usuarias actividades del Area </text:p>
          </table:table-cell>
          <table:table-cell office:value-type="string" calcext:value-type="string">
            <text:p>http://www.granada.org.es/contrata.nsf/7514094450724ee8c125743d003da707/5fe8ff60319eddedc1257ab1003702b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125/2012</text:p>
          </table:table-cell>
          <table:table-cell office:value-type="string" calcext:value-type="string">
            <text:p>Expte nº 125/2012 C. menor obras reparacion oficinas desconcentradas en plaza Jesus Escudero Garcia</text:p>
          </table:table-cell>
          <table:table-cell office:value-type="string" calcext:value-type="string">
            <text:p>http://www.granada.org.es/contrata.nsf/7514094450724ee8c125743d003da707/bac43c143e03bad5c1257aad003cf9d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117/2012</text:p>
          </table:table-cell>
          <table:table-cell office:value-type="string" calcext:value-type="string">
            <text:p>Expte nº 117/2012 C. menor obras sustitucion fibra optica entre edificios Plaza del Carmen y Hermani</text:p>
          </table:table-cell>
          <table:table-cell office:value-type="string" calcext:value-type="string">
            <text:p>http://www.granada.org.es/contrata.nsf/7514094450724ee8c125743d003da707/2093aa8ab432d227c1257aad003cbb82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128/2012</text:p>
          </table:table-cell>
          <table:table-cell office:value-type="string" calcext:value-type="string">
            <text:p>Expte nº 128/2012 C. menor servicios docentes teorico-practico curso cocina Programa Red-Granada</text:p>
          </table:table-cell>
          <table:table-cell office:value-type="string" calcext:value-type="string">
            <text:p>http://www.granada.org.es/contrata.nsf/7514094450724ee8c125743d003da707/bc9cd9556a632c5fc1257aa30042148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128/2012</text:p>
          </table:table-cell>
          <table:table-cell office:value-type="string" calcext:value-type="string">
            <text:p>Expte nº 128/2012 C. menor servicios docentes teorico-practico curso cocina Programa Red-Granada</text:p>
          </table:table-cell>
          <table:table-cell office:value-type="string" calcext:value-type="string">
            <text:p>http://www.granada.org.es/contrata.nsf/7514094450724ee8c125743d003da707/bc9cd9556a632c5fc1257aa30042148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64/2012</text:p>
          </table:table-cell>
          <table:table-cell office:value-type="string" calcext:value-type="string">
            <text:p>EXPTE.: 64/2012 (PATRIMONIO).- PNSP adjudicación contrato de arrendamiento para explotación de Kiosc</text:p>
          </table:table-cell>
          <table:table-cell office:value-type="string" calcext:value-type="string">
            <text:p>http://www.granada.org.es/contrata.nsf/7514094450724ee8c125743d003da707/ca27ce8ab7d4828cc1257aa10026972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111/2012</text:p>
          </table:table-cell>
          <table:table-cell office:value-type="string" calcext:value-type="string">
            <text:p>Expte nº 111/2012 C. menor servicios de publicidad para difundir la campaña sensibilizacion contra v</text:p>
          </table:table-cell>
          <table:table-cell office:value-type="string" calcext:value-type="string">
            <text:p>http://www.granada.org.es/contrata.nsf/7514094450724ee8c125743d003da707/072c7eab8f7f479dc1257aa000247e8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119/2012</text:p>
          </table:table-cell>
          <table:table-cell office:value-type="string" calcext:value-type="string">
            <text:p>Expte nº 119/2012 C. menor servicios de un profesional de seguridad vial en materia educativa </text:p>
          </table:table-cell>
          <table:table-cell office:value-type="string" calcext:value-type="string">
            <text:p>http://www.granada.org.es/contrata.nsf/7514094450724ee8c125743d003da707/f3019c73208c6f2fc1257a990033d83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109/2012</text:p>
          </table:table-cell>
          <table:table-cell office:value-type="string" calcext:value-type="string">
            <text:p>Expte nº 109/2012 C. menor servicios refuerzo y sustitucion porteros-acomodadores Teatro Municipal I</text:p>
          </table:table-cell>
          <table:table-cell office:value-type="string" calcext:value-type="string">
            <text:p>http://www.granada.org.es/contrata.nsf/7514094450724ee8c125743d003da707/6a721332840d32f1c1257a990033bd0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123/2012</text:p>
          </table:table-cell>
          <table:table-cell office:value-type="string" calcext:value-type="string">
            <text:p>Expte nº 123/2012 C. menor servicios atencion menores en Centros del Area de Bienestar Social</text:p>
          </table:table-cell>
          <table:table-cell office:value-type="string" calcext:value-type="string">
            <text:p>http://www.granada.org.es/contrata.nsf/7514094450724ee8c125743d003da707/d572bd8faa47fb86c1257a990033a85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127/2012</text:p>
          </table:table-cell>
          <table:table-cell office:value-type="string" calcext:value-type="string">
            <text:p>Expte nº 127/2012 C. menor suministro material condecoracion para el cuerpo Policia Local</text:p>
          </table:table-cell>
          <table:table-cell office:value-type="string" calcext:value-type="string">
            <text:p>http://www.granada.org.es/contrata.nsf/7514094450724ee8c125743d003da707/07a0ffb45f53da4cc1257a9900338f61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99/2012</text:p>
          </table:table-cell>
          <table:table-cell office:value-type="string" calcext:value-type="string">
            <text:p>Expte nº 99/2012 PNSP Contrato suministro equipos respiracion autónoma personal Servicio Contra Ince</text:p>
          </table:table-cell>
          <table:table-cell office:value-type="string" calcext:value-type="string">
            <text:p>http://www.granada.org.es/contrata.nsf/7514094450724ee8c125743d003da707/68fc0f1ca045b998c1257a980024979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81/2012</text:p>
          </table:table-cell>
          <table:table-cell office:value-type="string" calcext:value-type="string">
            <text:p>Expte nº 81/2012 PNSP Contrato servicios gestion y desarrollo sistema inspeccion telematica </text:p>
          </table:table-cell>
          <table:table-cell office:value-type="string" calcext:value-type="string">
            <text:p>http://www.granada.org.es/contrata.nsf/7514094450724ee8c125743d003da707/e616271966fc19b7c1257a92003d390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126/2012</text:p>
          </table:table-cell>
          <table:table-cell office:value-type="string" calcext:value-type="string">
            <text:p>Expte nº 126/2012 C. menor contrato servicios coordinacion seguidad y salud obras sustitucion fibra </text:p>
          </table:table-cell>
          <table:table-cell office:value-type="string" calcext:value-type="string">
            <text:p>http://www.granada.org.es/contrata.nsf/7514094450724ee8c125743d003da707/b87aea82f089b995c1257a920034f2f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118/2012</text:p>
          </table:table-cell>
          <table:table-cell office:value-type="string" calcext:value-type="string">
            <text:p>Expte nº 118/2012 C. menor suministro licencias Netbit Recovery de uso ofimatico</text:p>
          </table:table-cell>
          <table:table-cell office:value-type="string" calcext:value-type="string">
            <text:p>http://www.granada.org.es/contrata.nsf/7514094450724ee8c125743d003da707/1c231b5b8988922bc1257a920034ac8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114/2012</text:p>
          </table:table-cell>
          <table:table-cell office:value-type="string" calcext:value-type="string">
            <text:p>Expte nº 114/2012 C. menor contrato suministro licencias servidor aplicaciones Citrix Metaframe</text:p>
          </table:table-cell>
          <table:table-cell office:value-type="string" calcext:value-type="string">
            <text:p>http://www.granada.org.es/contrata.nsf/7514094450724ee8c125743d003da707/54c83d427864479cc1257a9200344a8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108/2012</text:p>
          </table:table-cell>
          <table:table-cell office:value-type="string" calcext:value-type="string">
            <text:p>Expte nº 108/2012 C. menor servicios transporte en autocar para personas usuarias actividades del Ar</text:p>
          </table:table-cell>
          <table:table-cell office:value-type="string" calcext:value-type="string">
            <text:p>http://www.granada.org.es/contrata.nsf/7514094450724ee8c125743d003da707/bf39ae15ecf2aca9c1257a920033f70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110/2012</text:p>
          </table:table-cell>
          <table:table-cell office:value-type="string" calcext:value-type="string">
            <text:p>Expte nº 110/2012 C. menor servicios extraordinarios personal no tecnico de montaje, mantenimiento p</text:p>
          </table:table-cell>
          <table:table-cell office:value-type="string" calcext:value-type="string">
            <text:p>http://www.granada.org.es/contrata.nsf/7514094450724ee8c125743d003da707/79726c2c8c6131acc1257a8d00254dd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21/2012</text:p>
          </table:table-cell>
          <table:table-cell office:value-type="string" calcext:value-type="string">
            <text:p>Expte nº 21/2012 PNSP Contrato suministro 4 herramientas hidraulicas para Servicio Contra Incendios</text:p>
          </table:table-cell>
          <table:table-cell office:value-type="string" calcext:value-type="string">
            <text:p>http://www.granada.org.es/contrata.nsf/7514094450724ee8c125743d003da707/972fe54d03101cfcc1257a7000225af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39/2012</text:p>
          </table:table-cell>
          <table:table-cell office:value-type="string" calcext:value-type="string">
            <text:p>Expte nº 39/2012 PNSP Contrato servicios seguridad y salud obras colocacion placas identificativas v</text:p>
          </table:table-cell>
          <table:table-cell office:value-type="string" calcext:value-type="string">
            <text:p>http://www.granada.org.es/contrata.nsf/7514094450724ee8c125743d003da707/50ba54b7050b8551c1257a690022e2e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76/2012</text:p>
          </table:table-cell>
          <table:table-cell office:value-type="string" calcext:value-type="string">
            <text:p>Expte nº 76/2012 PNSP Contrato servicios mantenimiento de licencias Autocar Map 3D</text:p>
          </table:table-cell>
          <table:table-cell office:value-type="string" calcext:value-type="string">
            <text:p>http://www.granada.org.es/contrata.nsf/7514094450724ee8c125743d003da707/7e8821593ece163ec1257a690022c67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35/2012</text:p>
          </table:table-cell>
          <table:table-cell office:value-type="string" calcext:value-type="string">
            <text:p>Expte nº 35/2012 PNSP Contrato obras colocacion renovacion y limpieza placas identificativas vias de</text:p>
          </table:table-cell>
          <table:table-cell office:value-type="string" calcext:value-type="string">
            <text:p>http://www.granada.org.es/contrata.nsf/7514094450724ee8c125743d003da707/35ed9c526081bed9c1257a6900225fd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11/2012</text:p>
          </table:table-cell>
          <table:table-cell office:value-type="string" calcext:value-type="string">
            <text:p>Expte nº 11/2012 PNSP Contrato suministro gasoleo C, calefacción colegios y dependencias municipales</text:p>
          </table:table-cell>
          <table:table-cell office:value-type="string" calcext:value-type="string">
            <text:p>http://www.granada.org.es/contrata.nsf/7514094450724ee8c125743d003da707/ac5fc8360263f7c8c1257a690022243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98/2012</text:p>
          </table:table-cell>
          <table:table-cell office:value-type="string" calcext:value-type="string">
            <text:p>Expte nº 98/2012 C. menor servicios curso de fontaneria </text:p>
          </table:table-cell>
          <table:table-cell office:value-type="string" calcext:value-type="string">
            <text:p>http://www.granada.org.es/contrata.nsf/7514094450724ee8c125743d003da707/ccf787f10606f553c1257a4d00397e6d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103/2012</text:p>
          </table:table-cell>
          <table:table-cell office:value-type="string" calcext:value-type="string">
            <text:p>Expte nº 103/2012 C. menor de servicios reforma varios vehiculos Servicios Contra Incendios</text:p>
          </table:table-cell>
          <table:table-cell office:value-type="string" calcext:value-type="string">
            <text:p>http://www.granada.org.es/contrata.nsf/7514094450724ee8c125743d003da707/fef182e24ed48205c1257a4d003923f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33/2012</text:p>
          </table:table-cell>
          <table:table-cell office:value-type="string" calcext:value-type="string">
            <text:p>Expte nº 33/2012 C. menor de servicios relativo a recogida de animales </text:p>
          </table:table-cell>
          <table:table-cell office:value-type="string" calcext:value-type="string">
            <text:p>http://www.granada.org.es/contrata.nsf/7514094450724ee8c125743d003da707/6ecc638333cfdfb7c1257a4000357b6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24/2012</text:p>
          </table:table-cell>
          <table:table-cell office:value-type="string" calcext:value-type="string">
            <text:p>Expte nº 24/2012 PNSP Contrato servicios mantenimiento cableado estructurado de la red municipal de </text:p>
          </table:table-cell>
          <table:table-cell office:value-type="string" calcext:value-type="string">
            <text:p>http://www.granada.org.es/contrata.nsf/7514094450724ee8c125743d003da707/fb0ac199e97a3752c1257a3f0039f78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97/02012</text:p>
          </table:table-cell>
          <table:table-cell office:value-type="string" calcext:value-type="string">
            <text:p>Expte nº 97/02012 C. menor realizacion proyecto escuela vera Zona Norte</text:p>
          </table:table-cell>
          <table:table-cell office:value-type="string" calcext:value-type="string">
            <text:p>http://www.granada.org.es/contrata.nsf/7514094450724ee8c125743d003da707/7879b31fb0c13d9ec1257a3d00242428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96/2012</text:p>
          </table:table-cell>
          <table:table-cell office:value-type="string" calcext:value-type="string">
            <text:p>Expte nº 96/2012 C. menor servicios comedor Escuelas de verano en la Zona Norte</text:p>
          </table:table-cell>
          <table:table-cell office:value-type="string" calcext:value-type="string">
            <text:p>http://www.granada.org.es/contrata.nsf/7514094450724ee8c125743d003da707/82b5e000b213c763c1257a3d0020b3f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95/2012</text:p>
          </table:table-cell>
          <table:table-cell office:value-type="string" calcext:value-type="string">
            <text:p>Expte nº 95/2012 C. menor servicios comedor en el Centro de particiación activa de la Chana</text:p>
          </table:table-cell>
          <table:table-cell office:value-type="string" calcext:value-type="string">
            <text:p>http://www.granada.org.es/contrata.nsf/7514094450724ee8c125743d003da707/335b8edb8c53d775c1257a3d002034d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94/2012</text:p>
          </table:table-cell>
          <table:table-cell office:value-type="string" calcext:value-type="string">
            <text:p>Expte nº 94/2012 C. menor de servicios de comedor social en Distrito Norte</text:p>
          </table:table-cell>
          <table:table-cell office:value-type="string" calcext:value-type="string">
            <text:p>http://www.granada.org.es/contrata.nsf/7514094450724ee8c125743d003da707/e507bd6859edbb27c1257a3d001fef3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50/2012</text:p>
          </table:table-cell>
          <table:table-cell office:value-type="string" calcext:value-type="string">
            <text:p>Expte nº 50/2012 C. menor suministro mediante arrendamiento cuatro vehiculos para parque movil munic</text:p>
          </table:table-cell>
          <table:table-cell office:value-type="string" calcext:value-type="string">
            <text:p>http://www.granada.org.es/contrata.nsf/7514094450724ee8c125743d003da707/85dea522e458bc98c1257a3d001f76f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32/2012</text:p>
          </table:table-cell>
          <table:table-cell office:value-type="string" calcext:value-type="string">
            <text:p>Expte nº 32/2012 C. menor suministro electronica necesaria para la integracion dentro de la red mpal</text:p>
          </table:table-cell>
          <table:table-cell office:value-type="string" calcext:value-type="string">
            <text:p>http://www.granada.org.es/contrata.nsf/7514094450724ee8c125743d003da707/7d7d7fd02fb10b0dc1257a3a0025a5d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93/2012</text:p>
          </table:table-cell>
          <table:table-cell office:value-type="string" calcext:value-type="string">
            <text:p>Expte nº 93/2012 C. menor actividad proyecto "abierto por vacacione"</text:p>
          </table:table-cell>
          <table:table-cell office:value-type="string" calcext:value-type="string">
            <text:p>http://www.granada.org.es/contrata.nsf/7514094450724ee8c125743d003da707/5a8d7b2165c412dcc1257a3a0025261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93/2012</text:p>
          </table:table-cell>
          <table:table-cell office:value-type="string" calcext:value-type="string">
            <text:p>Expte nº 93/2012 C. menor actividad proyecto "abierto por vacacione"</text:p>
          </table:table-cell>
          <table:table-cell office:value-type="string" calcext:value-type="string">
            <text:p>http://www.granada.org.es/contrata.nsf/7514094450724ee8c125743d003da707/5a8d7b2165c412dcc1257a3a0025261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80/2012</text:p>
          </table:table-cell>
          <table:table-cell office:value-type="string" calcext:value-type="string">
            <text:p>Expte nº 80/2012 C. menor suministro arnes cintura para el personal Servicio Contra Incendios</text:p>
          </table:table-cell>
          <table:table-cell office:value-type="string" calcext:value-type="string">
            <text:p>http://www.granada.org.es/contrata.nsf/7514094450724ee8c125743d003da707/722b1fd89fe38d31c1257a3a0024eaa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68/2012</text:p>
          </table:table-cell>
          <table:table-cell office:value-type="string" calcext:value-type="string">
            <text:p>Expte nº 68/2012 PNSP Contrato obras red miradores del Albaycin</text:p>
          </table:table-cell>
          <table:table-cell office:value-type="string" calcext:value-type="string">
            <text:p>http://www.granada.org.es/contrata.nsf/7514094450724ee8c125743d003da707/69cd62c026e31162c1257a370022f99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20/2012</text:p>
          </table:table-cell>
          <table:table-cell office:value-type="string" calcext:value-type="string">
            <text:p>PNSP Expte nº 20/2012 Contrato suministro de una estacion de carga de botellas aire comprimido para </text:p>
          </table:table-cell>
          <table:table-cell office:value-type="string" calcext:value-type="string">
            <text:p>http://www.granada.org.es/contrata.nsf/7514094450724ee8c125743d003da707/e5662539c6ddc33ac1257a36003097e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65/2012</text:p>
          </table:table-cell>
          <table:table-cell office:value-type="string" calcext:value-type="string">
            <text:p>Expte nº 65/2012 C. menor suministro motocicletas PIAGGIO EVO X7 125 CC</text:p>
          </table:table-cell>
          <table:table-cell office:value-type="string" calcext:value-type="string">
            <text:p>http://www.granada.org.es/contrata.nsf/7514094450724ee8c125743d003da707/adc75c4a94b86f06c1257a2b003c8af1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67/2012</text:p>
          </table:table-cell>
          <table:table-cell office:value-type="string" calcext:value-type="string">
            <text:p>Expte nº 67/2012 C. menor servicios ejecucion trabajos aplicativo RH-SP</text:p>
          </table:table-cell>
          <table:table-cell office:value-type="string" calcext:value-type="string">
            <text:p>http://www.granada.org.es/contrata.nsf/7514094450724ee8c125743d003da707/96497c90fc49139dc1257a2b003c1ac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55/2012</text:p>
          </table:table-cell>
          <table:table-cell office:value-type="string" calcext:value-type="string">
            <text:p>Expte nº 55/2012 C. menor obras adecuacion despachos de atencion publico en P. Norte de Bomberos</text:p>
          </table:table-cell>
          <table:table-cell office:value-type="string" calcext:value-type="string">
            <text:p>http://www.granada.org.es/contrata.nsf/7514094450724ee8c125743d003da707/44acfd2f0fb0402ec1257a2b003b6c06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74/2012</text:p>
          </table:table-cell>
          <table:table-cell office:value-type="string" calcext:value-type="string">
            <text:p>Expte nº 74/2012 C. menor servicios desarrollo actividad Campus Urbanos-Verano 2012 </text:p>
          </table:table-cell>
          <table:table-cell office:value-type="string" calcext:value-type="string">
            <text:p>http://www.granada.org.es/contrata.nsf/7514094450724ee8c125743d003da707/f04208219a834637c1257a1d00271934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60/2012</text:p>
          </table:table-cell>
          <table:table-cell office:value-type="string" calcext:value-type="string">
            <text:p>Expte nº 60/2012 C. menor servicios para la realizacion actividades infantiles en Plaza Bib-Rambla </text:p>
          </table:table-cell>
          <table:table-cell office:value-type="string" calcext:value-type="string">
            <text:p>http://www.granada.org.es/contrata.nsf/7514094450724ee8c125743d003da707/1ac34e9cc2984eecc1257a1d002681cf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71/2012</text:p>
          </table:table-cell>
          <table:table-cell office:value-type="string" calcext:value-type="string">
            <text:p>Expte nº 71/2012 C. menor servicios de direccion y coordinacion programa rebelate vive sin drogas</text:p>
          </table:table-cell>
          <table:table-cell office:value-type="string" calcext:value-type="string">
            <text:p>http://www.granada.org.es/contrata.nsf/7514094450724ee8c125743d003da707/d45514c699234c6ec1257a1d0025b14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72/2012</text:p>
          </table:table-cell>
          <table:table-cell office:value-type="string" calcext:value-type="string">
            <text:p>Expte nº 72/2012 C. menor servicios realizacion actividades prevencion consumo alcohol</text:p>
          </table:table-cell>
          <table:table-cell office:value-type="string" calcext:value-type="string">
            <text:p>http://www.granada.org.es/contrata.nsf/7514094450724ee8c125743d003da707/e52c29fb0c4a5422c1257a1d00254a0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61/2012</text:p>
          </table:table-cell>
          <table:table-cell office:value-type="string" calcext:value-type="string">
            <text:p>Expte nº 61/2012 C. menor servicios a prestar por Cruz Roja en el Recinto Ferial Corpus 2012 </text:p>
          </table:table-cell>
          <table:table-cell office:value-type="string" calcext:value-type="string">
            <text:p>http://www.granada.org.es/contrata.nsf/7514094450724ee8c125743d003da707/f42a41ce45674652c1257a1d0023b73a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59/2012</text:p>
          </table:table-cell>
          <table:table-cell office:value-type="string" calcext:value-type="string">
            <text:p>Expte nº 59/2012 C. menor obras reforma oficina desconcentrada de la J.M.D. Centro</text:p>
          </table:table-cell>
          <table:table-cell office:value-type="string" calcext:value-type="string">
            <text:p>http://www.granada.org.es/contrata.nsf/7514094450724ee8c125743d003da707/63eb6be6a2b53a4bc1257a1d00232bbc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57/2012</text:p>
          </table:table-cell>
          <table:table-cell office:value-type="string" calcext:value-type="string">
            <text:p>Expte nº 57/2012 C. menor servicios de soporte de los productos tecnoliga Microsof</text:p>
          </table:table-cell>
          <table:table-cell office:value-type="string" calcext:value-type="string">
            <text:p>http://www.granada.org.es/contrata.nsf/7514094450724ee8c125743d003da707/7d24a347bda101e3c1257a1d00227ea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37/2011</text:p>
          </table:table-cell>
          <table:table-cell office:value-type="string" calcext:value-type="string">
            <text:p>Expte nº 37/2011 PNSP Contrato obras acondicionamiento infraestructura y casetas oficiales en el rec</text:p>
          </table:table-cell>
          <table:table-cell office:value-type="string" calcext:value-type="string">
            <text:p>http://www.granada.org.es/contrata.nsf/7514094450724ee8c125743d003da707/326f9397246e9cd8c12579fa0025058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0d84fc80f5df1d2cc12579f70032f764!OpenDocument</text:p>
          </table:table-cell>
          <table:table-cell table:number-columns-repeated="10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31/2012</text:p>
          </table:table-cell>
          <table:table-cell office:value-type="string" calcext:value-type="string">
            <text:p>Expte nº 31/2012 C. menor de servicios integracion del sitema informacion del IMFE en el SIM</text:p>
          </table:table-cell>
          <table:table-cell office:value-type="string" calcext:value-type="string">
            <text:p>http://www.granada.org.es/contrata.nsf/7514094450724ee8c125743d003da707/a1c7202134c5dd56c12579f30025ffdb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17/2012</text:p>
          </table:table-cell>
          <table:table-cell office:value-type="string" calcext:value-type="string">
            <text:p>Expte nº 17/2012 C. menor suministro camara termina Evolucion para servicio contra incendios</text:p>
          </table:table-cell>
          <table:table-cell office:value-type="string" calcext:value-type="string">
            <text:p>http://www.granada.org.es/contrata.nsf/7514094450724ee8c125743d003da707/85250c82f1a8a45cc12579e2003655f9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18/2012</text:p>
          </table:table-cell>
          <table:table-cell office:value-type="string" calcext:value-type="string">
            <text:p>Expte nº 18/2012 PNSP Contrato suministro alquiler casetas celebracion XXXI Feria Provincial Libro G</text:p>
          </table:table-cell>
          <table:table-cell office:value-type="string" calcext:value-type="string">
            <text:p>http://www.granada.org.es/contrata.nsf/7514094450724ee8c125743d003da707/bbeb2457112555e5c12579e20025cc0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148/2011</text:p>
          </table:table-cell>
          <table:table-cell office:value-type="string" calcext:value-type="string">
            <text:p>EXPTE.: 148/2011 (PATRIMONIO).- PROCEDIMIENTO DE ADJUDICACIÓN DIRECTA DEL CONTRATO DE ENAJENACIÓN ON</text:p>
          </table:table-cell>
          <table:table-cell office:value-type="string" calcext:value-type="string">
            <text:p>http://www.granada.org.es/contrata.nsf/7514094450724ee8c125743d003da707/8798edc22b6f976bc12579d60033ba3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23/2012</text:p>
          </table:table-cell>
          <table:table-cell office:value-type="string" calcext:value-type="string">
            <text:p>Expte nº 23/2012 C. menor obras limpieza cauce rio Darro, tramo comprendido entre Plaza Nueva y Cues</text:p>
          </table:table-cell>
          <table:table-cell office:value-type="string" calcext:value-type="string">
            <text:p>http://www.granada.org.es/contrata.nsf/7514094450724ee8c125743d003da707/bcfd0ef58423ad4bc12579d4003aeef7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128/2011</text:p>
          </table:table-cell>
          <table:table-cell office:value-type="string" calcext:value-type="string">
            <text:p>Expte nº 128/2011 PNSP Contrato obras ajardinamiento zonas verdes urbanizacion P-42</text:p>
          </table:table-cell>
          <table:table-cell office:value-type="string" calcext:value-type="string">
            <text:p>http://www.granada.org.es/contrata.nsf/7514094450724ee8c125743d003da707/d52ada1121632fd6c12579d0002751af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22/2012</text:p>
          </table:table-cell>
          <table:table-cell office:value-type="string" calcext:value-type="string">
            <text:p>Expte nº 22/2012 C. menor servicios traspaso de informacion aplicaciones SICALWIN Y SUBVENCIONES Org</text:p>
          </table:table-cell>
          <table:table-cell office:value-type="string" calcext:value-type="string">
            <text:p>http://www.granada.org.es/contrata.nsf/7514094450724ee8c125743d003da707/f34533277c151bd0c12579ce0030d66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12/2012</text:p>
          </table:table-cell>
          <table:table-cell office:value-type="string" calcext:value-type="string">
            <text:p>Expte nº 12/2012 C. menor suministro forros polares para el personal servicio contra incendios</text:p>
          </table:table-cell>
          <table:table-cell office:value-type="string" calcext:value-type="string">
            <text:p>http://www.granada.org.es/contrata.nsf/7514094450724ee8c125743d003da707/45150d9e913635e9c12579c7003987d3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2/2012</text:p>
          </table:table-cell>
          <table:table-cell office:value-type="string" calcext:value-type="string">
            <text:p>Expte nº 2/2012 C. menor servicios mantenimiento del sistema almacenamiento de datos Hitachi</text:p>
          </table:table-cell>
          <table:table-cell office:value-type="string" calcext:value-type="string">
            <text:p>http://www.granada.org.es/contrata.nsf/7514094450724ee8c125743d003da707/17d2592dbe115007c12579c70037b2d0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129/2011</text:p>
          </table:table-cell>
          <table:table-cell office:value-type="string" calcext:value-type="string">
            <text:p>Expte nº 129/2011 C. menor servicios coordinacion seguridad y salud obras ajardinamientos P-42</text:p>
          </table:table-cell>
          <table:table-cell office:value-type="string" calcext:value-type="string">
            <text:p>http://www.granada.org.es/contrata.nsf/7514094450724ee8c125743d003da707/ab81bef7e20e3d1fc12579c0002d1766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125/2011</text:p>
          </table:table-cell>
          <table:table-cell office:value-type="string" calcext:value-type="string">
            <text:p>Expte nº 125/2011 PNSP Contrato servicios mantenimiento aplicacion subvenciones</text:p>
          </table:table-cell>
          <table:table-cell office:value-type="string" calcext:value-type="string">
            <text:p>http://www.granada.org.es/contrata.nsf/7514094450724ee8c125743d003da707/bd922a64ada64b55c12579ac00377e4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126/2011</text:p>
          </table:table-cell>
          <table:table-cell office:value-type="string" calcext:value-type="string">
            <text:p>Expte nº126/2011 PNSP Contrato servicios mantenimiento aplicacion Firmadoc</text:p>
          </table:table-cell>
          <table:table-cell office:value-type="string" calcext:value-type="string">
            <text:p>http://www.granada.org.es/contrata.nsf/7514094450724ee8c125743d003da707/9198d3ef3cbe2d01c12579ac0036e4b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>5/2012</text:p>
          </table:table-cell>
          <table:table-cell office:value-type="string" calcext:value-type="string">
            <text:p>Expte nº 5/2012 Contrato menor suministro e instalacion infraestructuras con motivo dia celebracion </text:p>
          </table:table-cell>
          <table:table-cell office:value-type="string" calcext:value-type="string">
            <text:p>http://www.granada.org.es/contrata.nsf/7514094450724ee8c125743d003da707/dc476e83bc41f6cec12579a4002ec19e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1/2012</text:p>
          </table:table-cell>
          <table:table-cell office:value-type="string" calcext:value-type="string">
            <text:p>Expte nº 1/2012 Contrato menor suministro de una libreria de cintas para BACKUP</text:p>
          </table:table-cell>
          <table:table-cell office:value-type="string" calcext:value-type="string">
            <text:p>http://www.granada.org.es/contrata.nsf/7514094450724ee8c125743d003da707/fcf78bf035eebd82c12579a4002e939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1/2012</text:p>
          </table:table-cell>
          <table:table-cell office:value-type="string" calcext:value-type="string">
            <text:p>Expte nº 1/2012 Contrato menor suministro de una libreria de cintas para BACKUP</text:p>
          </table:table-cell>
          <table:table-cell office:value-type="string" calcext:value-type="string">
            <text:p>http://www.granada.org.es/contrata.nsf/7514094450724ee8c125743d003da707/fcf78bf035eebd82c12579a4002e9395!OpenDocument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111/2011</text:p>
          </table:table-cell>
          <table:table-cell office:value-type="string" calcext:value-type="string">
            <text:p>Expte nº 111/2011 PNSP Contrato servicios elaboracion plan urbano seguridad vial para la ciudad de G</text:p>
          </table:table-cell>
          <table:table-cell office:value-type="string" calcext:value-type="string">
            <text:p>http://www.granada.org.es/contrata.nsf/7514094450724ee8c125743d003da707/2b728f56303a5702c125799200264f9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124/2011</text:p>
          </table:table-cell>
          <table:table-cell office:value-type="string" calcext:value-type="string">
            <text:p>Expte nº 124/2011 C. menor obras instalacion fibra opticaconxion edificio television municipal TG7</text:p>
          </table:table-cell>
          <table:table-cell office:value-type="string" calcext:value-type="string">
            <text:p>http://www.granada.org.es/contrata.nsf/7514094450724ee8c125743d003da707/d75b225cd109d713c12579890046717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a5d399ce02c81043c12579890038c340!OpenDocument</text:p>
          </table:table-cell>
          <table:table-cell table:number-columns-repeated="10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137/2011</text:p>
          </table:table-cell>
          <table:table-cell office:value-type="string" calcext:value-type="string">
            <text:p>Expte nº 137/2011 C. menor suministro vestuario peronsal inspeccion Servicio Limpieza Area Mantenimi</text:p>
          </table:table-cell>
          <table:table-cell office:value-type="string" calcext:value-type="string">
            <text:p>http://www.granada.org.es/contrata.nsf/7514094450724ee8c125743d003da707/a4090f0de3b6bc48c12579890038765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dabe9e99fd54344cc12579890037c49c!OpenDocument</text:p>
          </table:table-cell>
          <table:table-cell table:number-columns-repeated="10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140/2011</text:p>
          </table:table-cell>
          <table:table-cell office:value-type="string" calcext:value-type="string">
            <text:p>Expte nº 140/2011 C. menor servicios direccion artistica y tecnica IV Festival Internacional Cine Cl</text:p>
          </table:table-cell>
          <table:table-cell office:value-type="string" calcext:value-type="string">
            <text:p>http://www.granada.org.es/contrata.nsf/7514094450724ee8c125743d003da707/35b0914fba4da033c125798900370786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113/2011</text:p>
          </table:table-cell>
          <table:table-cell office:value-type="string" calcext:value-type="string">
            <text:p>Expte nº 113/2011 PNSP Contrato suministro alquiler carrozas Cabalgata Reyes Magos 2012</text:p>
          </table:table-cell>
          <table:table-cell office:value-type="string" calcext:value-type="string">
            <text:p>http://www.granada.org.es/contrata.nsf/7514094450724ee8c125743d003da707/aeacb55dc45d3966c1257981003e523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108/2011</text:p>
          </table:table-cell>
          <table:table-cell office:value-type="string" calcext:value-type="string">
            <text:p>Expte nº 108/2011 C. menor servicios coordinacion seguridad y salud obras a realizar en el PER</text:p>
          </table:table-cell>
          <table:table-cell office:value-type="string" calcext:value-type="string">
            <text:p>http://www.granada.org.es/contrata.nsf/7514094450724ee8c125743d003da707/c2bcce4ce693781bc1257958004818f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115/2011</text:p>
          </table:table-cell>
          <table:table-cell office:value-type="string" calcext:value-type="string">
            <text:p>Expte nº 115/2011 C. menor servicios conexion fibra optica edificio Espacio Escenico y C. Civico Bei</text:p>
          </table:table-cell>
          <table:table-cell office:value-type="string" calcext:value-type="string">
            <text:p>http://www.granada.org.es/contrata.nsf/7514094450724ee8c125743d003da707/8070de123f726866c125794900290e5c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110/2011</text:p>
          </table:table-cell>
          <table:table-cell office:value-type="string" calcext:value-type="string">
            <text:p>Expte nº 110/2011 C. menor suministro electrogenos emplamaientos ubicados en infraestructuras Pago A</text:p>
          </table:table-cell>
          <table:table-cell office:value-type="string" calcext:value-type="string">
            <text:p>http://www.granada.org.es/contrata.nsf/7514094450724ee8c125743d003da707/55e0e0b0cccc589cc12579420048017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109/2011</text:p>
          </table:table-cell>
          <table:table-cell office:value-type="string" calcext:value-type="string">
            <text:p>Expte nº 109/2011 C. menor suministro baterias de emergencia para emplazamientos ubicados en infraes</text:p>
          </table:table-cell>
          <table:table-cell office:value-type="string" calcext:value-type="string">
            <text:p>http://www.granada.org.es/contrata.nsf/7514094450724ee8c125743d003da707/02bea507d889169dc12579420047382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102/2011</text:p>
          </table:table-cell>
          <table:table-cell office:value-type="string" calcext:value-type="string">
            <text:p>Expte nº 102/2011 C. menor servicios actividades y talleres para ocupacion del ocio y tiempo libre p</text:p>
          </table:table-cell>
          <table:table-cell office:value-type="string" calcext:value-type="string">
            <text:p>http://www.granada.org.es/contrata.nsf/7514094450724ee8c125743d003da707/9d6bb55e5cf3984bc12579420046e18a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41/2011</text:p>
          </table:table-cell>
          <table:table-cell office:value-type="string" calcext:value-type="string">
            <text:p>Expte nº 41/2011 C. menor servicios traslado y montaje mobiliario y enseres municipales </text:p>
          </table:table-cell>
          <table:table-cell office:value-type="string" calcext:value-type="string">
            <text:p>http://www.granada.org.es/contrata.nsf/7514094450724ee8c125743d003da707/fb3921a8b86f5763c125793d003f5b8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105/2011</text:p>
          </table:table-cell>
          <table:table-cell office:value-type="string" calcext:value-type="string">
            <text:p>Expte nº 105/2011 C. menor Servicios desarrollo e implementacion BI para SIM</text:p>
          </table:table-cell>
          <table:table-cell office:value-type="string" calcext:value-type="string">
            <text:p>http://www.granada.org.es/contrata.nsf/7514094450724ee8c125743d003da707/f459c232536fbe51c125793d003f129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29/2011</text:p>
          </table:table-cell>
          <table:table-cell office:value-type="string" calcext:value-type="string">
            <text:p>Expte nº 29/2011 PNSP Contrato servicios seguimiento diario medios comunicacion</text:p>
          </table:table-cell>
          <table:table-cell office:value-type="string" calcext:value-type="string">
            <text:p>http://www.granada.org.es/contrata.nsf/7514094450724ee8c125743d003da707/1f49f88e5d45789fc1257935003aca6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98/2011</text:p>
          </table:table-cell>
          <table:table-cell office:value-type="string" calcext:value-type="string">
            <text:p>Expte nº 98/2011 C. menor obras diseño rotulacion e instalacion rotulos y logotipos entradas Mercado</text:p>
          </table:table-cell>
          <table:table-cell office:value-type="string" calcext:value-type="string">
            <text:p>http://www.granada.org.es/contrata.nsf/7514094450724ee8c125743d003da707/0355331edaf0fc58c125791f003a9fe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50/2011</text:p>
          </table:table-cell>
          <table:table-cell office:value-type="string" calcext:value-type="string">
            <text:p>Expte nº 50/2011.- PNSP Contrato servicios prestacion atencion y tareas puntos informacion a la muje</text:p>
          </table:table-cell>
          <table:table-cell office:value-type="string" calcext:value-type="string">
            <text:p>http://www.granada.org.es/contrata.nsf/7514094450724ee8c125743d003da707/b71e347421640bf6c125791000389160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52/2011</text:p>
          </table:table-cell>
          <table:table-cell office:value-type="string" calcext:value-type="string">
            <text:p>Expte nº 52/2011 PNSP Contrato suministro control accesos y recepcion alarmas edificios municipales</text:p>
          </table:table-cell>
          <table:table-cell office:value-type="string" calcext:value-type="string">
            <text:p>http://www.granada.org.es/contrata.nsf/7514094450724ee8c125743d003da707/17defa58cdc8e660c125790d0039504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96/2011</text:p>
          </table:table-cell>
          <table:table-cell office:value-type="string" calcext:value-type="string">
            <text:p>Expte nº 96/2011 C. menor servicios coordinacion seguirdad y salud obras instalaciones monolitos inf</text:p>
          </table:table-cell>
          <table:table-cell office:value-type="string" calcext:value-type="string">
            <text:p>http://www.granada.org.es/contrata.nsf/7514094450724ee8c125743d003da707/c93d8bde5f6e6869c125790300382c1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95/2011</text:p>
          </table:table-cell>
          <table:table-cell office:value-type="string" calcext:value-type="string">
            <text:p>Expte nº 95/2011 C. menor instalacion de monolitos informativos y elementos de orientacion itinerari</text:p>
          </table:table-cell>
          <table:table-cell office:value-type="string" calcext:value-type="string">
            <text:p>http://www.granada.org.es/contrata.nsf/7514094450724ee8c125743d003da707/f4371a7f985d713bc12579030037187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83/2011</text:p>
          </table:table-cell>
          <table:table-cell office:value-type="string" calcext:value-type="string">
            <text:p>Expte nº 83/2011 C. menor obras conexion edificio Huerta del Rasillo con Servicios Sociales Ronda</text:p>
          </table:table-cell>
          <table:table-cell office:value-type="string" calcext:value-type="string">
            <text:p>http://www.granada.org.es/contrata.nsf/7514094450724ee8c125743d003da707/0f89753596383337c12578d90024e9ff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974488cf4e87da68c12578d800371dab!OpenDocument</text:p>
          </table:table-cell>
          <table:table-cell table:number-columns-repeated="10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61/2011</text:p>
          </table:table-cell>
          <table:table-cell office:value-type="string" calcext:value-type="string">
            <text:p>Expte nº 61/2011 C. menor suministro arrendamiento e instalacion cabinas sanitarios quimicos portati</text:p>
          </table:table-cell>
          <table:table-cell office:value-type="string" calcext:value-type="string">
            <text:p>http://www.granada.org.es/contrata.nsf/7514094450724ee8c125743d003da707/a8b9432fa7e05823c12578c7002a1170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84/2011</text:p>
          </table:table-cell>
          <table:table-cell office:value-type="string" calcext:value-type="string">
            <text:p>Expte nº 84/2011 C. menor servicos Cruz Roja en Recinto Ferial Corpus 2011</text:p>
          </table:table-cell>
          <table:table-cell office:value-type="string" calcext:value-type="string">
            <text:p>http://www.granada.org.es/contrata.nsf/7514094450724ee8c125743d003da707/80a368a479d66930c12578c70029bbb5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74/2011</text:p>
          </table:table-cell>
          <table:table-cell office:value-type="string" calcext:value-type="string">
            <text:p>Expte nº 74/2011 C. menor servicios sonido e iluminacion actividades teatrales Corral Carbon en Corp</text:p>
          </table:table-cell>
          <table:table-cell office:value-type="string" calcext:value-type="string">
            <text:p>http://www.granada.org.es/contrata.nsf/7514094450724ee8c125743d003da707/769670e5658a94c9c12578c7002968b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63/2011</text:p>
          </table:table-cell>
          <table:table-cell office:value-type="string" calcext:value-type="string">
            <text:p>Expte nº 63/2011 C. menor suministro vestuario personal Servicio Contra Incendios</text:p>
          </table:table-cell>
          <table:table-cell office:value-type="string" calcext:value-type="string">
            <text:p>http://www.granada.org.es/contrata.nsf/7514094450724ee8c125743d003da707/6c9b2e8ebf1f3bdec12578c70029174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>86/2011</text:p>
          </table:table-cell>
          <table:table-cell office:value-type="string" calcext:value-type="string">
            <text:p>Expte nº 86/2011 C. menor servicios actividades enmarcadas proyecto "Abierto por vacaciones 2011" </text:p>
          </table:table-cell>
          <table:table-cell office:value-type="string" calcext:value-type="string">
            <text:p>http://www.granada.org.es/contrata.nsf/7514094450724ee8c125743d003da707/268e36e8b4781b7ac12578c70028b37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34/2011</text:p>
          </table:table-cell>
          <table:table-cell office:value-type="string" calcext:value-type="string">
            <text:p>Expte nº 34/2011 PNSP Contrato servicios de informatica mantenimiento aplicacion gestion Recuros Hum</text:p>
          </table:table-cell>
          <table:table-cell office:value-type="string" calcext:value-type="string">
            <text:p>http://www.granada.org.es/contrata.nsf/7514094450724ee8c125743d003da707/619e7692aa76ee4dc12578bc003dc9f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62/2011</text:p>
          </table:table-cell>
          <table:table-cell office:value-type="string" calcext:value-type="string">
            <text:p>Expte nº 62/2011 PNSP Contrato Gestion Servicio Publico aparcamiento vigilado Ferial 2011</text:p>
          </table:table-cell>
          <table:table-cell office:value-type="string" calcext:value-type="string">
            <text:p>http://www.granada.org.es/contrata.nsf/7514094450724ee8c125743d003da707/45c3e2622bf98edbc12578bc003064f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62/2011</text:p>
          </table:table-cell>
          <table:table-cell office:value-type="string" calcext:value-type="string">
            <text:p>Expte nº 62/2011 PNSP Contrato Gestion Servicio Publico aparcamiento vigilado Ferial 2011</text:p>
          </table:table-cell>
          <table:table-cell office:value-type="string" calcext:value-type="string">
            <text:p>http://www.granada.org.es/contrata.nsf/7514094450724ee8c125743d003da707/45c3e2622bf98edbc12578bc003064f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56/2011</text:p>
          </table:table-cell>
          <table:table-cell office:value-type="string" calcext:value-type="string">
            <text:p>Expte nº 56/2011 PNSP Contrato obras acondicionamiento infraestructura y casetas oficiales en Recint</text:p>
          </table:table-cell>
          <table:table-cell office:value-type="string" calcext:value-type="string">
            <text:p>http://www.granada.org.es/contrata.nsf/7514094450724ee8c125743d003da707/3186908d429aa33ec12578bc002fc1c5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76/2011</text:p>
          </table:table-cell>
          <table:table-cell office:value-type="string" calcext:value-type="string">
            <text:p>Expte nº 76/2011 C. menor obras gestion energia y redes distribucion electrica Corpus 2011</text:p>
          </table:table-cell>
          <table:table-cell office:value-type="string" calcext:value-type="string">
            <text:p>http://www.granada.org.es/contrata.nsf/7514094450724ee8c125743d003da707/30b0f616891c75bfc12578b6003e1ef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64/2011</text:p>
          </table:table-cell>
          <table:table-cell office:value-type="string" calcext:value-type="string">
            <text:p>Expte nº 64/2011 C. menor servicios direccion coordinacion programa Rebelate vive sin Drogas</text:p>
          </table:table-cell>
          <table:table-cell office:value-type="string" calcext:value-type="string">
            <text:p>http://www.granada.org.es/contrata.nsf/7514094450724ee8c125743d003da707/98b73be56c9df2f2c12578b6003c8836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59/2011</text:p>
          </table:table-cell>
          <table:table-cell office:value-type="string" calcext:value-type="string">
            <text:p>Expte nº 59/2011 C. menor coordinacion seguridad y salud obras montaje y desmontaje carpas Recinto F</text:p>
          </table:table-cell>
          <table:table-cell office:value-type="string" calcext:value-type="string">
            <text:p>http://www.granada.org.es/contrata.nsf/7514094450724ee8c125743d003da707/1522a49e773fe1e6c12578b6003be84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77/2011</text:p>
          </table:table-cell>
          <table:table-cell office:value-type="string" calcext:value-type="string">
            <text:p>Expte nº 77/2011 C. menor coordinacion seguridad y salud obras gestion energia electrica Corpus 2011</text:p>
          </table:table-cell>
          <table:table-cell office:value-type="string" calcext:value-type="string">
            <text:p>http://www.granada.org.es/contrata.nsf/7514094450724ee8c125743d003da707/390ebbee830ec9b1c12578b600344ad0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79/2011</text:p>
          </table:table-cell>
          <table:table-cell office:value-type="string" calcext:value-type="string">
            <text:p>Expte nº 79/2011 C. menor servicios coordinacion seguridad y salud obras instalacion transformador r</text:p>
          </table:table-cell>
          <table:table-cell office:value-type="string" calcext:value-type="string">
            <text:p>http://www.granada.org.es/contrata.nsf/7514094450724ee8c125743d003da707/c9dd96ca0633ed5ec12578b60033b630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78/2011</text:p>
          </table:table-cell>
          <table:table-cell office:value-type="string" calcext:value-type="string">
            <text:p>Expte nº 78/2011 C. menor mixto arrendamiento e instalacion transformador en recinto ferial Corpus 2</text:p>
          </table:table-cell>
          <table:table-cell office:value-type="string" calcext:value-type="string">
            <text:p>http://www.granada.org.es/contrata.nsf/7514094450724ee8c125743d003da707/540ce2534ba29704c12578b60033210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70/2011</text:p>
          </table:table-cell>
          <table:table-cell office:value-type="string" calcext:value-type="string">
            <text:p>Expte nº 70/2011 C. menor coordinacion seguridad y salud obras instalacion electrica casetas municip</text:p>
          </table:table-cell>
          <table:table-cell office:value-type="string" calcext:value-type="string">
            <text:p>http://www.granada.org.es/contrata.nsf/7514094450724ee8c125743d003da707/2fb2ac2a47480743c12578b600327eb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69/2011</text:p>
          </table:table-cell>
          <table:table-cell office:value-type="string" calcext:value-type="string">
            <text:p>Expte nº 69/2011 C. menor obras instlacion electrica caseta, municipal, de servicios ludoteca Corpus</text:p>
          </table:table-cell>
          <table:table-cell office:value-type="string" calcext:value-type="string">
            <text:p>http://www.granada.org.es/contrata.nsf/7514094450724ee8c125743d003da707/775e76068377ef75c12578b600285cb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66/2011</text:p>
          </table:table-cell>
          <table:table-cell office:value-type="string" calcext:value-type="string">
            <text:p>Expte nº 66/2011 C. menor coordinacion seguridad y salud obras infraestructura instalaciones electri</text:p>
          </table:table-cell>
          <table:table-cell office:value-type="string" calcext:value-type="string">
            <text:p>http://www.granada.org.es/contrata.nsf/7514094450724ee8c125743d003da707/0b69e09af13a0555c12578b60027201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7c7f2521afef9e94c12578b600261912!OpenDocument</text:p>
          </table:table-cell>
          <table:table-cell table:number-columns-repeated="10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>57/2011</text:p>
          </table:table-cell>
          <table:table-cell office:value-type="string" calcext:value-type="string">
            <text:p>Expte nº 57/2011 C. menor servicios coordinacion seguridad y salud obras acondicionamiento Ferial Co</text:p>
          </table:table-cell>
          <table:table-cell office:value-type="string" calcext:value-type="string">
            <text:p>http://www.granada.org.es/contrata.nsf/7514094450724ee8c125743d003da707/0d2ada9503ca9812c12578ae003169aa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54/2011</text:p>
          </table:table-cell>
          <table:table-cell office:value-type="string" calcext:value-type="string">
            <text:p>Expte nº 54/2011 C. menor suministro quema espectaculos fuegos artificales Corpus 2011</text:p>
          </table:table-cell>
          <table:table-cell office:value-type="string" calcext:value-type="string">
            <text:p>http://www.granada.org.es/contrata.nsf/7514094450724ee8c125743d003da707/135dcba1ddad4e47c12578ae003106a0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44/2011</text:p>
          </table:table-cell>
          <table:table-cell office:value-type="string" calcext:value-type="string">
            <text:p>Expte nº 44/2011 C. menor suministro EPIS (Equipos Proteccion Individual )</text:p>
          </table:table-cell>
          <table:table-cell office:value-type="string" calcext:value-type="string">
            <text:p>http://www.granada.org.es/contrata.nsf/7514094450724ee8c125743d003da707/305d1cabf17e8455c12578ae002fd6d5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42/2011</text:p>
          </table:table-cell>
          <table:table-cell office:value-type="string" calcext:value-type="string">
            <text:p>Expte nº 42/2011 C. menor servicios instalacion y mantenimiento red interior telefonia edificios mun</text:p>
          </table:table-cell>
          <table:table-cell office:value-type="string" calcext:value-type="string">
            <text:p>http://www.granada.org.es/contrata.nsf/7514094450724ee8c125743d003da707/312a072f9c704dfbc12578a70025274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58/2011</text:p>
          </table:table-cell>
          <table:table-cell office:value-type="string" calcext:value-type="string">
            <text:p>Expte nº 58/2011 C. menor de obras montaje y desmontaje Carpas Recinto Ferial Corpus 2011</text:p>
          </table:table-cell>
          <table:table-cell office:value-type="string" calcext:value-type="string">
            <text:p>http://www.granada.org.es/contrata.nsf/7514094450724ee8c125743d003da707/eb61ac8fab606fc6c12578a000227d2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43/2011</text:p>
          </table:table-cell>
          <table:table-cell office:value-type="string" calcext:value-type="string">
            <text:p>Expte nº 43/2011 C. menor servicios musica sonido unico zona atracciones en el Ferial de Almanjayar</text:p>
          </table:table-cell>
          <table:table-cell office:value-type="string" calcext:value-type="string">
            <text:p>http://www.granada.org.es/contrata.nsf/7514094450724ee8c125743d003da707/e0ca4f94c4f64244c125789d0041473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18/2011</text:p>
          </table:table-cell>
          <table:table-cell office:value-type="string" calcext:value-type="string">
            <text:p>Expte nº 18/2011 PNSP Contrato suministro alquiler casetas XXX Feria Provincial del Libro de Granada</text:p>
          </table:table-cell>
          <table:table-cell office:value-type="string" calcext:value-type="string">
            <text:p>http://www.granada.org.es/contrata.nsf/7514094450724ee8c125743d003da707/13035a4d86e23f20c125789d0023d73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20/2011</text:p>
          </table:table-cell>
          <table:table-cell office:value-type="string" calcext:value-type="string">
            <text:p>Expte nº 20/2011 C. menor servicios formacion sobre presupuestos sensibles genero elaboracion planes</text:p>
          </table:table-cell>
          <table:table-cell office:value-type="string" calcext:value-type="string">
            <text:p>http://www.granada.org.es/contrata.nsf/7514094450724ee8c125743d003da707/640a6135688e9de5c1257899002f380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47/2011</text:p>
          </table:table-cell>
          <table:table-cell office:value-type="string" calcext:value-type="string">
            <text:p>Expte nº 47/2011 C. menor suministro atributos de los 27 miembros nueva corporacion </text:p>
          </table:table-cell>
          <table:table-cell office:value-type="string" calcext:value-type="string">
            <text:p>http://www.granada.org.es/contrata.nsf/7514094450724ee8c125743d003da707/96feda5aa544c606c12578990028afa2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49/2011</text:p>
          </table:table-cell>
          <table:table-cell office:value-type="string" calcext:value-type="string">
            <text:p>Expte nº 49/2011 C. menor suministro sistema antihurto para Biblioteca Francisco Ayala</text:p>
          </table:table-cell>
          <table:table-cell office:value-type="string" calcext:value-type="string">
            <text:p>http://www.granada.org.es/contrata.nsf/7514094450724ee8c125743d003da707/695a4f3ba6a9b8a8c125789900283acc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35/2011</text:p>
          </table:table-cell>
          <table:table-cell office:value-type="string" calcext:value-type="string">
            <text:p>Expte nº 35/2011 C. menor suministrto arrendamiento de equipos y ornamentacion de la Cruz de Roja</text:p>
          </table:table-cell>
          <table:table-cell office:value-type="string" calcext:value-type="string">
            <text:p>http://www.granada.org.es/contrata.nsf/7514094450724ee8c125743d003da707/83b7713b744ed517c125788f00381f5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32/2011</text:p>
          </table:table-cell>
          <table:table-cell office:value-type="string" calcext:value-type="string">
            <text:p>Expte nº 32/2011 C. menor servicios control calidad y estudio geotecnico obras construccion campo fu</text:p>
          </table:table-cell>
          <table:table-cell office:value-type="string" calcext:value-type="string">
            <text:p>http://www.granada.org.es/contrata.nsf/7514094450724ee8c125743d003da707/2d186b431cb43fc7c125788e0025f7c6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32/2011</text:p>
          </table:table-cell>
          <table:table-cell office:value-type="string" calcext:value-type="string">
            <text:p>Expte nº 32/2011 C. menor servicios control calidad y estudio geotecnico obras construcion campo fut</text:p>
          </table:table-cell>
          <table:table-cell office:value-type="string" calcext:value-type="string">
            <text:p>http://www.granada.org.es/contrata.nsf/7514094450724ee8c125743d003da707/126b4e91d6cb3875c125788c0024298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0/2011</text:p>
          </table:table-cell>
          <table:table-cell office:value-type="string" calcext:value-type="string">
            <text:p>Expte nº 10/2011 PNSP Contrato servicios atencion psicoeducativa a menores y mujeres que han sufrido</text:p>
          </table:table-cell>
          <table:table-cell office:value-type="string" calcext:value-type="string">
            <text:p>http://www.granada.org.es/contrata.nsf/7514094450724ee8c125743d003da707/0a38f3949c4c9d45c1257887003ad38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17/2011</text:p>
          </table:table-cell>
          <table:table-cell office:value-type="string" calcext:value-type="string">
            <text:p>Expte nº 17/2011 PNSP Contrato suministro arrendamiento cabinas sanitarios quimicos portatiles fiest</text:p>
          </table:table-cell>
          <table:table-cell office:value-type="string" calcext:value-type="string">
            <text:p>http://www.granada.org.es/contrata.nsf/7514094450724ee8c125743d003da707/7662b8f486509582c125787f0038d0f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18/2011</text:p>
          </table:table-cell>
          <table:table-cell office:value-type="string" calcext:value-type="string">
            <text:p>Expte nº 18/2011 PNSP Contrato suministro alquiler casetas XXX Feria Provincial libro </text:p>
          </table:table-cell>
          <table:table-cell office:value-type="string" calcext:value-type="string">
            <text:p>http://www.granada.org.es/contrata.nsf/7514094450724ee8c125743d003da707/503bd9685a224feac12578730039396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23/2011</text:p>
          </table:table-cell>
          <table:table-cell office:value-type="string" calcext:value-type="string">
            <text:p>Expte nº 23/2011 C. menor obras instalacion toldos tradicionales procesion Corpus 2011</text:p>
          </table:table-cell>
          <table:table-cell office:value-type="string" calcext:value-type="string">
            <text:p>http://www.granada.org.es/contrata.nsf/7514094450724ee8c125743d003da707/7328f1702510325ac1257872003464c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23/2011</text:p>
          </table:table-cell>
          <table:table-cell office:value-type="string" calcext:value-type="string">
            <text:p>Expte nº 23/2011 C. menor obras instalacion toldos tradicionales procesion Corpus 2011</text:p>
          </table:table-cell>
          <table:table-cell office:value-type="string" calcext:value-type="string">
            <text:p>http://www.granada.org.es/contrata.nsf/7514094450724ee8c125743d003da707/7328f1702510325ac1257872003464c4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19/2011</text:p>
          </table:table-cell>
          <table:table-cell office:value-type="string" calcext:value-type="string">
            <text:p>Expte nº 19/2011 C. menor servicios vigilancia CMSS Norte</text:p>
          </table:table-cell>
          <table:table-cell office:value-type="string" calcext:value-type="string">
            <text:p>http://www.granada.org.es/contrata.nsf/7514094450724ee8c125743d003da707/d7426bc6c8b5fc82c125787200341b41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24/2011</text:p>
          </table:table-cell>
          <table:table-cell office:value-type="string" calcext:value-type="string">
            <text:p>Expte nº 24/2011 C. menor privadode servicios seguros relativo a la poliza de accidentes colectivos </text:p>
          </table:table-cell>
          <table:table-cell office:value-type="string" calcext:value-type="string">
            <text:p>http://www.granada.org.es/contrata.nsf/7514094450724ee8c125743d003da707/cc1c3bc08bb38462c12578720033b829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25/2011</text:p>
          </table:table-cell>
          <table:table-cell office:value-type="string" calcext:value-type="string">
            <text:p>Expte nº 25/2011 C. menor obras acondicionamiento espacios para las fiestas Barrios año 2011</text:p>
          </table:table-cell>
          <table:table-cell office:value-type="string" calcext:value-type="string">
            <text:p>http://www.granada.org.es/contrata.nsf/7514094450724ee8c125743d003da707/ed8837463cffc1b3c12578720032fd3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13/2011</text:p>
          </table:table-cell>
          <table:table-cell office:value-type="string" calcext:value-type="string">
            <text:p>Expte nº 13/2011 C. menor suministro libros para la Biblioteca Municipal Francisco Ayala</text:p>
          </table:table-cell>
          <table:table-cell office:value-type="string" calcext:value-type="string">
            <text:p>http://www.granada.org.es/contrata.nsf/7514094450724ee8c125743d003da707/0a56e8337e6e3e43c125786900293b98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1/2011</text:p>
          </table:table-cell>
          <table:table-cell office:value-type="string" calcext:value-type="string">
            <text:p>Expte nº 11/2011 C. menor suministro adquisicion de una plataforma mensajeria AASTRA MXONE para cent</text:p>
          </table:table-cell>
          <table:table-cell office:value-type="string" calcext:value-type="string">
            <text:p>http://www.granada.org.es/contrata.nsf/7514094450724ee8c125743d003da707/98e8dcff208c2ab9c12578690027eb1c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2/2011</text:p>
          </table:table-cell>
          <table:table-cell office:value-type="string" calcext:value-type="string">
            <text:p>Expte nº 2/2011 C. menor suministro e instalacion de equipo de audio para Auditorio Manuel Falla</text:p>
          </table:table-cell>
          <table:table-cell office:value-type="string" calcext:value-type="string">
            <text:p>http://www.granada.org.es/contrata.nsf/7514094450724ee8c125743d003da707/ce939b6c1f3d5824c125786400207f1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8/2011</text:p>
          </table:table-cell>
          <table:table-cell office:value-type="string" calcext:value-type="string">
            <text:p>Expte nº 8/2011 PNSP Contrato servicios Coordinacion Seguridad y Salud obras colocacion señalizacion</text:p>
          </table:table-cell>
          <table:table-cell office:value-type="string" calcext:value-type="string">
            <text:p>http://www.granada.org.es/contrata.nsf/7514094450724ee8c125743d003da707/4898828bf5a4c8f9c125785700463df3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14/2011</text:p>
          </table:table-cell>
          <table:table-cell office:value-type="string" calcext:value-type="string">
            <text:p>Expte nº 14/2011 C. menor servicios direccion artistica y tecnica Festival Internacional Jovenes Rea</text:p>
          </table:table-cell>
          <table:table-cell office:value-type="string" calcext:value-type="string">
            <text:p>http://www.granada.org.es/contrata.nsf/7514094450724ee8c125743d003da707/add336bc290fec7bc1257857002ccbdd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5/2011</text:p>
          </table:table-cell>
          <table:table-cell office:value-type="string" calcext:value-type="string">
            <text:p>Expte nº 15/2011 C. menor servicios conservacion entrenimiento y renovacion mastiles banderas de la </text:p>
          </table:table-cell>
          <table:table-cell office:value-type="string" calcext:value-type="string">
            <text:p>http://www.granada.org.es/contrata.nsf/7514094450724ee8c125743d003da707/55eaab2b736bcbcdc12578500041a217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>149/2010</text:p>
          </table:table-cell>
          <table:table-cell office:value-type="string" calcext:value-type="string">
            <text:p>Expte nº 149/2010 PNSP Contrato servicios mantenimiento equipos informaticos a entidades vecinales</text:p>
          </table:table-cell>
          <table:table-cell office:value-type="string" calcext:value-type="string">
            <text:p>http://www.granada.org.es/contrata.nsf/7514094450724ee8c125743d003da707/c78dd062ea276dbbc125784f002654d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6/2011</text:p>
          </table:table-cell>
          <table:table-cell office:value-type="string" calcext:value-type="string">
            <text:p>Expte nº 6/2011 C. menor servicios extraordinarios personal no tecnico mantenimento, montajes, carta</text:p>
          </table:table-cell>
          <table:table-cell office:value-type="string" calcext:value-type="string">
            <text:p>http://www.granada.org.es/contrata.nsf/7514094450724ee8c125743d003da707/1fd347a5a32d7854c125784d0044ca7f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4/2011</text:p>
          </table:table-cell>
          <table:table-cell office:value-type="string" calcext:value-type="string">
            <text:p>Expte nº 4/2011 C. menor servicios refuerzo y sustitucion porteros acomodadores para Teatro Isabel C</text:p>
          </table:table-cell>
          <table:table-cell office:value-type="string" calcext:value-type="string">
            <text:p>http://www.granada.org.es/contrata.nsf/7514094450724ee8c125743d003da707/fe87897707ef01b6c125784d004428ab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12/2011</text:p>
          </table:table-cell>
          <table:table-cell office:value-type="string" calcext:value-type="string">
            <text:p>Expte nº 12/2011 PNSP Contrato suministro papeletas para las elecciones municipales 2011</text:p>
          </table:table-cell>
          <table:table-cell office:value-type="string" calcext:value-type="string">
            <text:p>http://www.granada.org.es/contrata.nsf/7514094450724ee8c125743d003da707/104dd70bf3ee11d5c125784c003871ea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150/2010</text:p>
          </table:table-cell>
          <table:table-cell office:value-type="string" calcext:value-type="string">
            <text:p>Expte nº 150/2010 PNSP Contrato servicios coordinacion seguridad y salud obras mantenimiento de pavi</text:p>
          </table:table-cell>
          <table:table-cell office:value-type="string" calcext:value-type="string">
            <text:p>http://www.granada.org.es/contrata.nsf/7514094450724ee8c125743d003da707/4014cdfa2f2f911ac1257847003d7f8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9/2011</text:p>
          </table:table-cell>
          <table:table-cell office:value-type="string" calcext:value-type="string">
            <text:p>Expte nº 9/2011 C. menor servicios impartir clases grabado y estampacion Centros Civicos Beiro y Cha</text:p>
          </table:table-cell>
          <table:table-cell office:value-type="string" calcext:value-type="string">
            <text:p>http://www.granada.org.es/contrata.nsf/7514094450724ee8c125743d003da707/3f47df2b09720616c125783e003cc1ad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string" calcext:value-type="string">
            <text:p>138/2010</text:p>
          </table:table-cell>
          <table:table-cell office:value-type="string" calcext:value-type="string">
            <text:p>Expte nº 138/2010 PNSP Contrato obras supresion barreras urbanisticas de la ciudad año 2010</text:p>
          </table:table-cell>
          <table:table-cell office:value-type="string" calcext:value-type="string">
            <text:p>http://www.granada.org.es/contrata.nsf/7514094450724ee8c125743d003da707/bd9cffd751853445c12578330026e9a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3/2011</text:p>
          </table:table-cell>
          <table:table-cell office:value-type="string" calcext:value-type="string">
            <text:p>Expte nº 3/2011 C. menor suministro instalacion de infraestructuras con motivo celebracion dia San C</text:p>
          </table:table-cell>
          <table:table-cell office:value-type="string" calcext:value-type="string">
            <text:p>http://www.granada.org.es/contrata.nsf/7514094450724ee8c125743d003da707/321f5591f16df8b2c1257831002c9cbe!OpenDocument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string" calcext:value-type="string">
            <text:p>162/2010</text:p>
          </table:table-cell>
          <table:table-cell office:value-type="string" calcext:value-type="string">
            <text:p>Expte nº 162/2010 PNSP Contrato suministro copiadoras regimen alquiler</text:p>
          </table:table-cell>
          <table:table-cell office:value-type="string" calcext:value-type="string">
            <text:p>http://www.granada.org.es/contrata.nsf/7514094450724ee8c125743d003da707/08c4b2d459ffe705c125782c003fdd1d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14/2010</text:p>
          </table:table-cell>
          <table:table-cell office:value-type="string" calcext:value-type="string">
            <text:p>Expte nº 114/2010 PNSP Contrato suministro mobiliaro para sala control P. Local</text:p>
          </table:table-cell>
          <table:table-cell office:value-type="string" calcext:value-type="string">
            <text:p>http://www.granada.org.es/contrata.nsf/7514094450724ee8c125743d003da707/880e43297dce42cfc125782c003d12f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string" calcext:value-type="string">
            <text:p>117/2010</text:p>
          </table:table-cell>
          <table:table-cell office:value-type="string" calcext:value-type="string">
            <text:p>Expte nº 117/2010 PNSP Contrato suministro vehiculo transporte con capacidad de 17 plazas para el Se</text:p>
          </table:table-cell>
          <table:table-cell office:value-type="string" calcext:value-type="string">
            <text:p>http://www.granada.org.es/contrata.nsf/7514094450724ee8c125743d003da707/76f7ad36b86f1935c1257829002d189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101/2010</text:p>
          </table:table-cell>
          <table:table-cell office:value-type="string" calcext:value-type="string">
            <text:p>Expte nº 101/2010 PNSP Contrato suministro diverso material electronico de una malla comunicaciones </text:p>
          </table:table-cell>
          <table:table-cell office:value-type="string" calcext:value-type="string">
            <text:p>http://www.granada.org.es/contrata.nsf/7514094450724ee8c125743d003da707/e2f3717aad20b472c1257829002be23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230/2009</text:p>
          </table:table-cell>
          <table:table-cell office:value-type="string" calcext:value-type="string">
            <text:p>Expte nº 230/2009 PNSP Contrato suministro vehiculos para Parque Movil Municipal</text:p>
          </table:table-cell>
          <table:table-cell office:value-type="string" calcext:value-type="string">
            <text:p>http://www.granada.org.es/contrata.nsf/7514094450724ee8c125743d003da707/2eaa9a8cbdca4e60c12578230043999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80/2010</text:p>
          </table:table-cell>
          <table:table-cell office:value-type="string" calcext:value-type="string">
            <text:p>Expte nº 80/2010 PNSP Contrato servicios produccion tecnica III edicion festival cine clasico </text:p>
          </table:table-cell>
          <table:table-cell office:value-type="string" calcext:value-type="string">
            <text:p>http://www.granada.org.es/contrata.nsf/7514094450724ee8c125743d003da707/32d883aa8ffc48a6c12578230042106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133/2010</text:p>
          </table:table-cell>
          <table:table-cell office:value-type="string" calcext:value-type="string">
            <text:p>Expte nº 133/2010 PNSP Contrato suministro mobiliario tecnico Sala Emergencias Bomberos y Proteccion</text:p>
          </table:table-cell>
          <table:table-cell office:value-type="string" calcext:value-type="string">
            <text:p>http://www.granada.org.es/contrata.nsf/7514094450724ee8c125743d003da707/3dea6b8159102b03c125781d0041cd8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180/2010</text:p>
          </table:table-cell>
          <table:table-cell office:value-type="string" calcext:value-type="string">
            <text:p>Expte nº 180/2010 C. menor suministro adquisicon FIAT ESCUDO FURGON con destino al servicio contra i</text:p>
          </table:table-cell>
          <table:table-cell office:value-type="string" calcext:value-type="string">
            <text:p>http://www.granada.org.es/contrata.nsf/7514094450724ee8c125743d003da707/9e3423564c4c60c4c125781b0047707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179/2010</text:p>
          </table:table-cell>
          <table:table-cell office:value-type="string" calcext:value-type="string">
            <text:p>Expte nº 179/2010 C. menor suministro de Blukit Pro para el Centro Proceso Datos</text:p>
          </table:table-cell>
          <table:table-cell office:value-type="string" calcext:value-type="string">
            <text:p>http://www.granada.org.es/contrata.nsf/7514094450724ee8c125743d003da707/b1c3f727c40c059dc125781b00465b3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176/2010</text:p>
          </table:table-cell>
          <table:table-cell office:value-type="string" calcext:value-type="string">
            <text:p>Expte nº 176/2010 C. menor obras remodelacion paneles pladur adheridos parametros verticales de la c</text:p>
          </table:table-cell>
          <table:table-cell office:value-type="string" calcext:value-type="string">
            <text:p>http://www.granada.org.es/contrata.nsf/7514094450724ee8c125743d003da707/8420438397d5ee52c1257818002df3d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166/2010</text:p>
          </table:table-cell>
          <table:table-cell office:value-type="string" calcext:value-type="string">
            <text:p>Expte nº 166/2010 C. menor coordinacion seguridad y salud obras adaptacion Local municipal C/ Julio </text:p>
          </table:table-cell>
          <table:table-cell office:value-type="string" calcext:value-type="string">
            <text:p>http://www.granada.org.es/contrata.nsf/7514094450724ee8c125743d003da707/357384b6550d7c7bc1257818002d742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167/2010</text:p>
          </table:table-cell>
          <table:table-cell office:value-type="string" calcext:value-type="string">
            <text:p>Expte nº 167/2010 C. menor servicios coordinacion seguridad y salud obras rehabilitacion Edf. IMFE B</text:p>
          </table:table-cell>
          <table:table-cell office:value-type="string" calcext:value-type="string">
            <text:p>http://www.granada.org.es/contrata.nsf/7514094450724ee8c125743d003da707/704504c59913601fc1257818002d1ac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string" calcext:value-type="string">
            <text:p>167/2010</text:p>
          </table:table-cell>
          <table:table-cell office:value-type="string" calcext:value-type="string">
            <text:p>Expte nº 167/2010 C. menor servicios coordinacion seguridad y salud obras rehabilitacion Edf. IMFE B</text:p>
          </table:table-cell>
          <table:table-cell office:value-type="string" calcext:value-type="string">
            <text:p>http://www.granada.org.es/contrata.nsf/7514094450724ee8c125743d003da707/704504c59913601fc1257818002d1ac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165/2010</text:p>
          </table:table-cell>
          <table:table-cell office:value-type="string" calcext:value-type="string">
            <text:p>Expte nº 165/2010 C. menor obras rehabilitacion Edificio IMFE</text:p>
          </table:table-cell>
          <table:table-cell office:value-type="string" calcext:value-type="string">
            <text:p>http://www.granada.org.es/contrata.nsf/7514094450724ee8c125743d003da707/1824a8798e3a16f8c1257818002c50f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134/2010</text:p>
          </table:table-cell>
          <table:table-cell office:value-type="string" calcext:value-type="string">
            <text:p>Expte nº 134/2010 C. menor obras adpartacion local municipal en C/ Julio Moreno Davila para aa.vv.</text:p>
          </table:table-cell>
          <table:table-cell office:value-type="string" calcext:value-type="string">
            <text:p>http://www.granada.org.es/contrata.nsf/7514094450724ee8c125743d003da707/1dd32b957725106ac1257818002bea9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181/2010</text:p>
          </table:table-cell>
          <table:table-cell office:value-type="string" calcext:value-type="string">
            <text:p>Expte nº 181/2010 C. menor servicios seguimiento diario medios comunicacion elaboracion resumen noti</text:p>
          </table:table-cell>
          <table:table-cell office:value-type="string" calcext:value-type="string">
            <text:p>http://www.granada.org.es/contrata.nsf/7514094450724ee8c125743d003da707/3b97f55f5a62f0afc1257818002b88e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177/2010</text:p>
          </table:table-cell>
          <table:table-cell office:value-type="string" calcext:value-type="string">
            <text:p>Expte nº 177/2010 C. menor suministro botas florian para el servicio contra incendios</text:p>
          </table:table-cell>
          <table:table-cell office:value-type="string" calcext:value-type="string">
            <text:p>http://www.granada.org.es/contrata.nsf/7514094450724ee8c125743d003da707/54ff3b31ed2e8fe8c1257818002b155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174/2010</text:p>
          </table:table-cell>
          <table:table-cell office:value-type="string" calcext:value-type="string">
            <text:p>Expte nº 174/2010 C. menor suministro botas Stealth Force Side Cip para personal servicio contra inc</text:p>
          </table:table-cell>
          <table:table-cell office:value-type="string" calcext:value-type="string">
            <text:p>http://www.granada.org.es/contrata.nsf/7514094450724ee8c125743d003da707/010ff32ca88ebd93c1257818002ace7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164/2010</text:p>
          </table:table-cell>
          <table:table-cell office:value-type="string" calcext:value-type="string">
            <text:p>Expte nº 164/2010 C. menor suministro diversas prendas vestuario personal servicio contra incendios</text:p>
          </table:table-cell>
          <table:table-cell office:value-type="string" calcext:value-type="string">
            <text:p>http://www.granada.org.es/contrata.nsf/7514094450724ee8c125743d003da707/166db0e6d22b30b2c1257818002a77d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163/2010</text:p>
          </table:table-cell>
          <table:table-cell office:value-type="string" calcext:value-type="string">
            <text:p>Expte nº 163/2010 C. menor servicios direccion artistica celebracion III Festival Internacional Cine</text:p>
          </table:table-cell>
          <table:table-cell office:value-type="string" calcext:value-type="string">
            <text:p>http://www.granada.org.es/contrata.nsf/7514094450724ee8c125743d003da707/46ec7a81680d161fc12578180029ef0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>147/2010</text:p>
          </table:table-cell>
          <table:table-cell office:value-type="string" calcext:value-type="string">
            <text:p>Expte nº 147/2010 C. menor suministro material iluminacion C. Civico Norte</text:p>
          </table:table-cell>
          <table:table-cell office:value-type="string" calcext:value-type="string">
            <text:p>http://www.granada.org.es/contrata.nsf/7514094450724ee8c125743d003da707/b1534a3c67c5c9b3c12578180028f90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43/2010</text:p>
          </table:table-cell>
          <table:table-cell office:value-type="string" calcext:value-type="string">
            <text:p>Expte nº 143/2010 C. menor seguridad obras mantenimiento pavimentos edificios municipales</text:p>
          </table:table-cell>
          <table:table-cell office:value-type="string" calcext:value-type="string">
            <text:p>http://www.granada.org.es/contrata.nsf/7514094450724ee8c125743d003da707/14fba4945d05972ac125781600296da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152/2010</text:p>
          </table:table-cell>
          <table:table-cell office:value-type="string" calcext:value-type="string">
            <text:p>Expte nº 152/2010 C. menor obras reparacion instalaciones alumbrado en el jardin frances C. Martires</text:p>
          </table:table-cell>
          <table:table-cell office:value-type="string" calcext:value-type="string">
            <text:p>http://www.granada.org.es/contrata.nsf/7514094450724ee8c125743d003da707/5ae4c6f84050ea08c12578160029247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>139/2010</text:p>
          </table:table-cell>
          <table:table-cell office:value-type="string" calcext:value-type="string">
            <text:p>Expte nº 139/2010 C. menor servicios coordincion seguridad obras supresion barreras urbanisticas</text:p>
          </table:table-cell>
          <table:table-cell office:value-type="string" calcext:value-type="string">
            <text:p>http://www.granada.org.es/contrata.nsf/7514094450724ee8c125743d003da707/fab27f61e6016eabc12578160028d46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string" calcext:value-type="string">
            <text:p>146/2010</text:p>
          </table:table-cell>
          <table:table-cell office:value-type="string" calcext:value-type="string">
            <text:p>Expte nº 146/2010 C. menor servicios coordinacion obras colocacion y renovacion placas indicativas </text:p>
          </table:table-cell>
          <table:table-cell office:value-type="string" calcext:value-type="string">
            <text:p>http://www.granada.org.es/contrata.nsf/7514094450724ee8c125743d003da707/5d49dc184ba53878c12578160028123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151/2010</text:p>
          </table:table-cell>
          <table:table-cell office:value-type="string" calcext:value-type="string">
            <text:p>Expte nº 151/2010 C. menor servicios coordinacion obras realizadas programa fomento empleo agrario 2</text:p>
          </table:table-cell>
          <table:table-cell office:value-type="string" calcext:value-type="string">
            <text:p>http://www.granada.org.es/contrata.nsf/7514094450724ee8c125743d003da707/181d99c5d333fb76c1257816002790e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string" calcext:value-type="string">
            <text:p>172/2010</text:p>
          </table:table-cell>
          <table:table-cell office:value-type="string" calcext:value-type="string">
            <text:p>Expte nº 172/2010 C. menor instalacion Belen Municipal en el Patio Ayuntamiento</text:p>
          </table:table-cell>
          <table:table-cell office:value-type="string" calcext:value-type="string">
            <text:p>http://www.granada.org.es/contrata.nsf/7514094450724ee8c125743d003da707/a1b8136ef099f202c12578140043155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string" calcext:value-type="string">
            <text:p>156/2010</text:p>
          </table:table-cell>
          <table:table-cell office:value-type="string" calcext:value-type="string">
            <text:p>Expte nº 156/2010 C. menor servicios investigacion sobre liderazo innovador en la sociedad granadina</text:p>
          </table:table-cell>
          <table:table-cell office:value-type="string" calcext:value-type="string">
            <text:p>http://www.granada.org.es/contrata.nsf/7514094450724ee8c125743d003da707/9fc6e60a6f7da5fec12578140042aa5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154/2010</text:p>
          </table:table-cell>
          <table:table-cell office:value-type="string" calcext:value-type="string">
            <text:p>Expte nº 154/2010 C. menor servicios animacion de carrozas y cabalgata Reyes Magos </text:p>
          </table:table-cell>
          <table:table-cell office:value-type="string" calcext:value-type="string">
            <text:p>http://www.granada.org.es/contrata.nsf/7514094450724ee8c125743d003da707/32fe92275f9afbdac1257814003eb0d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145/2010</text:p>
          </table:table-cell>
          <table:table-cell office:value-type="string" calcext:value-type="string">
            <text:p>Expte nº 145/2010 C. menor obras colocacion y renovacion placas indicativas distitntas calles de la </text:p>
          </table:table-cell>
          <table:table-cell office:value-type="string" calcext:value-type="string">
            <text:p>http://www.granada.org.es/contrata.nsf/7514094450724ee8c125743d003da707/a9b465a942b0f818c1257814003d242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140/2010</text:p>
          </table:table-cell>
          <table:table-cell office:value-type="string" calcext:value-type="string">
            <text:p>Expte nº 140/2010 PNSP Contrato suministro arrendamiento carrozas artisiticas Cabalgata Reyes Magos </text:p>
          </table:table-cell>
          <table:table-cell office:value-type="string" calcext:value-type="string">
            <text:p>http://www.granada.org.es/contrata.nsf/7514094450724ee8c125743d003da707/63030c6e55488047c125780d0026cb3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103/2010</text:p>
          </table:table-cell>
          <table:table-cell office:value-type="string" calcext:value-type="string">
            <text:p>Expte nº 103/2010 PNSP Contrato servicios diseño y montaje Stand Turismo Ciudad Granada, Fitur 2011</text:p>
          </table:table-cell>
          <table:table-cell office:value-type="string" calcext:value-type="string">
            <text:p>http://www.granada.org.es/contrata.nsf/7514094450724ee8c125743d003da707/2d06b21554eed74dc12577fc0040883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>113/2010</text:p>
          </table:table-cell>
          <table:table-cell office:value-type="string" calcext:value-type="string">
            <text:p>Expte nº 113/2010 PNSP Contrato suministro instalacion panelado Videowal para Sala Control P. Local </text:p>
          </table:table-cell>
          <table:table-cell office:value-type="string" calcext:value-type="string">
            <text:p>http://www.granada.org.es/contrata.nsf/7514094450724ee8c125743d003da707/afb0a0d6070b4a0dc12577fa002cf20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126/2010</text:p>
          </table:table-cell>
          <table:table-cell office:value-type="string" calcext:value-type="string">
            <text:p>Expte nº 126/2010 PNSP Contrato servicios coordinacion seguridad y salud obras regulacion y control </text:p>
          </table:table-cell>
          <table:table-cell office:value-type="string" calcext:value-type="string">
            <text:p>http://www.granada.org.es/contrata.nsf/7514094450724ee8c125743d003da707/e050628e494cbedbc12577fa00272ca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a39c623b1b8897b8c12577f9002f46ff!OpenDocument</text:p>
          </table:table-cell>
          <table:table-cell table:number-columns-repeated="10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59/2010</text:p>
          </table:table-cell>
          <table:table-cell office:value-type="string" calcext:value-type="string">
            <text:p>Expte nº 159/2010 C. menor suministro vestuario personal inspeccion Unidad Limpieza Area Mantenimien</text:p>
          </table:table-cell>
          <table:table-cell office:value-type="string" calcext:value-type="string">
            <text:p>http://www.granada.org.es/contrata.nsf/7514094450724ee8c125743d003da707/f21dce50fa75393cc12577f9002ed65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158/2010</text:p>
          </table:table-cell>
          <table:table-cell office:value-type="string" calcext:value-type="string">
            <text:p>Expte nº 158/2010 C. menor suministro vestuario personal inspeccion Area Mantenimiento</text:p>
          </table:table-cell>
          <table:table-cell office:value-type="string" calcext:value-type="string">
            <text:p>http://www.granada.org.es/contrata.nsf/7514094450724ee8c125743d003da707/c6deb53b5e5e7600c12577f9002e499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>155/2010</text:p>
          </table:table-cell>
          <table:table-cell office:value-type="string" calcext:value-type="string">
            <text:p>Expte nº 155/2010 C. menor servicios evaluacion del Plan estrategico ciudad de Granada 2007</text:p>
          </table:table-cell>
          <table:table-cell office:value-type="string" calcext:value-type="string">
            <text:p>http://www.granada.org.es/contrata.nsf/7514094450724ee8c125743d003da707/2e74db46b60156aec12577f9002dd11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144/2010</text:p>
          </table:table-cell>
          <table:table-cell office:value-type="string" calcext:value-type="string">
            <text:p>Expte nº 144/2010 C. menor suministro dispositivos moviles para recogida de datos empleados municipa</text:p>
          </table:table-cell>
          <table:table-cell office:value-type="string" calcext:value-type="string">
            <text:p>http://www.granada.org.es/contrata.nsf/7514094450724ee8c125743d003da707/9a69d1c3bab7a601c12577f500489ac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106/2010</text:p>
          </table:table-cell>
          <table:table-cell office:value-type="string" calcext:value-type="string">
            <text:p>Expte nº 106/2010 P. Abierto Contrato servicios recepcion, alojamiento y manutencion de animales per</text:p>
          </table:table-cell>
          <table:table-cell office:value-type="string" calcext:value-type="string">
            <text:p>http://www.granada.org.es/contrata.nsf/7514094450724ee8c125743d003da707/42664f06761ce955c12577ec004125a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>137/2010</text:p>
          </table:table-cell>
          <table:table-cell office:value-type="string" calcext:value-type="string">
            <text:p>Expte nº 137/2010 C. menor servicios coordinacion seguridad y salud instalacion monolitos informativ</text:p>
          </table:table-cell>
          <table:table-cell office:value-type="string" calcext:value-type="string">
            <text:p>http://www.granada.org.es/contrata.nsf/7514094450724ee8c125743d003da707/7e25ce22ea7d085dc12577ea0040e5c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string" calcext:value-type="string">
            <text:p>135/2010</text:p>
          </table:table-cell>
          <table:table-cell office:value-type="string" calcext:value-type="string">
            <text:p>Expte nº 135/2010 C. menor servicios modificacion portal web municipal</text:p>
          </table:table-cell>
          <table:table-cell office:value-type="string" calcext:value-type="string">
            <text:p>http://www.granada.org.es/contrata.nsf/7514094450724ee8c125743d003da707/9e792f181e369628c12577e7003d4e1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135/2010</text:p>
          </table:table-cell>
          <table:table-cell office:value-type="string" calcext:value-type="string">
            <text:p>Expte nº 135/2010 C. menor servicios modificacion portal web municipal</text:p>
          </table:table-cell>
          <table:table-cell office:value-type="string" calcext:value-type="string">
            <text:p>http://www.granada.org.es/contrata.nsf/7514094450724ee8c125743d003da707/9e792f181e369628c12577e7003d4e1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131/2010</text:p>
          </table:table-cell>
          <table:table-cell office:value-type="string" calcext:value-type="string">
            <text:p>Expte nº 131/2010 C. menor suministro camisetas, bolsas transportes, pantalones faena para el person</text:p>
          </table:table-cell>
          <table:table-cell office:value-type="string" calcext:value-type="string">
            <text:p>http://www.granada.org.es/contrata.nsf/7514094450724ee8c125743d003da707/f7166d93b9b3f298c12577e7003ce24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46/2010</text:p>
          </table:table-cell>
          <table:table-cell office:value-type="string" calcext:value-type="string">
            <text:p>EXPTE. 46/2010 (PATRIMONIO).- CONTRATO DE ARRENDAMIENTO PARA LA EXPLOTACIÓN DEL KIOSCO-BAR SITO EN P</text:p>
          </table:table-cell>
          <table:table-cell office:value-type="string" calcext:value-type="string">
            <text:p>http://www.granada.org.es/contrata.nsf/7514094450724ee8c125743d003da707/31aaddf9eeebaa91c12577e7002e5bc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81/2010</text:p>
          </table:table-cell>
          <table:table-cell office:value-type="string" calcext:value-type="string">
            <text:p>EXPTE.: 81/2010 (PATRIMONIO).- Contrato de arrendamiento de un local sito en el Barrio del Zaidín pa</text:p>
          </table:table-cell>
          <table:table-cell office:value-type="string" calcext:value-type="string">
            <text:p>http://www.granada.org.es/contrata.nsf/7514094450724ee8c125743d003da707/f86c26e03298a462c12577e6002d668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72/2010</text:p>
          </table:table-cell>
          <table:table-cell office:value-type="string" calcext:value-type="string">
            <text:p>Expte nº 72/2010P. Abierto Contrato naturaleza urbana administrativa de venta vehiculos calificados </text:p>
          </table:table-cell>
          <table:table-cell office:value-type="string" calcext:value-type="string">
            <text:p>http://www.granada.org.es/contrata.nsf/7514094450724ee8c125743d003da707/ea482b0c13a023a2c12577e40045395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108/2010</text:p>
          </table:table-cell>
          <table:table-cell office:value-type="string" calcext:value-type="string">
            <text:p>Expte nº 108/2010 C. menor actualizacion licencias adquiridas en red de AUTOCAD MAP 3D</text:p>
          </table:table-cell>
          <table:table-cell office:value-type="string" calcext:value-type="string">
            <text:p>http://www.granada.org.es/contrata.nsf/7514094450724ee8c125743d003da707/9f4d046816c5270fc12577d8003ceae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>91/2010</text:p>
          </table:table-cell>
          <table:table-cell office:value-type="string" calcext:value-type="string">
            <text:p>Expte nº 91/2010 PNSP Contrato servicios asistencia tecnica IV Plan Municipal Igualdad</text:p>
          </table:table-cell>
          <table:table-cell office:value-type="string" calcext:value-type="string">
            <text:p>http://www.granada.org.es/contrata.nsf/7514094450724ee8c125743d003da707/a743a77f385b2259c12577d8003c523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99/2010</text:p>
          </table:table-cell>
          <table:table-cell office:value-type="string" calcext:value-type="string">
            <text:p>Expte nº99/2010 PNSPnContrato servicios mantenimiento de los productos deSoftware A.G.</text:p>
          </table:table-cell>
          <table:table-cell office:value-type="string" calcext:value-type="string">
            <text:p>http://www.granada.org.es/contrata.nsf/7514094450724ee8c125743d003da707/8f6bc52e6c0c9e55c12577d8003be30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string" calcext:value-type="string">
            <text:p>127/2010</text:p>
          </table:table-cell>
          <table:table-cell office:value-type="string" calcext:value-type="string">
            <text:p>Expte nº 127/2010 C. menor suministro cazadoras, chalecos y jerseys rodas para el personal voluntari</text:p>
          </table:table-cell>
          <table:table-cell office:value-type="string" calcext:value-type="string">
            <text:p>http://www.granada.org.es/contrata.nsf/7514094450724ee8c125743d003da707/cc7078c147364f13c12577d70042a03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107/2010</text:p>
          </table:table-cell>
          <table:table-cell office:value-type="string" calcext:value-type="string">
            <text:p>Expte nº 107/2010 C. menor servicios reparacion equipos de respiracion autónoma del Servicio Contra </text:p>
          </table:table-cell>
          <table:table-cell office:value-type="string" calcext:value-type="string">
            <text:p>http://www.granada.org.es/contrata.nsf/7514094450724ee8c125743d003da707/52406ad31d64747cc12577cf00358d0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61/2010</text:p>
          </table:table-cell>
          <table:table-cell office:value-type="string" calcext:value-type="string">
            <text:p>Expte nº 61/2010 P. Abierto Contrato Gestion Servicios mediante concierto proyecto "Aula Rural de Ve</text:p>
          </table:table-cell>
          <table:table-cell office:value-type="string" calcext:value-type="string">
            <text:p>http://www.granada.org.es/contrata.nsf/7514094450724ee8c125743d003da707/c064c8d80f6451cbc12577ca0028adad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125/2010</text:p>
          </table:table-cell>
          <table:table-cell office:value-type="string" calcext:value-type="string">
            <text:p>Expte nº 125/2010 C. menor suministro 45 cascos alta proteccion para personal servicio contra incenc</text:p>
          </table:table-cell>
          <table:table-cell office:value-type="string" calcext:value-type="string">
            <text:p>http://www.granada.org.es/contrata.nsf/7514094450724ee8c125743d003da707/d94f0308b4c0cf7ec12577c80031e8c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118/2010</text:p>
          </table:table-cell>
          <table:table-cell office:value-type="string" calcext:value-type="string">
            <text:p>Expte nº 118/2010 C. menor suministro carteleria colocacion soportes publicitarios</text:p>
          </table:table-cell>
          <table:table-cell office:value-type="string" calcext:value-type="string">
            <text:p>http://www.granada.org.es/contrata.nsf/7514094450724ee8c125743d003da707/a64cf38b33e24bbbc12577c80031557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70/2010</text:p>
          </table:table-cell>
          <table:table-cell office:value-type="string" calcext:value-type="string">
            <text:p>Expte nº 70/2010 C. menor servicios de reingenieria de los procedimientos administrativos</text:p>
          </table:table-cell>
          <table:table-cell office:value-type="string" calcext:value-type="string">
            <text:p>http://www.granada.org.es/contrata.nsf/7514094450724ee8c125743d003da707/bcc847ea4ea36011c12577c10030120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string" calcext:value-type="string">
            <text:p>99/2010</text:p>
          </table:table-cell>
          <table:table-cell office:value-type="string" calcext:value-type="string">
            <text:p>Expte nº 99/2010 PNSP Contrato servicios mantenimiento productos Software A.G. </text:p>
          </table:table-cell>
          <table:table-cell office:value-type="string" calcext:value-type="string">
            <text:p>http://www.granada.org.es/contrata.nsf/7514094450724ee8c125743d003da707/afb557246e648a0fc12577bc003bf52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108/2010</text:p>
          </table:table-cell>
          <table:table-cell office:value-type="string" calcext:value-type="string">
            <text:p>Expte nº 108/2010 C. menor servicios actualizacion licencias adquiridas en red Autocard MSP 3</text:p>
          </table:table-cell>
          <table:table-cell office:value-type="string" calcext:value-type="string">
            <text:p>http://www.granada.org.es/contrata.nsf/7514094450724ee8c125743d003da707/277bdb117663765fc12577bc00399aed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string" calcext:value-type="string">
            <text:p>115/2010</text:p>
          </table:table-cell>
          <table:table-cell office:value-type="string" calcext:value-type="string">
            <text:p>Expte nº 115/2010 C. menor suministro vestuario para conductores de Parque Movil</text:p>
          </table:table-cell>
          <table:table-cell office:value-type="string" calcext:value-type="string">
            <text:p>http://www.granada.org.es/contrata.nsf/7514094450724ee8c125743d003da707/77d7fe25ee29e117c12577bc00388eb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21/2010</text:p>
          </table:table-cell>
          <table:table-cell office:value-type="string" calcext:value-type="string">
            <text:p>Expte nº 121/2010 C. menor suministro instlacion monolitos informativos de orientacion de intinerari</text:p>
          </table:table-cell>
          <table:table-cell office:value-type="string" calcext:value-type="string">
            <text:p>http://www.granada.org.es/contrata.nsf/7514094450724ee8c125743d003da707/5e51393f7672dc78c12577bc0038187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string" calcext:value-type="string">
            <text:p>91/2010</text:p>
          </table:table-cell>
          <table:table-cell office:value-type="string" calcext:value-type="string">
            <text:p>Expte. 91/2010 Contrato de Servicios de Asistencia Técnica y Consultoría para el IV Plan Municipal d</text:p>
          </table:table-cell>
          <table:table-cell office:value-type="string" calcext:value-type="string">
            <text:p>http://www.granada.org.es/contrata.nsf/7514094450724ee8c125743d003da707/b8d90837e526d8d1c12577b600402f1d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>2/2010</text:p>
          </table:table-cell>
          <table:table-cell office:value-type="string" calcext:value-type="string">
            <text:p>Expte nº 2/2010 Contrato administrativo especial gestion servicio cafeteria y comidad P. Exposicione</text:p>
          </table:table-cell>
          <table:table-cell office:value-type="string" calcext:value-type="string">
            <text:p>http://www.granada.org.es/contrata.nsf/7514094450724ee8c125743d003da707/409a2feca5cc1e36c12577a10024470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97/2010</text:p>
          </table:table-cell>
          <table:table-cell office:value-type="string" calcext:value-type="string">
            <text:p>Expte nº 97/2010 C. menor suministro vestuario Banda Municipal de Musica</text:p>
          </table:table-cell>
          <table:table-cell office:value-type="string" calcext:value-type="string">
            <text:p>http://www.granada.org.es/contrata.nsf/7514094450724ee8c125743d003da707/423ef0ed7c073502c12577980029abe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24/2010</text:p>
          </table:table-cell>
          <table:table-cell office:value-type="string" calcext:value-type="string">
            <text:p>Expte nº 24/2010 PNSP Contrato servicios Conoce el Sacromonte</text:p>
          </table:table-cell>
          <table:table-cell office:value-type="string" calcext:value-type="string">
            <text:p>http://www.granada.org.es/contrata.nsf/7514094450724ee8c125743d003da707/e943f24f2854060cc1257797003c229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>88/2010</text:p>
          </table:table-cell>
          <table:table-cell office:value-type="string" calcext:value-type="string">
            <text:p>Expte nº 88/2010 PNSP Contrato suministro licencias Software AG: Adabas SQL</text:p>
          </table:table-cell>
          <table:table-cell office:value-type="string" calcext:value-type="string">
            <text:p>http://www.granada.org.es/contrata.nsf/7514094450724ee8c125743d003da707/9010a072deb0e7a1c1257796003e423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>89/2010</text:p>
          </table:table-cell>
          <table:table-cell office:value-type="string" calcext:value-type="string">
            <text:p>Expte nº 89/2010 PNSP Contrato servicios gestion certificacion municipio entidad familiarmente respo</text:p>
          </table:table-cell>
          <table:table-cell office:value-type="string" calcext:value-type="string">
            <text:p>http://www.granada.org.es/contrata.nsf/7514094450724ee8c125743d003da707/d239f2421d3cd8b2c1257774002e227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102/2010</text:p>
          </table:table-cell>
          <table:table-cell office:value-type="string" calcext:value-type="string">
            <text:p>Expte nº 102/2010 C. menor suministro botas para el personal servicio contra incendios</text:p>
          </table:table-cell>
          <table:table-cell office:value-type="string" calcext:value-type="string">
            <text:p>http://www.granada.org.es/contrata.nsf/7514094450724ee8c125743d003da707/d9db51f037a8bc38c1257773003be59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287/2009</text:p>
          </table:table-cell>
          <table:table-cell office:value-type="string" calcext:value-type="string">
            <text:p>Expte nº 287/2009 P. Abierto Contrato servicios bacheo y reforma pavimentos vias municipales</text:p>
          </table:table-cell>
          <table:table-cell office:value-type="string" calcext:value-type="string">
            <text:p>http://www.granada.org.es/contrata.nsf/7514094450724ee8c125743d003da707/f1a187b5a1f61867c12577730031883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24/2010</text:p>
          </table:table-cell>
          <table:table-cell office:value-type="string" calcext:value-type="string">
            <text:p>Expte nº 24/2010 PNSP Contrato Servicios Conoce el Sacromonte</text:p>
          </table:table-cell>
          <table:table-cell office:value-type="string" calcext:value-type="string">
            <text:p>http://www.granada.org.es/contrata.nsf/7514094450724ee8c125743d003da707/e495f3f4ac583b20c125776c0028da0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string" calcext:value-type="string">
            <text:p>95/2010</text:p>
          </table:table-cell>
          <table:table-cell office:value-type="string" calcext:value-type="string">
            <text:p>Expte nº 95/2010 C. menor servicios ejecucion actividades contra absentismo escolar Distrito Norte</text:p>
          </table:table-cell>
          <table:table-cell office:value-type="string" calcext:value-type="string">
            <text:p>http://www.granada.org.es/contrata.nsf/7514094450724ee8c125743d003da707/9706ccce78140914c12577650038dde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57/2010</text:p>
          </table:table-cell>
          <table:table-cell office:value-type="string" calcext:value-type="string">
            <text:p>Expte nº 57/2010 PNSP Contrato servicios relativo al Programa Casa Escuela</text:p>
          </table:table-cell>
          <table:table-cell office:value-type="string" calcext:value-type="string">
            <text:p>http://www.granada.org.es/contrata.nsf/7514094450724ee8c125743d003da707/179386e8305d4197c12577650028344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44/2010</text:p>
          </table:table-cell>
          <table:table-cell office:value-type="string" calcext:value-type="string">
            <text:p>Expte nº 44/2010 PNSP Contrato suministro vigilancia y control Parque Norte Bomberos</text:p>
          </table:table-cell>
          <table:table-cell office:value-type="string" calcext:value-type="string">
            <text:p>http://www.granada.org.es/contrata.nsf/7514094450724ee8c125743d003da707/0000145056c01630c125776500262f8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>44/2010</text:p>
          </table:table-cell>
          <table:table-cell office:value-type="string" calcext:value-type="string">
            <text:p>Expte nº 44/2010 PNSP Contrato suministro vigilancia y control Parque Norte Bomberos</text:p>
          </table:table-cell>
          <table:table-cell office:value-type="string" calcext:value-type="string">
            <text:p>http://www.granada.org.es/contrata.nsf/7514094450724ee8c125743d003da707/0000145056c01630c125776500262f8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string" calcext:value-type="string">
            <text:p>94/2010</text:p>
          </table:table-cell>
          <table:table-cell office:value-type="string" calcext:value-type="string">
            <text:p>Expte nº 94/2010 C. menor servicios ejecucion Proyecto Intervencion Social abierto por vacaciones</text:p>
          </table:table-cell>
          <table:table-cell office:value-type="string" calcext:value-type="string">
            <text:p>http://www.granada.org.es/contrata.nsf/7514094450724ee8c125743d003da707/597e55d388ca0311c12577650025370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93/2010</text:p>
          </table:table-cell>
          <table:table-cell office:value-type="string" calcext:value-type="string">
            <text:p>Expte nº 93/2010 C. menor servicios acreditacion Loboratorio Mpal Salud Publica</text:p>
          </table:table-cell>
          <table:table-cell office:value-type="string" calcext:value-type="string">
            <text:p>http://www.granada.org.es/contrata.nsf/7514094450724ee8c125743d003da707/9df2a6569e563a11c12577650024e1f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string" calcext:value-type="string">
            <text:p>90/2010</text:p>
          </table:table-cell>
          <table:table-cell office:value-type="string" calcext:value-type="string">
            <text:p>Expte nº 90/2010 C. menor obras instalacion red municipal nuevo Aula Formacion Edf. Mondragones</text:p>
          </table:table-cell>
          <table:table-cell office:value-type="string" calcext:value-type="string">
            <text:p>http://www.granada.org.es/contrata.nsf/7514094450724ee8c125743d003da707/f98943d3f01cc24ac125776500246c8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88/2010</text:p>
          </table:table-cell>
          <table:table-cell office:value-type="string" calcext:value-type="string">
            <text:p>Expte nº 88/2010 PNSP Contrato suministro licencias sofware AG</text:p>
          </table:table-cell>
          <table:table-cell office:value-type="string" calcext:value-type="string">
            <text:p>http://www.granada.org.es/contrata.nsf/7514094450724ee8c125743d003da707/f75704299d383c99c1257762003771f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286/2009</text:p>
          </table:table-cell>
          <table:table-cell office:value-type="string" calcext:value-type="string">
            <text:p>Expte nº 286/2009 P. Abierto Contrato servicios mantenimiento y renovacion alumbrado publico</text:p>
          </table:table-cell>
          <table:table-cell office:value-type="string" calcext:value-type="string">
            <text:p>http://www.granada.org.es/contrata.nsf/7514094450724ee8c125743d003da707/bdd88b6e50ef0da6c125776000341bd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8/2010</text:p>
          </table:table-cell>
          <table:table-cell office:value-type="string" calcext:value-type="string">
            <text:p>Expte nº 8/2010 PNSP Contrato suministro plataforma facturacion electronica</text:p>
          </table:table-cell>
          <table:table-cell office:value-type="string" calcext:value-type="string">
            <text:p>http://www.granada.org.es/contrata.nsf/7514094450724ee8c125743d003da707/07418bb9a9bc7f86c125775f00226e8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string" calcext:value-type="string">
            <text:p>87/2010</text:p>
          </table:table-cell>
          <table:table-cell office:value-type="string" calcext:value-type="string">
            <text:p>Expte nº 87/2010 C. menor adquisicion tarimas y truss </text:p>
          </table:table-cell>
          <table:table-cell office:value-type="string" calcext:value-type="string">
            <text:p>http://www.granada.org.es/contrata.nsf/7514094450724ee8c125743d003da707/8673766c4e3e7257c125775b003dbde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316/2008</text:p>
          </table:table-cell>
          <table:table-cell office:value-type="string" calcext:value-type="string">
            <text:p>Expte nº 316/2008 P. abierto para adjudicar la construcción de aparcamiento para residentes en Plaza</text:p>
          </table:table-cell>
          <table:table-cell office:value-type="string" calcext:value-type="string">
            <text:p>http://www.granada.org.es/contrata.nsf/7514094450724ee8c125743d003da707/336e10f82e88ec93c1257758003e816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273/2009</text:p>
          </table:table-cell>
          <table:table-cell office:value-type="string" calcext:value-type="string">
            <text:p>Expte nº 273/2009 PNSP Contrato servicios desarrollo proyecto Europeo ASTUTE</text:p>
          </table:table-cell>
          <table:table-cell office:value-type="string" calcext:value-type="string">
            <text:p>http://www.granada.org.es/contrata.nsf/7514094450724ee8c125743d003da707/ba7936ac6deb7606c12577580038183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25/2010</text:p>
          </table:table-cell>
          <table:table-cell office:value-type="string" calcext:value-type="string">
            <text:p>Expte nº 25/2010 P. Abierto contrato suministro enegia electrica para el Ayuntamiento de Granada</text:p>
          </table:table-cell>
          <table:table-cell office:value-type="string" calcext:value-type="string">
            <text:p>http://www.granada.org.es/contrata.nsf/7514094450724ee8c125743d003da707/fbba229a233a44dcc125775800321b5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40/2010</text:p>
          </table:table-cell>
          <table:table-cell office:value-type="string" calcext:value-type="string">
            <text:p>Expte nº 40/2010 C. menor suministro trajes para submarinismo con destino al Servicio contra Incendi</text:p>
          </table:table-cell>
          <table:table-cell office:value-type="string" calcext:value-type="string">
            <text:p>http://www.granada.org.es/contrata.nsf/7514094450724ee8c125743d003da707/48815c083bc6c7f2c12577580029c7c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84/2010</text:p>
          </table:table-cell>
          <table:table-cell office:value-type="string" calcext:value-type="string">
            <text:p>Expte nº 84/2010 C. menor servicios asesoramiento aplicacion tecnologias en personas sin hogar</text:p>
          </table:table-cell>
          <table:table-cell office:value-type="string" calcext:value-type="string">
            <text:p>http://www.granada.org.es/contrata.nsf/7514094450724ee8c125743d003da707/9ea6903b2e89d12ec12577580028e39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string" calcext:value-type="string">
            <text:p>46/2010</text:p>
          </table:table-cell>
          <table:table-cell office:value-type="string" calcext:value-type="string">
            <text:p>EXPTE.: 46/2010.- (PATRIMONIO) PROCEDIMIENTO NEGOCIADO SIN PUBLICIDAD PARA ADJUDICACIÓN DEL CONTRATO</text:p>
          </table:table-cell>
          <table:table-cell office:value-type="string" calcext:value-type="string">
            <text:p>http://www.granada.org.es/contrata.nsf/7514094450724ee8c125743d003da707/457d5d273fef591ac1257752003dae1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85/2010</text:p>
          </table:table-cell>
          <table:table-cell office:value-type="string" calcext:value-type="string">
            <text:p>Expte nº 85/2010 C. menor suministro adquision equipamiento urbano para aparcamiento bicicletas carr</text:p>
          </table:table-cell>
          <table:table-cell office:value-type="string" calcext:value-type="string">
            <text:p>http://www.granada.org.es/contrata.nsf/7514094450724ee8c125743d003da707/da9e4d80727f06bcc12577520028dc9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86/2010</text:p>
          </table:table-cell>
          <table:table-cell office:value-type="string" calcext:value-type="string">
            <text:p>Expte nº 86/2010 C. menor suministro señalizacion adquisicion elementos seguridad Carril-bici Eje Tr</text:p>
          </table:table-cell>
          <table:table-cell office:value-type="string" calcext:value-type="string">
            <text:p>http://www.granada.org.es/contrata.nsf/7514094450724ee8c125743d003da707/1512366b951c4298c12577520027beb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57/2010</text:p>
          </table:table-cell>
          <table:table-cell office:value-type="string" calcext:value-type="string">
            <text:p>Expte nº 57/2010 PNSP Contrato servicios Programa Casa Escuela</text:p>
          </table:table-cell>
          <table:table-cell office:value-type="string" calcext:value-type="string">
            <text:p>http://www.granada.org.es/contrata.nsf/7514094450724ee8c125743d003da707/d0736eebe5a7dd28c12577500040327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89/2010</text:p>
          </table:table-cell>
          <table:table-cell office:value-type="string" calcext:value-type="string">
            <text:p>Expte nº 89/2010 PNSP Contrato servicios mantenimiento de la Certificacion "Municipio Entidad Famili</text:p>
          </table:table-cell>
          <table:table-cell office:value-type="string" calcext:value-type="string">
            <text:p>http://www.granada.org.es/contrata.nsf/7514094450724ee8c125743d003da707/5e851ab508d61b25c1257750003bb53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82/2010</text:p>
          </table:table-cell>
          <table:table-cell office:value-type="string" calcext:value-type="string">
            <text:p>Expte nº 82/2010 C. menor servicio direcion y coordinacion del programa rebelate vive sin drogas</text:p>
          </table:table-cell>
          <table:table-cell office:value-type="string" calcext:value-type="string">
            <text:p>http://www.granada.org.es/contrata.nsf/7514094450724ee8c125743d003da707/80a1edfee9d352a6c125774d003fdb7d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string" calcext:value-type="string">
            <text:p>62/2010</text:p>
          </table:table-cell>
          <table:table-cell office:value-type="string" calcext:value-type="string">
            <text:p>Expte nº 62/2010 C. menor servicios de asesoria tecnica en la implantacion del sistema de calidad</text:p>
          </table:table-cell>
          <table:table-cell office:value-type="string" calcext:value-type="string">
            <text:p>http://www.granada.org.es/contrata.nsf/7514094450724ee8c125743d003da707/05a5efeeecae27a3c125774d003f97d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44/2010</text:p>
          </table:table-cell>
          <table:table-cell office:value-type="string" calcext:value-type="string">
            <text:p>Expte nº 44/2010 PNSP Contrato suministro sistema vigilancia y control Parque Norte Bomberos</text:p>
          </table:table-cell>
          <table:table-cell office:value-type="string" calcext:value-type="string">
            <text:p>http://www.granada.org.es/contrata.nsf/7514094450724ee8c125743d003da707/958fb0978d13797ec125774c003dc15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17/2010</text:p>
          </table:table-cell>
          <table:table-cell office:value-type="string" calcext:value-type="string">
            <text:p>Expte nº 17/2010 P. Abierto Contrato servicios atencion puntos informacion al consumidor en Zaidin, </text:p>
          </table:table-cell>
          <table:table-cell office:value-type="string" calcext:value-type="string">
            <text:p>http://www.granada.org.es/contrata.nsf/7514094450724ee8c125743d003da707/ee237305686ca59ec125774b003ddda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>83/2010</text:p>
          </table:table-cell>
          <table:table-cell office:value-type="string" calcext:value-type="string">
            <text:p>Expte nº 83/2010 C. menor suministro arrendamiento maquinas copiadoras</text:p>
          </table:table-cell>
          <table:table-cell office:value-type="string" calcext:value-type="string">
            <text:p>http://www.granada.org.es/contrata.nsf/7514094450724ee8c125743d003da707/5cf38a3ac0dc41d1c12577460028b92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8/2010</text:p>
          </table:table-cell>
          <table:table-cell office:value-type="string" calcext:value-type="string">
            <text:p>Expte nº 8/2010 PNSP Contrato suministro plataforma facturacion electrica</text:p>
          </table:table-cell>
          <table:table-cell office:value-type="string" calcext:value-type="string">
            <text:p>http://www.granada.org.es/contrata.nsf/7514094450724ee8c125743d003da707/8b4564b33c81e775c1257742004099c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>60/2010</text:p>
          </table:table-cell>
          <table:table-cell office:value-type="string" calcext:value-type="string">
            <text:p>Expte nº 60/2010 PNSP Contrato gestion servicios publicos concesion instalacion aparcamiento vigilad</text:p>
          </table:table-cell>
          <table:table-cell office:value-type="string" calcext:value-type="string">
            <text:p>http://www.granada.org.es/contrata.nsf/7514094450724ee8c125743d003da707/a3ab1953ad421532c125773e0027c50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>217/2009</text:p>
          </table:table-cell>
          <table:table-cell office:value-type="string" calcext:value-type="string">
            <text:p>Expte nº 217/2009 P. Abierto contrato servicios de control informacion mantenimiento jardineria Ecop</text:p>
          </table:table-cell>
          <table:table-cell office:value-type="string" calcext:value-type="string">
            <text:p>http://www.granada.org.es/contrata.nsf/7514094450724ee8c125743d003da707/9a168399d493fe1dc125773d0020f06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>43/2010</text:p>
          </table:table-cell>
          <table:table-cell office:value-type="string" calcext:value-type="string">
            <text:p>Expte nº 43/2010 PNSP Contrato suministro alquiler infraestructuras servicios relacionados distintos</text:p>
          </table:table-cell>
          <table:table-cell office:value-type="string" calcext:value-type="string">
            <text:p>http://www.granada.org.es/contrata.nsf/7514094450724ee8c125743d003da707/49c05631f5c39b4bc125773b0034ce5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string" calcext:value-type="string">
            <text:p>79/2010</text:p>
          </table:table-cell>
          <table:table-cell office:value-type="string" calcext:value-type="string">
            <text:p>Expte nº 79/2010 C. menor servicios actividades ludicas en plaza Bib-Rambla Fiestas Corpus 2010</text:p>
          </table:table-cell>
          <table:table-cell office:value-type="string" calcext:value-type="string">
            <text:p>http://www.granada.org.es/contrata.nsf/7514094450724ee8c125743d003da707/c0c16c7cba680d33c1257735002f821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string" calcext:value-type="string">
            <text:p>75/2010</text:p>
          </table:table-cell>
          <table:table-cell office:value-type="string" calcext:value-type="string">
            <text:p>Expte nº 75/2010 C. menor servicios formacion IV Plan Municipal Igualdad</text:p>
          </table:table-cell>
          <table:table-cell office:value-type="string" calcext:value-type="string">
            <text:p>http://www.granada.org.es/contrata.nsf/7514094450724ee8c125743d003da707/9b3381dc3a7c1876c12577350028e7b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77/2010</text:p>
          </table:table-cell>
          <table:table-cell office:value-type="string" calcext:value-type="string">
            <text:p>Expte nº 77/2010 C. menor suministro 4 licencias VMWARE para los servidores Blade</text:p>
          </table:table-cell>
          <table:table-cell office:value-type="string" calcext:value-type="string">
            <text:p>http://www.granada.org.es/contrata.nsf/7514094450724ee8c125743d003da707/bd818375e3f868cbc12577350028984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77/2010</text:p>
          </table:table-cell>
          <table:table-cell office:value-type="string" calcext:value-type="string">
            <text:p>Expte nº 77/2010 C. menor suministro 4 licencias VMWARE para los servidores Blade</text:p>
          </table:table-cell>
          <table:table-cell office:value-type="string" calcext:value-type="string">
            <text:p>http://www.granada.org.es/contrata.nsf/7514094450724ee8c125743d003da707/bd818375e3f868cbc12577350028984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67/2010</text:p>
          </table:table-cell>
          <table:table-cell office:value-type="string" calcext:value-type="string">
            <text:p>Expte nº 67/2010 C, menor servicios emision sonido unico en la zona atracciones Ferial 2010</text:p>
          </table:table-cell>
          <table:table-cell office:value-type="string" calcext:value-type="string">
            <text:p>http://www.granada.org.es/contrata.nsf/7514094450724ee8c125743d003da707/823c37f8f1b86e48c1257735002844d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>285/2009</text:p>
          </table:table-cell>
          <table:table-cell office:value-type="string" calcext:value-type="string">
            <text:p>Expte nº 285/2009 P. Abierto Contrato servicos proyecto "Granja Escuela para Escolares"</text:p>
          </table:table-cell>
          <table:table-cell office:value-type="string" calcext:value-type="string">
            <text:p>http://www.granada.org.es/contrata.nsf/7514094450724ee8c125743d003da707/8d81d259177a1c3ac125772e0041d33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string" calcext:value-type="string">
            <text:p>9/2010</text:p>
          </table:table-cell>
          <table:table-cell office:value-type="string" calcext:value-type="string">
            <text:p>Expte nº 9/2010 P. Abierto Contrato servicios iluminacion, proyeccion imagenes........Teatro Mpal Is</text:p>
          </table:table-cell>
          <table:table-cell office:value-type="string" calcext:value-type="string">
            <text:p>http://www.granada.org.es/contrata.nsf/7514094450724ee8c125743d003da707/274511b94e44f04bc125772e0037d6e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258/2009</text:p>
          </table:table-cell>
          <table:table-cell office:value-type="string" calcext:value-type="string">
            <text:p>Expte nº 258/2009 P. Abierto contrato servicios gestion e implementacion programa educativo "Conocel</text:p>
          </table:table-cell>
          <table:table-cell office:value-type="string" calcext:value-type="string">
            <text:p>http://www.granada.org.es/contrata.nsf/7514094450724ee8c125743d003da707/01b725b2a0d9443dc125772e0036e52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31/2010</text:p>
          </table:table-cell>
          <table:table-cell office:value-type="string" calcext:value-type="string">
            <text:p>Expte nº 31/2010 PNSP Contrato obras proyecto acondicionamiento casetas oficiales Corpus 2010 </text:p>
          </table:table-cell>
          <table:table-cell office:value-type="string" calcext:value-type="string">
            <text:p>http://www.granada.org.es/contrata.nsf/7514094450724ee8c125743d003da707/8ba38b095d068734c125772a003239cd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76/2010</text:p>
          </table:table-cell>
          <table:table-cell office:value-type="string" calcext:value-type="string">
            <text:p>Expte nº 76/2010 C. menor suministro arrendamiento instalacion cabinas sanitarios recinto Ferial Cor</text:p>
          </table:table-cell>
          <table:table-cell office:value-type="string" calcext:value-type="string">
            <text:p>http://www.granada.org.es/contrata.nsf/7514094450724ee8c125743d003da707/fac6dbe1cba47493c125772a00264db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>74/2010</text:p>
          </table:table-cell>
          <table:table-cell office:value-type="string" calcext:value-type="string">
            <text:p>Expte nº 74/2010 C. menor servicios Cruz Roja en el Ferial Fiestas Corpus 2010</text:p>
          </table:table-cell>
          <table:table-cell office:value-type="string" calcext:value-type="string">
            <text:p>http://www.granada.org.es/contrata.nsf/7514094450724ee8c125743d003da707/9a3c6187493434bcc125772a0025ee0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string" calcext:value-type="string">
            <text:p>71/2010</text:p>
          </table:table-cell>
          <table:table-cell office:value-type="string" calcext:value-type="string">
            <text:p>Expte nº 71/2010 C. menor trabajos artisticos de dibujo y pintura concurso quintillas Corpus 2010</text:p>
          </table:table-cell>
          <table:table-cell office:value-type="string" calcext:value-type="string">
            <text:p>http://www.granada.org.es/contrata.nsf/7514094450724ee8c125743d003da707/e3d6cd2aea70e1c2c125772a00257a4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348/2008</text:p>
          </table:table-cell>
          <table:table-cell office:value-type="string" calcext:value-type="string">
            <text:p>Expte nº 348/2008 P. Abierto Contrato suministro vestuario Policia Local </text:p>
          </table:table-cell>
          <table:table-cell office:value-type="string" calcext:value-type="string">
            <text:p>http://www.granada.org.es/contrata.nsf/7514094450724ee8c125743d003da707/9b457c1e6ec19a96c12577260028e89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>49/2010</text:p>
          </table:table-cell>
          <table:table-cell office:value-type="string" calcext:value-type="string">
            <text:p>Expte nº 49/2010 C. menor obras gestion energia y redes distribucion recinto ferial año 2010</text:p>
          </table:table-cell>
          <table:table-cell office:value-type="string" calcext:value-type="string">
            <text:p>http://www.granada.org.es/contrata.nsf/7514094450724ee8c125743d003da707/0c745ddb30f85aa4c125772300356ce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>55/2010</text:p>
          </table:table-cell>
          <table:table-cell office:value-type="string" calcext:value-type="string">
            <text:p>Expte nº 55/2010 C. menor servicios coordinacion seguridad obras gestion enegia y redes electrica re</text:p>
          </table:table-cell>
          <table:table-cell office:value-type="string" calcext:value-type="string">
            <text:p>http://www.granada.org.es/contrata.nsf/7514094450724ee8c125743d003da707/d888406fc2300df1c12577230035377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string" calcext:value-type="string">
            <text:p>69/2010</text:p>
          </table:table-cell>
          <table:table-cell office:value-type="string" calcext:value-type="string">
            <text:p>Expte nº 69/2010 C. menor suministro Software base datos ORACLE</text:p>
          </table:table-cell>
          <table:table-cell office:value-type="string" calcext:value-type="string">
            <text:p>http://www.granada.org.es/contrata.nsf/7514094450724ee8c125743d003da707/bc78875cbd253763c125772200283ee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68/2010</text:p>
          </table:table-cell>
          <table:table-cell office:value-type="string" calcext:value-type="string">
            <text:p>Expte nº 68/2010 C. menor servicios recepcion alojamiento animales perdidos</text:p>
          </table:table-cell>
          <table:table-cell office:value-type="string" calcext:value-type="string">
            <text:p>http://www.granada.org.es/contrata.nsf/7514094450724ee8c125743d003da707/68671f6b285a8f4cc12577220027f06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string" calcext:value-type="string">
            <text:p>66/2010</text:p>
          </table:table-cell>
          <table:table-cell office:value-type="string" calcext:value-type="string">
            <text:p>Expte nº 66/2010 C. menor iluminacion sonido actividades Corral Carbon Fiestas Corpus</text:p>
          </table:table-cell>
          <table:table-cell office:value-type="string" calcext:value-type="string">
            <text:p>http://www.granada.org.es/contrata.nsf/7514094450724ee8c125743d003da707/9bd8f4bc1b7c3ee2c12577220027bba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64/2010</text:p>
          </table:table-cell>
          <table:table-cell office:value-type="string" calcext:value-type="string">
            <text:p>Expte nº 64/2010 C. menor servicios sonorizacion premio internacional poesia</text:p>
          </table:table-cell>
          <table:table-cell office:value-type="string" calcext:value-type="string">
            <text:p>http://www.granada.org.es/contrata.nsf/7514094450724ee8c125743d003da707/241cbaf111d2783ec1257722002753e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>63/2010</text:p>
          </table:table-cell>
          <table:table-cell office:value-type="string" calcext:value-type="string">
            <text:p>Expte nº 63/2010 C. menor suministro quema espectaculos fuegos artificiales Fiestas Corpus 2010</text:p>
          </table:table-cell>
          <table:table-cell office:value-type="string" calcext:value-type="string">
            <text:p>http://www.granada.org.es/contrata.nsf/7514094450724ee8c125743d003da707/7982fc54ede6100ac1257722002717a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56/2010</text:p>
          </table:table-cell>
          <table:table-cell office:value-type="string" calcext:value-type="string">
            <text:p>Expte 56/2010 C. menor servicios atencion psico-educativa de menores </text:p>
          </table:table-cell>
          <table:table-cell office:value-type="string" calcext:value-type="string">
            <text:p>http://www.granada.org.es/contrata.nsf/7514094450724ee8c125743d003da707/2e85d25aedf019f3c12577220026a4a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string" calcext:value-type="string">
            <text:p>54/2010</text:p>
          </table:table-cell>
          <table:table-cell office:value-type="string" calcext:value-type="string">
            <text:p>Expte nº 54/2010 C. menor servicios coordinacion seguridad instlacion electrica casetas recinto feri</text:p>
          </table:table-cell>
          <table:table-cell office:value-type="string" calcext:value-type="string">
            <text:p>http://www.granada.org.es/contrata.nsf/7514094450724ee8c125743d003da707/de7220b9598f7f72c1257722002389e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53/2010</text:p>
          </table:table-cell>
          <table:table-cell office:value-type="string" calcext:value-type="string">
            <text:p>Expte nº 53/2010 C. menor servicios coordinacion seguridad obras instalaciones electricas recinto Fe</text:p>
          </table:table-cell>
          <table:table-cell office:value-type="string" calcext:value-type="string">
            <text:p>http://www.granada.org.es/contrata.nsf/7514094450724ee8c125743d003da707/a20888562d155501c125772200232bb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>47/2010</text:p>
          </table:table-cell>
          <table:table-cell office:value-type="string" calcext:value-type="string">
            <text:p>Expte nº 47/2010 C. menor instlacion y desmontaje toldos tradicionales procesion Corpus</text:p>
          </table:table-cell>
          <table:table-cell office:value-type="string" calcext:value-type="string">
            <text:p>http://www.granada.org.es/contrata.nsf/7514094450724ee8c125743d003da707/6cb9c76c763b2f9ec12577220022d3c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48/2010</text:p>
          </table:table-cell>
          <table:table-cell office:value-type="string" calcext:value-type="string">
            <text:p>Expte nº 48/2010 C. menor obras instalacion electrica casetas en recinto Ferial </text:p>
          </table:table-cell>
          <table:table-cell office:value-type="string" calcext:value-type="string">
            <text:p>http://www.granada.org.es/contrata.nsf/7514094450724ee8c125743d003da707/c2f2a516121c9bdac12577220022845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string" calcext:value-type="string">
            <text:p>50/2010</text:p>
          </table:table-cell>
          <table:table-cell office:value-type="string" calcext:value-type="string">
            <text:p>Expte nº 50/2010 C. menor obras infraestructura instalaciones electricas recinto Ferial </text:p>
          </table:table-cell>
          <table:table-cell office:value-type="string" calcext:value-type="string">
            <text:p>http://www.granada.org.es/contrata.nsf/7514094450724ee8c125743d003da707/563bef0cbffaa122c12577220022620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string" calcext:value-type="string">
            <text:p>304/2009</text:p>
          </table:table-cell>
          <table:table-cell office:value-type="string" calcext:value-type="string">
            <text:p>Expte nº 304/2009 P. abierto contrato servicios asesoramiento y mediacion polizas seguros </text:p>
          </table:table-cell>
          <table:table-cell office:value-type="string" calcext:value-type="string">
            <text:p>http://www.granada.org.es/contrata.nsf/7514094450724ee8c125743d003da707/9c2bc053b7ddaea2c125772100434c7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231/2009</text:p>
          </table:table-cell>
          <table:table-cell office:value-type="string" calcext:value-type="string">
            <text:p>Expte nº 231/2009 P. Abierto Contrato servicios mantenimiento paginas webs AA.VV.</text:p>
          </table:table-cell>
          <table:table-cell office:value-type="string" calcext:value-type="string">
            <text:p>http://www.granada.org.es/contrata.nsf/7514094450724ee8c125743d003da707/80cf51c82cc7e41ac125771a003d869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242/2009</text:p>
          </table:table-cell>
          <table:table-cell office:value-type="string" calcext:value-type="string">
            <text:p>Expte nº 242/2009 P. Abierto Contrato servicios prestacion y gestion programa actividades C. C. Geni</text:p>
          </table:table-cell>
          <table:table-cell office:value-type="string" calcext:value-type="string">
            <text:p>http://www.granada.org.es/contrata.nsf/7514094450724ee8c125743d003da707/b7bc39ffad8cebc6c1257719003b2e4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string" calcext:value-type="string">
            <text:p>60/2010</text:p>
          </table:table-cell>
          <table:table-cell office:value-type="string" calcext:value-type="string">
            <text:p>Expte nº 60/2010 PNSP Contrato Gestion Servicios Publicos concecion instalacion aparcamiento ferial </text:p>
          </table:table-cell>
          <table:table-cell office:value-type="string" calcext:value-type="string">
            <text:p>http://www.granada.org.es/contrata.nsf/7514094450724ee8c125743d003da707/dc3ed5f7740c88d1c12577190037969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string" calcext:value-type="string">
            <text:p>32/2010</text:p>
          </table:table-cell>
          <table:table-cell office:value-type="string" calcext:value-type="string">
            <text:p>Expte nº 32/2010 C. menor suministro adquisicion vehiculo para Servicio Contra Incencdios</text:p>
          </table:table-cell>
          <table:table-cell office:value-type="string" calcext:value-type="string">
            <text:p>http://www.granada.org.es/contrata.nsf/7514094450724ee8c125743d003da707/b86ddf151684e83ac12577150028860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41/2010</text:p>
          </table:table-cell>
          <table:table-cell office:value-type="string" calcext:value-type="string">
            <text:p>Expte nº 41/2010 C. menor suministro 130 metros soleria para gimnasio instalaciones P. Sur Bomberos </text:p>
          </table:table-cell>
          <table:table-cell office:value-type="string" calcext:value-type="string">
            <text:p>http://www.granada.org.es/contrata.nsf/7514094450724ee8c125743d003da707/3b3b4009ffdc9218c1257715002849fe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42/2010</text:p>
          </table:table-cell>
          <table:table-cell office:value-type="string" calcext:value-type="string">
            <text:p>Expte nº 42/2010 C. menor suministro instalacion materiales sonido Salon actos C.Civico Norte </text:p>
          </table:table-cell>
          <table:table-cell office:value-type="string" calcext:value-type="string">
            <text:p>http://www.granada.org.es/contrata.nsf/7514094450724ee8c125743d003da707/89e0a4dcb998dd19c1257715002801b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42/2010</text:p>
          </table:table-cell>
          <table:table-cell office:value-type="string" calcext:value-type="string">
            <text:p>Expte nº 42/2010 C. menor suministro instalacion materiales sonido Salon actos C.Civico Norte </text:p>
          </table:table-cell>
          <table:table-cell office:value-type="string" calcext:value-type="string">
            <text:p>http://www.granada.org.es/contrata.nsf/7514094450724ee8c125743d003da707/89e0a4dcb998dd19c1257715002801b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46/2010</text:p>
          </table:table-cell>
          <table:table-cell office:value-type="string" calcext:value-type="string">
            <text:p>Expte nº 46/2010 C. menor suministro material fungible Banda Municipal Musica </text:p>
          </table:table-cell>
          <table:table-cell office:value-type="string" calcext:value-type="string">
            <text:p>http://www.granada.org.es/contrata.nsf/7514094450724ee8c125743d003da707/dbc33a4c63e65cccc12577150027bfa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>21/2010</text:p>
          </table:table-cell>
          <table:table-cell office:value-type="string" calcext:value-type="string">
            <text:p>Expte nº 21/2010 PNSP Contrato suministro arrendamiento e instalacion "CAbinas sanitarios portatiles</text:p>
          </table:table-cell>
          <table:table-cell office:value-type="string" calcext:value-type="string">
            <text:p>http://www.granada.org.es/contrata.nsf/7514094450724ee8c125743d003da707/d42d10f409d8e4aac1257715002724f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43/2010</text:p>
          </table:table-cell>
          <table:table-cell office:value-type="string" calcext:value-type="string">
            <text:p>Expte nº 43/2010 PNSP Contrato suministro alquiler infraestructura con distintos eventos a celebrar </text:p>
          </table:table-cell>
          <table:table-cell office:value-type="string" calcext:value-type="string">
            <text:p>http://www.granada.org.es/contrata.nsf/7514094450724ee8c125743d003da707/ddbd81f2da0d3deac12577120038370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string" calcext:value-type="string">
            <text:p>1/2010</text:p>
          </table:table-cell>
          <table:table-cell office:value-type="string" calcext:value-type="string">
            <text:p>Expte 1/2010 PALACIO EXPOSICIONES Y CONGRESOS.- Contrato servicios limpieza del Palacio de Exposicio</text:p>
          </table:table-cell>
          <table:table-cell office:value-type="string" calcext:value-type="string">
            <text:p>http://www.granada.org.es/contrata.nsf/7514094450724ee8c125743d003da707/4f8db3de72df35cdc1257711003dad7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string" calcext:value-type="string">
            <text:p>39/2010</text:p>
          </table:table-cell>
          <table:table-cell office:value-type="string" calcext:value-type="string">
            <text:p>Expte nº 39/2010 C. menor suministro arrendamiento infraestructura construccion Cruz de Mayo</text:p>
          </table:table-cell>
          <table:table-cell office:value-type="string" calcext:value-type="string">
            <text:p>http://www.granada.org.es/contrata.nsf/7514094450724ee8c125743d003da707/4edfa3784e237b5cc1257711002f0be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>36/2010</text:p>
          </table:table-cell>
          <table:table-cell office:value-type="string" calcext:value-type="string">
            <text:p>Expte nº .36/2010 C. menor suministro fotocopiadora para Area Juventud</text:p>
          </table:table-cell>
          <table:table-cell office:value-type="string" calcext:value-type="string">
            <text:p>http://www.granada.org.es/contrata.nsf/7514094450724ee8c125743d003da707/9eb32b4b695a69d9c12577110029a8e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>303/2009</text:p>
          </table:table-cell>
          <table:table-cell office:value-type="string" calcext:value-type="string">
            <text:p>Expte nº 303/2009 PNSP Contrato suministro instalacion monolitos informativos y elementos orientacio</text:p>
          </table:table-cell>
          <table:table-cell office:value-type="string" calcext:value-type="string">
            <text:p>http://www.granada.org.es/contrata.nsf/7514094450724ee8c125743d003da707/a273c01fabe3383ac12577110027ef3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254/2009</text:p>
          </table:table-cell>
          <table:table-cell office:value-type="string" calcext:value-type="string">
            <text:p>254/2009 Contrato servicios coordinacion seguridad y salud de las obras conservacion zonas ajardinad</text:p>
          </table:table-cell>
          <table:table-cell office:value-type="string" calcext:value-type="string">
            <text:p>http://www.granada.org.es/contrata.nsf/7514094450724ee8c125743d003da707/07fb5f942171e5bfc125770c00373ee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35/2010</text:p>
          </table:table-cell>
          <table:table-cell office:value-type="string" calcext:value-type="string">
            <text:p>Expte nº 35/2010 C. menor obras acondicionamiento espacios para las fiestas barrios año 2010</text:p>
          </table:table-cell>
          <table:table-cell office:value-type="string" calcext:value-type="string">
            <text:p>http://www.granada.org.es/contrata.nsf/7514094450724ee8c125743d003da707/3e631df380c9215ec125770b002414b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34/2010</text:p>
          </table:table-cell>
          <table:table-cell office:value-type="string" calcext:value-type="string">
            <text:p>Expte nº 34/2010 C. menor servicios coordinacion seguridad y salud obras montaje y desmontaje Carpas</text:p>
          </table:table-cell>
          <table:table-cell office:value-type="string" calcext:value-type="string">
            <text:p>http://www.granada.org.es/contrata.nsf/7514094450724ee8c125743d003da707/99f7acc7f03ee4efc125770b0023d12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45/2010</text:p>
          </table:table-cell>
          <table:table-cell office:value-type="string" calcext:value-type="string">
            <text:p>Expte nº 45/2010 C. menor servicios para realizar diversas acciones publicitarias para difundir admi</text:p>
          </table:table-cell>
          <table:table-cell office:value-type="string" calcext:value-type="string">
            <text:p>http://www.granada.org.es/contrata.nsf/7514094450724ee8c125743d003da707/b358072abfb9a641c1257707003e0947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1/2010</text:p>
          </table:table-cell>
          <table:table-cell office:value-type="string" calcext:value-type="string">
            <text:p>Expte nº 1/2010 PNSP Contrato servicios coordinacion seguridad y salud infraestructura Ferial 2010</text:p>
          </table:table-cell>
          <table:table-cell office:value-type="string" calcext:value-type="string">
            <text:p>http://www.granada.org.es/contrata.nsf/7514094450724ee8c125743d003da707/5ec53675fe89f278c1257706003db26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273/2009</text:p>
          </table:table-cell>
          <table:table-cell office:value-type="string" calcext:value-type="string">
            <text:p>Expte nº 273/2009 PNSP Contrato servicios desarrollo Proyecto Europeo ASTUTE </text:p>
          </table:table-cell>
          <table:table-cell office:value-type="string" calcext:value-type="string">
            <text:p>http://www.granada.org.es/contrata.nsf/7514094450724ee8c125743d003da707/7f4d3ae05ddacbbac1257705003871a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31/2010</text:p>
          </table:table-cell>
          <table:table-cell office:value-type="string" calcext:value-type="string">
            <text:p>Expte nº 31/2010 PNSP Contrato obras acondicionamiento, infraestructura casetas oficiales, Corpus 20</text:p>
          </table:table-cell>
          <table:table-cell office:value-type="string" calcext:value-type="string">
            <text:p>http://www.granada.org.es/contrata.nsf/7514094450724ee8c125743d003da707/d8888be3659633f4c12577050036f7e4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15/2010</text:p>
          </table:table-cell>
          <table:table-cell office:value-type="string" calcext:value-type="string">
            <text:p>Expte nº 15/2010 PNSP Contrato suministro arrendamiento casetas celebracion XXIX Feria Libro en Gran</text:p>
          </table:table-cell>
          <table:table-cell office:value-type="string" calcext:value-type="string">
            <text:p>http://www.granada.org.es/contrata.nsf/7514094450724ee8c125743d003da707/28152b56724c3bcdc12576ff003fbae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288/2009</text:p>
          </table:table-cell>
          <table:table-cell office:value-type="string" calcext:value-type="string">
            <text:p>Expte nº 288/2009 PNSP Conntrato privado arrendamiento caballerias destinado Cuerpo Policia Local</text:p>
          </table:table-cell>
          <table:table-cell office:value-type="string" calcext:value-type="string">
            <text:p>http://www.granada.org.es/contrata.nsf/7514094450724ee8c125743d003da707/22dfa14d34aa56c4c12576ff003f449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21/2010</text:p>
          </table:table-cell>
          <table:table-cell office:value-type="string" calcext:value-type="string">
            <text:p>Expte nº 21/2010 PNSP Contrato suministro arrendamiento cabias de sanitarios Fiestas Barrios 2010</text:p>
          </table:table-cell>
          <table:table-cell office:value-type="string" calcext:value-type="string">
            <text:p>http://www.granada.org.es/contrata.nsf/7514094450724ee8c125743d003da707/a3dacad179de6da1c12576fc00403ae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38/2010</text:p>
          </table:table-cell>
          <table:table-cell office:value-type="string" calcext:value-type="string">
            <text:p>Expte nº 38/2010 C. menor servicios coordinacion seguridad y salud obras aislamiento acustico C. Civ</text:p>
          </table:table-cell>
          <table:table-cell office:value-type="string" calcext:value-type="string">
            <text:p>http://www.granada.org.es/contrata.nsf/7514094450724ee8c125743d003da707/0d1f965ddaa53231c12576f5003e4a9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33/2010</text:p>
          </table:table-cell>
          <table:table-cell office:value-type="string" calcext:value-type="string">
            <text:p>Expte nº 33/2010 C. menor obras proyecto montaje y desmontaje Carpas en el Recinto Ferial Corpus 201</text:p>
          </table:table-cell>
          <table:table-cell office:value-type="string" calcext:value-type="string">
            <text:p>http://www.granada.org.es/contrata.nsf/7514094450724ee8c125743d003da707/552227eae15e3572c12576f5003e164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29/2010</text:p>
          </table:table-cell>
          <table:table-cell office:value-type="string" calcext:value-type="string">
            <text:p>Expte nº 29/2010 C. menor suministro de 15 unidades de Lanza Firestar Caudal regulable para Servicio</text:p>
          </table:table-cell>
          <table:table-cell office:value-type="string" calcext:value-type="string">
            <text:p>http://www.granada.org.es/contrata.nsf/7514094450724ee8c125743d003da707/8869b2cc725805e9c12576f5003dbab8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28/2010</text:p>
          </table:table-cell>
          <table:table-cell office:value-type="string" calcext:value-type="string">
            <text:p>Exptte nº 28/2010 C. menor suministro botas para el Servicio Contra Incendios</text:p>
          </table:table-cell>
          <table:table-cell office:value-type="string" calcext:value-type="string">
            <text:p>http://www.granada.org.es/contrata.nsf/7514094450724ee8c125743d003da707/b8e823f5c7fc252cc12576f5003d130a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27/2010</text:p>
          </table:table-cell>
          <table:table-cell office:value-type="string" calcext:value-type="string">
            <text:p>Expte nº 27/2010 C. menor suministro equipos de intervencion para el Servicio Contra Incencios</text:p>
          </table:table-cell>
          <table:table-cell office:value-type="string" calcext:value-type="string">
            <text:p>http://www.granada.org.es/contrata.nsf/7514094450724ee8c125743d003da707/65d9e49a61ffb8bac12576f5003cb63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11/2010</text:p>
          </table:table-cell>
          <table:table-cell office:value-type="string" calcext:value-type="string">
            <text:p>Expte nº 11/2010 C. menor obras aislamiento acustico usos multiples C. Civico Norte</text:p>
          </table:table-cell>
          <table:table-cell office:value-type="string" calcext:value-type="string">
            <text:p>http://www.granada.org.es/contrata.nsf/7514094450724ee8c125743d003da707/429dcf3e1efda4a5c12576f5003c29e0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303/2009</text:p>
          </table:table-cell>
          <table:table-cell office:value-type="string" calcext:value-type="string">
            <text:p>Expte nº 303/2009 PNSP Contrato suministro instalacion monolitos informativos</text:p>
          </table:table-cell>
          <table:table-cell office:value-type="string" calcext:value-type="string">
            <text:p>http://www.granada.org.es/contrata.nsf/7514094450724ee8c125743d003da707/19beeee65d4a861cc12576f000366c2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59/2009</text:p>
          </table:table-cell>
          <table:table-cell office:value-type="string" calcext:value-type="string">
            <text:p>Expte nº 59/2009 P. Abierto Contrato servicios recogida y transporte residuos generados en Ecoparque</text:p>
          </table:table-cell>
          <table:table-cell office:value-type="string" calcext:value-type="string">
            <text:p>http://www.granada.org.es/contrata.nsf/7514094450724ee8c125743d003da707/daf80afec1e78de5c12576e4003d97a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14/2010</text:p>
          </table:table-cell>
          <table:table-cell office:value-type="string" calcext:value-type="string">
            <text:p>Expte nº 14/2010 C. menor servicios coordinacion de seguridad y salud colocacion señalizaciones de l</text:p>
          </table:table-cell>
          <table:table-cell office:value-type="string" calcext:value-type="string">
            <text:p>http://www.granada.org.es/contrata.nsf/7514094450724ee8c125743d003da707/c2dd5c7376fab638c12576e30028661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2/2010</text:p>
          </table:table-cell>
          <table:table-cell office:value-type="string" calcext:value-type="string">
            <text:p>Expte nº 12/2010 C. menor obras sustitucion entarimadoy otros en Centro Civico Manuel Cano</text:p>
          </table:table-cell>
          <table:table-cell office:value-type="string" calcext:value-type="string">
            <text:p>http://www.granada.org.es/contrata.nsf/7514094450724ee8c125743d003da707/cf82f51189e39c1dc12576e300282605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13/2010</text:p>
          </table:table-cell>
          <table:table-cell office:value-type="string" calcext:value-type="string">
            <text:p>Expte nº 13/2010 C. menor obras adaptacion y alicatado muelle carga en Merca-80 </text:p>
          </table:table-cell>
          <table:table-cell office:value-type="string" calcext:value-type="string">
            <text:p>http://www.granada.org.es/contrata.nsf/7514094450724ee8c125743d003da707/d93ab915e10e1638c12576e30027d50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1/2010</text:p>
          </table:table-cell>
          <table:table-cell office:value-type="string" calcext:value-type="string">
            <text:p>Expte nº 1/2010 PNSP Contrato servicios coordinacion seguridad y salud obras mantenimiento pavimento</text:p>
          </table:table-cell>
          <table:table-cell office:value-type="string" calcext:value-type="string">
            <text:p>http://www.granada.org.es/contrata.nsf/7514094450724ee8c125743d003da707/9e05702625fa807fc12576e20036dec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1/2010</text:p>
          </table:table-cell>
          <table:table-cell office:value-type="string" calcext:value-type="string">
            <text:p>Expte nº 1/2010 PNSP Contrato servicios coordinacion seguridad y salud obras mantenimiento pavimento</text:p>
          </table:table-cell>
          <table:table-cell office:value-type="string" calcext:value-type="string">
            <text:p>http://www.granada.org.es/contrata.nsf/7514094450724ee8c125743d003da707/9e05702625fa807fc12576e20036dec1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16/2010</text:p>
          </table:table-cell>
          <table:table-cell office:value-type="string" calcext:value-type="string">
            <text:p>Expte nº 16/2010 C. menor servicios proyecto tecnico nuevo CPD en C. Adtvo Mondragones Edf. B</text:p>
          </table:table-cell>
          <table:table-cell office:value-type="string" calcext:value-type="string">
            <text:p>http://www.granada.org.es/contrata.nsf/7514094450724ee8c125743d003da707/0395b3593eb02511c12576e200347a0c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18/2010</text:p>
          </table:table-cell>
          <table:table-cell office:value-type="string" calcext:value-type="string">
            <text:p>Expte nº 18/2010 C. menor servicios trabajos impresion masiva recibos impuestos periodicos</text:p>
          </table:table-cell>
          <table:table-cell office:value-type="string" calcext:value-type="string">
            <text:p>http://www.granada.org.es/contrata.nsf/7514094450724ee8c125743d003da707/8c78a8dd398e0d50c12576e000382179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133/2009</text:p>
          </table:table-cell>
          <table:table-cell office:value-type="string" calcext:value-type="string">
            <text:p>EXPTE.: 133/2009 (PATRIMONIO).- ADJUDICACIÓN DE PUESTOS EN EL MERCADO MUNICIPAL SAN AGUSTÍN (PUESTOS</text:p>
          </table:table-cell>
          <table:table-cell office:value-type="string" calcext:value-type="string">
            <text:p>http://www.granada.org.es/contrata.nsf/7514094450724ee8c125743d003da707/e708c7e3faf8ec5cc12576dc005b975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15/2010</text:p>
          </table:table-cell>
          <table:table-cell office:value-type="string" calcext:value-type="string">
            <text:p>Expte nº 15/2010 PNSP Contrato suministro arrendamiento parte casetas XXIX Feria Provincial Libro de</text:p>
          </table:table-cell>
          <table:table-cell office:value-type="string" calcext:value-type="string">
            <text:p>http://www.granada.org.es/contrata.nsf/7514094450724ee8c125743d003da707/db952fe1b6e2d289c12576db004653f3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288/2009</text:p>
          </table:table-cell>
          <table:table-cell office:value-type="string" calcext:value-type="string">
            <text:p>Expte nº 288/2009 PNSP Contrato privado arrendamiento caballerias destinadas al Cuerpo P. Local</text:p>
          </table:table-cell>
          <table:table-cell office:value-type="string" calcext:value-type="string">
            <text:p>http://www.granada.org.es/contrata.nsf/7514094450724ee8c125743d003da707/68607af38b39a758c12576da003cfaf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301/2009</text:p>
          </table:table-cell>
          <table:table-cell office:value-type="string" calcext:value-type="string">
            <text:p>Expte nº 301/2009 PNSP Contrato suministro libros para Biblioteca Mpal de Granada "Francisco Ayala"</text:p>
          </table:table-cell>
          <table:table-cell office:value-type="string" calcext:value-type="string">
            <text:p>http://www.granada.org.es/contrata.nsf/7514094450724ee8c125743d003da707/eedf208cb17a1a9dc12576d20045430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7/2010</text:p>
          </table:table-cell>
          <table:table-cell office:value-type="string" calcext:value-type="string">
            <text:p>Expte nº 7/2010 C. menor servicios sonorizacion galas Inauguracion y Clausura festival Retroback 201</text:p>
          </table:table-cell>
          <table:table-cell office:value-type="string" calcext:value-type="string">
            <text:p>http://www.granada.org.es/contrata.nsf/7514094450724ee8c125743d003da707/1c223c0ab531a972c12576d200432532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10/2010</text:p>
          </table:table-cell>
          <table:table-cell office:value-type="string" calcext:value-type="string">
            <text:p>Expte nº 10/2010 C. menor servicios imprenta edicion catalogo y carteles exposicion homenaje Pintor </text:p>
          </table:table-cell>
          <table:table-cell office:value-type="string" calcext:value-type="string">
            <text:p>http://www.granada.org.es/contrata.nsf/7514094450724ee8c125743d003da707/ad6a8770fe0f0a4fc12576ce003bb53b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4/2010</text:p>
          </table:table-cell>
          <table:table-cell office:value-type="string" calcext:value-type="string">
            <text:p>Expte nº 4/2010 C. menor servicios transporte documentacion y peliculas II Festival internacion cine</text:p>
          </table:table-cell>
          <table:table-cell office:value-type="string" calcext:value-type="string">
            <text:p>http://www.granada.org.es/contrata.nsf/7514094450724ee8c125743d003da707/ad186ec644540146c12576ce003b6f06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2/2010</text:p>
          </table:table-cell>
          <table:table-cell office:value-type="string" calcext:value-type="string">
            <text:p>Expte nº 2/2010 C. menor suministro alquiler de infraestructura y productos perecederos celebracion </text:p>
          </table:table-cell>
          <table:table-cell office:value-type="string" calcext:value-type="string">
            <text:p>http://www.granada.org.es/contrata.nsf/7514094450724ee8c125743d003da707/acd54a77488d8a86c12576ce003ad5af!OpenDocument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291/2009</text:p>
          </table:table-cell>
          <table:table-cell office:value-type="string" calcext:value-type="string">
            <text:p>Expte nº 291/2009 C. menor servicios coordinacion seguridad y salud obras instalacion alumbrado emer</text:p>
          </table:table-cell>
          <table:table-cell office:value-type="string" calcext:value-type="string">
            <text:p>http://www.granada.org.es/contrata.nsf/7514094450724ee8c125743d003da707/0890408e4645bb80c12576ce0039efd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302/2009</text:p>
          </table:table-cell>
          <table:table-cell office:value-type="string" calcext:value-type="string">
            <text:p>Expte nº 302/2009 C. menor obras modificacion y reparacion lamparas en Salon Bodas Palalcios Municip</text:p>
          </table:table-cell>
          <table:table-cell office:value-type="string" calcext:value-type="string">
            <text:p>http://www.granada.org.es/contrata.nsf/7514094450724ee8c125743d003da707/5e86dc80c77489f8c12576ce00394d7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289/2009</text:p>
          </table:table-cell>
          <table:table-cell office:value-type="string" calcext:value-type="string">
            <text:p>Expte nº 289/2009 Contrato menor sevicios coordinacion seguridad y salud obras instalacion monolitos</text:p>
          </table:table-cell>
          <table:table-cell office:value-type="string" calcext:value-type="string">
            <text:p>http://www.granada.org.es/contrata.nsf/7514094450724ee8c125743d003da707/bfd808abda5819fac12576ce003875f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259/2009</text:p>
          </table:table-cell>
          <table:table-cell office:value-type="string" calcext:value-type="string">
            <text:p>Expte nº 259/2009 PNSP Contrato suministro maquinaria materiales para ejecucion obras PER 2009</text:p>
          </table:table-cell>
          <table:table-cell office:value-type="string" calcext:value-type="string">
            <text:p>http://www.granada.org.es/contrata.nsf/7514094450724ee8c125743d003da707/9f7440a8968873efc12576cc003687f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187/2009</text:p>
          </table:table-cell>
          <table:table-cell office:value-type="string" calcext:value-type="string">
            <text:p>Expte nº 187/2009 PNSP Contrato servicios desarrollo informatico registro acuerdos y decretos</text:p>
          </table:table-cell>
          <table:table-cell office:value-type="string" calcext:value-type="string">
            <text:p>http://www.granada.org.es/contrata.nsf/7514094450724ee8c125743d003da707/476ad5cca968eab5c12576c10038c84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227/2009</text:p>
          </table:table-cell>
          <table:table-cell office:value-type="string" calcext:value-type="string">
            <text:p>Expte nº 227/2009 PNSP Contrato suministro licenicas Sofware</text:p>
          </table:table-cell>
          <table:table-cell office:value-type="string" calcext:value-type="string">
            <text:p>http://www.granada.org.es/contrata.nsf/7514094450724ee8c125743d003da707/fc091e761a747cb3c12576c10036de7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266/2009</text:p>
          </table:table-cell>
          <table:table-cell office:value-type="string" calcext:value-type="string">
            <text:p>Expte nº 266/2009 PNSP Contrato suministro instalacion aplicacion informatica (SICALWIN) </text:p>
          </table:table-cell>
          <table:table-cell office:value-type="string" calcext:value-type="string">
            <text:p>http://www.granada.org.es/contrata.nsf/7514094450724ee8c125743d003da707/85dd572ff70e0c2ec12576bf0048a02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265/2009</text:p>
          </table:table-cell>
          <table:table-cell office:value-type="string" calcext:value-type="string">
            <text:p>Expte nº 265/2009 PNSP Contrato suministro instalacion aplicativos gestionar funcion financieras</text:p>
          </table:table-cell>
          <table:table-cell office:value-type="string" calcext:value-type="string">
            <text:p>http://www.granada.org.es/contrata.nsf/7514094450724ee8c125743d003da707/ebaa1d196e49c496c12576bf00482a1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115/2009</text:p>
          </table:table-cell>
          <table:table-cell office:value-type="string" calcext:value-type="string">
            <text:p>Expte nº 115/2009 P. Abierto Contrato servicios imprenta material difusion del Area P. Ciudadana</text:p>
          </table:table-cell>
          <table:table-cell office:value-type="string" calcext:value-type="string">
            <text:p>http://www.granada.org.es/contrata.nsf/7514094450724ee8c125743d003da707/55ab4e387ee56bcec12576b9003b1ae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246/2009</text:p>
          </table:table-cell>
          <table:table-cell office:value-type="string" calcext:value-type="string">
            <text:p>Expte nº 246/2009 P. Abierto Contrato obras construccion carril bici eje transversal Norte</text:p>
          </table:table-cell>
          <table:table-cell office:value-type="string" calcext:value-type="string">
            <text:p>http://www.granada.org.es/contrata.nsf/7514094450724ee8c125743d003da707/0d1967ebccf383ecc12576b90038b9a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226/2009</text:p>
          </table:table-cell>
          <table:table-cell office:value-type="string" calcext:value-type="string">
            <text:p>Expte nº 226/2009 PNSP Contrato suministro gestor documental FIRMADOC</text:p>
          </table:table-cell>
          <table:table-cell office:value-type="string" calcext:value-type="string">
            <text:p>http://www.granada.org.es/contrata.nsf/7514094450724ee8c125743d003da707/a9eeb2b7f954d1b0c12576b700368e2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292/2009</text:p>
          </table:table-cell>
          <table:table-cell office:value-type="string" calcext:value-type="string">
            <text:p>Expte nº 292/2009 PNSP Contrato privado apertura cuenta corriente fondo FEESL</text:p>
          </table:table-cell>
          <table:table-cell office:value-type="string" calcext:value-type="string">
            <text:p>http://www.granada.org.es/contrata.nsf/7514094450724ee8c125743d003da707/e3fd8f5f39037ce8c12576b600460e7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301/2009</text:p>
          </table:table-cell>
          <table:table-cell office:value-type="string" calcext:value-type="string">
            <text:p>Expte nº 301/2009 PNSP Contrato suministro seleccion libros Biblioteca Mpal de Granada, Francisco Ay</text:p>
          </table:table-cell>
          <table:table-cell office:value-type="string" calcext:value-type="string">
            <text:p>http://www.granada.org.es/contrata.nsf/7514094450724ee8c125743d003da707/6c9aaa224beea060c12576b2004433b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269/2009</text:p>
          </table:table-cell>
          <table:table-cell office:value-type="string" calcext:value-type="string">
            <text:p>Expte nº 269/2009 C. menor servicios animacion pasacalles Cortejo Reyes Magos 2010</text:p>
          </table:table-cell>
          <table:table-cell office:value-type="string" calcext:value-type="string">
            <text:p>http://www.granada.org.es/contrata.nsf/7514094450724ee8c125743d003da707/cebf7a1b987dec2fc12576af003b780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194/2009</text:p>
          </table:table-cell>
          <table:table-cell office:value-type="string" calcext:value-type="string">
            <text:p>Expye nº 194/2009 C. menor Servicios informe anual sobre tendencias cambio igualdad</text:p>
          </table:table-cell>
          <table:table-cell office:value-type="string" calcext:value-type="string">
            <text:p>http://www.granada.org.es/contrata.nsf/7514094450724ee8c125743d003da707/49f83fff12e9c5f0c12576af003acea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214/2009</text:p>
          </table:table-cell>
          <table:table-cell office:value-type="string" calcext:value-type="string">
            <text:p>Expte nº 214/2009 PNSP Contrato suministro instalacion fibra optica Edf. Gran Capitan-Mondragones D</text:p>
          </table:table-cell>
          <table:table-cell office:value-type="string" calcext:value-type="string">
            <text:p>http://www.granada.org.es/contrata.nsf/7514094450724ee8c125743d003da707/5e57e81220b5bc90c12576ac0040359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298/2009</text:p>
          </table:table-cell>
          <table:table-cell office:value-type="string" calcext:value-type="string">
            <text:p>Expte nº 298/2009 C. menor sistema monitorizado ruido en hogares con destino al Servicio Protección </text:p>
          </table:table-cell>
          <table:table-cell office:value-type="string" calcext:value-type="string">
            <text:p>http://www.granada.org.es/contrata.nsf/7514094450724ee8c125743d003da707/694e46ce6698284bc12576ac003860c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297/2009</text:p>
          </table:table-cell>
          <table:table-cell office:value-type="string" calcext:value-type="string">
            <text:p>Expte nº 297/2009 C. menor suministro y mantenimiento banderas para el mastil en Avda. Constitucion</text:p>
          </table:table-cell>
          <table:table-cell office:value-type="string" calcext:value-type="string">
            <text:p>http://www.granada.org.es/contrata.nsf/7514094450724ee8c125743d003da707/5ab7098abe05f380c12576ac0038211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295/2009</text:p>
          </table:table-cell>
          <table:table-cell office:value-type="string" calcext:value-type="string">
            <text:p>Expte nº 295/2009 C. menor suministro vestuario personal Unidad Limpieza Area Mantenimiento </text:p>
          </table:table-cell>
          <table:table-cell office:value-type="string" calcext:value-type="string">
            <text:p>http://www.granada.org.es/contrata.nsf/7514094450724ee8c125743d003da707/3c0a33e058f16b2ac12576ac0037bf7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295/2009</text:p>
          </table:table-cell>
          <table:table-cell office:value-type="string" calcext:value-type="string">
            <text:p>Expte nº 295/2009 C. menor suministro vestuario personal Unidad Limpieza Area Mantenimiento </text:p>
          </table:table-cell>
          <table:table-cell office:value-type="string" calcext:value-type="string">
            <text:p>http://www.granada.org.es/contrata.nsf/7514094450724ee8c125743d003da707/3c0a33e058f16b2ac12576ac0037bf7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294/2009</text:p>
          </table:table-cell>
          <table:table-cell office:value-type="string" calcext:value-type="string">
            <text:p>Expte nº 294/2009 C. menor suministro vestuario personal inspeccion Area Mantenimiento</text:p>
          </table:table-cell>
          <table:table-cell office:value-type="string" calcext:value-type="string">
            <text:p>http://www.granada.org.es/contrata.nsf/7514094450724ee8c125743d003da707/eff9d88bbea46420c12576ac003771e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293/2009</text:p>
          </table:table-cell>
          <table:table-cell office:value-type="string" calcext:value-type="string">
            <text:p>Expte nº 293/2009 C. menor servicios imprenta edicion ejemplares "Ordenanza convivencia urbana"</text:p>
          </table:table-cell>
          <table:table-cell office:value-type="string" calcext:value-type="string">
            <text:p>http://www.granada.org.es/contrata.nsf/7514094450724ee8c125743d003da707/ac2a9706978ab68fc12576ac0037289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284/2009</text:p>
          </table:table-cell>
          <table:table-cell office:value-type="string" calcext:value-type="string">
            <text:p>Expte nº 284/2009 C. menor servicios de imprenta almanaques sobremesa para el año 2010</text:p>
          </table:table-cell>
          <table:table-cell office:value-type="string" calcext:value-type="string">
            <text:p>http://www.granada.org.es/contrata.nsf/7514094450724ee8c125743d003da707/39ae77a5c1c7b08ac12576ac0036d54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283/2009</text:p>
          </table:table-cell>
          <table:table-cell office:value-type="string" calcext:value-type="string">
            <text:p>Expte nº 283/2009 C. menor obras instalacion alumbrado emergencia en Carmen Martires</text:p>
          </table:table-cell>
          <table:table-cell office:value-type="string" calcext:value-type="string">
            <text:p>http://www.granada.org.es/contrata.nsf/7514094450724ee8c125743d003da707/b693dd5a798de64dc12576ac003663c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300/2009</text:p>
          </table:table-cell>
          <table:table-cell office:value-type="string" calcext:value-type="string">
            <text:p>Expte nº 300/2009 C. menor servicios montaje caseta Cartero Real Navidad 2009</text:p>
          </table:table-cell>
          <table:table-cell office:value-type="string" calcext:value-type="string">
            <text:p>http://www.granada.org.es/contrata.nsf/7514094450724ee8c125743d003da707/e6c6d969b9c5493ec12576ac0035fda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282/2009</text:p>
          </table:table-cell>
          <table:table-cell office:value-type="string" calcext:value-type="string">
            <text:p>Expte nº 282/2009 C. menor suministro fuegos artificiales Fiesta Fin año 2009</text:p>
          </table:table-cell>
          <table:table-cell office:value-type="string" calcext:value-type="string">
            <text:p>http://www.granada.org.es/contrata.nsf/7514094450724ee8c125743d003da707/8f7c65126d416af9c12576ac0035b58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264/2009</text:p>
          </table:table-cell>
          <table:table-cell office:value-type="string" calcext:value-type="string">
            <text:p>Expte nº 264/2009 C. mewnor suministro vestuario para servicio contra incendios de Granada</text:p>
          </table:table-cell>
          <table:table-cell office:value-type="string" calcext:value-type="string">
            <text:p>http://www.granada.org.es/contrata.nsf/7514094450724ee8c125743d003da707/d3e470342eace7dcc12576ac0034bff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187/2009</text:p>
          </table:table-cell>
          <table:table-cell office:value-type="string" calcext:value-type="string">
            <text:p>Expte nº 187/2009 PNSP Contrato servicios desarrollo informatico registro acuerdos y decretos</text:p>
          </table:table-cell>
          <table:table-cell office:value-type="string" calcext:value-type="string">
            <text:p>http://www.granada.org.es/contrata.nsf/7514094450724ee8c125743d003da707/5bd077ee0c0c6c21c12576950042727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185/2009</text:p>
          </table:table-cell>
          <table:table-cell office:value-type="string" calcext:value-type="string">
            <text:p>Expte nº 185/2009 P. abierto contrato Seguridad Privada para la vigilancia de Edificios Municipales</text:p>
          </table:table-cell>
          <table:table-cell office:value-type="string" calcext:value-type="string">
            <text:p>http://www.granada.org.es/contrata.nsf/7514094450724ee8c125743d003da707/3ac836b033fcf2c1c125769500417b1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266/2009</text:p>
          </table:table-cell>
          <table:table-cell office:value-type="string" calcext:value-type="string">
            <text:p>Expte nº 266/2009 PNSP Contrato suministro e instalacion de una aplicacion informatica gestion subve</text:p>
          </table:table-cell>
          <table:table-cell office:value-type="string" calcext:value-type="string">
            <text:p>http://www.granada.org.es/contrata.nsf/7514094450724ee8c125743d003da707/bcf0c3dbe1828a07c12576950040964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227/2009</text:p>
          </table:table-cell>
          <table:table-cell office:value-type="string" calcext:value-type="string">
            <text:p>Expte nº 227/2009 PNSP Contrato suministro licenicas sofware servidores Blade</text:p>
          </table:table-cell>
          <table:table-cell office:value-type="string" calcext:value-type="string">
            <text:p>http://www.granada.org.es/contrata.nsf/7514094450724ee8c125743d003da707/d813fe6506e08ae4c125769500403e4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265/2009</text:p>
          </table:table-cell>
          <table:table-cell office:value-type="string" calcext:value-type="string">
            <text:p>Expte nº 265/2009 PNSP Contrato suministro e instalacion de los aplicativos para gestionar funciones</text:p>
          </table:table-cell>
          <table:table-cell office:value-type="string" calcext:value-type="string">
            <text:p>http://www.granada.org.es/contrata.nsf/7514094450724ee8c125743d003da707/4d4cf2ba705c0b29c1257695003f41c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292/2009</text:p>
          </table:table-cell>
          <table:table-cell office:value-type="string" calcext:value-type="string">
            <text:p>Expte nº 292/2009 PNSP Contrato privado apertura cuenta corriente para gestion fondo estatal</text:p>
          </table:table-cell>
          <table:table-cell office:value-type="string" calcext:value-type="string">
            <text:p>http://www.granada.org.es/contrata.nsf/7514094450724ee8c125743d003da707/5da778391003f135c12576940036f40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236/2009</text:p>
          </table:table-cell>
          <table:table-cell office:value-type="string" calcext:value-type="string">
            <text:p>Expte nº 236/2009 PNSP Contrato servicios realizacion proyecciones fachada Ayto. fiesta fin de año</text:p>
          </table:table-cell>
          <table:table-cell office:value-type="string" calcext:value-type="string">
            <text:p>http://www.granada.org.es/contrata.nsf/7514094450724ee8c125743d003da707/d4a7453f5027d86dc1257694003513d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121/2009</text:p>
          </table:table-cell>
          <table:table-cell office:value-type="string" calcext:value-type="string">
            <text:p>Expte nº 121/2009 P. Abierto Contrato servicios analisis clinicos</text:p>
          </table:table-cell>
          <table:table-cell office:value-type="string" calcext:value-type="string">
            <text:p>http://www.granada.org.es/contrata.nsf/7514094450724ee8c125743d003da707/1ebab93e27eeef67c12576930033b22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121/2009</text:p>
          </table:table-cell>
          <table:table-cell office:value-type="string" calcext:value-type="string">
            <text:p>Expte nº 121/2009 Contrato obras ejecucion zonas ajardinadas e instalacion mobiliario Urbaniz. A.R. </text:p>
          </table:table-cell>
          <table:table-cell office:value-type="string" calcext:value-type="string">
            <text:p>http://www.granada.org.es/contrata.nsf/7514094450724ee8c125743d003da707/1a76dd84620044e1c1257693002ceae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235/2009</text:p>
          </table:table-cell>
          <table:table-cell office:value-type="string" calcext:value-type="string">
            <text:p>Expte nº 235/2009 P. abierto Contrato obras construccion carril bici Granada-Churriana</text:p>
          </table:table-cell>
          <table:table-cell office:value-type="string" calcext:value-type="string">
            <text:p>http://www.granada.org.es/contrata.nsf/7514094450724ee8c125743d003da707/625407cfad47911ac125768f002f537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226/2009</text:p>
          </table:table-cell>
          <table:table-cell office:value-type="string" calcext:value-type="string">
            <text:p>Expte nº 226/2009 PNSP Contrato suministro gestor documental FIRMADOC</text:p>
          </table:table-cell>
          <table:table-cell office:value-type="string" calcext:value-type="string">
            <text:p>http://www.granada.org.es/contrata.nsf/7514094450724ee8c125743d003da707/e09cea5d0a92d477c125768e002b9e3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275/2009</text:p>
          </table:table-cell>
          <table:table-cell office:value-type="string" calcext:value-type="string">
            <text:p>Expte nº 275/2009 PNSP Contrato suministro arrendamiento 15 carrozas destinadas a Cabalgata Reyes Ma</text:p>
          </table:table-cell>
          <table:table-cell office:value-type="string" calcext:value-type="string">
            <text:p>http://www.granada.org.es/contrata.nsf/7514094450724ee8c125743d003da707/b4d362ed76cdf1cac125768e002b1b1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290/2009</text:p>
          </table:table-cell>
          <table:table-cell office:value-type="string" calcext:value-type="string">
            <text:p>Expte nº 290/2009 C. menor campaña publicitaria de apoyo institucional al Comercio de la Ciudad</text:p>
          </table:table-cell>
          <table:table-cell office:value-type="string" calcext:value-type="string">
            <text:p>http://www.granada.org.es/contrata.nsf/7514094450724ee8c125743d003da707/36da4bb669362e72c125768c002aa91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226/2008</text:p>
          </table:table-cell>
          <table:table-cell office:value-type="string" calcext:value-type="string">
            <text:p>Expte nº 226/2008 P. Abierto contrato adminstrativo especial compra venta papel carton</text:p>
          </table:table-cell>
          <table:table-cell office:value-type="string" calcext:value-type="string">
            <text:p>http://www.granada.org.es/contrata.nsf/7514094450724ee8c125743d003da707/0f3861087fe7b8dfc125768900480df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228/2009</text:p>
          </table:table-cell>
          <table:table-cell office:value-type="string" calcext:value-type="string">
            <text:p>Expte nº 228/2009 PNSP Contrato servicios diseño y montaje Stand Turismo Fitur 2009</text:p>
          </table:table-cell>
          <table:table-cell office:value-type="string" calcext:value-type="string">
            <text:p>http://www.granada.org.es/contrata.nsf/7514094450724ee8c125743d003da707/98b05fb3b9fae4aec12576890039d5d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string" calcext:value-type="string">
            <text:p>257/2009</text:p>
          </table:table-cell>
          <table:table-cell office:value-type="string" calcext:value-type="string">
            <text:p>Expte nº 257/2009 C. menor suministro colocacion y renovacion placas calles Ciudad Granada</text:p>
          </table:table-cell>
          <table:table-cell office:value-type="string" calcext:value-type="string">
            <text:p>http://www.granada.org.es/contrata.nsf/7514094450724ee8c125743d003da707/8cd846402c3a50c0c12576870036422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256/2009</text:p>
          </table:table-cell>
          <table:table-cell office:value-type="string" calcext:value-type="string">
            <text:p>Expte nº 256/2009 C. menor suministro libros actualizacion colecciones Bibliotecas Mples</text:p>
          </table:table-cell>
          <table:table-cell office:value-type="string" calcext:value-type="string">
            <text:p>http://www.granada.org.es/contrata.nsf/7514094450724ee8c125743d003da707/6a5230d09fe82dfbc12576870035f41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string" calcext:value-type="string">
            <text:p>263/2009</text:p>
          </table:table-cell>
          <table:table-cell office:value-type="string" calcext:value-type="string">
            <text:p>Expte nº 263/2009.- Informacion para los adjudicatarios de los Puestos de Bib-Rambla</text:p>
          </table:table-cell>
          <table:table-cell office:value-type="string" calcext:value-type="string">
            <text:p>http://www.granada.org.es/contrata.nsf/7514094450724ee8c125743d003da707/30bef02af399004ac12576800049e59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string" calcext:value-type="string">
            <text:p>353/2008</text:p>
          </table:table-cell>
          <table:table-cell office:value-type="string" calcext:value-type="string">
            <text:p>Expte nº 353/2008 PNSP Contrato servicios porteria y azafatas C.Civico Zaidin</text:p>
          </table:table-cell>
          <table:table-cell office:value-type="string" calcext:value-type="string">
            <text:p>http://www.granada.org.es/contrata.nsf/7514094450724ee8c125743d003da707/a253bf434e1433f7c1257680004507f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150/2009</text:p>
          </table:table-cell>
          <table:table-cell office:value-type="string" calcext:value-type="string">
            <text:p>Expte nº 150/2009 PNSP Contrato servicios juridicos asesoramiento defensa penal y civil </text:p>
          </table:table-cell>
          <table:table-cell office:value-type="string" calcext:value-type="string">
            <text:p>http://www.granada.org.es/contrata.nsf/7514094450724ee8c125743d003da707/b413a60c2720d1fdc1257680002c5bf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string" calcext:value-type="string">
            <text:p>224/2009</text:p>
          </table:table-cell>
          <table:table-cell office:value-type="string" calcext:value-type="string">
            <text:p>Expte nº 224/2009 C. menor suministro material fungible Banda Mpal Musica</text:p>
          </table:table-cell>
          <table:table-cell office:value-type="string" calcext:value-type="string">
            <text:p>http://www.granada.org.es/contrata.nsf/7514094450724ee8c125743d003da707/e92847bd52df239ec125767b002b2e0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184/2009</text:p>
          </table:table-cell>
          <table:table-cell office:value-type="string" calcext:value-type="string">
            <text:p>Expte nº 184/2009 C. menor suministro municion para practicas P. Local</text:p>
          </table:table-cell>
          <table:table-cell office:value-type="string" calcext:value-type="string">
            <text:p>http://www.granada.org.es/contrata.nsf/7514094450724ee8c125743d003da707/d8d6061b451b455ac125767b002ad26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string" calcext:value-type="string">
            <text:p>184/2009</text:p>
          </table:table-cell>
          <table:table-cell office:value-type="string" calcext:value-type="string">
            <text:p>Expte nº 184/2009 C. menor suministro municion para practicas P. Local</text:p>
          </table:table-cell>
          <table:table-cell office:value-type="string" calcext:value-type="string">
            <text:p>http://www.granada.org.es/contrata.nsf/7514094450724ee8c125743d003da707/d8d6061b451b455ac125767b002ad26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68/2009</text:p>
          </table:table-cell>
          <table:table-cell office:value-type="string" calcext:value-type="string">
            <text:p>Expte nº 168/2009 C. menor suministro vestuario conductores Parque Movil Municipal</text:p>
          </table:table-cell>
          <table:table-cell office:value-type="string" calcext:value-type="string">
            <text:p>http://www.granada.org.es/contrata.nsf/7514094450724ee8c125743d003da707/c7de964b979033dbc125767b002a008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string" calcext:value-type="string">
            <text:p>261/2009</text:p>
          </table:table-cell>
          <table:table-cell office:value-type="string" calcext:value-type="string">
            <text:p>Expte nº 261/2009 C. menor suministro pistolas para P. Local</text:p>
          </table:table-cell>
          <table:table-cell office:value-type="string" calcext:value-type="string">
            <text:p>http://www.granada.org.es/contrata.nsf/7514094450724ee8c125743d003da707/8d1bd14252a9ddacc12576780047aaf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string" calcext:value-type="string">
            <text:p>244/2009</text:p>
          </table:table-cell>
          <table:table-cell office:value-type="string" calcext:value-type="string">
            <text:p>Expte nº 244/2009 C. menor ohras conexion fibra optica Mondragones Centro Servicios S. Ronda</text:p>
          </table:table-cell>
          <table:table-cell office:value-type="string" calcext:value-type="string">
            <text:p>http://www.granada.org.es/contrata.nsf/7514094450724ee8c125743d003da707/65a4b378b5938538c1257678003ef14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string" calcext:value-type="string">
            <text:p>243/2009</text:p>
          </table:table-cell>
          <table:table-cell office:value-type="string" calcext:value-type="string">
            <text:p>Expte nº 243/2009 C. menor obras conexion fibra optica Mondragones C. Civico los Carmenes</text:p>
          </table:table-cell>
          <table:table-cell office:value-type="string" calcext:value-type="string">
            <text:p>http://www.granada.org.es/contrata.nsf/7514094450724ee8c125743d003da707/c70deb876b98e4b5c1257678003ea2b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238/2009</text:p>
          </table:table-cell>
          <table:table-cell office:value-type="string" calcext:value-type="string">
            <text:p>Expte nº 238/2009 C. menor suministro forros polares para personal servicio contra incendios</text:p>
          </table:table-cell>
          <table:table-cell office:value-type="string" calcext:value-type="string">
            <text:p>http://www.granada.org.es/contrata.nsf/7514094450724ee8c125743d003da707/6b2f30ddc5106f57c1257678003e4cd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string" calcext:value-type="string">
            <text:p>248/2009</text:p>
          </table:table-cell>
          <table:table-cell office:value-type="string" calcext:value-type="string">
            <text:p>Expte nº 248/2009 C. menor servicios coordinacion seguridad y salud obras PER año 2009</text:p>
          </table:table-cell>
          <table:table-cell office:value-type="string" calcext:value-type="string">
            <text:p>http://www.granada.org.es/contrata.nsf/7514094450724ee8c125743d003da707/826da0fab24ba413c1257678003e0a3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252/2009</text:p>
          </table:table-cell>
          <table:table-cell office:value-type="string" calcext:value-type="string">
            <text:p>Expte nº 252/2009 C. menor servicios coordinacion y salud obras colocacion renovacion placas</text:p>
          </table:table-cell>
          <table:table-cell office:value-type="string" calcext:value-type="string">
            <text:p>http://www.granada.org.es/contrata.nsf/7514094450724ee8c125743d003da707/850564c6a74a0847c1257678003dc5d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string" calcext:value-type="string">
            <text:p>251/2009</text:p>
          </table:table-cell>
          <table:table-cell office:value-type="string" calcext:value-type="string">
            <text:p>Expte nº 251/2009 C. menor suminstro camisetas para personal servicio contra incendios</text:p>
          </table:table-cell>
          <table:table-cell office:value-type="string" calcext:value-type="string">
            <text:p>http://www.granada.org.es/contrata.nsf/7514094450724ee8c125743d003da707/5c6f373e24d6b301c1257678003d517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263/2009</text:p>
          </table:table-cell>
          <table:table-cell office:value-type="string" calcext:value-type="string">
            <text:p>Expte nº 263/2009 Adjudicacion puestos navidad 2009</text:p>
          </table:table-cell>
          <table:table-cell office:value-type="string" calcext:value-type="string">
            <text:p>http://www.granada.org.es/contrata.nsf/7514094450724ee8c125743d003da707/c86c7eaaa0d1938bc125767400421f7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string" calcext:value-type="string">
            <text:p>237/2009</text:p>
          </table:table-cell>
          <table:table-cell office:value-type="string" calcext:value-type="string">
            <text:p>Expte nº 237/2009 C. menor suministro pantalonez faena personal servicio contra incendios</text:p>
          </table:table-cell>
          <table:table-cell office:value-type="string" calcext:value-type="string">
            <text:p>http://www.granada.org.es/contrata.nsf/7514094450724ee8c125743d003da707/90bc466b5f28a54bc12576710043d07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239/2009</text:p>
          </table:table-cell>
          <table:table-cell office:value-type="string" calcext:value-type="string">
            <text:p>Expte nº 239/2009 C. menor suministro 23 cascos integrales para bomberos</text:p>
          </table:table-cell>
          <table:table-cell office:value-type="string" calcext:value-type="string">
            <text:p>http://www.granada.org.es/contrata.nsf/7514094450724ee8c125743d003da707/6f53111d8943029cc125767100436a4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214/2009</text:p>
          </table:table-cell>
          <table:table-cell office:value-type="string" calcext:value-type="string">
            <text:p>Expte nº 214/2009 PNSP Contrato suministro instalacion fibra optica edificios Gran Capitan y Mondrag</text:p>
          </table:table-cell>
          <table:table-cell office:value-type="string" calcext:value-type="string">
            <text:p>http://www.granada.org.es/contrata.nsf/7514094450724ee8c125743d003da707/a2d8ecfe49a64be3c125766d0048562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string" calcext:value-type="string">
            <text:p>236/2009</text:p>
          </table:table-cell>
          <table:table-cell office:value-type="string" calcext:value-type="string">
            <text:p>Expte nº 236/2009 PNSP Contrato servicios realizacion proyecciones sonido iluminacion Fiesta Fin de </text:p>
          </table:table-cell>
          <table:table-cell office:value-type="string" calcext:value-type="string">
            <text:p>http://www.granada.org.es/contrata.nsf/7514094450724ee8c125743d003da707/aac8e635892788ccc125766c00458d5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string" calcext:value-type="string">
            <text:p>183/2009</text:p>
          </table:table-cell>
          <table:table-cell office:value-type="string" calcext:value-type="string">
            <text:p>Expte nº 183/2009 PNSP Contrato suministro renting sistema control mediacion velocidad</text:p>
          </table:table-cell>
          <table:table-cell office:value-type="string" calcext:value-type="string">
            <text:p>http://www.granada.org.es/contrata.nsf/7514094450724ee8c125743d003da707/6c0cb9323577ef5bc125766b00433bf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123/2009</text:p>
          </table:table-cell>
          <table:table-cell office:value-type="string" calcext:value-type="string">
            <text:p>Expte nº 123/2009 PNSP Contrato servicios calibracion equipos temperatura Laboratorio Mpal</text:p>
          </table:table-cell>
          <table:table-cell office:value-type="string" calcext:value-type="string">
            <text:p>http://www.granada.org.es/contrata.nsf/7514094450724ee8c125743d003da707/66b138a6bbfb5c5ec125766b0041d23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string" calcext:value-type="string">
            <text:p>210/2009</text:p>
          </table:table-cell>
          <table:table-cell office:value-type="string" calcext:value-type="string">
            <text:p>Expte nº 210/2009 PNSP Contrato servicios realizacion trabajos a central soportes tecnicos FIJR Gran</text:p>
          </table:table-cell>
          <table:table-cell office:value-type="string" calcext:value-type="string">
            <text:p>http://www.granada.org.es/contrata.nsf/7514094450724ee8c125743d003da707/acf09cbcbaeb3619c125766a0027c72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228/2009</text:p>
          </table:table-cell>
          <table:table-cell office:value-type="string" calcext:value-type="string">
            <text:p>Expte nº 228/2009 PNSP Contrato servicios diseño y montaje Stand Fitur 2010</text:p>
          </table:table-cell>
          <table:table-cell office:value-type="string" calcext:value-type="string">
            <text:p>http://www.granada.org.es/contrata.nsf/7514094450724ee8c125743d003da707/3d11ffe7a44e326bc1257669003c490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string" calcext:value-type="string">
            <text:p>121/2009</text:p>
          </table:table-cell>
          <table:table-cell office:value-type="string" calcext:value-type="string">
            <text:p>Expte nº 121/2009 PNSP Contrato obras ejecucion zonas ajardinadas e instalacion mobiliario urbano</text:p>
          </table:table-cell>
          <table:table-cell office:value-type="string" calcext:value-type="string">
            <text:p>http://www.granada.org.es/contrata.nsf/7514094450724ee8c125743d003da707/8a3f1a03c64e3388c125766900359d9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216/2009</text:p>
          </table:table-cell>
          <table:table-cell office:value-type="string" calcext:value-type="string">
            <text:p>Expte nº 216/2009 Contrato administrativo especial comercializacion venta del bono turistico</text:p>
          </table:table-cell>
          <table:table-cell office:value-type="string" calcext:value-type="string">
            <text:p>http://www.granada.org.es/contrata.nsf/7514094450724ee8c125743d003da707/ca142bcf610a917fc125766900349fd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147/2009</text:p>
          </table:table-cell>
          <table:table-cell office:value-type="string" calcext:value-type="string">
            <text:p>Expte nº 147/2009 Contrato servicios analisis clinicos reconocimientos medicos</text:p>
          </table:table-cell>
          <table:table-cell office:value-type="string" calcext:value-type="string">
            <text:p>http://www.granada.org.es/contrata.nsf/7514094450724ee8c125743d003da707/5109ce4657fa95c9c1257669002ea23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206/2009</text:p>
          </table:table-cell>
          <table:table-cell office:value-type="string" calcext:value-type="string">
            <text:p>Expte nº 206/2009 PNSP Contrato servicios trabajos de subtitulacion cortometrajes FIJR Granada</text:p>
          </table:table-cell>
          <table:table-cell office:value-type="string" calcext:value-type="string">
            <text:p>http://www.granada.org.es/contrata.nsf/7514094450724ee8c125743d003da707/728e581408d72a52c1257666002e841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156/2009</text:p>
          </table:table-cell>
          <table:table-cell office:value-type="string" calcext:value-type="string">
            <text:p>Expte nº 156/2009 PNSP Contrato servicios mantenimiento red central comunicaciones P. Local</text:p>
          </table:table-cell>
          <table:table-cell office:value-type="string" calcext:value-type="string">
            <text:p>http://www.granada.org.es/contrata.nsf/7514094450724ee8c125743d003da707/78001eb8f0c972f2c1257666002e1cb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138/2009</text:p>
          </table:table-cell>
          <table:table-cell office:value-type="string" calcext:value-type="string">
            <text:p>Expte nº 138/2009 PNSP Contrato servicios mantenimiento hardware</text:p>
          </table:table-cell>
          <table:table-cell office:value-type="string" calcext:value-type="string">
            <text:p>http://www.granada.org.es/contrata.nsf/7514094450724ee8c125743d003da707/4456781c62a530f5c1257666002d6dc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212/2009</text:p>
          </table:table-cell>
          <table:table-cell office:value-type="string" calcext:value-type="string">
            <text:p>Expte nº 212/2009 PNSP Contrato servicios difusion nacional internacional distribucion diario FIJR G</text:p>
          </table:table-cell>
          <table:table-cell office:value-type="string" calcext:value-type="string">
            <text:p>http://www.granada.org.es/contrata.nsf/7514094450724ee8c125743d003da707/d69493bb80cba661c1257666002ce48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209/2009</text:p>
          </table:table-cell>
          <table:table-cell office:value-type="string" calcext:value-type="string">
            <text:p>Expte nº 209/2009 PNSP Contrato servicios realizacion transfers y empaquetados FIJR Granada</text:p>
          </table:table-cell>
          <table:table-cell office:value-type="string" calcext:value-type="string">
            <text:p>http://www.granada.org.es/contrata.nsf/7514094450724ee8c125743d003da707/435d0168fa0d0168c1257666002be91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208/2009</text:p>
          </table:table-cell>
          <table:table-cell office:value-type="string" calcext:value-type="string">
            <text:p>Expte nº 208/2009 PNSP Contrato servicios diseño creacion cartel oficial edicion FIJR de Granada</text:p>
          </table:table-cell>
          <table:table-cell office:value-type="string" calcext:value-type="string">
            <text:p>http://www.granada.org.es/contrata.nsf/7514094450724ee8c125743d003da707/f660d27abcf4c8c3c1257666002b789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207/2009</text:p>
          </table:table-cell>
          <table:table-cell office:value-type="string" calcext:value-type="string">
            <text:p>Expte nº 207/2009 PNSP Contrato servicios transporte mensajeria imprenta papeleria FIJR de Granada</text:p>
          </table:table-cell>
          <table:table-cell office:value-type="string" calcext:value-type="string">
            <text:p>http://www.granada.org.es/contrata.nsf/7514094450724ee8c125743d003da707/8cc7a72284cf9faec1257666002aa04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124/2009</text:p>
          </table:table-cell>
          <table:table-cell office:value-type="string" calcext:value-type="string">
            <text:p>Expte nº 124/2009 PNSP Contrato servicios premios XI Gymkana Urbana</text:p>
          </table:table-cell>
          <table:table-cell office:value-type="string" calcext:value-type="string">
            <text:p>http://www.granada.org.es/contrata.nsf/7514094450724ee8c125743d003da707/46186ffd1fd09dd5c12576640046a77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41/2009</text:p>
          </table:table-cell>
          <table:table-cell office:value-type="string" calcext:value-type="string">
            <text:p>Expte nº 41/2009 PNSP Contrato servicios gestion informacion oficina Defensor Ciudadano</text:p>
          </table:table-cell>
          <table:table-cell office:value-type="string" calcext:value-type="string">
            <text:p>http://www.granada.org.es/contrata.nsf/7514094450724ee8c125743d003da707/58b953d1673be463c125766400453ec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41/2009</text:p>
          </table:table-cell>
          <table:table-cell office:value-type="string" calcext:value-type="string">
            <text:p>Expte nº 41/2009 PNSP Contrato servicios gestion informacion oficina Defensor Ciudadano</text:p>
          </table:table-cell>
          <table:table-cell office:value-type="string" calcext:value-type="string">
            <text:p>http://www.granada.org.es/contrata.nsf/7514094450724ee8c125743d003da707/58b953d1673be463c125766400453ec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4/2009</text:p>
          </table:table-cell>
          <table:table-cell office:value-type="string" calcext:value-type="string">
            <text:p>Expte nº 4/2009 PNSP Contrato suministro Punto limpio movil</text:p>
          </table:table-cell>
          <table:table-cell office:value-type="string" calcext:value-type="string">
            <text:p>http://www.granada.org.es/contrata.nsf/7514094450724ee8c125743d003da707/c09a7353478c027dc125765e004260f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3/2009</text:p>
          </table:table-cell>
          <table:table-cell office:value-type="string" calcext:value-type="string">
            <text:p>Expte nº 3/2009 PNSP Contrato suministro juego tres bolsas sepracion residuos</text:p>
          </table:table-cell>
          <table:table-cell office:value-type="string" calcext:value-type="string">
            <text:p>http://www.granada.org.es/contrata.nsf/7514094450724ee8c125743d003da707/83b37743b39a7b15c125765e0040f45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211/2009</text:p>
          </table:table-cell>
          <table:table-cell office:value-type="string" calcext:value-type="string">
            <text:p>Expte nº 211/2009 PNSP Contrato servicios cambios contenidos de la Web dominio fil-fest</text:p>
          </table:table-cell>
          <table:table-cell office:value-type="string" calcext:value-type="string">
            <text:p>http://www.granada.org.es/contrata.nsf/7514094450724ee8c125743d003da707/4ea703331e54c1afc125765e003d76c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58/2009</text:p>
          </table:table-cell>
          <table:table-cell office:value-type="string" calcext:value-type="string">
            <text:p>Expte nº 58/2009 PNSP Contrato suministro mobiliario C.Serv. Sociales Ayto. Granada</text:p>
          </table:table-cell>
          <table:table-cell office:value-type="string" calcext:value-type="string">
            <text:p>http://www.granada.org.es/contrata.nsf/7514094450724ee8c125743d003da707/3865a8d005eb7b6ec125765e0036450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221/2009</text:p>
          </table:table-cell>
          <table:table-cell office:value-type="string" calcext:value-type="string">
            <text:p>Expte nº 221/2009 C. menor servicios para diseño del eslogan y la imagen global Campaña Sensibilizac</text:p>
          </table:table-cell>
          <table:table-cell office:value-type="string" calcext:value-type="string">
            <text:p>http://www.granada.org.es/contrata.nsf/7514094450724ee8c125743d003da707/795e7e6f88ef44bec1257657003eb87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105/2009</text:p>
          </table:table-cell>
          <table:table-cell office:value-type="string" calcext:value-type="string">
            <text:p>Expte nº 105/2009 PNSP Contrato suministro equipos transmisiones portatiles, sistema TETRA</text:p>
          </table:table-cell>
          <table:table-cell office:value-type="string" calcext:value-type="string">
            <text:p>http://www.granada.org.es/contrata.nsf/7514094450724ee8c125743d003da707/d8ccd5b364e6a2c6c12576550026f2f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353/2008</text:p>
          </table:table-cell>
          <table:table-cell office:value-type="string" calcext:value-type="string">
            <text:p>Expte nº 353/2008 PNSP Contrato servicios Porteria y Azafatas para C.C. y Teatro Mpal Zaidin</text:p>
          </table:table-cell>
          <table:table-cell office:value-type="string" calcext:value-type="string">
            <text:p>http://www.granada.org.es/contrata.nsf/7514094450724ee8c125743d003da707/253e3ec780fb6082c1257654003addb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220/2009</text:p>
          </table:table-cell>
          <table:table-cell office:value-type="string" calcext:value-type="string">
            <text:p>Expte nº 220/2009 C. menor colocacion y retirada carterleria campaña Sensibilizacion contra Violenci</text:p>
          </table:table-cell>
          <table:table-cell office:value-type="string" calcext:value-type="string">
            <text:p>http://www.granada.org.es/contrata.nsf/7514094450724ee8c125743d003da707/49e28f9cc3ca539cc12576540022584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string" calcext:value-type="string">
            <text:p>233/2009</text:p>
          </table:table-cell>
          <table:table-cell office:value-type="string" calcext:value-type="string">
            <text:p>Expte nº 233/2009 C. menor obras acondicionamiento normativa contra incendios en Palacios Mples</text:p>
          </table:table-cell>
          <table:table-cell office:value-type="string" calcext:value-type="string">
            <text:p>http://www.granada.org.es/contrata.nsf/7514094450724ee8c125743d003da707/76c29d3e30b24293c12576540022068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225/2009</text:p>
          </table:table-cell>
          <table:table-cell office:value-type="string" calcext:value-type="string">
            <text:p>Expte nº 225/2009 C. menor asesoramiento tecnico diseñador del IV Plan Municipal Igualdas</text:p>
          </table:table-cell>
          <table:table-cell office:value-type="string" calcext:value-type="string">
            <text:p>http://www.granada.org.es/contrata.nsf/7514094450724ee8c125743d003da707/3286f973fa876395c12576540021af6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133/2009</text:p>
          </table:table-cell>
          <table:table-cell office:value-type="string" calcext:value-type="string">
            <text:p>133/09 Contrato de servicios de mantenimiento y reparación de los equipos de purificación de aguas d</text:p>
          </table:table-cell>
          <table:table-cell office:value-type="string" calcext:value-type="string">
            <text:p>http://www.granada.org.es/contrata.nsf/7514094450724ee8c125743d003da707/f3a59a27bc8a4737c12576470042947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183/2009</text:p>
          </table:table-cell>
          <table:table-cell office:value-type="string" calcext:value-type="string">
            <text:p>Expte. 183/09 Contrato de suministro de renting de sistema de control de medición de velocidad (cene</text:p>
          </table:table-cell>
          <table:table-cell office:value-type="string" calcext:value-type="string">
            <text:p>http://www.granada.org.es/contrata.nsf/7514094450724ee8c125743d003da707/53edb5c176a14726c1257646003bc07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123/2009</text:p>
          </table:table-cell>
          <table:table-cell office:value-type="string" calcext:value-type="string">
            <text:p>Expte. 123/09 Contrato del servicio de calibración de un laboratorio de calibración acreditado por E</text:p>
          </table:table-cell>
          <table:table-cell office:value-type="string" calcext:value-type="string">
            <text:p>http://www.granada.org.es/contrata.nsf/7514094450724ee8c125743d003da707/e0287bf86408c82dc1257646002b6eb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229/2008</text:p>
          </table:table-cell>
          <table:table-cell office:value-type="string" calcext:value-type="string">
            <text:p>229/08. Suministro energía caloríafica generada por biomasa para calefacciones del Ayuntamiento de G</text:p>
          </table:table-cell>
          <table:table-cell office:value-type="string" calcext:value-type="string">
            <text:p>http://www.granada.org.es/contrata.nsf/7514094450724ee8c125743d003da707/6f53b24042988564c1257642003fc4a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0491708b592547f6c125763f003794ff!OpenDocument</text:p>
          </table:table-cell>
          <table:table-cell table:number-columns-repeated="1019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156/2009</text:p>
          </table:table-cell>
          <table:table-cell office:value-type="string" calcext:value-type="string">
            <text:p>Expte nº 156/2009 PNSP Contrato servicios mantenimiento central comunicaciones P. Local</text:p>
          </table:table-cell>
          <table:table-cell office:value-type="string" calcext:value-type="string">
            <text:p>http://www.granada.org.es/contrata.nsf/7514094450724ee8c125743d003da707/a0d7314da2b7e738c125763c0029eb0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138/2009</text:p>
          </table:table-cell>
          <table:table-cell office:value-type="string" calcext:value-type="string">
            <text:p>Expte nº 138/2009 PNSP Contrato servicios mantenimiento hardware</text:p>
          </table:table-cell>
          <table:table-cell office:value-type="string" calcext:value-type="string">
            <text:p>http://www.granada.org.es/contrata.nsf/7514094450724ee8c125743d003da707/47d6d1a022fa4d9dc125763c0029cf1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41/2009</text:p>
          </table:table-cell>
          <table:table-cell office:value-type="string" calcext:value-type="string">
            <text:p>Expte nº 41/2009 PNSP Contrato servicios gestion informacion Oficina Defensor Ciudadano</text:p>
          </table:table-cell>
          <table:table-cell office:value-type="string" calcext:value-type="string">
            <text:p>http://www.granada.org.es/contrata.nsf/7514094450724ee8c125743d003da707/514b1886f61732f2c125763c0029b77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210/2009</text:p>
          </table:table-cell>
          <table:table-cell office:value-type="string" calcext:value-type="string">
            <text:p>Expte nº 210/2009 PNSP Contrato servicios control soportes tecnicos Festival Jovenes Realizadores</text:p>
          </table:table-cell>
          <table:table-cell office:value-type="string" calcext:value-type="string">
            <text:p>http://www.granada.org.es/contrata.nsf/7514094450724ee8c125743d003da707/65b4a598931d681ac125763c0029a0e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208/2009</text:p>
          </table:table-cell>
          <table:table-cell office:value-type="string" calcext:value-type="string">
            <text:p>Expte nº 208/2009 PNSP Contrato servicios diseño maquetacion catalogo Festival Jovenes Realizadores</text:p>
          </table:table-cell>
          <table:table-cell office:value-type="string" calcext:value-type="string">
            <text:p>http://www.granada.org.es/contrata.nsf/7514094450724ee8c125743d003da707/95efa6675a6f940ec125763c0029826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207/2009</text:p>
          </table:table-cell>
          <table:table-cell office:value-type="string" calcext:value-type="string">
            <text:p>Expte nº 207/2009 PNSP Contrato servicios transporte mensajeria Festival Jovenes Realizadores</text:p>
          </table:table-cell>
          <table:table-cell office:value-type="string" calcext:value-type="string">
            <text:p>http://www.granada.org.es/contrata.nsf/7514094450724ee8c125743d003da707/fe487cdd5ca405d0c125763c00295ce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209/2009</text:p>
          </table:table-cell>
          <table:table-cell office:value-type="string" calcext:value-type="string">
            <text:p>Expte nº 209/2009 PNSP Contrato servicios programas proyeccion Festival Jovenes realizadores</text:p>
          </table:table-cell>
          <table:table-cell office:value-type="string" calcext:value-type="string">
            <text:p>http://www.granada.org.es/contrata.nsf/7514094450724ee8c125743d003da707/05acc06c908caa69c125763c00292f3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206/2009</text:p>
          </table:table-cell>
          <table:table-cell office:value-type="string" calcext:value-type="string">
            <text:p>Expte nº 206/2009 PNSP Contrato servicios trabajos subtitulacion cortometrajes Festival Intenacional</text:p>
          </table:table-cell>
          <table:table-cell office:value-type="string" calcext:value-type="string">
            <text:p>http://www.granada.org.es/contrata.nsf/7514094450724ee8c125743d003da707/d5f87d3eacb63c72c125763c0028fa0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352/2008</text:p>
          </table:table-cell>
          <table:table-cell office:value-type="string" calcext:value-type="string">
            <text:p>Expte nº 352/2008 P. Abierto Contrato suministro equipos Microinformatica</text:p>
          </table:table-cell>
          <table:table-cell office:value-type="string" calcext:value-type="string">
            <text:p>http://www.granada.org.es/contrata.nsf/7514094450724ee8c125743d003da707/d24b6e692741bdbec125763b004308c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113/2009</text:p>
          </table:table-cell>
          <table:table-cell office:value-type="string" calcext:value-type="string">
            <text:p>Expte nº 113/2009 PNSP Contrato servicios informacion puntos informacion mujer Distritos Mples</text:p>
          </table:table-cell>
          <table:table-cell office:value-type="string" calcext:value-type="string">
            <text:p>http://www.granada.org.es/contrata.nsf/7514094450724ee8c125743d003da707/273998f75ca06108c125763b00421df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57/2009</text:p>
          </table:table-cell>
          <table:table-cell office:value-type="string" calcext:value-type="string">
            <text:p>Expte nº 57/2009 PNSP Contrato servicios interpretacion y traduccion procedimientos instruidos</text:p>
          </table:table-cell>
          <table:table-cell office:value-type="string" calcext:value-type="string">
            <text:p>http://www.granada.org.es/contrata.nsf/7514094450724ee8c125743d003da707/ad6e39b4ae12cef8c125763b00417ee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32/2009</text:p>
          </table:table-cell>
          <table:table-cell office:value-type="string" calcext:value-type="string">
            <text:p>Expte nº 132/2009 PNSP Contrato servicios mantenimiento equipos analiticos Laboratorio Mpal</text:p>
          </table:table-cell>
          <table:table-cell office:value-type="string" calcext:value-type="string">
            <text:p>http://www.granada.org.es/contrata.nsf/7514094450724ee8c125743d003da707/ed83792910c92ba6c125763b0040613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string" calcext:value-type="string">
            <text:p>212/2009</text:p>
          </table:table-cell>
          <table:table-cell office:value-type="string" calcext:value-type="string">
            <text:p>Expte nº 212/2009 PNSP Contrato servicios difusion y distribucion boletin FIJR</text:p>
          </table:table-cell>
          <table:table-cell office:value-type="string" calcext:value-type="string">
            <text:p>http://www.granada.org.es/contrata.nsf/7514094450724ee8c125743d003da707/e825e8b05806a685c12576390029411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string" calcext:value-type="string">
            <text:p>211/2009</text:p>
          </table:table-cell>
          <table:table-cell office:value-type="string" calcext:value-type="string">
            <text:p>Expte nº 211/2009 PNSP Contrato servicios cambios de la web, dominio film-fest</text:p>
          </table:table-cell>
          <table:table-cell office:value-type="string" calcext:value-type="string">
            <text:p>http://www.granada.org.es/contrata.nsf/7514094450724ee8c125743d003da707/d179ca30f839b808c125763900285b9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211/2009</text:p>
          </table:table-cell>
          <table:table-cell office:value-type="string" calcext:value-type="string">
            <text:p>Expte nº 211/2009 PNSP Contrato servicios cambios de la web, dominio film-fest</text:p>
          </table:table-cell>
          <table:table-cell office:value-type="string" calcext:value-type="string">
            <text:p>http://www.granada.org.es/contrata.nsf/7514094450724ee8c125743d003da707/d179ca30f839b808c125763900285b9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24/2009</text:p>
          </table:table-cell>
          <table:table-cell office:value-type="string" calcext:value-type="string">
            <text:p>Expte nº 124/2009 PNSP Contrato servicios gestion premios Gymkhana</text:p>
          </table:table-cell>
          <table:table-cell office:value-type="string" calcext:value-type="string">
            <text:p>http://www.granada.org.es/contrata.nsf/7514094450724ee8c125743d003da707/4002f3ddc2b87a44c12576390027c47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169/2009</text:p>
          </table:table-cell>
          <table:table-cell office:value-type="string" calcext:value-type="string">
            <text:p>Expte nº 169/2009 C. menor obras remodelacion puesto Merca-80 Zaidin</text:p>
          </table:table-cell>
          <table:table-cell office:value-type="string" calcext:value-type="string">
            <text:p>http://www.granada.org.es/contrata.nsf/7514094450724ee8c125743d003da707/8517d883fc2835b9c1257635003307c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154/2009</text:p>
          </table:table-cell>
          <table:table-cell office:value-type="string" calcext:value-type="string">
            <text:p>Expte nº 154/2009 C. menor servicios mantenimiento equipos informaticos facilitados por AA.VV.</text:p>
          </table:table-cell>
          <table:table-cell office:value-type="string" calcext:value-type="string">
            <text:p>http://www.granada.org.es/contrata.nsf/7514094450724ee8c125743d003da707/9ca5f07066ebde2ac1257634004394c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203/2009</text:p>
          </table:table-cell>
          <table:table-cell office:value-type="string" calcext:value-type="string">
            <text:p>Expte nº 203/2009 C. menor suministro vestuario peronsal Agrupacion voluntarios P. Civil</text:p>
          </table:table-cell>
          <table:table-cell office:value-type="string" calcext:value-type="string">
            <text:p>http://www.granada.org.es/contrata.nsf/7514094450724ee8c125743d003da707/b33e9fdba2379592c12576340042fd7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205/2009</text:p>
          </table:table-cell>
          <table:table-cell office:value-type="string" calcext:value-type="string">
            <text:p>Expte nº 205/2009 C. menor servicios mantenimiento Arco Seguridad Mondragones </text:p>
          </table:table-cell>
          <table:table-cell office:value-type="string" calcext:value-type="string">
            <text:p>http://www.granada.org.es/contrata.nsf/7514094450724ee8c125743d003da707/b50af2c38a9bf0c9c1257634004271b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58/2009</text:p>
          </table:table-cell>
          <table:table-cell office:value-type="string" calcext:value-type="string">
            <text:p>Expte nº 58/2009 PNSP Contrato suministro mobiliario CMSS Chana y Norte </text:p>
          </table:table-cell>
          <table:table-cell office:value-type="string" calcext:value-type="string">
            <text:p>http://www.granada.org.es/contrata.nsf/7514094450724ee8c125743d003da707/a15b85874bf57409c1257634002f324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4/2009</text:p>
          </table:table-cell>
          <table:table-cell office:value-type="string" calcext:value-type="string">
            <text:p>Expte nº 4/2009 PNSP Contrato suministro de un Punto Movil</text:p>
          </table:table-cell>
          <table:table-cell office:value-type="string" calcext:value-type="string">
            <text:p>http://www.granada.org.es/contrata.nsf/7514094450724ee8c125743d003da707/15514ddb082a8cc8c12576330044f12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91/2009</text:p>
          </table:table-cell>
          <table:table-cell office:value-type="string" calcext:value-type="string">
            <text:p>Expte nº 91/2009 C. menor edicion Boletin Informativo para el Consejo Municipal de Mayores</text:p>
          </table:table-cell>
          <table:table-cell office:value-type="string" calcext:value-type="string">
            <text:p>http://www.granada.org.es/contrata.nsf/7514094450724ee8c125743d003da707/371f1ceb59da15e8c125763300408d2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198/2009</text:p>
          </table:table-cell>
          <table:table-cell office:value-type="string" calcext:value-type="string">
            <text:p>Expte nº 198/2009 C. menor contrato servicios de informatica dispositivos moviles </text:p>
          </table:table-cell>
          <table:table-cell office:value-type="string" calcext:value-type="string">
            <text:p>http://www.granada.org.es/contrata.nsf/7514094450724ee8c125743d003da707/49bdce9dabef47eac1257633003faf6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201/2009</text:p>
          </table:table-cell>
          <table:table-cell office:value-type="string" calcext:value-type="string">
            <text:p>Expte nº 201/2009 C. menor suminstro 4 puertas acristaladas para Mercado Municipal San Agustin</text:p>
          </table:table-cell>
          <table:table-cell office:value-type="string" calcext:value-type="string">
            <text:p>http://www.granada.org.es/contrata.nsf/7514094450724ee8c125743d003da707/c51c6869a155ee91c1257633003ef82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150/2009</text:p>
          </table:table-cell>
          <table:table-cell office:value-type="string" calcext:value-type="string">
            <text:p>Expte nº 150/2009 PNSP Contrato servicios juridicos asesoramiento defensa penal y civil </text:p>
          </table:table-cell>
          <table:table-cell office:value-type="string" calcext:value-type="string">
            <text:p>http://www.granada.org.es/contrata.nsf/7514094450724ee8c125743d003da707/5061d5987da6a300c1257633003b4d4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3/2009</text:p>
          </table:table-cell>
          <table:table-cell office:value-type="string" calcext:value-type="string">
            <text:p>Expte nº 3/2009 PNSP Contrato suministro juegos de tres bolas separacion residuos</text:p>
          </table:table-cell>
          <table:table-cell office:value-type="string" calcext:value-type="string">
            <text:p>http://www.granada.org.es/contrata.nsf/7514094450724ee8c125743d003da707/f5d2e28d53a76b1fc12576320032eda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string" calcext:value-type="string">
            <text:p>344/2008</text:p>
          </table:table-cell>
          <table:table-cell office:value-type="string" calcext:value-type="string">
            <text:p>Expte nº 344/2008 P. abierto contrato suminostro vehiculos Parque Movil Municipal</text:p>
          </table:table-cell>
          <table:table-cell office:value-type="string" calcext:value-type="string">
            <text:p>http://www.granada.org.es/contrata.nsf/7514094450724ee8c125743d003da707/f27e597ab37772d8c125763100302c9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200/2009</text:p>
          </table:table-cell>
          <table:table-cell office:value-type="string" calcext:value-type="string">
            <text:p>Expte nº 200/2009 C. menor suministro Swicht para distintos edificios municipales</text:p>
          </table:table-cell>
          <table:table-cell office:value-type="string" calcext:value-type="string">
            <text:p>http://www.granada.org.es/contrata.nsf/7514094450724ee8c125743d003da707/f8aec72ff8247e45c125762e0028ff5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201/2008</text:p>
          </table:table-cell>
          <table:table-cell office:value-type="string" calcext:value-type="string">
            <text:p>EXPTE. 201/2008 (PATRIMONIO).- CONCESIÓN DE LOS DERECHOS DE OCUPACIÓN, USO, DISFRUTE Y EXPLOTACIÓN D</text:p>
          </table:table-cell>
          <table:table-cell office:value-type="string" calcext:value-type="string">
            <text:p>http://www.granada.org.es/contrata.nsf/7514094450724ee8c125743d003da707/c55451086a9e9abdc125762d003e921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234/2008</text:p>
          </table:table-cell>
          <table:table-cell office:value-type="string" calcext:value-type="string">
            <text:p>EXPTE. 234/2008 (PATRIMONIO).- ARRENDAMIENTO PARA LA EXPLOTACIÓN DEL KIOSCO BAR DEL PARQUE RECREATIV</text:p>
          </table:table-cell>
          <table:table-cell office:value-type="string" calcext:value-type="string">
            <text:p>http://www.granada.org.es/contrata.nsf/7514094450724ee8c125743d003da707/dece20aa46b67fc2c125762d0032624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94/2009</text:p>
          </table:table-cell>
          <table:table-cell office:value-type="string" calcext:value-type="string">
            <text:p>Expte nº 94/2009 PNSP Contrato suministro alquiler, colocacion y limpieza servicios publicos Fiestas</text:p>
          </table:table-cell>
          <table:table-cell office:value-type="string" calcext:value-type="string">
            <text:p>http://www.granada.org.es/contrata.nsf/7514094450724ee8c125743d003da707/ba175d370c669b1cc125762c00370c3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71/2009</text:p>
          </table:table-cell>
          <table:table-cell office:value-type="string" calcext:value-type="string">
            <text:p>Expte nº 71/2009 PNSP Contrato suministro mediante renting sistrema control gestion llaves para P. L</text:p>
          </table:table-cell>
          <table:table-cell office:value-type="string" calcext:value-type="string">
            <text:p>http://www.granada.org.es/contrata.nsf/7514094450724ee8c125743d003da707/e7cf4c9a48ffcc9bc125762c0036262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192/2009</text:p>
          </table:table-cell>
          <table:table-cell office:value-type="string" calcext:value-type="string">
            <text:p>Expte nº 192/2009 PNSP Contrato servicios de ingenieria relatibo redaccion proyecto Carril Bici "Eje</text:p>
          </table:table-cell>
          <table:table-cell office:value-type="string" calcext:value-type="string">
            <text:p>http://www.granada.org.es/contrata.nsf/7514094450724ee8c125743d003da707/efbce24175603e2ac125762c0034ab9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string" calcext:value-type="string">
            <text:p>191/2009</text:p>
          </table:table-cell>
          <table:table-cell office:value-type="string" calcext:value-type="string">
            <text:p>Expte nº 191/2009 Contrato servicios de ingenieria redaccion proyecto Carril Bici Granada-Churriana</text:p>
          </table:table-cell>
          <table:table-cell office:value-type="string" calcext:value-type="string">
            <text:p>http://www.granada.org.es/contrata.nsf/7514094450724ee8c125743d003da707/2c968e87ecdda275c125762c0032eeb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82/2009</text:p>
          </table:table-cell>
          <table:table-cell office:value-type="string" calcext:value-type="string">
            <text:p>Expte nº 82/2009 Contrato servicios transporte instrumentos Banda Municipal Musica</text:p>
          </table:table-cell>
          <table:table-cell office:value-type="string" calcext:value-type="string">
            <text:p>http://www.granada.org.es/contrata.nsf/7514094450724ee8c125743d003da707/9c128cbb9773c742c125762c00326c9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358/2008</text:p>
          </table:table-cell>
          <table:table-cell office:value-type="string" calcext:value-type="string">
            <text:p>Expte nº 358/2008 Contrato servicios mantenimiento mapa estrategico ruidos ciudad Granafda</text:p>
          </table:table-cell>
          <table:table-cell office:value-type="string" calcext:value-type="string">
            <text:p>http://www.granada.org.es/contrata.nsf/7514094450724ee8c125743d003da707/b9a990c4d58d80d7c125762c0031bed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234/2008</text:p>
          </table:table-cell>
          <table:table-cell office:value-type="string" calcext:value-type="string">
            <text:p>EXPTE. 234/2008 (PATRIMONIO).- ARRENDAMIENTO PARA LA EXPLOTACIÓN DEL KIOSCO BAR DEL PARQUE RECREATIV</text:p>
          </table:table-cell>
          <table:table-cell office:value-type="string" calcext:value-type="string">
            <text:p>http://www.granada.org.es/contrata.nsf/7514094450724ee8c125743d003da707/245dd98132eb3138c125760b003c286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201/2008</text:p>
          </table:table-cell>
          <table:table-cell office:value-type="string" calcext:value-type="string">
            <text:p>EXPTE. 201/2008 (PATRIMONIO).- CONCESIÓN DE LOS DERECHOS DE OCUPACIÓN, USO, DISFRUTE Y EXPLOTACIÓN D</text:p>
          </table:table-cell>
          <table:table-cell office:value-type="string" calcext:value-type="string">
            <text:p>http://www.granada.org.es/contrata.nsf/7514094450724ee8c125743d003da707/dbe60c59132be0f2c125760b003b373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191/2009</text:p>
          </table:table-cell>
          <table:table-cell office:value-type="string" calcext:value-type="string">
            <text:p>Expte nº 191/2009 PNSP Contrato servicios redaccion proyecto carril bici Granada- Churriana</text:p>
          </table:table-cell>
          <table:table-cell office:value-type="string" calcext:value-type="string">
            <text:p>http://www.granada.org.es/contrata.nsf/7514094450724ee8c125743d003da707/c27f85dabded9541c125760a003d509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string" calcext:value-type="string">
            <text:p>192/2009</text:p>
          </table:table-cell>
          <table:table-cell office:value-type="string" calcext:value-type="string">
            <text:p>Expte nº 192/2009 PNSP Contrato servicios ingenieria redaccion prouecto carril bici eje transv. nort</text:p>
          </table:table-cell>
          <table:table-cell office:value-type="string" calcext:value-type="string">
            <text:p>http://www.granada.org.es/contrata.nsf/7514094450724ee8c125743d003da707/40dab57d884b65b1c125760a003cc3d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113/2009</text:p>
          </table:table-cell>
          <table:table-cell office:value-type="string" calcext:value-type="string">
            <text:p>Expte nº 113/2009 PNSP Contrato Servicios informacion a la mujer distritos municipales</text:p>
          </table:table-cell>
          <table:table-cell office:value-type="string" calcext:value-type="string">
            <text:p>http://www.granada.org.es/contrata.nsf/7514094450724ee8c125743d003da707/83e8a9f8c7b32247c1257608004010c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string" calcext:value-type="string">
            <text:p>133/2009</text:p>
          </table:table-cell>
          <table:table-cell office:value-type="string" calcext:value-type="string">
            <text:p>Expte nº 133/2009 PNSP Contrato servicios mantenimiento purificacion aguas Laboratorio Mpal</text:p>
          </table:table-cell>
          <table:table-cell office:value-type="string" calcext:value-type="string">
            <text:p>http://www.granada.org.es/contrata.nsf/7514094450724ee8c125743d003da707/c6e6d15fd53f608ec1257608003c7d9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string" calcext:value-type="string">
            <text:p>132/2009</text:p>
          </table:table-cell>
          <table:table-cell office:value-type="string" calcext:value-type="string">
            <text:p>Expte nº 132/2009 PNSP Contrato servicios mantenimiento equipos analiticos Laboratorio Mpal</text:p>
          </table:table-cell>
          <table:table-cell office:value-type="string" calcext:value-type="string">
            <text:p>http://www.granada.org.es/contrata.nsf/7514094450724ee8c125743d003da707/b63798ba113708b8c125760800328ab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32/2009</text:p>
          </table:table-cell>
          <table:table-cell office:value-type="string" calcext:value-type="string">
            <text:p>Expte nº 132/2009 PNSP Contrato servicios mantenimiento equipos analiticos Laboratorio Mpal</text:p>
          </table:table-cell>
          <table:table-cell office:value-type="string" calcext:value-type="string">
            <text:p>http://www.granada.org.es/contrata.nsf/7514094450724ee8c125743d003da707/b63798ba113708b8c125760800328ab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153/2009</text:p>
          </table:table-cell>
          <table:table-cell office:value-type="string" calcext:value-type="string">
            <text:p>Expte nº 153/2009 C. menor privado espectaculo "Corpus Magico en la Caseta Municipal</text:p>
          </table:table-cell>
          <table:table-cell office:value-type="string" calcext:value-type="string">
            <text:p>http://www.granada.org.es/contrata.nsf/7514094450724ee8c125743d003da707/c073a83af45dd517c125760400399cb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string" calcext:value-type="string">
            <text:p>89/2009</text:p>
          </table:table-cell>
          <table:table-cell office:value-type="string" calcext:value-type="string">
            <text:p>Expye nº 89/2009 C. menor privado arrendamiento caballos para el servicio de P. Local</text:p>
          </table:table-cell>
          <table:table-cell office:value-type="string" calcext:value-type="string">
            <text:p>http://www.granada.org.es/contrata.nsf/7514094450724ee8c125743d003da707/5586f9575086cf23c1257604003971e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string" calcext:value-type="string">
            <text:p>145/2009</text:p>
          </table:table-cell>
          <table:table-cell office:value-type="string" calcext:value-type="string">
            <text:p>Expte nº 145/2009 C. menor privado realizacion espectaculo "Zambras Granadinas"</text:p>
          </table:table-cell>
          <table:table-cell office:value-type="string" calcext:value-type="string">
            <text:p>http://www.granada.org.es/contrata.nsf/7514094450724ee8c125743d003da707/f1f568f8366ef737c125760400395e0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165/2009</text:p>
          </table:table-cell>
          <table:table-cell office:value-type="string" calcext:value-type="string">
            <text:p>Expte nº 165/2009 C. menor privado trabajos artisticos de dibujo y pintura de carocas para el Corpus</text:p>
          </table:table-cell>
          <table:table-cell office:value-type="string" calcext:value-type="string">
            <text:p>http://www.granada.org.es/contrata.nsf/7514094450724ee8c125743d003da707/6f40a663c604102ec12576040039303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string" calcext:value-type="string">
            <text:p>110/2009</text:p>
          </table:table-cell>
          <table:table-cell office:value-type="string" calcext:value-type="string">
            <text:p>Expte nº 110/2009 C. menor suministro arrendamiento instalacion cabinas de water quimico en el Recin</text:p>
          </table:table-cell>
          <table:table-cell office:value-type="string" calcext:value-type="string">
            <text:p>http://www.granada.org.es/contrata.nsf/7514094450724ee8c125743d003da707/263219526a7f26a5c12576040038c1b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string" calcext:value-type="string">
            <text:p>135/2009</text:p>
          </table:table-cell>
          <table:table-cell office:value-type="string" calcext:value-type="string">
            <text:p>Expte nº 135/2009 C. menor suministro material informatico Laboratorio Municipal</text:p>
          </table:table-cell>
          <table:table-cell office:value-type="string" calcext:value-type="string">
            <text:p>http://www.granada.org.es/contrata.nsf/7514094450724ee8c125743d003da707/230c82fe2944fc3fc12576040038ac2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string" calcext:value-type="string">
            <text:p>134/2009</text:p>
          </table:table-cell>
          <table:table-cell office:value-type="string" calcext:value-type="string">
            <text:p>Expte nº 134/2009 C. menor suministro chalecos antibala de seguridad para Policia Local</text:p>
          </table:table-cell>
          <table:table-cell office:value-type="string" calcext:value-type="string">
            <text:p>http://www.granada.org.es/contrata.nsf/7514094450724ee8c125743d003da707/c1614d74798c99a8c12576040038836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2/2009</text:p>
          </table:table-cell>
          <table:table-cell office:value-type="string" calcext:value-type="string">
            <text:p>Expte nº 2/2009 PNSP Contrato suministro herramienta de inteligencia denominada Qlikview</text:p>
          </table:table-cell>
          <table:table-cell office:value-type="string" calcext:value-type="string">
            <text:p>http://www.granada.org.es/contrata.nsf/7514094450724ee8c125743d003da707/6fda2886fd16e570c125760400380c7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112/2009</text:p>
          </table:table-cell>
          <table:table-cell office:value-type="string" calcext:value-type="string">
            <text:p>Expte nº 112/2009 C. menor suministro 2 kits estabilizacion rescate en accidentes trafico </text:p>
          </table:table-cell>
          <table:table-cell office:value-type="string" calcext:value-type="string">
            <text:p>http://www.granada.org.es/contrata.nsf/7514094450724ee8c125743d003da707/025a67bb3432dcd9c12576040037f18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127/2009</text:p>
          </table:table-cell>
          <table:table-cell office:value-type="string" calcext:value-type="string">
            <text:p>Expte nº 127/2009 C. menor suministro de espumogeno para servicio contra incencios </text:p>
          </table:table-cell>
          <table:table-cell office:value-type="string" calcext:value-type="string">
            <text:p>http://www.granada.org.es/contrata.nsf/7514094450724ee8c125743d003da707/3274577d5d4a43e9c12576040037d5a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45/2009</text:p>
          </table:table-cell>
          <table:table-cell office:value-type="string" calcext:value-type="string">
            <text:p>Expte nº 45/2009 PNSP Contrato suministro febra opitca Barrio Chana Mondragones</text:p>
          </table:table-cell>
          <table:table-cell office:value-type="string" calcext:value-type="string">
            <text:p>http://www.granada.org.es/contrata.nsf/7514094450724ee8c125743d003da707/c6b7a25063090576c12576040037b39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string" calcext:value-type="string">
            <text:p>128/2009</text:p>
          </table:table-cell>
          <table:table-cell office:value-type="string" calcext:value-type="string">
            <text:p>Expte nº 128/2009 C. menor obras instalacion electrica Casetas Ferial 2009</text:p>
          </table:table-cell>
          <table:table-cell office:value-type="string" calcext:value-type="string">
            <text:p>http://www.granada.org.es/contrata.nsf/7514094450724ee8c125743d003da707/d4f2392a1cddac3bc125760400379ae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string" calcext:value-type="string">
            <text:p>118/2009</text:p>
          </table:table-cell>
          <table:table-cell office:value-type="string" calcext:value-type="string">
            <text:p>Expte nº 118/2009 C. ,menor obras montaje y desmontaje carpas recinto ferial 2009</text:p>
          </table:table-cell>
          <table:table-cell office:value-type="string" calcext:value-type="string">
            <text:p>http://www.granada.org.es/contrata.nsf/7514094450724ee8c125743d003da707/16f7d8f72455cbf4c1257604003711c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string" calcext:value-type="string">
            <text:p>19/2009</text:p>
          </table:table-cell>
          <table:table-cell office:value-type="string" calcext:value-type="string">
            <text:p>Expte nº 19/2009 PNSP Contrato obras remodelacion de pasos elevados distintos puntos ciudad</text:p>
          </table:table-cell>
          <table:table-cell office:value-type="string" calcext:value-type="string">
            <text:p>http://www.granada.org.es/contrata.nsf/7514094450724ee8c125743d003da707/5b91d2304a0e87aac12576040036e56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328/2008</text:p>
          </table:table-cell>
          <table:table-cell office:value-type="string" calcext:value-type="string">
            <text:p>Expte nº 328/2008 PNSP Contrato obras supresion barreras urbanisitcas </text:p>
          </table:table-cell>
          <table:table-cell office:value-type="string" calcext:value-type="string">
            <text:p>http://www.granada.org.es/contrata.nsf/7514094450724ee8c125743d003da707/112a7a6302fb4aafc12576040036c38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string" calcext:value-type="string">
            <text:p>119/2009</text:p>
          </table:table-cell>
          <table:table-cell office:value-type="string" calcext:value-type="string">
            <text:p>Expte nº 119/2009 C. menor obras Proyecto gestion de energia redes distribucion electrica Corpus 200</text:p>
          </table:table-cell>
          <table:table-cell office:value-type="string" calcext:value-type="string">
            <text:p>http://www.granada.org.es/contrata.nsf/7514094450724ee8c125743d003da707/94b67b3817e7b975c12576040036a32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string" calcext:value-type="string">
            <text:p>176/2009</text:p>
          </table:table-cell>
          <table:table-cell office:value-type="string" calcext:value-type="string">
            <text:p>Expte nº 176/2009 C. menor obras ajardinamiento Recinto Ferial 2009</text:p>
          </table:table-cell>
          <table:table-cell office:value-type="string" calcext:value-type="string">
            <text:p>http://www.granada.org.es/contrata.nsf/7514094450724ee8c125743d003da707/bf8a9d249df0b5e9c1257604003665b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string" calcext:value-type="string">
            <text:p>172/2009</text:p>
          </table:table-cell>
          <table:table-cell office:value-type="string" calcext:value-type="string">
            <text:p>Expte nº 172/2009 C. menor obras proyecto infraestructura recinto ferial 2009</text:p>
          </table:table-cell>
          <table:table-cell office:value-type="string" calcext:value-type="string">
            <text:p>http://www.granada.org.es/contrata.nsf/7514094450724ee8c125743d003da707/0ebd98da558d7ecbc12576040036482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string" calcext:value-type="string">
            <text:p>170/2009</text:p>
          </table:table-cell>
          <table:table-cell office:value-type="string" calcext:value-type="string">
            <text:p>Expte nº 170/2009 C. menor obras rebajo y ampliacion escenario teloneria C.Civico Norte</text:p>
          </table:table-cell>
          <table:table-cell office:value-type="string" calcext:value-type="string">
            <text:p>http://www.granada.org.es/contrata.nsf/7514094450724ee8c125743d003da707/799ebe16f06e319bc12576040035f2e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string" calcext:value-type="string">
            <text:p>160/2009</text:p>
          </table:table-cell>
          <table:table-cell office:value-type="string" calcext:value-type="string">
            <text:p>Expte nº 160/2009 C. menor servicios realizacion programa educativo "Aula Rural Verano Cortijo Pino"</text:p>
          </table:table-cell>
          <table:table-cell office:value-type="string" calcext:value-type="string">
            <text:p>http://www.granada.org.es/contrata.nsf/7514094450724ee8c125743d003da707/0b4753d35b15dd24c12576040035d20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string" calcext:value-type="string">
            <text:p>173/2009</text:p>
          </table:table-cell>
          <table:table-cell office:value-type="string" calcext:value-type="string">
            <text:p>Expte nº 173/2009 C. menor servicios coordinacion seguridad obras infraestrucutra Recinto Ferial</text:p>
          </table:table-cell>
          <table:table-cell office:value-type="string" calcext:value-type="string">
            <text:p>http://www.granada.org.es/contrata.nsf/7514094450724ee8c125743d003da707/bbe2b0de4962717cc12576040035afc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146/2009</text:p>
          </table:table-cell>
          <table:table-cell office:value-type="string" calcext:value-type="string">
            <text:p>Expte nº 146/2009 C. menor servicios coordinar programa "Rebelate vive sin drogas"</text:p>
          </table:table-cell>
          <table:table-cell office:value-type="string" calcext:value-type="string">
            <text:p>http://www.granada.org.es/contrata.nsf/7514094450724ee8c125743d003da707/f44e3bafccbdf4fac12576040035966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string" calcext:value-type="string">
            <text:p>174/2009</text:p>
          </table:table-cell>
          <table:table-cell office:value-type="string" calcext:value-type="string">
            <text:p>Expte nº 174/2009 C. menro servicios publicidad a realizar en C.21</text:p>
          </table:table-cell>
          <table:table-cell office:value-type="string" calcext:value-type="string">
            <text:p>http://www.granada.org.es/contrata.nsf/7514094450724ee8c125743d003da707/04e8ea722f0227d5c12576040035792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string" calcext:value-type="string">
            <text:p>175/2009</text:p>
          </table:table-cell>
          <table:table-cell office:value-type="string" calcext:value-type="string">
            <text:p>Expte nº 175/2009 C. menor servicios publicidad Feria Corpus 2009</text:p>
          </table:table-cell>
          <table:table-cell office:value-type="string" calcext:value-type="string">
            <text:p>http://www.granada.org.es/contrata.nsf/7514094450724ee8c125743d003da707/794c787355fa169fc12576040035220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string" calcext:value-type="string">
            <text:p>20/2009</text:p>
          </table:table-cell>
          <table:table-cell office:value-type="string" calcext:value-type="string">
            <text:p>Expte nº 20/2009 PNCP Contrato serv icios profesional seguridad vial en materia educativa </text:p>
          </table:table-cell>
          <table:table-cell office:value-type="string" calcext:value-type="string">
            <text:p>http://www.granada.org.es/contrata.nsf/7514094450724ee8c125743d003da707/d6313f159add5569c12576040034edc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string" calcext:value-type="string">
            <text:p>84/2009</text:p>
          </table:table-cell>
          <table:table-cell office:value-type="string" calcext:value-type="string">
            <text:p>Expte nº 84/2009 C. menor servicios actulacion servidores Dominio Lotus Notes</text:p>
          </table:table-cell>
          <table:table-cell office:value-type="string" calcext:value-type="string">
            <text:p>http://www.granada.org.es/contrata.nsf/7514094450724ee8c125743d003da707/f6072c83fb98e84dc12576040034827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116/2009</text:p>
          </table:table-cell>
          <table:table-cell office:value-type="string" calcext:value-type="string">
            <text:p>Expte nº 116/2009 C. menor distribucion programas planos Corpus 2009</text:p>
          </table:table-cell>
          <table:table-cell office:value-type="string" calcext:value-type="string">
            <text:p>http://www.granada.org.es/contrata.nsf/7514094450724ee8c125743d003da707/515545651d41536ac125760400344f9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string" calcext:value-type="string">
            <text:p>137/2009</text:p>
          </table:table-cell>
          <table:table-cell office:value-type="string" calcext:value-type="string">
            <text:p>Expte nº 137/2009 C. menor servicios realizacion de un pasacalles Fiestas Corpus 2009</text:p>
          </table:table-cell>
          <table:table-cell office:value-type="string" calcext:value-type="string">
            <text:p>http://www.granada.org.es/contrata.nsf/7514094450724ee8c125743d003da707/0dcd9c6f1f86efefc12576040033eb7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string" calcext:value-type="string">
            <text:p>139/2009</text:p>
          </table:table-cell>
          <table:table-cell office:value-type="string" calcext:value-type="string">
            <text:p>Expte nº 139/2009 C. menor servicio traslado personas impedidas ejercer derecho voto</text:p>
          </table:table-cell>
          <table:table-cell office:value-type="string" calcext:value-type="string">
            <text:p>http://www.granada.org.es/contrata.nsf/7514094450724ee8c125743d003da707/d3f55ff5f1968c2fc12576040033cd7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string" calcext:value-type="string">
            <text:p>139/2009</text:p>
          </table:table-cell>
          <table:table-cell office:value-type="string" calcext:value-type="string">
            <text:p>Expte nº 139/2009 C. menor servicio traslado personas impedidas ejercer derecho voto</text:p>
          </table:table-cell>
          <table:table-cell office:value-type="string" calcext:value-type="string">
            <text:p>http://www.granada.org.es/contrata.nsf/7514094450724ee8c125743d003da707/d3f55ff5f1968c2fc12576040033cd7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158/2009</text:p>
          </table:table-cell>
          <table:table-cell office:value-type="string" calcext:value-type="string">
            <text:p>Expte nº 158/2009 C. menor servicios de publicidad actividades Concejalia Juventud en Onda Cero</text:p>
          </table:table-cell>
          <table:table-cell office:value-type="string" calcext:value-type="string">
            <text:p>http://www.granada.org.es/contrata.nsf/7514094450724ee8c125743d003da707/6ceed1273332dffcc12576040033adc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88/2009</text:p>
          </table:table-cell>
          <table:table-cell office:value-type="string" calcext:value-type="string">
            <text:p>Expte nº 88/2009 C. menor servicios emision de sonido unico en la zona atraccion Ferial 2009</text:p>
          </table:table-cell>
          <table:table-cell office:value-type="string" calcext:value-type="string">
            <text:p>http://www.granada.org.es/contrata.nsf/7514094450724ee8c125743d003da707/8245e288f96f2908c12576040033890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string" calcext:value-type="string">
            <text:p>354/2008</text:p>
          </table:table-cell>
          <table:table-cell office:value-type="string" calcext:value-type="string">
            <text:p>Expte nº 354/2008 PNSP Contrato servicios prestacion servicio tecnico y sonido Centro Civico Zaidin</text:p>
          </table:table-cell>
          <table:table-cell office:value-type="string" calcext:value-type="string">
            <text:p>http://www.granada.org.es/contrata.nsf/7514094450724ee8c125743d003da707/a392415a1898c7bfc12576040033390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string" calcext:value-type="string">
            <text:p>129/2009</text:p>
          </table:table-cell>
          <table:table-cell office:value-type="string" calcext:value-type="string">
            <text:p>Expte nº 129/2009 C. menor servicios edicion catalogos VIII edicion concurso dibujo</text:p>
          </table:table-cell>
          <table:table-cell office:value-type="string" calcext:value-type="string">
            <text:p>http://www.granada.org.es/contrata.nsf/7514094450724ee8c125743d003da707/efe9d2994d9e45cec12576040032dd0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129/2009</text:p>
          </table:table-cell>
          <table:table-cell office:value-type="string" calcext:value-type="string">
            <text:p>Expte nº 129/2009 C. menor servicios coordinacion y seguridad instalalcion electrica</text:p>
          </table:table-cell>
          <table:table-cell office:value-type="string" calcext:value-type="string">
            <text:p>http://www.granada.org.es/contrata.nsf/7514094450724ee8c125743d003da707/0df2d0f9cef2b91cc12576040032afc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149/2009</text:p>
          </table:table-cell>
          <table:table-cell office:value-type="string" calcext:value-type="string">
            <text:p>Expte nº 149/2009 C. menor servicios refuerzo sustitucion acomodadores</text:p>
          </table:table-cell>
          <table:table-cell office:value-type="string" calcext:value-type="string">
            <text:p>http://www.granada.org.es/contrata.nsf/7514094450724ee8c125743d003da707/9f590193230d91d6c1257604003214e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149/2009</text:p>
          </table:table-cell>
          <table:table-cell office:value-type="string" calcext:value-type="string">
            <text:p>Expte nº 149/2009 C. menor servicios refuerzo porteeros acomodadores</text:p>
          </table:table-cell>
          <table:table-cell office:value-type="string" calcext:value-type="string">
            <text:p>http://www.granada.org.es/contrata.nsf/7514094450724ee8c125743d003da707/d03a4688d75f9d5dc12576040031b60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string" calcext:value-type="string">
            <text:p>120/2009</text:p>
          </table:table-cell>
          <table:table-cell office:value-type="string" calcext:value-type="string">
            <text:p>Expte nº 120/2009 C. menor servicio de coordinacion seguridad y salud gestion de energia</text:p>
          </table:table-cell>
          <table:table-cell office:value-type="string" calcext:value-type="string">
            <text:p>http://www.granada.org.es/contrata.nsf/7514094450724ee8c125743d003da707/c44fa1952db1d9edc125760400318be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117/2009</text:p>
          </table:table-cell>
          <table:table-cell office:value-type="string" calcext:value-type="string">
            <text:p>Expte nº 117/2009 C. menor servicios coordinacion seguridad y salud obras montaje Recinto Ferial</text:p>
          </table:table-cell>
          <table:table-cell office:value-type="string" calcext:value-type="string">
            <text:p>http://www.granada.org.es/contrata.nsf/7514094450724ee8c125743d003da707/9d41b5c9410fca27c1257604003161e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string" calcext:value-type="string">
            <text:p>92/2009</text:p>
          </table:table-cell>
          <table:table-cell office:value-type="string" calcext:value-type="string">
            <text:p>Expte nº 92/2009 C. menor servicios edicion catalogos exposicion Granada Moscosiana</text:p>
          </table:table-cell>
          <table:table-cell office:value-type="string" calcext:value-type="string">
            <text:p>http://www.granada.org.es/contrata.nsf/7514094450724ee8c125743d003da707/586354aa8d29f1d8c12576040031330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136/2009</text:p>
          </table:table-cell>
          <table:table-cell office:value-type="string" calcext:value-type="string">
            <text:p>Expte nº 136/2009 C. menor servicios iluminacion sonido actividades Corral Carbon</text:p>
          </table:table-cell>
          <table:table-cell office:value-type="string" calcext:value-type="string">
            <text:p>http://www.granada.org.es/contrata.nsf/7514094450724ee8c125743d003da707/1c7b4bf2f11391ecc1257604003114f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 office:value-type="string" calcext:value-type="string">
            <text:p>70/2009</text:p>
          </table:table-cell>
          <table:table-cell office:value-type="string" calcext:value-type="string">
            <text:p>Expte nº 70/2009 C. menor suministro material audio-visual Centro Educacion Vial</text:p>
          </table:table-cell>
          <table:table-cell office:value-type="string" calcext:value-type="string">
            <text:p>http://www.granada.org.es/contrata.nsf/7514094450724ee8c125743d003da707/8d51f0d130b8619dc125760400309b9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string" calcext:value-type="string">
            <text:p>100/2009</text:p>
          </table:table-cell>
          <table:table-cell office:value-type="string" calcext:value-type="string">
            <text:p>Expte nº 100/2009 C. menor servicios coordinacion y seguridad conservacion de señalizacion</text:p>
          </table:table-cell>
          <table:table-cell office:value-type="string" calcext:value-type="string">
            <text:p>http://www.granada.org.es/contrata.nsf/7514094450724ee8c125743d003da707/ae508197d2ac110cc125760400307d0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125/2009</text:p>
          </table:table-cell>
          <table:table-cell office:value-type="string" calcext:value-type="string">
            <text:p>Expte nº 125/2009 C. menor servicos de iluminacion y sonido entrega Premio Poesia Ciudad Granada</text:p>
          </table:table-cell>
          <table:table-cell office:value-type="string" calcext:value-type="string">
            <text:p>http://www.granada.org.es/contrata.nsf/7514094450724ee8c125743d003da707/aecb1dbe36c6be0ac125760400305d6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string" calcext:value-type="string">
            <text:p>79/2009</text:p>
          </table:table-cell>
          <table:table-cell office:value-type="string" calcext:value-type="string">
            <text:p>Expte nº 79/2009 C. menor obras acometida y cuadro electrico Sala Exposiciones Gran Capitan</text:p>
          </table:table-cell>
          <table:table-cell office:value-type="string" calcext:value-type="string">
            <text:p>http://www.granada.org.es/contrata.nsf/7514094450724ee8c125743d003da707/78de992a919a14d8c1257604003036b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string" calcext:value-type="string">
            <text:p>24/2009</text:p>
          </table:table-cell>
          <table:table-cell office:value-type="string" calcext:value-type="string">
            <text:p>Expte nº 24/2009 PNSP Contrato servicios creacion y desarrollo instrumentos portal granadajoven.com</text:p>
          </table:table-cell>
          <table:table-cell office:value-type="string" calcext:value-type="string">
            <text:p>http://www.granada.org.es/contrata.nsf/7514094450724ee8c125743d003da707/e1608cf3c2e0fdffc1257604003011a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string" calcext:value-type="string">
            <text:p>95/2009</text:p>
          </table:table-cell>
          <table:table-cell office:value-type="string" calcext:value-type="string">
            <text:p>Expte nº 95/2009 PNSP Contrato gestion servicios publicos aparcamiento vigliado en el Ferial</text:p>
          </table:table-cell>
          <table:table-cell office:value-type="string" calcext:value-type="string">
            <text:p>http://www.granada.org.es/contrata.nsf/7514094450724ee8c125743d003da707/044037421828e42ec1257604002fec9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 office:value-type="string" calcext:value-type="string">
            <text:p>51/2009</text:p>
          </table:table-cell>
          <table:table-cell office:value-type="string" calcext:value-type="string">
            <text:p>Expte nº 51/2009 C. menor servicios diseño Plan transporte altenativo para C. Adtvo Mondragones</text:p>
          </table:table-cell>
          <table:table-cell office:value-type="string" calcext:value-type="string">
            <text:p>http://www.granada.org.es/contrata.nsf/7514094450724ee8c125743d003da707/7731f81296360260c1257604002fbad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string" calcext:value-type="string">
            <text:p>1/2009</text:p>
          </table:table-cell>
          <table:table-cell office:value-type="string" calcext:value-type="string">
            <text:p>Expte nº 1/2009 Contrato suministro e instalacion juegos infantiles </text:p>
          </table:table-cell>
          <table:table-cell office:value-type="string" calcext:value-type="string">
            <text:p>http://www.granada.org.es/contrata.nsf/7514094450724ee8c125743d003da707/7012982d356f6d72c125760300367fc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string" calcext:value-type="string">
            <text:p>76/2009</text:p>
          </table:table-cell>
          <table:table-cell office:value-type="string" calcext:value-type="string">
            <text:p>Expte nº 76/09 Contrato obras limpieza escombros espacios municipales</text:p>
          </table:table-cell>
          <table:table-cell office:value-type="string" calcext:value-type="string">
            <text:p>http://www.granada.org.es/contrata.nsf/7514094450724ee8c125743d003da707/935667f1806a064bc12576030035c41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111/2009</text:p>
          </table:table-cell>
          <table:table-cell office:value-type="string" calcext:value-type="string">
            <text:p>Expte nº 111/2009 C. menor suministro mascaras , pulmos cajas transporte Servicio contra Incendios</text:p>
          </table:table-cell>
          <table:table-cell office:value-type="string" calcext:value-type="string">
            <text:p>http://www.granada.org.es/contrata.nsf/7514094450724ee8c125743d003da707/000bea999d8b053ec12575fd00358f3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string" calcext:value-type="string">
            <text:p>161/2009</text:p>
          </table:table-cell>
          <table:table-cell office:value-type="string" calcext:value-type="string">
            <text:p>Expte nº 161/2009 C. menor realizacion Programa Educativo "Conoce el Paseo del Genil" </text:p>
          </table:table-cell>
          <table:table-cell office:value-type="string" calcext:value-type="string">
            <text:p>http://www.granada.org.es/contrata.nsf/7514094450724ee8c125743d003da707/01c9866b4095144bc12575fd0035173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string" calcext:value-type="string">
            <text:p>166/2009</text:p>
          </table:table-cell>
          <table:table-cell office:value-type="string" calcext:value-type="string">
            <text:p>Expte nº 166/2009 C. menor suministro material de proteccion con destino P. Local</text:p>
          </table:table-cell>
          <table:table-cell office:value-type="string" calcext:value-type="string">
            <text:p>http://www.granada.org.es/contrata.nsf/7514094450724ee8c125743d003da707/4f8b88a70561d601c12575fd00349d5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string" calcext:value-type="string">
            <text:p>189/2009</text:p>
          </table:table-cell>
          <table:table-cell office:value-type="string" calcext:value-type="string">
            <text:p>Expte nº 189/2009 C. menor suministro tarjetas para las maquinas Catalyst 4500 de cisco</text:p>
          </table:table-cell>
          <table:table-cell office:value-type="string" calcext:value-type="string">
            <text:p>http://www.granada.org.es/contrata.nsf/7514094450724ee8c125743d003da707/d85f770121f31274c12575fd0034399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 office:value-type="string" calcext:value-type="string">
            <text:p>196/2009</text:p>
          </table:table-cell>
          <table:table-cell office:value-type="string" calcext:value-type="string">
            <text:p>Expte nº 196/2009 C. menor suministro chalecos antibalas</text:p>
          </table:table-cell>
          <table:table-cell office:value-type="string" calcext:value-type="string">
            <text:p>http://www.granada.org.es/contrata.nsf/7514094450724ee8c125743d003da707/c81ca76c7ad1f489c12575fd0033bb6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344/2008</text:p>
          </table:table-cell>
          <table:table-cell office:value-type="string" calcext:value-type="string">
            <text:p>Expte nº .344/2008.- Contrato suministro vehiculos para Parque Movil Municipal</text:p>
          </table:table-cell>
          <table:table-cell office:value-type="string" calcext:value-type="string">
            <text:p>http://www.granada.org.es/contrata.nsf/7514094450724ee8c125743d003da707/9df527b0fd372551c12575fc003fb60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string" calcext:value-type="string">
            <text:p>163/2009</text:p>
          </table:table-cell>
          <table:table-cell office:value-type="string" calcext:value-type="string">
            <text:p>Expte nº 163/2009 Contrato servicios asesoramiento y defensa penal del Ayuntamiento de Granada</text:p>
          </table:table-cell>
          <table:table-cell office:value-type="string" calcext:value-type="string">
            <text:p>http://www.granada.org.es/contrata.nsf/7514094450724ee8c125743d003da707/bbd4c03bb4f74d1cc12575fc003ef59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string" calcext:value-type="string">
            <text:p>75/2009</text:p>
          </table:table-cell>
          <table:table-cell office:value-type="string" calcext:value-type="string">
            <text:p>Expte nº 75/2009 C. menor suministro proyector para Teatro Municipal Isabel la Catolica</text:p>
          </table:table-cell>
          <table:table-cell office:value-type="string" calcext:value-type="string">
            <text:p>http://www.granada.org.es/contrata.nsf/7514094450724ee8c125743d003da707/5fe584c717c164d8c12575fc002e131d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string" calcext:value-type="string">
            <text:p>35/2009</text:p>
          </table:table-cell>
          <table:table-cell office:value-type="string" calcext:value-type="string">
            <text:p>Expte nº 35/2009 C. menor suministro sillas para Banda Municipal de Musica</text:p>
          </table:table-cell>
          <table:table-cell office:value-type="string" calcext:value-type="string">
            <text:p>http://www.granada.org.es/contrata.nsf/7514094450724ee8c125743d003da707/6bac69af6e4a93ffc12575fc002dba9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string" calcext:value-type="string">
            <text:p>35/2009</text:p>
          </table:table-cell>
          <table:table-cell office:value-type="string" calcext:value-type="string">
            <text:p>Expte nº 35/2009 C. menor suministro sillas para Banda Municipal de Musica</text:p>
          </table:table-cell>
          <table:table-cell office:value-type="string" calcext:value-type="string">
            <text:p>http://www.granada.org.es/contrata.nsf/7514094450724ee8c125743d003da707/6bac69af6e4a93ffc12575fc002dba9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65/2009</text:p>
          </table:table-cell>
          <table:table-cell office:value-type="string" calcext:value-type="string">
            <text:p>Expte nº 65/2009 PNSP Contrato suministro a granel de gases licuados </text:p>
          </table:table-cell>
          <table:table-cell office:value-type="string" calcext:value-type="string">
            <text:p>http://www.granada.org.es/contrata.nsf/7514094450724ee8c125743d003da707/8f68796cbb3cb89ec12575fb0035a89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152/2009</text:p>
          </table:table-cell>
          <table:table-cell office:value-type="string" calcext:value-type="string">
            <text:p>Expte nº 152/2009 C. menor instalacion grupo electrogeno en Laboratorio Municipal </text:p>
          </table:table-cell>
          <table:table-cell office:value-type="string" calcext:value-type="string">
            <text:p>http://www.granada.org.es/contrata.nsf/7514094450724ee8c125743d003da707/f0ee82fd269e8e59c12575fb0034331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364/2008</text:p>
          </table:table-cell>
          <table:table-cell office:value-type="string" calcext:value-type="string">
            <text:p>Expte nº 364/2008 C, menor suministro fotocopiadoras para Junta Arbitral Consumo </text:p>
          </table:table-cell>
          <table:table-cell office:value-type="string" calcext:value-type="string">
            <text:p>http://www.granada.org.es/contrata.nsf/7514094450724ee8c125743d003da707/b84fbe80c3d0b243c12575fb0033905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string" calcext:value-type="string">
            <text:p>164/2009</text:p>
          </table:table-cell>
          <table:table-cell office:value-type="string" calcext:value-type="string">
            <text:p>Expte nº 164/2009 C. menor material señalizacion de trafico para Policia Local</text:p>
          </table:table-cell>
          <table:table-cell office:value-type="string" calcext:value-type="string">
            <text:p>http://www.granada.org.es/contrata.nsf/7514094450724ee8c125743d003da707/8b7da06a26f87255c12575fb0032b1e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57/2009</text:p>
          </table:table-cell>
          <table:table-cell office:value-type="string" calcext:value-type="string">
            <text:p>Expte nº 57/2009 Contrato servicios interpretacion y traduccion procedimientos instruidos por Ayto G</text:p>
          </table:table-cell>
          <table:table-cell office:value-type="string" calcext:value-type="string">
            <text:p>http://www.granada.org.es/contrata.nsf/7514094450724ee8c125743d003da707/6c7b05845d04c91ac12575f600263cc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string" calcext:value-type="string">
            <text:p>82/2009</text:p>
          </table:table-cell>
          <table:table-cell office:value-type="string" calcext:value-type="string">
            <text:p>Expte nº 82/2009 Contrato servcios transporte instrumentos Banda Municipal Musica</text:p>
          </table:table-cell>
          <table:table-cell office:value-type="string" calcext:value-type="string">
            <text:p>http://www.granada.org.es/contrata.nsf/7514094450724ee8c125743d003da707/ee15e4921e0a922bc12575f60025d472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string" calcext:value-type="string">
            <text:p>162/2009</text:p>
          </table:table-cell>
          <table:table-cell office:value-type="string" calcext:value-type="string">
            <text:p>Expte nº 162/2009 C. menor servicios realizacion Programa "Conoce el Sacromonte"</text:p>
          </table:table-cell>
          <table:table-cell office:value-type="string" calcext:value-type="string">
            <text:p>http://www.granada.org.es/contrata.nsf/7514094450724ee8c125743d003da707/2d439b31a187b5ccc12575f20030fb4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 office:value-type="string" calcext:value-type="string">
            <text:p>55/2009</text:p>
          </table:table-cell>
          <table:table-cell office:value-type="string" calcext:value-type="string">
            <text:p>Expte nº 55/2009 PNSP Contrato obras ejecucon zonas ajardinadas P-43.1</text:p>
          </table:table-cell>
          <table:table-cell office:value-type="string" calcext:value-type="string">
            <text:p>http://www.granada.org.es/contrata.nsf/7514094450724ee8c125743d003da707/10672bce8edaa90ac12575f2002e604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 office:value-type="string" calcext:value-type="string">
            <text:p>157/2009</text:p>
          </table:table-cell>
          <table:table-cell office:value-type="string" calcext:value-type="string">
            <text:p>Expte nº 157/2009 C. menor servicios carga-descarga actividades programadas Del. Cultura</text:p>
          </table:table-cell>
          <table:table-cell office:value-type="string" calcext:value-type="string">
            <text:p>http://www.granada.org.es/contrata.nsf/7514094450724ee8c125743d003da707/33030f37df8dac6dc12575f2002dc15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143/2009</text:p>
          </table:table-cell>
          <table:table-cell office:value-type="string" calcext:value-type="string">
            <text:p>Expte nº 143/2009 C. menor servicios elaboracion estudio tecnico implantacion plataforma</text:p>
          </table:table-cell>
          <table:table-cell office:value-type="string" calcext:value-type="string">
            <text:p>http://www.granada.org.es/contrata.nsf/7514094450724ee8c125743d003da707/d5e08a096207b6c0c12575f2002a6c0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140/2009</text:p>
          </table:table-cell>
          <table:table-cell office:value-type="string" calcext:value-type="string">
            <text:p>Expte nº 140/2009 C- menor suministro 15 pcs, 2 impresoras </text:p>
          </table:table-cell>
          <table:table-cell office:value-type="string" calcext:value-type="string">
            <text:p>http://www.granada.org.es/contrata.nsf/7514094450724ee8c125743d003da707/0bf88289eb67eba3c12575f200295e0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string" calcext:value-type="string">
            <text:p>235/2008</text:p>
          </table:table-cell>
          <table:table-cell office:value-type="string" calcext:value-type="string">
            <text:p>Expte nº 235/08 Contrato concesion servicio publico educativo del Centro Educacion Infantil</text:p>
          </table:table-cell>
          <table:table-cell office:value-type="string" calcext:value-type="string">
            <text:p>http://www.granada.org.es/contrata.nsf/7514094450724ee8c125743d003da707/d34499df2091a79bc12575ef00326f9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string" calcext:value-type="string">
            <text:p>358/2008</text:p>
          </table:table-cell>
          <table:table-cell office:value-type="string" calcext:value-type="string">
            <text:p>Expte nº 358/2008 Contrato servicios mantenimiento mapa estrategico ruidos ciudad Granada</text:p>
          </table:table-cell>
          <table:table-cell office:value-type="string" calcext:value-type="string">
            <text:p>http://www.granada.org.es/contrata.nsf/7514094450724ee8c125743d003da707/91207dda90092309c12575ef00308fd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string" calcext:value-type="string">
            <text:p>68/2009</text:p>
          </table:table-cell>
          <table:table-cell office:value-type="string" calcext:value-type="string">
            <text:p>Expte nº 68/2009 Contrato servicios realizacion talleres y actividades sociocomunitarias</text:p>
          </table:table-cell>
          <table:table-cell office:value-type="string" calcext:value-type="string">
            <text:p>http://www.granada.org.es/contrata.nsf/7514094450724ee8c125743d003da707/05abc6d4a752b031c12575eb003cc0a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string" calcext:value-type="string">
            <text:p>341/2008</text:p>
          </table:table-cell>
          <table:table-cell office:value-type="string" calcext:value-type="string">
            <text:p>Expte nº 341/2008 Contrato servicios autocar usuarios activades organizadas Area Familia </text:p>
          </table:table-cell>
          <table:table-cell office:value-type="string" calcext:value-type="string">
            <text:p>http://www.granada.org.es/contrata.nsf/7514094450724ee8c125743d003da707/2ebcee15cf74ce73c12575e8002f5b5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string" calcext:value-type="string">
            <text:p>94/2009</text:p>
          </table:table-cell>
          <table:table-cell office:value-type="string" calcext:value-type="string">
            <text:p>Expte nº 94/2009 PNSP Contrato suministro alquiler servicios publicos fiestas barrios 2009</text:p>
          </table:table-cell>
          <table:table-cell office:value-type="string" calcext:value-type="string">
            <text:p>http://www.granada.org.es/contrata.nsf/7514094450724ee8c125743d003da707/c983d2c0cca175c4c12575e8002dfaa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17/2009</text:p>
          </table:table-cell>
          <table:table-cell office:value-type="string" calcext:value-type="string">
            <text:p>Expte nº 17/2009 Contrato servicios limpieza complementaria Teatro Municipal Isabel Catolica</text:p>
          </table:table-cell>
          <table:table-cell office:value-type="string" calcext:value-type="string">
            <text:p>http://www.granada.org.es/contrata.nsf/7514094450724ee8c125743d003da707/9cb719d6ec714581c12575e1003bc09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string" calcext:value-type="string">
            <text:p>332/2008</text:p>
          </table:table-cell>
          <table:table-cell office:value-type="string" calcext:value-type="string">
            <text:p>Expte nº 332/2008 Contrato Servicios Limpieza colegios publicos y dependencias mples Ayto Granada</text:p>
          </table:table-cell>
          <table:table-cell office:value-type="string" calcext:value-type="string">
            <text:p>http://www.granada.org.es/contrata.nsf/7514094450724ee8c125743d003da707/d9ffb38a0c593c58c12575e100387f6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39/2009</text:p>
          </table:table-cell>
          <table:table-cell office:value-type="string" calcext:value-type="string">
            <text:p>Expte nº 39/2009 Contrato Gestion servicio vigilancia y control estacionamientos vigilados</text:p>
          </table:table-cell>
          <table:table-cell office:value-type="string" calcext:value-type="string">
            <text:p>http://www.granada.org.es/contrata.nsf/7514094450724ee8c125743d003da707/350a714e14fdcee8c12575e100365d4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string" calcext:value-type="string">
            <text:p>71/2009</text:p>
          </table:table-cell>
          <table:table-cell office:value-type="string" calcext:value-type="string">
            <text:p>Expte nº 71/2009 PNSP Contrato suministro sistema control gestion llaves, para Policia Local</text:p>
          </table:table-cell>
          <table:table-cell office:value-type="string" calcext:value-type="string">
            <text:p>http://www.granada.org.es/contrata.nsf/7514094450724ee8c125743d003da707/52cd4a3a6eb01cb1c12575e0003350c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65/2009</text:p>
          </table:table-cell>
          <table:table-cell office:value-type="string" calcext:value-type="string">
            <text:p>Expte nº 65/2009 PNSP Contrato suministro a granel de gases licuados de pretroleo </text:p>
          </table:table-cell>
          <table:table-cell office:value-type="string" calcext:value-type="string">
            <text:p>http://www.granada.org.es/contrata.nsf/7514094450724ee8c125743d003da707/3fb532c4b36b1c88c12575de003fc6a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90/2009</text:p>
          </table:table-cell>
          <table:table-cell office:value-type="string" calcext:value-type="string">
            <text:p>Expte nº 90/2009 C. menor mastiles y su instalacion en Carmen Martires</text:p>
          </table:table-cell>
          <table:table-cell office:value-type="string" calcext:value-type="string">
            <text:p>http://www.granada.org.es/contrata.nsf/7514094450724ee8c125743d003da707/7dfc1a889dcad7d0c12575d7003c56d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 office:value-type="string" calcext:value-type="string">
            <text:p>55/2009</text:p>
          </table:table-cell>
          <table:table-cell office:value-type="string" calcext:value-type="string">
            <text:p>Expte nº 55/2009.- Contrato obras ejecucion zonas ajardinadas P-43.1</text:p>
          </table:table-cell>
          <table:table-cell office:value-type="string" calcext:value-type="string">
            <text:p>http://www.granada.org.es/contrata.nsf/7514094450724ee8c125743d003da707/1d462a3b978b8fbec12575cb003e44a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string" calcext:value-type="string">
            <text:p>22/2009</text:p>
          </table:table-cell>
          <table:table-cell office:value-type="string" calcext:value-type="string">
            <text:p>Expte nº 22/2009.- Contrato Servicios Tareas apoyo servicios complementarios Concejalia Juventud</text:p>
          </table:table-cell>
          <table:table-cell office:value-type="string" calcext:value-type="string">
            <text:p>http://www.granada.org.es/contrata.nsf/7514094450724ee8c125743d003da707/fe8decbc7afd81c8c12575cb003d2e4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21/2009</text:p>
          </table:table-cell>
          <table:table-cell office:value-type="string" calcext:value-type="string">
            <text:p>Expte nº 21/2009 Contrato servicios realizacion talleres actividades programa "enredate"</text:p>
          </table:table-cell>
          <table:table-cell office:value-type="string" calcext:value-type="string">
            <text:p>http://www.granada.org.es/contrata.nsf/7514094450724ee8c125743d003da707/3f6ca6da36deadb2c12575cb003ade0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 office:value-type="string" calcext:value-type="string">
            <text:p>359/2008</text:p>
          </table:table-cell>
          <table:table-cell office:value-type="string" calcext:value-type="string">
            <text:p>Expte nº 359/2008.- Contrato servicios proyecto "Escuela de Vacaciones"</text:p>
          </table:table-cell>
          <table:table-cell office:value-type="string" calcext:value-type="string">
            <text:p>http://www.granada.org.es/contrata.nsf/7514094450724ee8c125743d003da707/45215c5a6a43250ec12575cb00370df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 office:value-type="string" calcext:value-type="string">
            <text:p>86/2009</text:p>
          </table:table-cell>
          <table:table-cell office:value-type="string" calcext:value-type="string">
            <text:p>Expte nº 86/2009 Contrato servicios realizacion programa construyendo mi futuro</text:p>
          </table:table-cell>
          <table:table-cell office:value-type="string" calcext:value-type="string">
            <text:p>http://www.granada.org.es/contrata.nsf/7514094450724ee8c125743d003da707/dc7da5719133de12c12575c80023a89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2" office:value-type="string" calcext:value-type="string">
            <text:p>141/2009</text:p>
          </table:table-cell>
          <table:table-cell office:value-type="string" calcext:value-type="string">
            <text:p>Expte nº 141/2009 Contrato servicios mantenimiento maquinas del CPD</text:p>
          </table:table-cell>
          <table:table-cell office:value-type="string" calcext:value-type="string">
            <text:p>http://www.granada.org.es/contrata.nsf/7514094450724ee8c125743d003da707/00603bc093dbc6f4c12575c50045909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 office:value-type="string" calcext:value-type="string">
            <text:p>151/2009</text:p>
          </table:table-cell>
          <table:table-cell office:value-type="string" calcext:value-type="string">
            <text:p>Expte nº 151/2009 Contrato servicios mantenimiento servidor corporativo Zseries</text:p>
          </table:table-cell>
          <table:table-cell office:value-type="string" calcext:value-type="string">
            <text:p>http://www.granada.org.es/contrata.nsf/7514094450724ee8c125743d003da707/9f2fcab50f07e9f6c12575c5004549c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151/2009</text:p>
          </table:table-cell>
          <table:table-cell office:value-type="string" calcext:value-type="string">
            <text:p>Expte nº 151/2009 Contrato servicios mantenimiento servidor corporativo Zseries</text:p>
          </table:table-cell>
          <table:table-cell office:value-type="string" calcext:value-type="string">
            <text:p>http://www.granada.org.es/contrata.nsf/7514094450724ee8c125743d003da707/9f2fcab50f07e9f6c12575c5004549c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string" calcext:value-type="string">
            <text:p>142/2009</text:p>
          </table:table-cell>
          <table:table-cell office:value-type="string" calcext:value-type="string">
            <text:p>Expte nº 142/2009 Contrato suministro paneles publicitarios procesos electorales</text:p>
          </table:table-cell>
          <table:table-cell office:value-type="string" calcext:value-type="string">
            <text:p>http://www.granada.org.es/contrata.nsf/7514094450724ee8c125743d003da707/ec6d384dc3b35473c12575c50045303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 office:value-type="string" calcext:value-type="string">
            <text:p>114/2009</text:p>
          </table:table-cell>
          <table:table-cell office:value-type="string" calcext:value-type="string">
            <text:p>Expte nº 114/2009 Contrato suministro muewbles oficina para Centros Lancha Genil y C. Civico Genil</text:p>
          </table:table-cell>
          <table:table-cell office:value-type="string" calcext:value-type="string">
            <text:p>http://www.granada.org.es/contrata.nsf/7514094450724ee8c125743d003da707/bb2a120f5c6e1208c12575c5004517a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 office:value-type="string" calcext:value-type="string">
            <text:p>106/2009</text:p>
          </table:table-cell>
          <table:table-cell office:value-type="string" calcext:value-type="string">
            <text:p>Expte nº 106/2009 Contrato suministro realizacion espectaculos fuegos artificiales Fiestas Corpus</text:p>
          </table:table-cell>
          <table:table-cell office:value-type="string" calcext:value-type="string">
            <text:p>http://www.granada.org.es/contrata.nsf/7514094450724ee8c125743d003da707/10ddc09e03424ea4c12575c50044fde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2" office:value-type="string" calcext:value-type="string">
            <text:p>103/2009</text:p>
          </table:table-cell>
          <table:table-cell office:value-type="string" calcext:value-type="string">
            <text:p>Expte nº 103/2009 Contrato suministro camisetas para el personal Servicio Contraincendios</text:p>
          </table:table-cell>
          <table:table-cell office:value-type="string" calcext:value-type="string">
            <text:p>http://www.granada.org.es/contrata.nsf/7514094450724ee8c125743d003da707/a47f2a438f70c6b8c12575c50044c61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09/2009</text:p>
          </table:table-cell>
          <table:table-cell office:value-type="string" calcext:value-type="string">
            <text:p>Expte nº 109/2009 Contrato suministro cascos de bomberos para el Servicio Contra Incendios</text:p>
          </table:table-cell>
          <table:table-cell office:value-type="string" calcext:value-type="string">
            <text:p>http://www.granada.org.es/contrata.nsf/7514094450724ee8c125743d003da707/f5435fc6a3fdac5dc12575c50044acd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 office:value-type="string" calcext:value-type="string">
            <text:p>67/2009</text:p>
          </table:table-cell>
          <table:table-cell office:value-type="string" calcext:value-type="string">
            <text:p>Expte nº 67/2009 Contrato suministro riel motorizado, telon de boca Teatro C. Civico Chana</text:p>
          </table:table-cell>
          <table:table-cell office:value-type="string" calcext:value-type="string">
            <text:p>http://www.granada.org.es/contrata.nsf/7514094450724ee8c125743d003da707/27f1cd9b4405232dc12575c5004488f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" office:value-type="string" calcext:value-type="string">
            <text:p>96/2009</text:p>
          </table:table-cell>
          <table:table-cell office:value-type="string" calcext:value-type="string">
            <text:p>Expte nº 96/2009 Contrato suministro adquisicion sillas madera plegables para C. Civico Zaidin</text:p>
          </table:table-cell>
          <table:table-cell office:value-type="string" calcext:value-type="string">
            <text:p>http://www.granada.org.es/contrata.nsf/7514094450724ee8c125743d003da707/f200539daaa5b116c12575c500442b7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string" calcext:value-type="string">
            <text:p>245/2008</text:p>
          </table:table-cell>
          <table:table-cell office:value-type="string" calcext:value-type="string">
            <text:p>Expte nº 245/2008.- Contrato suministro mobiliario para distintos servicios Ayuntamiento Granada</text:p>
          </table:table-cell>
          <table:table-cell office:value-type="string" calcext:value-type="string">
            <text:p>http://www.granada.org.es/contrata.nsf/7514094450724ee8c125743d003da707/307fbf805f150839c12575c5003b14e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" office:value-type="string" calcext:value-type="string">
            <text:p>97/2009</text:p>
          </table:table-cell>
          <table:table-cell office:value-type="string" calcext:value-type="string">
            <text:p>Expte nº 97/2009 Contrato obras acondicionamiento, infraestructura casetas oficiales Corpus 2009 </text:p>
          </table:table-cell>
          <table:table-cell office:value-type="string" calcext:value-type="string">
            <text:p>http://www.granada.org.es/contrata.nsf/7514094450724ee8c125743d003da707/d80f00636b9a5caec12575be003d67b7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 office:value-type="string" calcext:value-type="string">
            <text:p>45/2009</text:p>
          </table:table-cell>
          <table:table-cell office:value-type="string" calcext:value-type="string">
            <text:p>Expte nº 45/2009 Contrato suministro instalacion fibra conexion edf. mples Chana - Mondragones</text:p>
          </table:table-cell>
          <table:table-cell office:value-type="string" calcext:value-type="string">
            <text:p>http://www.granada.org.es/contrata.nsf/7514094450724ee8c125743d003da707/8e9612d9777aa60dc12575bd0030a9c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2" office:value-type="string" calcext:value-type="string">
            <text:p>102/2009</text:p>
          </table:table-cell>
          <table:table-cell office:value-type="string" calcext:value-type="string">
            <text:p>Expte nº 102/2009 Contrato menor suministro telon para Teatro C. Civico Zaidin</text:p>
          </table:table-cell>
          <table:table-cell office:value-type="string" calcext:value-type="string">
            <text:p>http://www.granada.org.es/contrata.nsf/7514094450724ee8c125743d003da707/206ed225d254250ec12575bc004459d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 office:value-type="string" calcext:value-type="string">
            <text:p>52/2009</text:p>
          </table:table-cell>
          <table:table-cell office:value-type="string" calcext:value-type="string">
            <text:p>Expte nº 52/2009 Contrato menor suministro camara vision termica </text:p>
          </table:table-cell>
          <table:table-cell office:value-type="string" calcext:value-type="string">
            <text:p>http://www.granada.org.es/contrata.nsf/7514094450724ee8c125743d003da707/b04e50dc57d7c344c12575bc00443cd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string" calcext:value-type="string">
            <text:p>85/2009</text:p>
          </table:table-cell>
          <table:table-cell office:value-type="string" calcext:value-type="string">
            <text:p>Expte nº 85/2009 Contrato menor suministro vestuario personal Area Movilidad y Comercio</text:p>
          </table:table-cell>
          <table:table-cell office:value-type="string" calcext:value-type="string">
            <text:p>http://www.granada.org.es/contrata.nsf/7514094450724ee8c125743d003da707/9947ff0aedf41f3cc12575bc004420d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string" calcext:value-type="string">
            <text:p>83/2009</text:p>
          </table:table-cell>
          <table:table-cell office:value-type="string" calcext:value-type="string">
            <text:p>Expte nº 83/2009 C. menor suministro servidores perimetrales de seguridad</text:p>
          </table:table-cell>
          <table:table-cell office:value-type="string" calcext:value-type="string">
            <text:p>http://www.granada.org.es/contrata.nsf/7514094450724ee8c125743d003da707/b82e98dcdedd6ea9c12575bc004407a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 office:value-type="string" calcext:value-type="string">
            <text:p>81/2009</text:p>
          </table:table-cell>
          <table:table-cell office:value-type="string" calcext:value-type="string">
            <text:p>Expte nº 81/2009 Contrato menor obras instalacion toldos procesion del Corpus</text:p>
          </table:table-cell>
          <table:table-cell office:value-type="string" calcext:value-type="string">
            <text:p>http://www.granada.org.es/contrata.nsf/7514094450724ee8c125743d003da707/6c21d49d6cac328cc12575bc0043e61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104/2009</text:p>
          </table:table-cell>
          <table:table-cell office:value-type="string" calcext:value-type="string">
            <text:p>Expte nº 104/2009 C. menor servicios azafatas actos del Mapfre Hay Festival Alhambra 2009</text:p>
          </table:table-cell>
          <table:table-cell office:value-type="string" calcext:value-type="string">
            <text:p>http://www.granada.org.es/contrata.nsf/7514094450724ee8c125743d003da707/8ef6c2391f987bc4c12575bc0043c31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99/2009</text:p>
          </table:table-cell>
          <table:table-cell office:value-type="string" calcext:value-type="string">
            <text:p>Expte nº 99/2009 C, menor servicios coordinacion seguirdad obras infraestructuras casetas oficiales </text:p>
          </table:table-cell>
          <table:table-cell office:value-type="string" calcext:value-type="string">
            <text:p>http://www.granada.org.es/contrata.nsf/7514094450724ee8c125743d003da707/0e915688c875404ec12575bc0043784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string" calcext:value-type="string">
            <text:p>101/2009</text:p>
          </table:table-cell>
          <table:table-cell office:value-type="string" calcext:value-type="string">
            <text:p>Expte nº 101/2009 Contrato menor servicios creacion imgaen Hay Festival Alhambra 2009</text:p>
          </table:table-cell>
          <table:table-cell office:value-type="string" calcext:value-type="string">
            <text:p>http://www.granada.org.es/contrata.nsf/7514094450724ee8c125743d003da707/ca63abe7198d3578c12575bc00434d2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 office:value-type="string" calcext:value-type="string">
            <text:p>69/2009</text:p>
          </table:table-cell>
          <table:table-cell office:value-type="string" calcext:value-type="string">
            <text:p>Expte nº 69/2009 Contrato menor servicios de sonido, luz,para Festival AGM.Juventud</text:p>
          </table:table-cell>
          <table:table-cell office:value-type="string" calcext:value-type="string">
            <text:p>http://www.granada.org.es/contrata.nsf/7514094450724ee8c125743d003da707/ad947f99370cb8a8c12575bc0042234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string" calcext:value-type="string">
            <text:p>108/2009</text:p>
          </table:table-cell>
          <table:table-cell office:value-type="string" calcext:value-type="string">
            <text:p>Expte nº 108/2009 Contrato servicios transporte material electoral </text:p>
          </table:table-cell>
          <table:table-cell office:value-type="string" calcext:value-type="string">
            <text:p>http://www.granada.org.es/contrata.nsf/7514094450724ee8c125743d003da707/3ca32df78c32c4edc12575ba0029cdd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string" calcext:value-type="string">
            <text:p>20/2009</text:p>
          </table:table-cell>
          <table:table-cell office:value-type="string" calcext:value-type="string">
            <text:p>Expte nº 20/2009 Contrato Servicios Profesional Seguridad Vial en materia educativa</text:p>
          </table:table-cell>
          <table:table-cell office:value-type="string" calcext:value-type="string">
            <text:p>http://www.granada.org.es/contrata.nsf/7514094450724ee8c125743d003da707/f450a0bcb8e7c810c12575ba00296eb8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 office:value-type="string" calcext:value-type="string">
            <text:p>93/2009</text:p>
          </table:table-cell>
          <table:table-cell office:value-type="string" calcext:value-type="string">
            <text:p>Expte nº 93/2009 Contrato suministro infraestructura y material tecnico para eventos Fiestas Corpus </text:p>
          </table:table-cell>
          <table:table-cell office:value-type="string" calcext:value-type="string">
            <text:p>http://www.granada.org.es/contrata.nsf/7514094450724ee8c125743d003da707/2be2fd6434fd9550c12575b6003d5ea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 office:value-type="string" calcext:value-type="string">
            <text:p>76/2009</text:p>
          </table:table-cell>
          <table:table-cell office:value-type="string" calcext:value-type="string">
            <text:p>Expte nº 76/2009 Contrato obras limpieza escombros descontrolados en espacios municipales en el term</text:p>
          </table:table-cell>
          <table:table-cell office:value-type="string" calcext:value-type="string">
            <text:p>http://www.granada.org.es/contrata.nsf/7514094450724ee8c125743d003da707/01d81c68c50720b0c12575b60039576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2/2009</text:p>
          </table:table-cell>
          <table:table-cell office:value-type="string" calcext:value-type="string">
            <text:p>Expte nº 2/2009 Contrato suministro de una herramienta denominada Qlikview </text:p>
          </table:table-cell>
          <table:table-cell office:value-type="string" calcext:value-type="string">
            <text:p>http://www.granada.org.es/contrata.nsf/7514094450724ee8c125743d003da707/05c206d91c12d569c12575b600292cf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2" office:value-type="string" calcext:value-type="string">
            <text:p>192/2008</text:p>
          </table:table-cell>
          <table:table-cell office:value-type="string" calcext:value-type="string">
            <text:p>EXPTE. 192/2008 (PATRIMONIO).- CONTRATO DE CONCESIÓN ADMINISTRATIVA PARA LA OCUPACIÓN, USO Y EXPLOTA</text:p>
          </table:table-cell>
          <table:table-cell office:value-type="string" calcext:value-type="string">
            <text:p>http://www.granada.org.es/contrata.nsf/7514094450724ee8c125743d003da707/6baede012332f711c12575b4003107f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 office:value-type="string" calcext:value-type="string">
            <text:p>1/2009</text:p>
          </table:table-cell>
          <table:table-cell office:value-type="string" calcext:value-type="string">
            <text:p>Expte nº 1/2009 Contrato suministro e instalacion de juegos infantiles en Escuelas Infantiles Mples</text:p>
          </table:table-cell>
          <table:table-cell office:value-type="string" calcext:value-type="string">
            <text:p>http://www.granada.org.es/contrata.nsf/7514094450724ee8c125743d003da707/8590b90872111e4ec12575ae00308de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 office:value-type="string" calcext:value-type="string">
            <text:p>95/2009</text:p>
          </table:table-cell>
          <table:table-cell office:value-type="string" calcext:value-type="string">
            <text:p>Expte nº 95/2009 Contrato Gestion Servicios Publicos aparcamiento vigilado Ferial 2009</text:p>
          </table:table-cell>
          <table:table-cell office:value-type="string" calcext:value-type="string">
            <text:p>http://www.granada.org.es/contrata.nsf/7514094450724ee8c125743d003da707/14ad6d402babcdd0c12575ae002fd52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 office:value-type="string" calcext:value-type="string">
            <text:p>24/2009</text:p>
          </table:table-cell>
          <table:table-cell office:value-type="string" calcext:value-type="string">
            <text:p>Expte nº 24/2009 Contrato servicios creacion desarrollo mantenimiento gestion portal granajoven.com</text:p>
          </table:table-cell>
          <table:table-cell office:value-type="string" calcext:value-type="string">
            <text:p>http://www.granada.org.es/contrata.nsf/7514094450724ee8c125743d003da707/7ddca74454c206b0c12575ae002e8fa4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78/2009</text:p>
          </table:table-cell>
          <table:table-cell office:value-type="string" calcext:value-type="string">
            <text:p>Expte nº 78/2009.- C. menor vestuario personal Agrupacion Voluntarios Proteccion Civil</text:p>
          </table:table-cell>
          <table:table-cell office:value-type="string" calcext:value-type="string">
            <text:p>http://www.granada.org.es/contrata.nsf/7514094450724ee8c125743d003da707/21049338884e4d1ec12575ae0026277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 office:value-type="string" calcext:value-type="string">
            <text:p>78/2009</text:p>
          </table:table-cell>
          <table:table-cell office:value-type="string" calcext:value-type="string">
            <text:p>Expte nº 78/2009.- C. menor vestuario personal Agrupacion Voluntarios Proteccion Civil</text:p>
          </table:table-cell>
          <table:table-cell office:value-type="string" calcext:value-type="string">
            <text:p>http://www.granada.org.es/contrata.nsf/7514094450724ee8c125743d003da707/21049338884e4d1ec12575ae0026277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64/2009</text:p>
          </table:table-cell>
          <table:table-cell office:value-type="string" calcext:value-type="string">
            <text:p>Expte nº 64/2009.- C. menor edicion agenda consumo con destino Area Educacion </text:p>
          </table:table-cell>
          <table:table-cell office:value-type="string" calcext:value-type="string">
            <text:p>http://www.granada.org.es/contrata.nsf/7514094450724ee8c125743d003da707/9bfbf78f0cb17be8c12575ae002588d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string" calcext:value-type="string">
            <text:p>66/2009</text:p>
          </table:table-cell>
          <table:table-cell office:value-type="string" calcext:value-type="string">
            <text:p>Expte nº 66/2009.- C. menor actos conmemorativos MADOC</text:p>
          </table:table-cell>
          <table:table-cell office:value-type="string" calcext:value-type="string">
            <text:p>http://www.granada.org.es/contrata.nsf/7514094450724ee8c125743d003da707/aff257e628736c45c12575ae00251536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 office:value-type="string" calcext:value-type="string">
            <text:p>74/2009</text:p>
          </table:table-cell>
          <table:table-cell office:value-type="string" calcext:value-type="string">
            <text:p>Expte nº 74/2009.- C. menor servicios construccion Cruz Municipal "Dia de la Cruz"</text:p>
          </table:table-cell>
          <table:table-cell office:value-type="string" calcext:value-type="string">
            <text:p>http://www.granada.org.es/contrata.nsf/7514094450724ee8c125743d003da707/1553b7dacebc4914c12575ae0024ec5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 office:value-type="string" calcext:value-type="string">
            <text:p>323/2008</text:p>
          </table:table-cell>
          <table:table-cell office:value-type="string" calcext:value-type="string">
            <text:p>Expte nº 323/2008 C. menor suministro navegadores para vehiculos servicio contra incendios</text:p>
          </table:table-cell>
          <table:table-cell office:value-type="string" calcext:value-type="string">
            <text:p>http://www.granada.org.es/contrata.nsf/7514094450724ee8c125743d003da707/f8dc104855bb4c1ec12575ad00279b7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string" calcext:value-type="string">
            <text:p>360/2008</text:p>
          </table:table-cell>
          <table:table-cell office:value-type="string" calcext:value-type="string">
            <text:p>Expte nº 360/2008 C. menor balizado Auditorio Chumbera</text:p>
          </table:table-cell>
          <table:table-cell office:value-type="string" calcext:value-type="string">
            <text:p>http://www.granada.org.es/contrata.nsf/7514094450724ee8c125743d003da707/e27d08eab6f803e3c12575ad002766d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 office:value-type="string" calcext:value-type="string">
            <text:p>80/2009</text:p>
          </table:table-cell>
          <table:table-cell office:value-type="string" calcext:value-type="string">
            <text:p>Expte nº 80/2009 C. menor obras acondicionamiento Fiestas Barrios 2009</text:p>
          </table:table-cell>
          <table:table-cell office:value-type="string" calcext:value-type="string">
            <text:p>http://www.granada.org.es/contrata.nsf/7514094450724ee8c125743d003da707/5a0800894e60c50fc12575ad00274a70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354/2008</text:p>
          </table:table-cell>
          <table:table-cell office:value-type="string" calcext:value-type="string">
            <text:p>Expte nº 354/2008 Contrato servicios para la prestacion del Servicio Tecnico de Sonido e iluminacion</text:p>
          </table:table-cell>
          <table:table-cell office:value-type="string" calcext:value-type="string">
            <text:p>http://www.granada.org.es/contrata.nsf/7514094450724ee8c125743d003da707/54844752ce4d63d9c12575a200443ab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string" calcext:value-type="string">
            <text:p>19/2009</text:p>
          </table:table-cell>
          <table:table-cell office:value-type="string" calcext:value-type="string">
            <text:p>Expte nº 19/2009 Contrato obras remodelacion pasos elevados distintos puntos ciudad</text:p>
          </table:table-cell>
          <table:table-cell office:value-type="string" calcext:value-type="string">
            <text:p>http://www.granada.org.es/contrata.nsf/7514094450724ee8c125743d003da707/1f65fe73bf7db8bec12575a00027224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 office:value-type="string" calcext:value-type="string">
            <text:p>328/2008</text:p>
          </table:table-cell>
          <table:table-cell office:value-type="string" calcext:value-type="string">
            <text:p>Expte nº 328/2008 Contrato Obras supresion barreras urbanisticas divversas zonas ciudad</text:p>
          </table:table-cell>
          <table:table-cell office:value-type="string" calcext:value-type="string">
            <text:p>http://www.granada.org.es/contrata.nsf/7514094450724ee8c125743d003da707/bed58458226a0b1cc12575a00023bcf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 office:value-type="string" calcext:value-type="string">
            <text:p>327/2008</text:p>
          </table:table-cell>
          <table:table-cell office:value-type="string" calcext:value-type="string">
            <text:p>Expte nº 327/2008 C. menor servicios trabajos coordinacion supresion barreras</text:p>
          </table:table-cell>
          <table:table-cell office:value-type="string" calcext:value-type="string">
            <text:p>http://www.granada.org.es/contrata.nsf/7514094450724ee8c125743d003da707/cdc76c74898c4e97c125759e003dc10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string" calcext:value-type="string">
            <text:p>60/2009</text:p>
          </table:table-cell>
          <table:table-cell office:value-type="string" calcext:value-type="string">
            <text:p>Expte nº 60/2009 C. menor Edicion catalogo y carteles, exposicion "Vivencia y Expresiones"</text:p>
          </table:table-cell>
          <table:table-cell office:value-type="string" calcext:value-type="string">
            <text:p>http://www.granada.org.es/contrata.nsf/7514094450724ee8c125743d003da707/06de338f4e86015ac125759e003c5aa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string" calcext:value-type="string">
            <text:p>73/2009</text:p>
          </table:table-cell>
          <table:table-cell office:value-type="string" calcext:value-type="string">
            <text:p>Expte nº 73/2009 C. menor placas conmemorativas y pins</text:p>
          </table:table-cell>
          <table:table-cell office:value-type="string" calcext:value-type="string">
            <text:p>http://www.granada.org.es/contrata.nsf/7514094450724ee8c125743d003da707/5c157fb803623f7ac125759e003c1f2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string" calcext:value-type="string">
            <text:p>365/2008</text:p>
          </table:table-cell>
          <table:table-cell office:value-type="string" calcext:value-type="string">
            <text:p>Expte nº 365/2008.- C. menor suministro material informatico para Servicio Proteccion Ambiental </text:p>
          </table:table-cell>
          <table:table-cell office:value-type="string" calcext:value-type="string">
            <text:p>http://www.granada.org.es/contrata.nsf/7514094450724ee8c125743d003da707/4cfe3fe7015dcf5fc1257597003c422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28/2009</text:p>
          </table:table-cell>
          <table:table-cell office:value-type="string" calcext:value-type="string">
            <text:p>Expte nº 28/2009 C. menor servicios seguridad y salud obras remodelacion pasos elevados</text:p>
          </table:table-cell>
          <table:table-cell office:value-type="string" calcext:value-type="string">
            <text:p>http://www.granada.org.es/contrata.nsf/7514094450724ee8c125743d003da707/cfe1ab359b7d17d0c125759700306e8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 office:value-type="string" calcext:value-type="string">
            <text:p>56/2009</text:p>
          </table:table-cell>
          <table:table-cell office:value-type="string" calcext:value-type="string">
            <text:p>Expte nº 56/2009 C. menor servicios coordinacion seguridad obras de zonas ajardinadas</text:p>
          </table:table-cell>
          <table:table-cell office:value-type="string" calcext:value-type="string">
            <text:p>http://www.granada.org.es/contrata.nsf/7514094450724ee8c125743d003da707/e0a6267f56149542c12575970030308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 office:value-type="string" calcext:value-type="string">
            <text:p>38/2009</text:p>
          </table:table-cell>
          <table:table-cell office:value-type="string" calcext:value-type="string">
            <text:p>Expte nº 38/2009 C. menor suministro material informatico Centros Chana y Norte</text:p>
          </table:table-cell>
          <table:table-cell office:value-type="string" calcext:value-type="string">
            <text:p>http://www.granada.org.es/contrata.nsf/7514094450724ee8c125743d003da707/76ba7521c7aa7b05c1257597002feb0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 office:value-type="string" calcext:value-type="string">
            <text:p>54/2009</text:p>
          </table:table-cell>
          <table:table-cell office:value-type="string" calcext:value-type="string">
            <text:p>Expte nº 54/2009 C. menor edicion catalogo exposicion Antonio Moscoso</text:p>
          </table:table-cell>
          <table:table-cell office:value-type="string" calcext:value-type="string">
            <text:p>http://www.granada.org.es/contrata.nsf/7514094450724ee8c125743d003da707/9a1701b71ff73c36c12575910028d3e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string" calcext:value-type="string">
            <text:p>50/2009</text:p>
          </table:table-cell>
          <table:table-cell office:value-type="string" calcext:value-type="string">
            <text:p>Expte nº 50/2009 C. menor instalacion persianas en Centro Civico Beiro</text:p>
          </table:table-cell>
          <table:table-cell office:value-type="string" calcext:value-type="string">
            <text:p>http://www.granada.org.es/contrata.nsf/7514094450724ee8c125743d003da707/eaf3f2fbdcedce35c12575910028b99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46/2009</text:p>
          </table:table-cell>
          <table:table-cell office:value-type="string" calcext:value-type="string">
            <text:p>Expte nº 46/2009 C. menor suministro mesas y sillas Centros Civicos Beiro, Ronda y Lancha Genil</text:p>
          </table:table-cell>
          <table:table-cell office:value-type="string" calcext:value-type="string">
            <text:p>http://www.granada.org.es/contrata.nsf/7514094450724ee8c125743d003da707/1d187ecc1b8e33a9c125759100289c6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 office:value-type="string" calcext:value-type="string">
            <text:p>34/2009</text:p>
          </table:table-cell>
          <table:table-cell office:value-type="string" calcext:value-type="string">
            <text:p>Expte nº 34/2009 C. menor material informatico Juntas Municipales Distrito</text:p>
          </table:table-cell>
          <table:table-cell office:value-type="string" calcext:value-type="string">
            <text:p>http://www.granada.org.es/contrata.nsf/7514094450724ee8c125743d003da707/5c83516c5d0cff7cc1257591002880c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 office:value-type="string" calcext:value-type="string">
            <text:p>44/2009</text:p>
          </table:table-cell>
          <table:table-cell office:value-type="string" calcext:value-type="string">
            <text:p>Expte nº 44/2009 C. menor material aconcidionamiento para C. Servicios Sociales Zona Norte</text:p>
          </table:table-cell>
          <table:table-cell office:value-type="string" calcext:value-type="string">
            <text:p>http://www.granada.org.es/contrata.nsf/7514094450724ee8c125743d003da707/e671b54d2da50406c12575910028669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36/2009</text:p>
          </table:table-cell>
          <table:table-cell office:value-type="string" calcext:value-type="string">
            <text:p>Expte nº 36/2009.- C. menor suministro material informatico Juntas Municipales Distrito </text:p>
          </table:table-cell>
          <table:table-cell office:value-type="string" calcext:value-type="string">
            <text:p>http://www.granada.org.es/contrata.nsf/7514094450724ee8c125743d003da707/3152f34daca790a1c125759100283d4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 office:value-type="string" calcext:value-type="string">
            <text:p>363/2008</text:p>
          </table:table-cell>
          <table:table-cell office:value-type="string" calcext:value-type="string">
            <text:p>Expte nº 363/2008 C. menor material informatico para Junta Arbitral Consumo</text:p>
          </table:table-cell>
          <table:table-cell office:value-type="string" calcext:value-type="string">
            <text:p>http://www.granada.org.es/contrata.nsf/7514094450724ee8c125743d003da707/625ea59ffe62f4fac12575900024968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 office:value-type="string" calcext:value-type="string">
            <text:p>342/2008</text:p>
          </table:table-cell>
          <table:table-cell office:value-type="string" calcext:value-type="string">
            <text:p>Expte nº 342/2008 C. menor 100 vallas con serigrafia </text:p>
          </table:table-cell>
          <table:table-cell office:value-type="string" calcext:value-type="string">
            <text:p>http://www.granada.org.es/contrata.nsf/7514094450724ee8c125743d003da707/621a41c6ad0e83eec125759000247cc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 office:value-type="string" calcext:value-type="string">
            <text:p>338/2008</text:p>
          </table:table-cell>
          <table:table-cell office:value-type="string" calcext:value-type="string">
            <text:p>Expte nº 338/2008 C. menor servidor para gestion correo y pagina web Ayuntamiento</text:p>
          </table:table-cell>
          <table:table-cell office:value-type="string" calcext:value-type="string">
            <text:p>http://www.granada.org.es/contrata.nsf/7514094450724ee8c125743d003da707/d7eddb9fbfc9c190c125759000245eb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string" calcext:value-type="string">
            <text:p>9/2009</text:p>
          </table:table-cell>
          <table:table-cell office:value-type="string" calcext:value-type="string">
            <text:p>Expte nº 9/2009 C. menor suministro equipos voces Fender Passport</text:p>
          </table:table-cell>
          <table:table-cell office:value-type="string" calcext:value-type="string">
            <text:p>http://www.granada.org.es/contrata.nsf/7514094450724ee8c125743d003da707/8d9a87cb18979fa5c12575900024263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string" calcext:value-type="string">
            <text:p>343/2008</text:p>
          </table:table-cell>
          <table:table-cell office:value-type="string" calcext:value-type="string">
            <text:p>Expte nº 343/2008 C. menor fundas antihurto P. Local</text:p>
          </table:table-cell>
          <table:table-cell office:value-type="string" calcext:value-type="string">
            <text:p>http://www.granada.org.es/contrata.nsf/7514094450724ee8c125743d003da707/63ac7f6ced1a6abec125758d00453eb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210/2008</text:p>
          </table:table-cell>
          <table:table-cell office:value-type="string" calcext:value-type="string">
            <text:p>Expte nº 210/2008.- Contrato servicios comidas a domicilio para usuarios del SAD </text:p>
          </table:table-cell>
          <table:table-cell office:value-type="string" calcext:value-type="string">
            <text:p>http://www.granada.org.es/contrata.nsf/7514094450724ee8c125743d003da707/c93a7dcdf598814dc125758d003c704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 office:value-type="string" calcext:value-type="string">
            <text:p>287/2008</text:p>
          </table:table-cell>
          <table:table-cell office:value-type="string" calcext:value-type="string">
            <text:p>Expte nº 287/2008 Contrato suministro servidor aplicaciones Citrix Metaframe para CPD</text:p>
          </table:table-cell>
          <table:table-cell office:value-type="string" calcext:value-type="string">
            <text:p>http://www.granada.org.es/contrata.nsf/7514094450724ee8c125743d003da707/68ee2d1a08367dc7c125758d0032e58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2" office:value-type="string" calcext:value-type="string">
            <text:p>287/2008</text:p>
          </table:table-cell>
          <table:table-cell office:value-type="string" calcext:value-type="string">
            <text:p>Expte nº 287/2008 Contrato suministro servidor aplicaciones Citrix Metaframe para CPD</text:p>
          </table:table-cell>
          <table:table-cell office:value-type="string" calcext:value-type="string">
            <text:p>http://www.granada.org.es/contrata.nsf/7514094450724ee8c125743d003da707/68ee2d1a08367dc7c125758d0032e58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 office:value-type="string" calcext:value-type="string">
            <text:p>324/2008</text:p>
          </table:table-cell>
          <table:table-cell office:value-type="string" calcext:value-type="string">
            <text:p>Expte nº 324/2008 C. menor suministro 400 cinturones porta utiles de defensa</text:p>
          </table:table-cell>
          <table:table-cell office:value-type="string" calcext:value-type="string">
            <text:p>http://www.granada.org.es/contrata.nsf/7514094450724ee8c125743d003da707/8e5bae20024f5c58c125758c002a805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 office:value-type="string" calcext:value-type="string">
            <text:p>25/2009</text:p>
          </table:table-cell>
          <table:table-cell office:value-type="string" calcext:value-type="string">
            <text:p>Expte nº 25/2009 Contrato Servicios exposicion Cayetano Anibal </text:p>
          </table:table-cell>
          <table:table-cell office:value-type="string" calcext:value-type="string">
            <text:p>http://www.granada.org.es/contrata.nsf/7514094450724ee8c125743d003da707/64b7b2a82e98add0c125758b003e8c0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16/2009</text:p>
          </table:table-cell>
          <table:table-cell office:value-type="string" calcext:value-type="string">
            <text:p>Expte nº 16/2009 Contrato servicios linea telefonica datos servidor CECOCO</text:p>
          </table:table-cell>
          <table:table-cell office:value-type="string" calcext:value-type="string">
            <text:p>http://www.granada.org.es/contrata.nsf/7514094450724ee8c125743d003da707/12d9b9d58c60f93fc125758b003e0d9a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2" office:value-type="string" calcext:value-type="string">
            <text:p>318/2008</text:p>
          </table:table-cell>
          <table:table-cell office:value-type="string" calcext:value-type="string">
            <text:p>Expte nº 318/2008.- Contrato Servicios Talleres Flamenco Joven</text:p>
          </table:table-cell>
          <table:table-cell office:value-type="string" calcext:value-type="string">
            <text:p>http://www.granada.org.es/contrata.nsf/7514094450724ee8c125743d003da707/b4dc57b79f718937c125758b003bffc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string" calcext:value-type="string">
            <text:p>280/2008</text:p>
          </table:table-cell>
          <table:table-cell office:value-type="string" calcext:value-type="string">
            <text:p>Expte nº 280/2008 Contrato servicios Asesoramiento y Asistencia Juridica Ofic. D. Ciudadano </text:p>
          </table:table-cell>
          <table:table-cell office:value-type="string" calcext:value-type="string">
            <text:p>http://www.granada.org.es/contrata.nsf/7514094450724ee8c125743d003da707/563040b5ebd453aac125758b0037fe7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 office:value-type="string" calcext:value-type="string">
            <text:p>192/2008</text:p>
          </table:table-cell>
          <table:table-cell office:value-type="string" calcext:value-type="string">
            <text:p>EXPTE. 192/2008 (PATRIMONIO).- CONTRATO DE CONCESIÓN ADMINISTRATIVA PARA LA OCUPACIÓN, USO Y EXPLOTA</text:p>
          </table:table-cell>
          <table:table-cell office:value-type="string" calcext:value-type="string">
            <text:p>http://www.granada.org.es/contrata.nsf/7514094450724ee8c125743d003da707/a49acb7bfb50c41ec12575850039778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string" calcext:value-type="string">
            <text:p>290/2008</text:p>
          </table:table-cell>
          <table:table-cell office:value-type="string" calcext:value-type="string">
            <text:p>Expte nº 290/2008 Ngdo S. P. Contrato suministro fibra optica Pza Carmen Mondragones B y D</text:p>
          </table:table-cell>
          <table:table-cell office:value-type="string" calcext:value-type="string">
            <text:p>http://www.granada.org.es/contrata.nsf/7514094450724ee8c125743d003da707/98d11c0c5cc4b891c1257583003c5e7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string" calcext:value-type="string">
            <text:p>26/2009</text:p>
          </table:table-cell>
          <table:table-cell office:value-type="string" calcext:value-type="string">
            <text:p>Expte nº 26/2009 C. menor servicios refuerzo y sustitucion porteros-acomodadores</text:p>
          </table:table-cell>
          <table:table-cell office:value-type="string" calcext:value-type="string">
            <text:p>http://www.granada.org.es/contrata.nsf/7514094450724ee8c125743d003da707/df1269d18a12ad63c125757d003e529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 office:value-type="string" calcext:value-type="string">
            <text:p>40/2009</text:p>
          </table:table-cell>
          <table:table-cell office:value-type="string" calcext:value-type="string">
            <text:p>Expte nº 40/2009 C. menor servicios coordinacio nseguridad obras jardineria Area Mantenimiento</text:p>
          </table:table-cell>
          <table:table-cell office:value-type="string" calcext:value-type="string">
            <text:p>http://www.granada.org.es/contrata.nsf/7514094450724ee8c125743d003da707/081e033cc867ef0cc125757d003d988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 office:value-type="string" calcext:value-type="string">
            <text:p>322/2008</text:p>
          </table:table-cell>
          <table:table-cell office:value-type="string" calcext:value-type="string">
            <text:p>Expte nº 322/2008 Contrato Servicios actualizacion del Catastro</text:p>
          </table:table-cell>
          <table:table-cell office:value-type="string" calcext:value-type="string">
            <text:p>http://www.granada.org.es/contrata.nsf/7514094450724ee8c125743d003da707/4df386ae1f21252fc125757c0029cd5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 office:value-type="string" calcext:value-type="string">
            <text:p>283/2008</text:p>
          </table:table-cell>
          <table:table-cell office:value-type="string" calcext:value-type="string">
            <text:p>Expte 283/08.- Contrato servicios Coordinacion Seguridad Obras Conservacion Instalaciones</text:p>
          </table:table-cell>
          <table:table-cell office:value-type="string" calcext:value-type="string">
            <text:p>http://www.granada.org.es/contrata.nsf/7514094450724ee8c125743d003da707/0d54ad62932d5d5ec12575770037a10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 office:value-type="string" calcext:value-type="string">
            <text:p>15/2009</text:p>
          </table:table-cell>
          <table:table-cell office:value-type="string" calcext:value-type="string">
            <text:p>Expte nº 15/2009 Contrato menor talleres baile de salon, gimnasia tradicional china</text:p>
          </table:table-cell>
          <table:table-cell office:value-type="string" calcext:value-type="string">
            <text:p>http://www.granada.org.es/contrata.nsf/7514094450724ee8c125743d003da707/b3b5243200decc74c1257574003710b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23/2009</text:p>
          </table:table-cell>
          <table:table-cell office:value-type="string" calcext:value-type="string">
            <text:p>Expte nº 23/2009 Contrato menor Programa Patrimonio Flamenco </text:p>
          </table:table-cell>
          <table:table-cell office:value-type="string" calcext:value-type="string">
            <text:p>http://www.granada.org.es/contrata.nsf/7514094450724ee8c125743d003da707/b1bc9e9d7e844dc5c12575740036d331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 office:value-type="string" calcext:value-type="string">
            <text:p>20/2009</text:p>
          </table:table-cell>
          <table:table-cell office:value-type="string" calcext:value-type="string">
            <text:p>Expte nº 20/2009, Contrato servicios de un profesional de seguridad vial en materia educativa</text:p>
          </table:table-cell>
          <table:table-cell office:value-type="string" calcext:value-type="string">
            <text:p>http://www.granada.org.es/contrata.nsf/7514094450724ee8c125743d003da707/8cb8886852f49074c12575700049efde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 office:value-type="string" calcext:value-type="string">
            <text:p>53/2009</text:p>
          </table:table-cell>
          <table:table-cell office:value-type="string" calcext:value-type="string">
            <text:p>Expte nº 53/2009 Contrato suministro vestuario personal subalterno con discapacidad</text:p>
          </table:table-cell>
          <table:table-cell office:value-type="string" calcext:value-type="string">
            <text:p>http://www.granada.org.es/contrata.nsf/7514094450724ee8c125743d003da707/b91ed05644b56775c1257570002bffe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 office:value-type="string" calcext:value-type="string">
            <text:p>7/2009</text:p>
          </table:table-cell>
          <table:table-cell office:value-type="string" calcext:value-type="string">
            <text:p>Expte nº 7/2009 Contrato menor servicios catalogo exposicio "Cayetano Anibal"</text:p>
          </table:table-cell>
          <table:table-cell office:value-type="string" calcext:value-type="string">
            <text:p>http://www.granada.org.es/contrata.nsf/7514094450724ee8c125743d003da707/9c6f384ea4e94977c125756f0049af3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string" calcext:value-type="string">
            <text:p>361/2008</text:p>
          </table:table-cell>
          <table:table-cell office:value-type="string" calcext:value-type="string">
            <text:p>Expte nº 361/2008 Contrato menor impresion almanaques "010"</text:p>
          </table:table-cell>
          <table:table-cell office:value-type="string" calcext:value-type="string">
            <text:p>http://www.granada.org.es/contrata.nsf/7514094450724ee8c125743d003da707/74bf0d7ecd58864ac125756f004931e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 office:value-type="string" calcext:value-type="string">
            <text:p>14/2009</text:p>
          </table:table-cell>
          <table:table-cell office:value-type="string" calcext:value-type="string">
            <text:p>Expte nº 14/2009 C. menor servicios edicion cartles programa "Granada Telon Abierto"</text:p>
          </table:table-cell>
          <table:table-cell office:value-type="string" calcext:value-type="string">
            <text:p>http://www.granada.org.es/contrata.nsf/7514094450724ee8c125743d003da707/12473f1fb5a8bcf5c125756f0048e1b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string" calcext:value-type="string">
            <text:p>355/2008</text:p>
          </table:table-cell>
          <table:table-cell office:value-type="string" calcext:value-type="string">
            <text:p>Expte nº 355/2008 Contrato servicios vigilancia Palacios</text:p>
          </table:table-cell>
          <table:table-cell office:value-type="string" calcext:value-type="string">
            <text:p>http://www.granada.org.es/contrata.nsf/7514094450724ee8c125743d003da707/5a72498d0aae734fc125756f00472d0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string" calcext:value-type="string">
            <text:p>267/2008</text:p>
          </table:table-cell>
          <table:table-cell office:value-type="string" calcext:value-type="string">
            <text:p>Expte nº 267/2008.- Contrato Servicios Programa Animacion Sociocultural C.C. Norte</text:p>
          </table:table-cell>
          <table:table-cell office:value-type="string" calcext:value-type="string">
            <text:p>http://www.granada.org.es/contrata.nsf/7514094450724ee8c125743d003da707/542080f03bfc9835c125756f0045907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276/2008</text:p>
          </table:table-cell>
          <table:table-cell office:value-type="string" calcext:value-type="string">
            <text:p>Expte nº 276/2008 Contrato servicios Proyecto Infantil Animacion Social C. Civico Beiro</text:p>
          </table:table-cell>
          <table:table-cell office:value-type="string" calcext:value-type="string">
            <text:p>http://www.granada.org.es/contrata.nsf/7514094450724ee8c125743d003da707/6cbd036c5d9ba209c125756f00426f1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 office:value-type="string" calcext:value-type="string">
            <text:p>269/2008</text:p>
          </table:table-cell>
          <table:table-cell office:value-type="string" calcext:value-type="string">
            <text:p>Expte nº 269/2008 Contrato servicios Proyecto Flamencoterapia C. Civicos Mples</text:p>
          </table:table-cell>
          <table:table-cell office:value-type="string" calcext:value-type="string">
            <text:p>http://www.granada.org.es/contrata.nsf/7514094450724ee8c125743d003da707/f9d440a8da63ab99c125756f0040951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 office:value-type="string" calcext:value-type="string">
            <text:p>268/2008</text:p>
          </table:table-cell>
          <table:table-cell office:value-type="string" calcext:value-type="string">
            <text:p>Expte nº 268/2008.- Contrato Servicios Proyecto actividades sociales Centro Civico Chana</text:p>
          </table:table-cell>
          <table:table-cell office:value-type="string" calcext:value-type="string">
            <text:p>http://www.granada.org.es/contrata.nsf/7514094450724ee8c125743d003da707/d09534731105978cc125756f003c63c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2" office:value-type="string" calcext:value-type="string">
            <text:p>273/2008</text:p>
          </table:table-cell>
          <table:table-cell office:value-type="string" calcext:value-type="string">
            <text:p>Expte nº 273/2008 Contrato suministro materiales ejecucion Programa Fomento Agrario, PER 2008</text:p>
          </table:table-cell>
          <table:table-cell office:value-type="string" calcext:value-type="string">
            <text:p>http://www.granada.org.es/contrata.nsf/7514094450724ee8c125743d003da707/ec71959dae748ed5c1257569003bde8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string" calcext:value-type="string">
            <text:p>280/2008</text:p>
          </table:table-cell>
          <table:table-cell office:value-type="string" calcext:value-type="string">
            <text:p>Expte nº 280/2008 Rectificacion error material Contrato servicios asesoram. juridica Ofic. Defensor </text:p>
          </table:table-cell>
          <table:table-cell office:value-type="string" calcext:value-type="string">
            <text:p>http://www.granada.org.es/contrata.nsf/7514094450724ee8c125743d003da707/b3e4241f7603549fc125756900261ca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 office:value-type="string" calcext:value-type="string">
            <text:p>270/2008</text:p>
          </table:table-cell>
          <table:table-cell office:value-type="string" calcext:value-type="string">
            <text:p>Expte nº 270/2008 Contrato servicios Ejecucion Taller Grabado</text:p>
          </table:table-cell>
          <table:table-cell office:value-type="string" calcext:value-type="string">
            <text:p>http://www.granada.org.es/contrata.nsf/7514094450724ee8c125743d003da707/6773c22916a3f366c125756600490f9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 office:value-type="string" calcext:value-type="string">
            <text:p>277/2008</text:p>
          </table:table-cell>
          <table:table-cell office:value-type="string" calcext:value-type="string">
            <text:p>Expte nº 277/2008 Contrato servicios fotografia del Ayuntamiento</text:p>
          </table:table-cell>
          <table:table-cell office:value-type="string" calcext:value-type="string">
            <text:p>http://www.granada.org.es/contrata.nsf/7514094450724ee8c125743d003da707/1edb3c8dd3bc196dc12575660047d38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 office:value-type="string" calcext:value-type="string">
            <text:p>72/2008</text:p>
          </table:table-cell>
          <table:table-cell office:value-type="string" calcext:value-type="string">
            <text:p>Expte nº 72/2008 Contrato servicios conexion acceso internet</text:p>
          </table:table-cell>
          <table:table-cell office:value-type="string" calcext:value-type="string">
            <text:p>http://www.granada.org.es/contrata.nsf/7514094450724ee8c125743d003da707/5d0ff569ad6ec471c125756300386ae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 office:value-type="string" calcext:value-type="string">
            <text:p>287/2008</text:p>
          </table:table-cell>
          <table:table-cell office:value-type="string" calcext:value-type="string">
            <text:p>Expte nº 287/2008.- Contrato suministro servidior aplicaciones "citrix metaframe"</text:p>
          </table:table-cell>
          <table:table-cell office:value-type="string" calcext:value-type="string">
            <text:p>http://www.granada.org.es/contrata.nsf/7514094450724ee8c125743d003da707/115f0fc718ed3ee7c1257560003dcd9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287/2008</text:p>
          </table:table-cell>
          <table:table-cell office:value-type="string" calcext:value-type="string">
            <text:p>Expte nº 287/2008.- Contrato suministro servidior aplicaciones "citrix metaframe"</text:p>
          </table:table-cell>
          <table:table-cell office:value-type="string" calcext:value-type="string">
            <text:p>http://www.granada.org.es/contrata.nsf/7514094450724ee8c125743d003da707/115f0fc718ed3ee7c1257560003dcd9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278/2008</text:p>
          </table:table-cell>
          <table:table-cell office:value-type="string" calcext:value-type="string">
            <text:p>Expte nº 278/2008 Contrato suministro combustible automoción</text:p>
          </table:table-cell>
          <table:table-cell office:value-type="string" calcext:value-type="string">
            <text:p>http://www.granada.org.es/contrata.nsf/7514094450724ee8c125743d003da707/3aec7dd1e3c97544c125755f00483ca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string" calcext:value-type="string">
            <text:p>318/2008</text:p>
          </table:table-cell>
          <table:table-cell office:value-type="string" calcext:value-type="string">
            <text:p>Exptye nº 318/2008.- Contrato servicios Talleres Flamenco Joven Distrito Norte Ciudad</text:p>
          </table:table-cell>
          <table:table-cell office:value-type="string" calcext:value-type="string">
            <text:p>http://www.granada.org.es/contrata.nsf/7514094450724ee8c125743d003da707/5a101b4bea650e4bc125755f0042cd4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string" calcext:value-type="string">
            <text:p>206/2008</text:p>
          </table:table-cell>
          <table:table-cell office:value-type="string" calcext:value-type="string">
            <text:p>Expte nº 206/2008 Contrato servicios lavado y mantenimiento vehiculos P. Movil</text:p>
          </table:table-cell>
          <table:table-cell office:value-type="string" calcext:value-type="string">
            <text:p>http://www.granada.org.es/contrata.nsf/7514094450724ee8c125743d003da707/0312da2f3ac328f6c125755c003b3e3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29/2009</text:p>
          </table:table-cell>
          <table:table-cell office:value-type="string" calcext:value-type="string">
            <text:p>Expte nº 29/2009 Contrato servicios iluminacion Gala Clausura Retroback 2009</text:p>
          </table:table-cell>
          <table:table-cell office:value-type="string" calcext:value-type="string">
            <text:p>http://www.granada.org.es/contrata.nsf/7514094450724ee8c125743d003da707/8a95e393ff14acdec125755b0029d409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12/2009</text:p>
          </table:table-cell>
          <table:table-cell office:value-type="string" calcext:value-type="string">
            <text:p>Expte nº 12/2009 Contrato servicios realizacion proyecciones cinematograficas Retroback 2009</text:p>
          </table:table-cell>
          <table:table-cell office:value-type="string" calcext:value-type="string">
            <text:p>http://www.granada.org.es/contrata.nsf/7514094450724ee8c125743d003da707/bbc162dcc900fd1ec125755b00299af3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 office:value-type="string" calcext:value-type="string">
            <text:p>31/2009</text:p>
          </table:table-cell>
          <table:table-cell office:value-type="string" calcext:value-type="string">
            <text:p>Expte nº 31/2009 Contrato servicios transporte de objetos personales y artisiticos exposicion Audrey</text:p>
          </table:table-cell>
          <table:table-cell office:value-type="string" calcext:value-type="string">
            <text:p>http://www.granada.org.es/contrata.nsf/7514094450724ee8c125743d003da707/1b719540b5e24084c125755b0029756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27/2009</text:p>
          </table:table-cell>
          <table:table-cell office:value-type="string" calcext:value-type="string">
            <text:p>Expte nº 27/2009 Contrato suministro alquiler de infraestructura celebracion día S. Cecilio</text:p>
          </table:table-cell>
          <table:table-cell office:value-type="string" calcext:value-type="string">
            <text:p>http://www.granada.org.es/contrata.nsf/7514094450724ee8c125743d003da707/f35b486a41840d6ec125755b00294815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 office:value-type="string" calcext:value-type="string">
            <text:p>18/2009</text:p>
          </table:table-cell>
          <table:table-cell office:value-type="string" calcext:value-type="string">
            <text:p>Expte nº 18/2009 Contrato servicios direccion tecnica, patrocinadores EPK</text:p>
          </table:table-cell>
          <table:table-cell office:value-type="string" calcext:value-type="string">
            <text:p>http://www.granada.org.es/contrata.nsf/7514094450724ee8c125743d003da707/4a6426a5d9b52836c125755b0028cf3b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 office:value-type="string" calcext:value-type="string">
            <text:p>228/2008</text:p>
          </table:table-cell>
          <table:table-cell office:value-type="string" calcext:value-type="string">
            <text:p>Expte nº 228/2008.- Contrato servicios mantenimiento red interior telefonica</text:p>
          </table:table-cell>
          <table:table-cell office:value-type="string" calcext:value-type="string">
            <text:p>http://www.granada.org.es/contrata.nsf/7514094450724ee8c125743d003da707/f5ff7edb645ce186c12575580042a55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 office:value-type="string" calcext:value-type="string">
            <text:p>170/2008</text:p>
          </table:table-cell>
          <table:table-cell office:value-type="string" calcext:value-type="string">
            <text:p>Expte nº 170/08.- Contrato servicios Control Acceso Hotel Asociaciones</text:p>
          </table:table-cell>
          <table:table-cell office:value-type="string" calcext:value-type="string">
            <text:p>http://www.granada.org.es/contrata.nsf/7514094450724ee8c125743d003da707/c54d914d455c60f2c1257558003ee5c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string" calcext:value-type="string">
            <text:p>290/2008</text:p>
          </table:table-cell>
          <table:table-cell office:value-type="string" calcext:value-type="string">
            <text:p>Expte nº 290/2008 Contrato Suministro fibra optica conexion Edf. B y D Mondragones</text:p>
          </table:table-cell>
          <table:table-cell office:value-type="string" calcext:value-type="string">
            <text:p>http://www.granada.org.es/contrata.nsf/7514094450724ee8c125743d003da707/6f2a9da4d22a723dc12575580037b1a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 office:value-type="string" calcext:value-type="string">
            <text:p>355/2008</text:p>
          </table:table-cell>
          <table:table-cell office:value-type="string" calcext:value-type="string">
            <text:p>Expte nº 355/2008 Contrato servicios Vigilancia en Palacios Municipales</text:p>
          </table:table-cell>
          <table:table-cell office:value-type="string" calcext:value-type="string">
            <text:p>http://www.granada.org.es/contrata.nsf/7514094450724ee8c125743d003da707/917c279148817b15c12575530026712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 office:value-type="string" calcext:value-type="string">
            <text:p>30/2009</text:p>
          </table:table-cell>
          <table:table-cell office:value-type="string" calcext:value-type="string">
            <text:p>Expte nº 30/09.- Contrato menor servicios sonorizacion gala clausura Retroback</text:p>
          </table:table-cell>
          <table:table-cell office:value-type="string" calcext:value-type="string">
            <text:p>http://www.granada.org.es/contrata.nsf/7514094450724ee8c125743d003da707/00711bccac4bad7ac1257552003a4dcf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319/2008</text:p>
          </table:table-cell>
          <table:table-cell office:value-type="string" calcext:value-type="string">
            <text:p>Expte nº 319/08.- Contato menor servicios para traslado de mobiliario y enseres</text:p>
          </table:table-cell>
          <table:table-cell office:value-type="string" calcext:value-type="string">
            <text:p>http://www.granada.org.es/contrata.nsf/7514094450724ee8c125743d003da707/60c7e85a31c9aa05c12575520039baf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 office:value-type="string" calcext:value-type="string">
            <text:p>13/2009</text:p>
          </table:table-cell>
          <table:table-cell office:value-type="string" calcext:value-type="string">
            <text:p>Expte nº 13/09.- Contrato suministro 12 planchas acero instalacion mupis</text:p>
          </table:table-cell>
          <table:table-cell office:value-type="string" calcext:value-type="string">
            <text:p>http://www.granada.org.es/contrata.nsf/7514094450724ee8c125743d003da707/ea6af30ec009b005c12575520039616c!OpenDocument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322/2008</text:p>
          </table:table-cell>
          <table:table-cell office:value-type="string" calcext:value-type="string">
            <text:p>Expte nº 322/08.- Contrato Servicios Actualizacion del Catastro</text:p>
          </table:table-cell>
          <table:table-cell office:value-type="string" calcext:value-type="string">
            <text:p>http://www.granada.org.es/contrata.nsf/7514094450724ee8c125743d003da707/1a72510094f10023c125755100408cb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string" calcext:value-type="string">
            <text:p>225/2008</text:p>
          </table:table-cell>
          <table:table-cell office:value-type="string" calcext:value-type="string">
            <text:p>Expte nº 225/08.- Contrato servicios Mantenimiento extraord. jardines Palacios</text:p>
          </table:table-cell>
          <table:table-cell office:value-type="string" calcext:value-type="string">
            <text:p>http://www.granada.org.es/contrata.nsf/7514094450724ee8c125743d003da707/aee107aea9993dddc12575510038104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string" calcext:value-type="string">
            <text:p>171/2008</text:p>
          </table:table-cell>
          <table:table-cell office:value-type="string" calcext:value-type="string">
            <text:p>Expte nº 171/2008 Contrato suministro Consumibles Informaticos</text:p>
          </table:table-cell>
          <table:table-cell office:value-type="string" calcext:value-type="string">
            <text:p>http://www.granada.org.es/contrata.nsf/7514094450724ee8c125743d003da707/56cc220a286fb5aec125754c0043ae1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 office:value-type="string" calcext:value-type="string">
            <text:p>273/2008</text:p>
          </table:table-cell>
          <table:table-cell office:value-type="string" calcext:value-type="string">
            <text:p>Expte nº 273/2008 Contrato suministro materiales Programa Fomento Agrario PER 2008</text:p>
          </table:table-cell>
          <table:table-cell office:value-type="string" calcext:value-type="string">
            <text:p>http://www.granada.org.es/contrata.nsf/7514094450724ee8c125743d003da707/aba43a6c0a7d6009c125754c00436bc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267/2008</text:p>
          </table:table-cell>
          <table:table-cell office:value-type="string" calcext:value-type="string">
            <text:p>Expte nº 267/2008 Contrato Programa animacion Social y Cultural C.C. Norte</text:p>
          </table:table-cell>
          <table:table-cell office:value-type="string" calcext:value-type="string">
            <text:p>http://www.granada.org.es/contrata.nsf/7514094450724ee8c125743d003da707/93655db9e8b0f35ac125754b004821f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 office:value-type="string" calcext:value-type="string">
            <text:p>268/2008</text:p>
          </table:table-cell>
          <table:table-cell office:value-type="string" calcext:value-type="string">
            <text:p>Expte nº 268/2008 Contrato Proyecto actividades Sociales y Culturales en C.C. Chana</text:p>
          </table:table-cell>
          <table:table-cell office:value-type="string" calcext:value-type="string">
            <text:p>http://www.granada.org.es/contrata.nsf/7514094450724ee8c125743d003da707/ff2583913acfd27ac125754b004804a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 office:value-type="string" calcext:value-type="string">
            <text:p>269/2008</text:p>
          </table:table-cell>
          <table:table-cell office:value-type="string" calcext:value-type="string">
            <text:p>Expte nº 269/2008 Contrato Proyecto Flamencoterapia en Centros Civicos Municipales</text:p>
          </table:table-cell>
          <table:table-cell office:value-type="string" calcext:value-type="string">
            <text:p>http://www.granada.org.es/contrata.nsf/7514094450724ee8c125743d003da707/abb65086cd6d2443c125754b0047e70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 office:value-type="string" calcext:value-type="string">
            <text:p>276/2008</text:p>
          </table:table-cell>
          <table:table-cell office:value-type="string" calcext:value-type="string">
            <text:p>Expte nº 276/2008 Contrato Proyecto Infantil Animacion Socio Cultural C.C. Beiro</text:p>
          </table:table-cell>
          <table:table-cell office:value-type="string" calcext:value-type="string">
            <text:p>http://www.granada.org.es/contrata.nsf/7514094450724ee8c125743d003da707/46687224da41245dc125754b0047c36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 office:value-type="string" calcext:value-type="string">
            <text:p>280/2008</text:p>
          </table:table-cell>
          <table:table-cell office:value-type="string" calcext:value-type="string">
            <text:p>Expte nº 280/2008 Contrato Asesoramiento Tecnico Juridico Defensor Ciudadano</text:p>
          </table:table-cell>
          <table:table-cell office:value-type="string" calcext:value-type="string">
            <text:p>http://www.granada.org.es/contrata.nsf/7514094450724ee8c125743d003da707/70723ac1f016b280c125754b00479d5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string" calcext:value-type="string">
            <text:p>330/2008</text:p>
          </table:table-cell>
          <table:table-cell office:value-type="string" calcext:value-type="string">
            <text:p>Expte nº 330/2008 Contrato menor distribucion comercial publicaciones del Excmo. Ayto Granada</text:p>
          </table:table-cell>
          <table:table-cell office:value-type="string" calcext:value-type="string">
            <text:p>http://www.granada.org.es/contrata.nsf/7514094450724ee8c125743d003da707/add452c30a9e7cdac125754b0047530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string" calcext:value-type="string">
            <text:p>120/2004</text:p>
          </table:table-cell>
          <table:table-cell office:value-type="string" calcext:value-type="string">
            <text:p>Expte.- 120/2004 (Patrimonio).- Enajenación de un local sito en el núm. 15 de la C/ Agua del Albaici</text:p>
          </table:table-cell>
          <table:table-cell office:value-type="string" calcext:value-type="string">
            <text:p>http://www.granada.org.es/contrata.nsf/7514094450724ee8c125743d003da707/83b67f8015df2facc125754b002dca3b!OpenDocument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 office:value-type="string" calcext:value-type="string">
            <text:p>331/2008</text:p>
          </table:table-cell>
          <table:table-cell office:value-type="string" calcext:value-type="string">
            <text:p>Expte nº 331/08.- Contrato menor relizacion espectaculo Cablagata Reyes Magos</text:p>
          </table:table-cell>
          <table:table-cell office:value-type="string" calcext:value-type="string">
            <text:p>http://www.granada.org.es/contrata.nsf/7514094450724ee8c125743d003da707/0f607af224d504dec125754a00373fe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2" office:value-type="string" calcext:value-type="string">
            <text:p>150/2008</text:p>
          </table:table-cell>
          <table:table-cell office:value-type="string" calcext:value-type="string">
            <text:p>Expte nº 150/08.- Contrato menor obra sustitucion elementos maquinaria Teatro I. Catolica</text:p>
          </table:table-cell>
          <table:table-cell office:value-type="string" calcext:value-type="string">
            <text:p>http://www.granada.org.es/contrata.nsf/7514094450724ee8c125743d003da707/29481c581c3b4fa7c125754a00369f9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 office:value-type="string" calcext:value-type="string">
            <text:p>345/2008</text:p>
          </table:table-cell>
          <table:table-cell office:value-type="string" calcext:value-type="string">
            <text:p>Expte nº 345/08.- Contrato menor animacion de la Cabalgata de Reyes Magos 2009</text:p>
          </table:table-cell>
          <table:table-cell office:value-type="string" calcext:value-type="string">
            <text:p>http://www.granada.org.es/contrata.nsf/7514094450724ee8c125743d003da707/944660c464add00ac125754a00350e8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345/2008</text:p>
          </table:table-cell>
          <table:table-cell office:value-type="string" calcext:value-type="string">
            <text:p>Expte nº 345/08.- Contrato menor animacion de la Cabalgata de Reyes Magos 2009</text:p>
          </table:table-cell>
          <table:table-cell office:value-type="string" calcext:value-type="string">
            <text:p>http://www.granada.org.es/contrata.nsf/7514094450724ee8c125743d003da707/944660c464add00ac125754a00350e8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320/2008</text:p>
          </table:table-cell>
          <table:table-cell office:value-type="string" calcext:value-type="string">
            <text:p>Expte nº 320/08.- Contrato servicios publicidad en Radio Popular para actividades C. Juventud</text:p>
          </table:table-cell>
          <table:table-cell office:value-type="string" calcext:value-type="string">
            <text:p>http://www.granada.org.es/contrata.nsf/7514094450724ee8c125743d003da707/f07bb46e841a6b15c125754a0034ebb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 office:value-type="string" calcext:value-type="string">
            <text:p>294/2008</text:p>
          </table:table-cell>
          <table:table-cell office:value-type="string" calcext:value-type="string">
            <text:p>Expte nº 294/08.- Contrato servicios diseño y medios publicitarios Campaña Sensibilizacion </text:p>
          </table:table-cell>
          <table:table-cell office:value-type="string" calcext:value-type="string">
            <text:p>http://www.granada.org.es/contrata.nsf/7514094450724ee8c125743d003da707/2afbe2a7fabb720ec125754a0034b8b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 office:value-type="string" calcext:value-type="string">
            <text:p>297/2008</text:p>
          </table:table-cell>
          <table:table-cell office:value-type="string" calcext:value-type="string">
            <text:p>Expte nº 297/08.- Contrato menor de publicidad en autobus urbano sobre la Campaña Sensibilizacion</text:p>
          </table:table-cell>
          <table:table-cell office:value-type="string" calcext:value-type="string">
            <text:p>http://www.granada.org.es/contrata.nsf/7514094450724ee8c125743d003da707/322e859a077a5d56c125754a0034868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2" office:value-type="string" calcext:value-type="string">
            <text:p>340/2008</text:p>
          </table:table-cell>
          <table:table-cell office:value-type="string" calcext:value-type="string">
            <text:p>Expte nº 340/08.- Contrato servicios de retransmisión campanadas fiesta fin de año 2009</text:p>
          </table:table-cell>
          <table:table-cell office:value-type="string" calcext:value-type="string">
            <text:p>http://www.granada.org.es/contrata.nsf/7514094450724ee8c125743d003da707/d44507aa1d103964c125754a002f57d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335/2008</text:p>
          </table:table-cell>
          <table:table-cell office:value-type="string" calcext:value-type="string">
            <text:p>Expte nº 335/08.- Contrato menor sonorizacion de la C/ Reyes para Cabalgata Reyes año 2009</text:p>
          </table:table-cell>
          <table:table-cell office:value-type="string" calcext:value-type="string">
            <text:p>http://www.granada.org.es/contrata.nsf/7514094450724ee8c125743d003da707/17ffaa51769e6dd7c125754a002f2ee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string" calcext:value-type="string">
            <text:p>346/2008</text:p>
          </table:table-cell>
          <table:table-cell office:value-type="string" calcext:value-type="string">
            <text:p>Expte nº 346/08.- Contrato menor servicios coordin. materia seguridad instalacion elementos maquinar</text:p>
          </table:table-cell>
          <table:table-cell office:value-type="string" calcext:value-type="string">
            <text:p>http://www.granada.org.es/contrata.nsf/7514094450724ee8c125743d003da707/03ad2779142ef95bc125754a002ec95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 office:value-type="string" calcext:value-type="string">
            <text:p>362/2008</text:p>
          </table:table-cell>
          <table:table-cell office:value-type="string" calcext:value-type="string">
            <text:p>Expte nº 362/08.- Contrato menor suministro e instalacion puertas acceso mercado S. Agustin </text:p>
          </table:table-cell>
          <table:table-cell office:value-type="string" calcext:value-type="string">
            <text:p>http://www.granada.org.es/contrata.nsf/7514094450724ee8c125743d003da707/be08dfcd0ee93d6fc125754a002e979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string" calcext:value-type="string">
            <text:p>239/2008</text:p>
          </table:table-cell>
          <table:table-cell office:value-type="string" calcext:value-type="string">
            <text:p>Expte nº 239/08.- Contrato menor suministro chaquetas para el Servicio Contra Incendios</text:p>
          </table:table-cell>
          <table:table-cell office:value-type="string" calcext:value-type="string">
            <text:p>http://www.granada.org.es/contrata.nsf/7514094450724ee8c125743d003da707/53bb8f83565a297ec125754a002e74d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 office:value-type="string" calcext:value-type="string">
            <text:p>296/2008</text:p>
          </table:table-cell>
          <table:table-cell office:value-type="string" calcext:value-type="string">
            <text:p>Expte nº 296/08.- Contrato menor servicios asesoramiento IV Plan Municipal Igualdad</text:p>
          </table:table-cell>
          <table:table-cell office:value-type="string" calcext:value-type="string">
            <text:p>http://www.granada.org.es/contrata.nsf/7514094450724ee8c125743d003da707/a13a2730e2553df0c125754a002e2aa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 office:value-type="string" calcext:value-type="string">
            <text:p>289/2008</text:p>
          </table:table-cell>
          <table:table-cell office:value-type="string" calcext:value-type="string">
            <text:p>Expte nº 289/08.- Contrato menor suministro e instalacion de pluma para barrera</text:p>
          </table:table-cell>
          <table:table-cell office:value-type="string" calcext:value-type="string">
            <text:p>http://www.granada.org.es/contrata.nsf/7514094450724ee8c125743d003da707/99ce1a9d8b50fe13c125754a002dad5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 office:value-type="string" calcext:value-type="string">
            <text:p>339/2008</text:p>
          </table:table-cell>
          <table:table-cell office:value-type="string" calcext:value-type="string">
            <text:p>Expte nº 339/08.- Contrato menor suministro para vestuario personal de inspeccion</text:p>
          </table:table-cell>
          <table:table-cell office:value-type="string" calcext:value-type="string">
            <text:p>http://www.granada.org.es/contrata.nsf/7514094450724ee8c125743d003da707/cf378fb789536734c125754a002d279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 office:value-type="string" calcext:value-type="string">
            <text:p>231/2008</text:p>
          </table:table-cell>
          <table:table-cell office:value-type="string" calcext:value-type="string">
            <text:p>Expte nº 231/2008 Contrato privado colaboracion gestion contingencias accidentes trabajo</text:p>
          </table:table-cell>
          <table:table-cell office:value-type="string" calcext:value-type="string">
            <text:p>http://www.granada.org.es/contrata.nsf/7514094450724ee8c125743d003da707/95fd209f3d0cb1b2c12575470040988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 office:value-type="string" calcext:value-type="string">
            <text:p>310/2008</text:p>
          </table:table-cell>
          <table:table-cell office:value-type="string" calcext:value-type="string">
            <text:p>Expte nº 310/08.- Contrato suministro impresos </text:p>
          </table:table-cell>
          <table:table-cell office:value-type="string" calcext:value-type="string">
            <text:p>http://www.granada.org.es/contrata.nsf/7514094450724ee8c125743d003da707/e4c71aec436e7c08c1257547003856b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349/2008</text:p>
          </table:table-cell>
          <table:table-cell office:value-type="string" calcext:value-type="string">
            <text:p>Expte nº 349/08,. Contrato suministro alquiler carrozas Cabalgata Reyes Magos 2009 </text:p>
          </table:table-cell>
          <table:table-cell office:value-type="string" calcext:value-type="string">
            <text:p>http://www.granada.org.es/contrata.nsf/7514094450724ee8c125743d003da707/e74c71afa5bc9ca8c1257547002ea81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 office:value-type="string" calcext:value-type="string">
            <text:p>277/2008</text:p>
          </table:table-cell>
          <table:table-cell office:value-type="string" calcext:value-type="string">
            <text:p>Expte nº 277/08 Contrato servicios de fotografia del Ayuntamiento de Granada</text:p>
          </table:table-cell>
          <table:table-cell office:value-type="string" calcext:value-type="string">
            <text:p>http://www.granada.org.es/contrata.nsf/7514094450724ee8c125743d003da707/f260c9d5fdef8fc5c1257543004009d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string" calcext:value-type="string">
            <text:p>270/2008</text:p>
          </table:table-cell>
          <table:table-cell office:value-type="string" calcext:value-type="string">
            <text:p>Expte nº 270/08 Contrato servicios ejecucion taller grabado</text:p>
          </table:table-cell>
          <table:table-cell office:value-type="string" calcext:value-type="string">
            <text:p>http://www.granada.org.es/contrata.nsf/7514094450724ee8c125743d003da707/ee7f21ecd196f46fc1257543003b693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string" calcext:value-type="string">
            <text:p>334/2008</text:p>
          </table:table-cell>
          <table:table-cell office:value-type="string" calcext:value-type="string">
            <text:p>Expte nº 334/2008 C. menor montaje caseta y permanencia del Cartero Real, Navidad 2008</text:p>
          </table:table-cell>
          <table:table-cell office:value-type="string" calcext:value-type="string">
            <text:p>http://www.granada.org.es/contrata.nsf/7514094450724ee8c125743d003da707/a6051d49b7a3aff7c12575400035865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 office:value-type="string" calcext:value-type="string">
            <text:p>333/2008</text:p>
          </table:table-cell>
          <table:table-cell office:value-type="string" calcext:value-type="string">
            <text:p>Expte nº 333/2008 C. menor montaje e instalacion Belen Municipal Navidad 2008</text:p>
          </table:table-cell>
          <table:table-cell office:value-type="string" calcext:value-type="string">
            <text:p>http://www.granada.org.es/contrata.nsf/7514094450724ee8c125743d003da707/04a6bd34a1130ea9c12575400035614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2" office:value-type="string" calcext:value-type="string">
            <text:p>351/2008</text:p>
          </table:table-cell>
          <table:table-cell office:value-type="string" calcext:value-type="string">
            <text:p>Expte nº 351/2008 C. menor servicios campaña publicitaria apoyo comercio ciudad</text:p>
          </table:table-cell>
          <table:table-cell office:value-type="string" calcext:value-type="string">
            <text:p>http://www.granada.org.es/contrata.nsf/7514094450724ee8c125743d003da707/eeb458b2ca6c6444c12575400035332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string" calcext:value-type="string">
            <text:p>325/2008</text:p>
          </table:table-cell>
          <table:table-cell office:value-type="string" calcext:value-type="string">
            <text:p>Expte nº 325/08.- C. menor suministro portatiles destinados Archivo Historico y Servic. Infraest. CP</text:p>
          </table:table-cell>
          <table:table-cell office:value-type="string" calcext:value-type="string">
            <text:p>http://www.granada.org.es/contrata.nsf/7514094450724ee8c125743d003da707/76f1af4735930192c1257540003500e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336/2008</text:p>
          </table:table-cell>
          <table:table-cell office:value-type="string" calcext:value-type="string">
            <text:p>Expte nº 336/08 C. menor animacion Cabalgata Reyes Magos</text:p>
          </table:table-cell>
          <table:table-cell office:value-type="string" calcext:value-type="string">
            <text:p>http://www.granada.org.es/contrata.nsf/7514094450724ee8c125743d003da707/5ab3ffc357e00e22c12575400034dd7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 office:value-type="string" calcext:value-type="string">
            <text:p>337/2008</text:p>
          </table:table-cell>
          <table:table-cell office:value-type="string" calcext:value-type="string">
            <text:p>Expte nº 337/08 C. menor suministro fuegos artificales fiesta fin año 2008</text:p>
          </table:table-cell>
          <table:table-cell office:value-type="string" calcext:value-type="string">
            <text:p>http://www.granada.org.es/contrata.nsf/7514094450724ee8c125743d003da707/500862eecb95f145c12575400034ba2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string" calcext:value-type="string">
            <text:p>356/2008</text:p>
          </table:table-cell>
          <table:table-cell office:value-type="string" calcext:value-type="string">
            <text:p>Expte nº 356/08.- C. menor suministro bolsas biodegradables</text:p>
          </table:table-cell>
          <table:table-cell office:value-type="string" calcext:value-type="string">
            <text:p>http://www.granada.org.es/contrata.nsf/7514094450724ee8c125743d003da707/9e28923bb7724dbec12575400034883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 office:value-type="string" calcext:value-type="string">
            <text:p>72/2008</text:p>
          </table:table-cell>
          <table:table-cell office:value-type="string" calcext:value-type="string">
            <text:p>Expte nº 72/2008 Contrato servicios de conexion de acceso a Internet</text:p>
          </table:table-cell>
          <table:table-cell office:value-type="string" calcext:value-type="string">
            <text:p>http://www.granada.org.es/contrata.nsf/7514094450724ee8c125743d003da707/a31430781be5690fc125753d00383e0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string" calcext:value-type="string">
            <text:p>170/2008</text:p>
          </table:table-cell>
          <table:table-cell office:value-type="string" calcext:value-type="string">
            <text:p>Expte nº 170/2008 Contrato servicios Control acceso Hotel Asociaciones</text:p>
          </table:table-cell>
          <table:table-cell office:value-type="string" calcext:value-type="string">
            <text:p>http://www.granada.org.es/contrata.nsf/7514094450724ee8c125743d003da707/27baddde283da6e1c125753800478fc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string" calcext:value-type="string">
            <text:p>228/2008</text:p>
          </table:table-cell>
          <table:table-cell office:value-type="string" calcext:value-type="string">
            <text:p>Expte nº 228/2008 Contrato servicios mantenimiento red interior telefonia</text:p>
          </table:table-cell>
          <table:table-cell office:value-type="string" calcext:value-type="string">
            <text:p>http://www.granada.org.es/contrata.nsf/7514094450724ee8c125743d003da707/d49dde738b228325c12575380042015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272/2008</text:p>
          </table:table-cell>
          <table:table-cell office:value-type="string" calcext:value-type="string">
            <text:p>Expte nº 272/2008 Contrato Servicios Produccion Tecnica Festival Jovenes Realizadores </text:p>
          </table:table-cell>
          <table:table-cell office:value-type="string" calcext:value-type="string">
            <text:p>http://www.granada.org.es/contrata.nsf/7514094450724ee8c125743d003da707/c03129adeadb7f0fc1257538003327c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 office:value-type="string" calcext:value-type="string">
            <text:p>284/2008</text:p>
          </table:table-cell>
          <table:table-cell office:value-type="string" calcext:value-type="string">
            <text:p>Expte nº 284/2008 Contrato Servicios Fitur 2009</text:p>
          </table:table-cell>
          <table:table-cell office:value-type="string" calcext:value-type="string">
            <text:p>http://www.granada.org.es/contrata.nsf/7514094450724ee8c125743d003da707/ec6cced0ec170893c1257538002f623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 office:value-type="string" calcext:value-type="string">
            <text:p>271/2008</text:p>
          </table:table-cell>
          <table:table-cell office:value-type="string" calcext:value-type="string">
            <text:p>Expte nº 271/2008 Contrato Servicios Direccion Artistica Festival Internacional Jovenes Realizadores</text:p>
          </table:table-cell>
          <table:table-cell office:value-type="string" calcext:value-type="string">
            <text:p>http://www.granada.org.es/contrata.nsf/7514094450724ee8c125743d003da707/960a31c81250f08ec1257538002ed9e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271/2008</text:p>
          </table:table-cell>
          <table:table-cell office:value-type="string" calcext:value-type="string">
            <text:p>Expte nº 271/2008 Contrato Servicios Direccion Artistica Festival Internacional Jovenes Realizadores</text:p>
          </table:table-cell>
          <table:table-cell office:value-type="string" calcext:value-type="string">
            <text:p>http://www.granada.org.es/contrata.nsf/7514094450724ee8c125743d003da707/960a31c81250f08ec1257538002ed9e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48/2008</text:p>
          </table:table-cell>
          <table:table-cell office:value-type="string" calcext:value-type="string">
            <text:p>Expte nº 48/2008 Contrato servicios Porteria Conserjeria en Colegios Publicos </text:p>
          </table:table-cell>
          <table:table-cell office:value-type="string" calcext:value-type="string">
            <text:p>http://www.granada.org.es/contrata.nsf/7514094450724ee8c125743d003da707/8b417d0b72314d3bc1257538002e54d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string" calcext:value-type="string">
            <text:p>357/2008</text:p>
          </table:table-cell>
          <table:table-cell office:value-type="string" calcext:value-type="string">
            <text:p>Expte nº 357/2008 Contrato peticion suministro, sistema actualizacion licencia lotus notes</text:p>
          </table:table-cell>
          <table:table-cell office:value-type="string" calcext:value-type="string">
            <text:p>http://www.granada.org.es/contrata.nsf/7514094450724ee8c125743d003da707/08f7b02163d1681bc12575240043a08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2" office:value-type="string" calcext:value-type="string">
            <text:p>347/2008</text:p>
          </table:table-cell>
          <table:table-cell office:value-type="string" calcext:value-type="string">
            <text:p>Expte nº 347/2008 C. menor de servicios para diseñar metodologias y materiales didacticos</text:p>
          </table:table-cell>
          <table:table-cell office:value-type="string" calcext:value-type="string">
            <text:p>http://www.granada.org.es/contrata.nsf/7514094450724ee8c125743d003da707/0041bf365ed3f7a2c1257523004443c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 office:value-type="string" calcext:value-type="string">
            <text:p>314/2008</text:p>
          </table:table-cell>
          <table:table-cell office:value-type="string" calcext:value-type="string">
            <text:p>Expte nº 314/2008 C. menor servicios Difusion premios concurso joven emprendedor</text:p>
          </table:table-cell>
          <table:table-cell office:value-type="string" calcext:value-type="string">
            <text:p>http://www.granada.org.es/contrata.nsf/7514094450724ee8c125743d003da707/385197c19a8edd2ac12575230042a0a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2" office:value-type="string" calcext:value-type="string">
            <text:p>295/2008</text:p>
          </table:table-cell>
          <table:table-cell office:value-type="string" calcext:value-type="string">
            <text:p>Expte nº 295/2008 C. menor Servicios Catalogos II Muestra Humor Grafico</text:p>
          </table:table-cell>
          <table:table-cell office:value-type="string" calcext:value-type="string">
            <text:p>http://www.granada.org.es/contrata.nsf/7514094450724ee8c125743d003da707/8c2ec0f087afeb4ac1257523004126f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 office:value-type="string" calcext:value-type="string">
            <text:p>349/2008</text:p>
          </table:table-cell>
          <table:table-cell office:value-type="string" calcext:value-type="string">
            <text:p>Expte nº 349/2008 Contrato suministro alquiler carrozas artisticas Cabalgata Reyes 2009</text:p>
          </table:table-cell>
          <table:table-cell office:value-type="string" calcext:value-type="string">
            <text:p>http://www.granada.org.es/contrata.nsf/7514094450724ee8c125743d003da707/d365a56912e179d2c1257522002c318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string" calcext:value-type="string">
            <text:p>310/2008</text:p>
          </table:table-cell>
          <table:table-cell office:value-type="string" calcext:value-type="string">
            <text:p>Expte nº 310/08.- Contrato Suministro impresos para los distintos servicios municipales.</text:p>
          </table:table-cell>
          <table:table-cell office:value-type="string" calcext:value-type="string">
            <text:p>http://www.granada.org.es/contrata.nsf/7514094450724ee8c125743d003da707/61219c0e864d2681c12575210046d42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321/2008</text:p>
          </table:table-cell>
          <table:table-cell office:value-type="string" calcext:value-type="string">
            <text:p>Expte nº 321/2008 C. menor servicios asesoramiento defensa penal</text:p>
          </table:table-cell>
          <table:table-cell office:value-type="string" calcext:value-type="string">
            <text:p>http://www.granada.org.es/contrata.nsf/7514094450724ee8c125743d003da707/1ca0d108e8ee1ba0c1257520003b80e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305/2008</text:p>
          </table:table-cell>
          <table:table-cell office:value-type="string" calcext:value-type="string">
            <text:p>Expte nº 305/2008 Contrato menor servicios actividades complentarias Intinerarios Urbanos </text:p>
          </table:table-cell>
          <table:table-cell office:value-type="string" calcext:value-type="string">
            <text:p>http://www.granada.org.es/contrata.nsf/7514094450724ee8c125743d003da707/327487379e0ff873c125751d00418e0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 office:value-type="string" calcext:value-type="string">
            <text:p>227/2008</text:p>
          </table:table-cell>
          <table:table-cell office:value-type="string" calcext:value-type="string">
            <text:p>Expte nº 227/2008 Procedimiento Negociado sin Publicidad Contrato Suministro instalacion servicios p</text:p>
          </table:table-cell>
          <table:table-cell office:value-type="string" calcext:value-type="string">
            <text:p>http://www.granada.org.es/contrata.nsf/7514094450724ee8c125743d003da707/d0f03df49474b41dc125751a0048aaa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string" calcext:value-type="string">
            <text:p>244/2008</text:p>
          </table:table-cell>
          <table:table-cell office:value-type="string" calcext:value-type="string">
            <text:p>Expte nº 244/2008 Procedimiento Negociado Sin Publicidad, Contrato suministro instalacion megafonia </text:p>
          </table:table-cell>
          <table:table-cell office:value-type="string" calcext:value-type="string">
            <text:p>http://www.granada.org.es/contrata.nsf/7514094450724ee8c125743d003da707/52092a4543b39cc2c125751a003fe13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2" office:value-type="string" calcext:value-type="string">
            <text:p>308/2008</text:p>
          </table:table-cell>
          <table:table-cell office:value-type="string" calcext:value-type="string">
            <text:p>Expte nº 308/2008 C. menor trabajos coordinacion instalaciones alumbrado Plaza Fontbote</text:p>
          </table:table-cell>
          <table:table-cell office:value-type="string" calcext:value-type="string">
            <text:p>http://www.granada.org.es/contrata.nsf/7514094450724ee8c125743d003da707/957c9d03ee986de2c1257516003de6c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 office:value-type="string" calcext:value-type="string">
            <text:p>313/2008</text:p>
          </table:table-cell>
          <table:table-cell office:value-type="string" calcext:value-type="string">
            <text:p>Expte nº 313/2008 C. menor suministro instrumentos Banda Municipal Musica</text:p>
          </table:table-cell>
          <table:table-cell office:value-type="string" calcext:value-type="string">
            <text:p>http://www.granada.org.es/contrata.nsf/7514094450724ee8c125743d003da707/b57b752d9a69a4b8c1257516003c430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string" calcext:value-type="string">
            <text:p>303/2008</text:p>
          </table:table-cell>
          <table:table-cell office:value-type="string" calcext:value-type="string">
            <text:p>Expte nº 303/2008 C. menor suministro ordenadores y licencias para S. Contra Incendios</text:p>
          </table:table-cell>
          <table:table-cell office:value-type="string" calcext:value-type="string">
            <text:p>http://www.granada.org.es/contrata.nsf/7514094450724ee8c125743d003da707/4187ae195ba93479c12575160038645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 office:value-type="string" calcext:value-type="string">
            <text:p>302/2008</text:p>
          </table:table-cell>
          <table:table-cell office:value-type="string" calcext:value-type="string">
            <text:p>Expte nº 302/2008 C. menor suministro maquinaria musculacion gimnasio P. Bomberos</text:p>
          </table:table-cell>
          <table:table-cell office:value-type="string" calcext:value-type="string">
            <text:p>http://www.granada.org.es/contrata.nsf/7514094450724ee8c125743d003da707/2395aba98db59e10c12575160036ec7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string" calcext:value-type="string">
            <text:p>301/2008</text:p>
          </table:table-cell>
          <table:table-cell office:value-type="string" calcext:value-type="string">
            <text:p>Expte nº 301/2008.- C. menor mobiliario oficina- Area Familia Bienestar Social-</text:p>
          </table:table-cell>
          <table:table-cell office:value-type="string" calcext:value-type="string">
            <text:p>http://www.granada.org.es/contrata.nsf/7514094450724ee8c125743d003da707/c79bd33040d33bf1c12575150047c12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145/2008</text:p>
          </table:table-cell>
          <table:table-cell office:value-type="string" calcext:value-type="string">
            <text:p>Expte nº 145/2008 C. Menor material informatico OMIC</text:p>
          </table:table-cell>
          <table:table-cell office:value-type="string" calcext:value-type="string">
            <text:p>http://www.granada.org.es/contrata.nsf/7514094450724ee8c125743d003da707/1d673d7fe2f603b3c125751500466bb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 office:value-type="string" calcext:value-type="string">
            <text:p>307/2008</text:p>
          </table:table-cell>
          <table:table-cell office:value-type="string" calcext:value-type="string">
            <text:p>Expte nº 307/2008 Contrato menor remodelacion alumbrado Plaza Profesor Fontbote</text:p>
          </table:table-cell>
          <table:table-cell office:value-type="string" calcext:value-type="string">
            <text:p>http://www.granada.org.es/contrata.nsf/7514094450724ee8c125743d003da707/bc2353e0b1216f09c125751400440b3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 office:value-type="string" calcext:value-type="string">
            <text:p>299/2008</text:p>
          </table:table-cell>
          <table:table-cell office:value-type="string" calcext:value-type="string">
            <text:p>Expte nº 299/2008 Contrato menor obras sujecion vertical artesonado P. Cordova</text:p>
          </table:table-cell>
          <table:table-cell office:value-type="string" calcext:value-type="string">
            <text:p>http://www.granada.org.es/contrata.nsf/7514094450724ee8c125743d003da707/e54acc34b1bfe2e3c12575130044535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 office:value-type="string" calcext:value-type="string">
            <text:p>285/2008</text:p>
          </table:table-cell>
          <table:table-cell office:value-type="string" calcext:value-type="string">
            <text:p>Expte nº 285/2008 C.menor servicios Proyecto Social "Espacio Abierto" Zona Norte</text:p>
          </table:table-cell>
          <table:table-cell office:value-type="string" calcext:value-type="string">
            <text:p>http://www.granada.org.es/contrata.nsf/7514094450724ee8c125743d003da707/39b27c35c56f11ccc12575130041afc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string" calcext:value-type="string">
            <text:p>288/2008</text:p>
          </table:table-cell>
          <table:table-cell office:value-type="string" calcext:value-type="string">
            <text:p>Expte nº 288/2008 C.Menor Suministro cartucheria Policia Local</text:p>
          </table:table-cell>
          <table:table-cell office:value-type="string" calcext:value-type="string">
            <text:p>http://www.granada.org.es/contrata.nsf/7514094450724ee8c125743d003da707/9aa05c541e704f9dc1257513003fb86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string" calcext:value-type="string">
            <text:p>120/2004</text:p>
          </table:table-cell>
          <table:table-cell office:value-type="string" calcext:value-type="string">
            <text:p>Expte.: 120/2004 (PATRIMONIO).- Contrato de enajenación de un local sito en el núm. 15 de la C/ Agua</text:p>
          </table:table-cell>
          <table:table-cell office:value-type="string" calcext:value-type="string">
            <text:p>http://www.granada.org.es/contrata.nsf/7514094450724ee8c125743d003da707/9b38f73a0f6ef3e1c1257512005df1c3!OpenDocument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 office:value-type="string" calcext:value-type="string">
            <text:p>135/2008</text:p>
          </table:table-cell>
          <table:table-cell office:value-type="string" calcext:value-type="string">
            <text:p>Expte.: 135/2008 (PATRIMONIO).- Contrato de arrendamiento de diez plazas de aparcamiento para el Par</text:p>
          </table:table-cell>
          <table:table-cell office:value-type="string" calcext:value-type="string">
            <text:p>http://www.granada.org.es/contrata.nsf/7514094450724ee8c125743d003da707/916326668070583cc1257512005d8dc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231/2008</text:p>
          </table:table-cell>
          <table:table-cell office:value-type="string" calcext:value-type="string">
            <text:p>Expte nº 231/2008 P.Abierto Gestion Contingencias Accidentes Trabajo</text:p>
          </table:table-cell>
          <table:table-cell office:value-type="string" calcext:value-type="string">
            <text:p>http://www.granada.org.es/contrata.nsf/7514094450724ee8c125743d003da707/33df009de7e1912ac1257512003df5e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2" office:value-type="string" calcext:value-type="string">
            <text:p>172/2008</text:p>
          </table:table-cell>
          <table:table-cell office:value-type="string" calcext:value-type="string">
            <text:p>Expte n º172/2008 Contrato suministro consumibles equipos informaticos</text:p>
          </table:table-cell>
          <table:table-cell office:value-type="string" calcext:value-type="string">
            <text:p>http://www.granada.org.es/contrata.nsf/7514094450724ee8c125743d003da707/bfb8957351b9b0ddc125750c003f5c8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string" calcext:value-type="string">
            <text:p>271/2008</text:p>
          </table:table-cell>
          <table:table-cell office:value-type="string" calcext:value-type="string">
            <text:p>Expte 271/2008 Ngdo. S.P. Contrato Servicios XVI Edicion Festival Internacional Jovenes Realizdoresr</text:p>
          </table:table-cell>
          <table:table-cell office:value-type="string" calcext:value-type="string">
            <text:p>http://www.granada.org.es/contrata.nsf/7514094450724ee8c125743d003da707/a98bb58606720a79c125750b003cace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 office:value-type="string" calcext:value-type="string">
            <text:p>272/2008</text:p>
          </table:table-cell>
          <table:table-cell office:value-type="string" calcext:value-type="string">
            <text:p>Exptye 272/2008 Contrato Servicios XVI Edicion Festival Jovenes Realizadores</text:p>
          </table:table-cell>
          <table:table-cell office:value-type="string" calcext:value-type="string">
            <text:p>http://www.granada.org.es/contrata.nsf/7514094450724ee8c125743d003da707/45815ea147987c63c125750800442f1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 office:value-type="string" calcext:value-type="string">
            <text:p>284/2008</text:p>
          </table:table-cell>
          <table:table-cell office:value-type="string" calcext:value-type="string">
            <text:p>Expte 284/2008 Contrato servicios diseño y montaje Stand Turismo Fitur 2009 </text:p>
          </table:table-cell>
          <table:table-cell office:value-type="string" calcext:value-type="string">
            <text:p>http://www.granada.org.es/contrata.nsf/7514094450724ee8c125743d003da707/c080a6caaacf9a69c1257508003c78a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 office:value-type="string" calcext:value-type="string">
            <text:p>291/2008</text:p>
          </table:table-cell>
          <table:table-cell office:value-type="string" calcext:value-type="string">
            <text:p>Expte nº 291/2008 C. menor servicios trabajos coordinacion materia seguridad PER 2008</text:p>
          </table:table-cell>
          <table:table-cell office:value-type="string" calcext:value-type="string">
            <text:p>http://www.granada.org.es/contrata.nsf/7514094450724ee8c125743d003da707/cc3f27dd95f15409c12575050043c06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string" calcext:value-type="string">
            <text:p>291/2008</text:p>
          </table:table-cell>
          <table:table-cell office:value-type="string" calcext:value-type="string">
            <text:p>Expte nº 291/2008 C. menor servicios trabajos coordinacion materia seguridad PER 2008</text:p>
          </table:table-cell>
          <table:table-cell office:value-type="string" calcext:value-type="string">
            <text:p>http://www.granada.org.es/contrata.nsf/7514094450724ee8c125743d003da707/cc3f27dd95f15409c12575050043c06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252/2008</text:p>
          </table:table-cell>
          <table:table-cell office:value-type="string" calcext:value-type="string">
            <text:p>Expte nº 252/2008 Ngdo S.Publicidad Contrato privado creacion artistica conjunto escultorico</text:p>
          </table:table-cell>
          <table:table-cell office:value-type="string" calcext:value-type="string">
            <text:p>http://www.granada.org.es/contrata.nsf/7514094450724ee8c125743d003da707/995187164336b537c1257505003b4f67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 office:value-type="string" calcext:value-type="string">
            <text:p>202/2008</text:p>
          </table:table-cell>
          <table:table-cell office:value-type="string" calcext:value-type="string">
            <text:p>Expte nº 202/2008 Ngdo S.Publicidad Contrato Servicios Mantenimiento Geolocalizador</text:p>
          </table:table-cell>
          <table:table-cell office:value-type="string" calcext:value-type="string">
            <text:p>http://www.granada.org.es/contrata.nsf/7514094450724ee8c125743d003da707/1c938e8053ee305dc1257505003521b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 office:value-type="string" calcext:value-type="string">
            <text:p>179/2008</text:p>
          </table:table-cell>
          <table:table-cell office:value-type="string" calcext:value-type="string">
            <text:p>Expte nº 179/2008 Procedimiento Abierto Iluminaciones Extraordinarias</text:p>
          </table:table-cell>
          <table:table-cell office:value-type="string" calcext:value-type="string">
            <text:p>http://www.granada.org.es/contrata.nsf/7514094450724ee8c125743d003da707/8ced059cbd0c4c79c1257504003a0f2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304/2008</text:p>
          </table:table-cell>
          <table:table-cell office:value-type="string" calcext:value-type="string">
            <text:p>Expte nº 304/2008 C. menor maraton fotografico</text:p>
          </table:table-cell>
          <table:table-cell office:value-type="string" calcext:value-type="string">
            <text:p>http://www.granada.org.es/contrata.nsf/7514094450724ee8c125743d003da707/f87f302c78058bb6c12574fa0049e2f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 office:value-type="string" calcext:value-type="string">
            <text:p>227/2008</text:p>
          </table:table-cell>
          <table:table-cell office:value-type="string" calcext:value-type="string">
            <text:p>Expte nº 227/2008 Contrato suministro instalacion servicios publicos Fiestas Barrios y Botellodromo </text:p>
          </table:table-cell>
          <table:table-cell office:value-type="string" calcext:value-type="string">
            <text:p>http://www.granada.org.es/contrata.nsf/7514094450724ee8c125743d003da707/ad3c29ff1cba795cc12574fa003edbd5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244/2008</text:p>
          </table:table-cell>
          <table:table-cell office:value-type="string" calcext:value-type="string">
            <text:p>Expte Nº 244/2008 Contrato suministro instalacion equipo megafonia Salon Plenos</text:p>
          </table:table-cell>
          <table:table-cell office:value-type="string" calcext:value-type="string">
            <text:p>http://www.granada.org.es/contrata.nsf/7514094450724ee8c125743d003da707/ba9c23acbd856276c12574fa003b0d5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211/2008</text:p>
          </table:table-cell>
          <table:table-cell office:value-type="string" calcext:value-type="string">
            <text:p>Expte nº 211/2008 Contrato servicios diseño, direccion y ejecucion campaña sensibilizacion social</text:p>
          </table:table-cell>
          <table:table-cell office:value-type="string" calcext:value-type="string">
            <text:p>http://www.granada.org.es/contrata.nsf/7514094450724ee8c125743d003da707/4ec867302a2e08eec12574fa002c115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string" calcext:value-type="string">
            <text:p>157/2008</text:p>
          </table:table-cell>
          <table:table-cell office:value-type="string" calcext:value-type="string">
            <text:p>Expte nº 157/2008 Contrato servicios maquetacion, redaccion, fotografia e impresion de Periodico Mun</text:p>
          </table:table-cell>
          <table:table-cell office:value-type="string" calcext:value-type="string">
            <text:p>http://www.granada.org.es/contrata.nsf/7514094450724ee8c125743d003da707/17af6d88b52df33ac12574f8004986c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string" calcext:value-type="string">
            <text:p>178/2008</text:p>
          </table:table-cell>
          <table:table-cell office:value-type="string" calcext:value-type="string">
            <text:p>Expte nº 178/2008 Contrato servicios seguimiento diario medios comunicacion</text:p>
          </table:table-cell>
          <table:table-cell office:value-type="string" calcext:value-type="string">
            <text:p>http://www.granada.org.es/contrata.nsf/7514094450724ee8c125743d003da707/5ee90c5d24faae73c12574f8004727c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 office:value-type="string" calcext:value-type="string">
            <text:p>204/2008</text:p>
          </table:table-cell>
          <table:table-cell office:value-type="string" calcext:value-type="string">
            <text:p>Expte nº 204/2008 Contrato de obras de cada uno de los tres lotes del Proyecto de reparación en Escu</text:p>
          </table:table-cell>
          <table:table-cell office:value-type="string" calcext:value-type="string">
            <text:p>http://www.granada.org.es/contrata.nsf/7514094450724ee8c125743d003da707/d127be8c79965629c12574f6003f93b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string" calcext:value-type="string">
            <text:p>281/2008</text:p>
          </table:table-cell>
          <table:table-cell office:value-type="string" calcext:value-type="string">
            <text:p>Expte nº 281/2008 C. menor privado cesion derechos peliculas en Retroback 2009</text:p>
          </table:table-cell>
          <table:table-cell office:value-type="string" calcext:value-type="string">
            <text:p>http://www.granada.org.es/contrata.nsf/7514094450724ee8c125743d003da707/6f3f2530d31a1372c12574f1003cb83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282/2008</text:p>
          </table:table-cell>
          <table:table-cell office:value-type="string" calcext:value-type="string">
            <text:p>Expte nº 282/2008 Contrato menor servicios transporte Festival Internacioal Cine Clasico de Granada</text:p>
          </table:table-cell>
          <table:table-cell office:value-type="string" calcext:value-type="string">
            <text:p>http://www.granada.org.es/contrata.nsf/7514094450724ee8c125743d003da707/80d3264e9784426dc12574f000496bf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 office:value-type="string" calcext:value-type="string">
            <text:p>275/2008</text:p>
          </table:table-cell>
          <table:table-cell office:value-type="string" calcext:value-type="string">
            <text:p>Expte 275/2008 C. menor de servicios para la coordinacion de Programa Mpal Ciudad sin Drogas</text:p>
          </table:table-cell>
          <table:table-cell office:value-type="string" calcext:value-type="string">
            <text:p>http://www.granada.org.es/contrata.nsf/7514094450724ee8c125743d003da707/b6f4b31ff1bc177ec12574f000449e9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0919129152a22a6fc12574ec0044c4f9!OpenDocument</text:p>
          </table:table-cell>
          <table:table-cell table:number-columns-repeated="1019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string" calcext:value-type="string">
            <text:p>179/2008</text:p>
          </table:table-cell>
          <table:table-cell office:value-type="string" calcext:value-type="string">
            <text:p>Expte n179/08 Contrato obras iluminaciones extraordinarias Corpus Festival de Musica y Danza y Navid</text:p>
          </table:table-cell>
          <table:table-cell office:value-type="string" calcext:value-type="string">
            <text:p>http://www.granada.org.es/contrata.nsf/7514094450724ee8c125743d003da707/8957ba675e75fbe4c12574ec002efca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string" calcext:value-type="string">
            <text:p>252/2008</text:p>
          </table:table-cell>
          <table:table-cell office:value-type="string" calcext:value-type="string">
            <text:p>Expte nº 252/2008 Contrato privado creacion artistica del conjunto escultorico al Cante Jondo</text:p>
          </table:table-cell>
          <table:table-cell office:value-type="string" calcext:value-type="string">
            <text:p>http://www.granada.org.es/contrata.nsf/7514094450724ee8c125743d003da707/d314e64b902393d9c12574eb00236842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241bfc2eafba6439c12574ea0042fb0f!OpenDocument</text:p>
          </table:table-cell>
          <table:table-cell table:number-columns-repeated="1019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 office:value-type="string" calcext:value-type="string">
            <text:p>172/2008</text:p>
          </table:table-cell>
          <table:table-cell office:value-type="string" calcext:value-type="string">
            <text:p>Expte nº 172/08 Contrato Suministro de consumibles de equipos informaticos</text:p>
          </table:table-cell>
          <table:table-cell office:value-type="string" calcext:value-type="string">
            <text:p>http://www.granada.org.es/contrata.nsf/7514094450724ee8c125743d003da707/cb125fcc30c5025bc12574ea0039481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 office:value-type="string" calcext:value-type="string">
            <text:p>255/2008</text:p>
          </table:table-cell>
          <table:table-cell office:value-type="string" calcext:value-type="string">
            <text:p>Expte nº 255/08 Contrato menor servicios interpretación para atencion a inmigrantes</text:p>
          </table:table-cell>
          <table:table-cell office:value-type="string" calcext:value-type="string">
            <text:p>http://www.granada.org.es/contrata.nsf/7514094450724ee8c125743d003da707/1ba5690e33eb467cc12574ea0032374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67/2008</text:p>
          </table:table-cell>
          <table:table-cell office:value-type="string" calcext:value-type="string">
            <text:p>Expte nº 167/08 Contrato suministro equipos de protección individual y señalizacion emergencia edifi</text:p>
          </table:table-cell>
          <table:table-cell office:value-type="string" calcext:value-type="string">
            <text:p>http://www.granada.org.es/contrata.nsf/7514094450724ee8c125743d003da707/0378d8f84361f8f3c12574ea00270536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string" calcext:value-type="string">
            <text:p>135/2008</text:p>
          </table:table-cell>
          <table:table-cell office:value-type="string" calcext:value-type="string">
            <text:p>Expte.: 135/2008.- Contrato de arrendamiento de diez plazas de aparcamiento para el Parque Móvil Mun</text:p>
          </table:table-cell>
          <table:table-cell office:value-type="string" calcext:value-type="string">
            <text:p>http://www.granada.org.es/contrata.nsf/7514094450724ee8c125743d003da707/48262572bfae381bc12574e500227074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 office:value-type="string" calcext:value-type="string">
            <text:p>202/2008</text:p>
          </table:table-cell>
          <table:table-cell office:value-type="string" calcext:value-type="string">
            <text:p>Expte nº 202/08 Contrato servicio mantenimiento Geocalizador Sistema de Trasmisiones</text:p>
          </table:table-cell>
          <table:table-cell office:value-type="string" calcext:value-type="string">
            <text:p>http://www.granada.org.es/contrata.nsf/7514094450724ee8c125743d003da707/24a69f0d986f2af0c12574e3003cd3da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 office:value-type="string" calcext:value-type="string">
            <text:p>257/2008</text:p>
          </table:table-cell>
          <table:table-cell office:value-type="string" calcext:value-type="string">
            <text:p>Expte. 257/2008 Contrato menor para adjudicar el suministro y colocación de placas en distintas call</text:p>
          </table:table-cell>
          <table:table-cell office:value-type="string" calcext:value-type="string">
            <text:p>http://www.granada.org.es/contrata.nsf/7514094450724ee8c125743d003da707/1dfbe2bc60b5b04ec12574db0034958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 office:value-type="string" calcext:value-type="string">
            <text:p>259/2008</text:p>
          </table:table-cell>
          <table:table-cell office:value-type="string" calcext:value-type="string">
            <text:p>Expte. 259/2008 Contrato menor de servicios para la edición e impñresión de material divulgativo del</text:p>
          </table:table-cell>
          <table:table-cell office:value-type="string" calcext:value-type="string">
            <text:p>http://www.granada.org.es/contrata.nsf/7514094450724ee8c125743d003da707/f8e30c8fa2a9bfb6c12574db003381d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 office:value-type="string" calcext:value-type="string">
            <text:p>254/2008</text:p>
          </table:table-cell>
          <table:table-cell office:value-type="string" calcext:value-type="string">
            <text:p>Expte. 254/2008 Contrato menor de servicios para la instalación de soportes iluminados para la coloc</text:p>
          </table:table-cell>
          <table:table-cell office:value-type="string" calcext:value-type="string">
            <text:p>http://www.granada.org.es/contrata.nsf/7514094450724ee8c125743d003da707/d66e68313225bd2bc12574db003202cb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string" calcext:value-type="string">
            <text:p>237/2008</text:p>
          </table:table-cell>
          <table:table-cell office:value-type="string" calcext:value-type="string">
            <text:p>Expte. 237/2008 Contrato menor de suministro de instrumentos con destino a la Banda Municipal de Mús</text:p>
          </table:table-cell>
          <table:table-cell office:value-type="string" calcext:value-type="string">
            <text:p>http://www.granada.org.es/contrata.nsf/7514094450724ee8c125743d003da707/231c16ebce2781fac12574db0030bd1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 office:value-type="string" calcext:value-type="string">
            <text:p>258/2008</text:p>
          </table:table-cell>
          <table:table-cell office:value-type="string" calcext:value-type="string">
            <text:p>Expte. 258/2008 Contrato menor de servicios para adjudicar los trabajos de coordinación en materia d</text:p>
          </table:table-cell>
          <table:table-cell office:value-type="string" calcext:value-type="string">
            <text:p>http://www.granada.org.es/contrata.nsf/7514094450724ee8c125743d003da707/110c0ec2254b956fc12574da003eb62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 office:value-type="string" calcext:value-type="string">
            <text:p>251/2008</text:p>
          </table:table-cell>
          <table:table-cell office:value-type="string" calcext:value-type="string">
            <text:p>Expte. 251/08 Contrato menor de servicios para la realización de trabajos previos de producción para</text:p>
          </table:table-cell>
          <table:table-cell office:value-type="string" calcext:value-type="string">
            <text:p>http://www.granada.org.es/contrata.nsf/7514094450724ee8c125743d003da707/344dd230759fe33ec12574da003d3d6e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128/2008</text:p>
          </table:table-cell>
          <table:table-cell office:value-type="string" calcext:value-type="string">
            <text:p>Expte. 128/2008 Contrato Menor de suministro para alquiler de mobiliario auxilar para la Feria del L</text:p>
          </table:table-cell>
          <table:table-cell office:value-type="string" calcext:value-type="string">
            <text:p>http://www.granada.org.es/contrata.nsf/7514094450724ee8c125743d003da707/88b6acc920bc0f3fc12574da00282f0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128/2008</text:p>
          </table:table-cell>
          <table:table-cell office:value-type="string" calcext:value-type="string">
            <text:p>Expte. 128/2008 Contrato Menor de suministro para alquiler de mobiliario auxilar para la Feria del L</text:p>
          </table:table-cell>
          <table:table-cell office:value-type="string" calcext:value-type="string">
            <text:p>http://www.granada.org.es/contrata.nsf/7514094450724ee8c125743d003da707/88b6acc920bc0f3fc12574da00282f03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string" calcext:value-type="string">
            <text:p>178/2008</text:p>
          </table:table-cell>
          <table:table-cell office:value-type="string" calcext:value-type="string">
            <text:p>178/2008 Seguimiento medios de comunicación</text:p>
          </table:table-cell>
          <table:table-cell office:value-type="string" calcext:value-type="string">
            <text:p>http://www.granada.org.es/contrata.nsf/7514094450724ee8c125743d003da707/fd2160d2e61a1382c12574d40035ed6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3c40fd6fc5807c01c12574d3003cb9b5!OpenDocument</text:p>
          </table:table-cell>
          <table:table-cell table:number-columns-repeated="101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74d2f8ea1585e472c12574d3003c9b11!OpenDocument</text:p>
          </table:table-cell>
          <table:table-cell table:number-columns-repeated="101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a2d570221d25fa8dc12574d3003c7879!OpenDocument</text:p>
          </table:table-cell>
          <table:table-cell table:number-columns-repeated="101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1095adde25cd93e5c12574d3003c5609!OpenDocument</text:p>
          </table:table-cell>
          <table:table-cell table:number-columns-repeated="10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e4b3f4691caa4dd1c12574d3003b7b7a!OpenDocument</text:p>
          </table:table-cell>
          <table:table-cell table:number-columns-repeated="1019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 office:value-type="string" calcext:value-type="string">
            <text:p>211/2008</text:p>
          </table:table-cell>
          <table:table-cell office:value-type="string" calcext:value-type="string">
            <text:p>Expediente 211/2008 Contrato de servcicios de diseño, dirección y ejecución de campaña de sensibiliz</text:p>
          </table:table-cell>
          <table:table-cell office:value-type="string" calcext:value-type="string">
            <text:p>http://www.granada.org.es/contrata.nsf/7514094450724ee8c125743d003da707/eb4dfff3db135a30c12574d30039727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157/2008</text:p>
          </table:table-cell>
          <table:table-cell office:value-type="string" calcext:value-type="string">
            <text:p>Expediente 157/2008 Contrato de servicios de maquetación, redacción ,fotografía e impresión del peri</text:p>
          </table:table-cell>
          <table:table-cell office:value-type="string" calcext:value-type="string">
            <text:p>http://www.granada.org.es/contrata.nsf/7514094450724ee8c125743d003da707/aa01e56116004064c12574d300386a7f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2175bb4b8d80f9bac12574d3002e76f0!OpenDocument</text:p>
          </table:table-cell>
          <table:table-cell table:number-columns-repeated="1019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2" office:value-type="string" calcext:value-type="string">
            <text:p>175/2008</text:p>
          </table:table-cell>
          <table:table-cell office:value-type="string" calcext:value-type="string">
            <text:p>Expte nº 175/2008 Ngdo. Sin Publicidad, Contrato de servicios de mantenimiento de la aplicacion de l</text:p>
          </table:table-cell>
          <table:table-cell office:value-type="string" calcext:value-type="string">
            <text:p>http://www.granada.org.es/contrata.nsf/7514094450724ee8c125743d003da707/a54e795576631558c12574cc003cf01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string" calcext:value-type="string">
            <text:p>204/2008</text:p>
          </table:table-cell>
          <table:table-cell office:value-type="string" calcext:value-type="string">
            <text:p>Expte nº 204/2008 Procedimiento negociado sin publicidad para adjudicar el contrato de obras del pro</text:p>
          </table:table-cell>
          <table:table-cell office:value-type="string" calcext:value-type="string">
            <text:p>http://www.granada.org.es/contrata.nsf/7514094450724ee8c125743d003da707/5fe5b723d35f56e7c12574cc0025151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7b3807534b871f18c12574c9003b35f6!OpenDocument</text:p>
          </table:table-cell>
          <table:table-cell table:number-columns-repeated="1019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 office:value-type="string" calcext:value-type="string">
            <text:p>158/2008</text:p>
          </table:table-cell>
          <table:table-cell office:value-type="string" calcext:value-type="string">
            <text:p>Expte nº 158/08 Contrato suministro de equipos de microinformatica</text:p>
          </table:table-cell>
          <table:table-cell office:value-type="string" calcext:value-type="string">
            <text:p>http://www.granada.org.es/contrata.nsf/7514094450724ee8c125743d003da707/c0c9e3621a48d50ec12574c600280fcc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string" calcext:value-type="string">
            <text:p>167/2008</text:p>
          </table:table-cell>
          <table:table-cell office:value-type="string" calcext:value-type="string">
            <text:p>Expte. 167/08 Contrato de suministro de equipos de protección individual y señalización de emergenci</text:p>
          </table:table-cell>
          <table:table-cell office:value-type="string" calcext:value-type="string">
            <text:p>http://www.granada.org.es/contrata.nsf/7514094450724ee8c125743d003da707/739dcf818a82dcdbc12574ab00318548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c28b8f05af2b5203c12574ab00304c9e!OpenDocument</text:p>
          </table:table-cell>
          <table:table-cell table:number-columns-repeated="1019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string" calcext:value-type="string">
            <text:p>175/2008</text:p>
          </table:table-cell>
          <table:table-cell office:value-type="string" calcext:value-type="string">
            <text:p>Expediente 175/2008. Procedimiento Negociado sin Publicidad para adjudicar el contrato de servicios </text:p>
          </table:table-cell>
          <table:table-cell office:value-type="string" calcext:value-type="string">
            <text:p>http://www.granada.org.es/contrata.nsf/7514094450724ee8c125743d003da707/d26125d823aff839c12574a20039876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 office:value-type="string" calcext:value-type="string">
            <text:p>126/2008</text:p>
          </table:table-cell>
          <table:table-cell office:value-type="string" calcext:value-type="string">
            <text:p>Expediente número 126/2008. Contrato de suministro de energía eléctrica en media tensión.</text:p>
          </table:table-cell>
          <table:table-cell office:value-type="string" calcext:value-type="string">
            <text:p>http://www.granada.org.es/contrata.nsf/7514094450724ee8c125743d003da707/8bf74f7d0aefbfaec125748a00240220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 office:value-type="string" calcext:value-type="string">
            <text:p>158/2008</text:p>
          </table:table-cell>
          <table:table-cell office:value-type="string" calcext:value-type="string">
            <text:p>Expediente nº 158/2008 Contrato suministro de equipos de microinformatica</text:p>
          </table:table-cell>
          <table:table-cell office:value-type="string" calcext:value-type="string">
            <text:p>http://www.granada.org.es/contrata.nsf/7514094450724ee8c125743d003da707/9809b845fe09dc87c125748800354d3d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 office:value-type="string" calcext:value-type="string">
            <text:p>144/2008</text:p>
          </table:table-cell>
          <table:table-cell office:value-type="string" calcext:value-type="string">
            <text:p>Expediente número 144/2008. Contrato de servicios de diseño, dirección y ejecución de actividades de</text:p>
          </table:table-cell>
          <table:table-cell office:value-type="string" calcext:value-type="string">
            <text:p>http://www.granada.org.es/contrata.nsf/7514094450724ee8c125743d003da707/2f388aa551251e51c12574810033d8d9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319ce44da13792b8c12574790024b5bf!OpenDocument</text:p>
          </table:table-cell>
          <table:table-cell table:number-columns-repeated="101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sin código</text:p>
          </table:table-cell>
          <table:table-cell table:number-columns-repeated="2"/>
          <table:table-cell office:value-type="string" calcext:value-type="string">
            <text:p>http://www.granada.org.es/contrata.nsf/7514094450724ee8c125743d003da707/eca4e59cf85ce2d1c125744e00389562!OpenDocument</text:p>
          </table:table-cell>
          <table:table-cell table:number-columns-repeated="1019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2" office:value-type="string" calcext:value-type="string">
            <text:p>142/2008</text:p>
          </table:table-cell>
          <table:table-cell office:value-type="string" calcext:value-type="string">
            <text:p>Expediente 142/2008. Procedimiento negociado sin publicidad para adjudicar el contrato de concesión </text:p>
          </table:table-cell>
          <table:table-cell office:value-type="string" calcext:value-type="string">
            <text:p>http://www.granada.org.es/contrata.nsf/7514094450724ee8c125743d003da707/3817e56bb989d939c1257442002cc67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142/2008</text:p>
          </table:table-cell>
          <table:table-cell office:value-type="string" calcext:value-type="string">
            <text:p>Expediente 142/2008. Procedimiento negociado sin publicidad para adjudicar el contrato de concesión </text:p>
          </table:table-cell>
          <table:table-cell office:value-type="string" calcext:value-type="string">
            <text:p>http://www.granada.org.es/contrata.nsf/7514094450724ee8c125743d003da707/3817e56bb989d939c1257442002cc671!OpenDocument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3:00:55.877000000</meta:creation-date>
    <dc:date>2015-02-21T13:01:56.422000000</dc:date>
    <meta:editing-duration>PT1M1S</meta:editing-duration>
    <meta:editing-cycles>1</meta:editing-cycles>
    <meta:document-statistic meta:table-count="1" meta:cell-count="9170" meta:object-count="0"/>
    <meta:generator>LibreOffice/4.3.2.2$Windows_x86 LibreOffice_project/edfb5295ba211bd31ad47d0bad0118690f76407d</meta:generator>
  </office:meta>
</office:document-meta>
</file>